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1.1mm" svg:height="89.99mm" svg:x="198.52mm" svg:y="53.35mm">
            <draw:object draw:notify-on-update-of-ranges="Sheet1.A3:Sheet1.A251 Sheet1.B3:Sheet1.B251 Sheet1.A3:Sheet1.A251 Sheet1.L3:Sheet1.L2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p-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ush1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5+0.5*SIN(-PI()/2+[.A3]/[.$D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$F$1]*([.B3]-[.E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E3]" office:value-type="float" office:value="-0" calcext:value-type="float">
            <text:p>0</text:p>
          </table:table-cell>
          <table:table-cell/>
          <table:table-cell table:formula="of:=[.F3]+[.G3]+[.H3]+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MAX(0;[.E3]+[.K3])" office:value-type="float" office:value="0" calcext:value-type="float">
            <text:p>0</text:p>
          </table:table-cell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D4]" office:value-type="float" office:value="0.00111069964943883" calcext:value-type="float">
            <text:p>0.0011106996</text:p>
          </table:table-cell>
          <table:table-cell office:value-type="float" office:value="0" calcext:value-type="float">
            <text:p>0</text:p>
          </table:table-cell>
          <table:table-cell table:formula="of:=0.5+0.5*SIN(-PI()/2+[.A4]/[.$D$1])" office:value-type="float" office:value="0.00111069964943883" calcext:value-type="float">
            <text:p>0.0011106996</text:p>
          </table:table-cell>
          <table:table-cell table:formula="of:=[.L3]" office:value-type="float" office:value="0" calcext:value-type="float">
            <text:p>0</text:p>
          </table:table-cell>
          <table:table-cell table:formula="of:=[.$F$1]*([.B4]-[.E4])" office:value-type="float" office:value="0.0000111069964943883" calcext:value-type="float">
            <text:p>0.000011107</text:p>
          </table:table-cell>
          <table:table-cell table:formula="of:=-[.K3]*[.$G$1]" office:value-type="float" office:value="-0" calcext:value-type="float">
            <text:p>0</text:p>
          </table:table-cell>
          <table:table-cell table:formula="of:=-[.E4]" office:value-type="float" office:value="-0" calcext:value-type="float">
            <text:p>0</text:p>
          </table:table-cell>
          <table:table-cell/>
          <table:table-cell table:formula="of:=[.F4]+[.G4]+[.H4]" office:value-type="float" office:value="0.0000111069964943883" calcext:value-type="float">
            <text:p>0.000011107</text:p>
          </table:table-cell>
          <table:table-cell table:formula="of:=[.J4]+[.K3]" office:value-type="float" office:value="0.0000111069964943883" calcext:value-type="float">
            <text:p>0.000011107</text:p>
          </table:table-cell>
          <table:table-cell table:formula="of:=MAX(0;[.E4]+[.K4])" office:value-type="float" office:value="0.0000111069964943883" calcext:value-type="float">
            <text:p>0.000011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5]" office:value-type="float" office:value="0.00443786398291035" calcext:value-type="float">
            <text:p>0.004437864</text:p>
          </table:table-cell>
          <table:table-cell office:value-type="float" office:value="0" calcext:value-type="float">
            <text:p>0</text:p>
          </table:table-cell>
          <table:table-cell table:formula="of:=0.5+0.5*SIN(-PI()/2+[.A5]/[.$D$1])" office:value-type="float" office:value="0.00443786398291035" calcext:value-type="float">
            <text:p>0.004437864</text:p>
          </table:table-cell>
          <table:table-cell table:formula="of:=[.L4]" office:value-type="float" office:value="0.0000111069964943883" calcext:value-type="float">
            <text:p>0.000011107</text:p>
          </table:table-cell>
          <table:table-cell table:formula="of:=[.$F$1]*([.B5]-[.E5])" office:value-type="float" office:value="0.0000442675698641596" calcext:value-type="float">
            <text:p>4.42675698641596E-005</text:p>
          </table:table-cell>
          <table:table-cell table:formula="of:=-[.K4]*[.$G$1]" office:value-type="float" office:value="-0.00000166604947415824" calcext:value-type="float">
            <text:p>-0.000001666</text:p>
          </table:table-cell>
          <table:table-cell table:formula="of:=-[.E5]" office:value-type="float" office:value="-0.0000111069964943883" calcext:value-type="float">
            <text:p>-0.000011107</text:p>
          </table:table-cell>
          <table:table-cell/>
          <table:table-cell table:formula="of:=[.F5]+[.G5]+[.H5]" office:value-type="float" office:value="0.0000314945238956131" calcext:value-type="float">
            <text:p>3.14945238956131E-005</text:p>
          </table:table-cell>
          <table:table-cell table:formula="of:=[.J5]+[.K4]" office:value-type="float" office:value="0.0000426015203900014" calcext:value-type="float">
            <text:p>4.26015203900014E-005</text:p>
          </table:table-cell>
          <table:table-cell table:formula="of:=MAX(0;[.E5]+[.K5])" office:value-type="float" office:value="0.0000537085168843897" calcext:value-type="float">
            <text:p>5.37085168843897E-005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D6]" office:value-type="float" office:value="0.00443786398291035" calcext:value-type="float">
            <text:p>0.004437864</text:p>
          </table:table-cell>
          <table:table-cell office:value-type="float" office:value="0" calcext:value-type="float">
            <text:p>0</text:p>
          </table:table-cell>
          <table:table-cell table:formula="of:=0.5+0.5*SIN(-PI()/2+[.A6]/[.$D$1])" office:value-type="float" office:value="0.00443786398291035" calcext:value-type="float">
            <text:p>0.004437864</text:p>
          </table:table-cell>
          <table:table-cell table:formula="of:=[.L5]" office:value-type="float" office:value="0.0000537085168843897" calcext:value-type="float">
            <text:p>5.37085168843897E-005</text:p>
          </table:table-cell>
          <table:table-cell table:formula="of:=[.$F$1]*([.B6]-[.E6])" office:value-type="float" office:value="0.0000438415546602596" calcext:value-type="float">
            <text:p>4.38415546602596E-005</text:p>
          </table:table-cell>
          <table:table-cell table:formula="of:=-[.K5]*[.$G$1]" office:value-type="float" office:value="-0.00000639022805850021" calcext:value-type="float">
            <text:p>-6.39022805850021E-006</text:p>
          </table:table-cell>
          <table:table-cell table:formula="of:=-POWER([.E6];2)" office:value-type="float" office:value="-0.00000000288460478592077" calcext:value-type="float">
            <text:p>-2.88460478592077E-009</text:p>
          </table:table-cell>
          <table:table-cell/>
          <table:table-cell table:formula="of:=[.F6]+[.G6]+[.H6]" office:value-type="float" office:value="0.0000374484419969735" calcext:value-type="float">
            <text:p>3.74484419969735E-005</text:p>
          </table:table-cell>
          <table:table-cell table:formula="of:=[.J6]+[.K5]" office:value-type="float" office:value="0.0000800499623869749" calcext:value-type="float">
            <text:p>0.00008005</text:p>
          </table:table-cell>
          <table:table-cell table:formula="of:=MAX(0;[.E6]+[.K6])" office:value-type="float" office:value="0.000133758479271365" calcext:value-type="float">
            <text:p>0.0001337585</text:p>
          </table:table-cell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table:formula="of:=[.D7]" office:value-type="float" office:value="0.00996671107937919" calcext:value-type="float">
            <text:p>0.0099667111</text:p>
          </table:table-cell>
          <table:table-cell office:value-type="float" office:value="0" calcext:value-type="float">
            <text:p>0</text:p>
          </table:table-cell>
          <table:table-cell table:formula="of:=0.5+0.5*SIN(-PI()/2+[.A7]/[.$D$1])" office:value-type="float" office:value="0.00996671107937919" calcext:value-type="float">
            <text:p>0.0099667111</text:p>
          </table:table-cell>
          <table:table-cell table:formula="of:=[.L6]" office:value-type="float" office:value="0.000133758479271365" calcext:value-type="float">
            <text:p>0.0001337585</text:p>
          </table:table-cell>
          <table:table-cell table:formula="of:=[.$F$1]*([.B7]-[.E7])" office:value-type="float" office:value="0.0000983295260010782" calcext:value-type="float">
            <text:p>9.83295260010782E-005</text:p>
          </table:table-cell>
          <table:table-cell table:formula="of:=-[.K6]*[.$G$1]" office:value-type="float" office:value="-0.0000120074943580462" calcext:value-type="float">
            <text:p>-1.20074943580462E-005</text:p>
          </table:table-cell>
          <table:table-cell table:formula="of:=-POWER([.E7];[.$H$1])" office:value-type="float" office:value="-6.1608363967226E-117" calcext:value-type="float">
            <text:p>-6.1608363967226E-117</text:p>
          </table:table-cell>
          <table:table-cell/>
          <table:table-cell table:formula="of:=[.F7]+[.G7]+[.H7]" office:value-type="float" office:value="0.000086322031643032" calcext:value-type="float">
            <text:p>0.000086322</text:p>
          </table:table-cell>
          <table:table-cell table:formula="of:=[.J7]+[.K6]" office:value-type="float" office:value="0.000166371994030007" calcext:value-type="float">
            <text:p>0.000166372</text:p>
          </table:table-cell>
          <table:table-cell table:formula="of:=MAX(0;[.E7]+[.K7])" office:value-type="float" office:value="0.000300130473301371" calcext:value-type="float">
            <text:p>0.0003001305</text:p>
          </table:table-cell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table:formula="of:=[.D8]" office:value-type="float" office:value="0.0176726773847181" calcext:value-type="float">
            <text:p>0.0176726774</text:p>
          </table:table-cell>
          <table:table-cell office:value-type="float" office:value="0" calcext:value-type="float">
            <text:p>0</text:p>
          </table:table-cell>
          <table:table-cell table:formula="of:=0.5+0.5*SIN(-PI()/2+[.A8]/[.$D$1])" office:value-type="float" office:value="0.0176726773847181" calcext:value-type="float">
            <text:p>0.0176726774</text:p>
          </table:table-cell>
          <table:table-cell table:formula="of:=[.L7]" office:value-type="float" office:value="0.000300130473301371" calcext:value-type="float">
            <text:p>0.0003001305</text:p>
          </table:table-cell>
          <table:table-cell table:formula="of:=[.$F$1]*([.B8]-[.E8])" office:value-type="float" office:value="0.000173725469114167" calcext:value-type="float">
            <text:p>0.0001737255</text:p>
          </table:table-cell>
          <table:table-cell table:formula="of:=-[.K7]*[.$G$1]" office:value-type="float" office:value="-0.000024955799104501" calcext:value-type="float">
            <text:p>-2.4955799104501E-005</text:p>
          </table:table-cell>
          <table:table-cell table:formula="of:=-POWER([.E8];[.$H$1])" office:value-type="float" office:value="-2.08594471191565E-106" calcext:value-type="float">
            <text:p>-2.08594471191565E-106</text:p>
          </table:table-cell>
          <table:table-cell/>
          <table:table-cell table:formula="of:=[.F8]+[.G8]+[.H8]" office:value-type="float" office:value="0.000148769670009666" calcext:value-type="float">
            <text:p>0.0001487697</text:p>
          </table:table-cell>
          <table:table-cell table:formula="of:=[.J8]+[.K7]" office:value-type="float" office:value="0.000315141664039673" calcext:value-type="float">
            <text:p>0.0003151417</text:p>
          </table:table-cell>
          <table:table-cell table:formula="of:=MAX(0;[.E8]+[.K8])" office:value-type="float" office:value="0.000615272137341044" calcext:value-type="float">
            <text:p>0.0006152721</text:p>
          </table:table-cell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table:formula="of:=[.D9]" office:value-type="float" office:value="0.0275215268426311" calcext:value-type="float">
            <text:p>0.0275215268</text:p>
          </table:table-cell>
          <table:table-cell office:value-type="float" office:value="0" calcext:value-type="float">
            <text:p>0</text:p>
          </table:table-cell>
          <table:table-cell table:formula="of:=0.5+0.5*SIN(-PI()/2+[.A9]/[.$D$1])" office:value-type="float" office:value="0.0275215268426311" calcext:value-type="float">
            <text:p>0.0275215268</text:p>
          </table:table-cell>
          <table:table-cell table:formula="of:=[.L8]" office:value-type="float" office:value="0.000615272137341044" calcext:value-type="float">
            <text:p>0.0006152721</text:p>
          </table:table-cell>
          <table:table-cell table:formula="of:=[.$F$1]*([.B9]-[.E9])" office:value-type="float" office:value="0.000269062547052901" calcext:value-type="float">
            <text:p>0.0002690625</text:p>
          </table:table-cell>
          <table:table-cell table:formula="of:=-[.K8]*[.$G$1]" office:value-type="float" office:value="-0.0000472712496059509" calcext:value-type="float">
            <text:p>-4.72712496059509E-005</text:p>
          </table:table-cell>
          <table:table-cell table:formula="of:=-POWER([.E9];[.$H$1])" office:value-type="float" office:value="-4.69912993662238E-097" calcext:value-type="float">
            <text:p>-4.69912993662238E-097</text:p>
          </table:table-cell>
          <table:table-cell/>
          <table:table-cell table:formula="of:=[.F9]+[.G9]+[.H9]" office:value-type="float" office:value="0.00022179129744695" calcext:value-type="float">
            <text:p>0.0002217913</text:p>
          </table:table-cell>
          <table:table-cell table:formula="of:=[.J9]+[.K8]" office:value-type="float" office:value="0.000536932961486623" calcext:value-type="float">
            <text:p>0.000536933</text:p>
          </table:table-cell>
          <table:table-cell table:formula="of:=MAX(0;[.E9]+[.K9])" office:value-type="float" office:value="0.00115220509882767" calcext:value-type="float">
            <text:p>0.0011522051</text:p>
          </table:table-cell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table:formula="of:=[.D10]" office:value-type="float" office:value="0.0394695029985574" calcext:value-type="float">
            <text:p>0.039469503</text:p>
          </table:table-cell>
          <table:table-cell office:value-type="float" office:value="0" calcext:value-type="float">
            <text:p>0</text:p>
          </table:table-cell>
          <table:table-cell table:formula="of:=0.5+0.5*SIN(-PI()/2+[.A10]/[.$D$1])" office:value-type="float" office:value="0.0394695029985574" calcext:value-type="float">
            <text:p>0.039469503</text:p>
          </table:table-cell>
          <table:table-cell table:formula="of:=[.L9]" office:value-type="float" office:value="0.00115220509882767" calcext:value-type="float">
            <text:p>0.0011522051</text:p>
          </table:table-cell>
          <table:table-cell table:formula="of:=[.$F$1]*([.B10]-[.E10])" office:value-type="float" office:value="0.000383172978997298" calcext:value-type="float">
            <text:p>0.000383173</text:p>
          </table:table-cell>
          <table:table-cell table:formula="of:=-[.K9]*[.$G$1]" office:value-type="float" office:value="-0.0000805399442229934" calcext:value-type="float">
            <text:p>-8.05399442229934E-005</text:p>
          </table:table-cell>
          <table:table-cell table:formula="of:=-POWER([.E10];[.$H$1])" office:value-type="float" office:value="-7.01283761981938E-089" calcext:value-type="float">
            <text:p>-7.01283761981938E-089</text:p>
          </table:table-cell>
          <table:table-cell/>
          <table:table-cell table:formula="of:=[.F10]+[.G10]+[.H10]" office:value-type="float" office:value="0.000302633034774304" calcext:value-type="float">
            <text:p>0.000302633</text:p>
          </table:table-cell>
          <table:table-cell table:formula="of:=[.J10]+[.K9]" office:value-type="float" office:value="0.000839565996260927" calcext:value-type="float">
            <text:p>0.000839566</text:p>
          </table:table-cell>
          <table:table-cell table:formula="of:=MAX(0;[.E10]+[.K10])" office:value-type="float" office:value="0.00199177109508859" calcext:value-type="float">
            <text:p>0.0019917711</text:p>
          </table:table-cell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table:formula="of:=[.D11]" office:value-type="float" office:value="0.0534635234007854" calcext:value-type="float">
            <text:p>0.0534635234</text:p>
          </table:table-cell>
          <table:table-cell office:value-type="float" office:value="0" calcext:value-type="float">
            <text:p>0</text:p>
          </table:table-cell>
          <table:table-cell table:formula="of:=0.5+0.5*SIN(-PI()/2+[.A11]/[.$D$1])" office:value-type="float" office:value="0.0534635234007854" calcext:value-type="float">
            <text:p>0.0534635234</text:p>
          </table:table-cell>
          <table:table-cell table:formula="of:=[.L10]" office:value-type="float" office:value="0.00199177109508859" calcext:value-type="float">
            <text:p>0.0019917711</text:p>
          </table:table-cell>
          <table:table-cell table:formula="of:=[.$F$1]*([.B11]-[.E11])" office:value-type="float" office:value="0.000514717523056968" calcext:value-type="float">
            <text:p>0.0005147175</text:p>
          </table:table-cell>
          <table:table-cell table:formula="of:=-[.K10]*[.$G$1]" office:value-type="float" office:value="-0.000125934899439139" calcext:value-type="float">
            <text:p>-0.0001259349</text:p>
          </table:table-cell>
          <table:table-cell table:formula="of:=-POWER([.E11];[.$H$1])" office:value-type="float" office:value="-9.48817673892804E-082" calcext:value-type="float">
            <text:p>-9.48817673892804E-082</text:p>
          </table:table-cell>
          <table:table-cell/>
          <table:table-cell table:formula="of:=[.F11]+[.G11]+[.H11]" office:value-type="float" office:value="0.000388782623617829" calcext:value-type="float">
            <text:p>0.0003887826</text:p>
          </table:table-cell>
          <table:table-cell table:formula="of:=[.J11]+[.K10]" office:value-type="float" office:value="0.00122834861987876" calcext:value-type="float">
            <text:p>0.0012283486</text:p>
          </table:table-cell>
          <table:table-cell table:formula="of:=MAX(0;[.E11]+[.K11])" office:value-type="float" office:value="0.00322011971496735" calcext:value-type="float">
            <text:p>0.0032201197</text:p>
          </table:table-cell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table:formula="of:=[.D12]" office:value-type="float" office:value="0.0694414154350949" calcext:value-type="float">
            <text:p>0.0694414154</text:p>
          </table:table-cell>
          <table:table-cell office:value-type="float" office:value="0" calcext:value-type="float">
            <text:p>0</text:p>
          </table:table-cell>
          <table:table-cell table:formula="of:=0.5+0.5*SIN(-PI()/2+[.A12]/[.$D$1])" office:value-type="float" office:value="0.0694414154350949" calcext:value-type="float">
            <text:p>0.0694414154</text:p>
          </table:table-cell>
          <table:table-cell table:formula="of:=[.L11]" office:value-type="float" office:value="0.00322011971496735" calcext:value-type="float">
            <text:p>0.0032201197</text:p>
          </table:table-cell>
          <table:table-cell table:formula="of:=[.$F$1]*([.B12]-[.E12])" office:value-type="float" office:value="0.000662212957201275" calcext:value-type="float">
            <text:p>0.000662213</text:p>
          </table:table-cell>
          <table:table-cell table:formula="of:=-[.K11]*[.$G$1]" office:value-type="float" office:value="-0.000184252292981813" calcext:value-type="float">
            <text:p>-0.0001842523</text:p>
          </table:table-cell>
          <table:table-cell table:formula="of:=-POWER([.E12];[.$H$1])" office:value-type="float" office:value="-1.72250517436099E-075" calcext:value-type="float">
            <text:p>-1.72250517436099E-075</text:p>
          </table:table-cell>
          <table:table-cell/>
          <table:table-cell table:formula="of:=[.F12]+[.G12]+[.H12]" office:value-type="float" office:value="0.000477960664219462" calcext:value-type="float">
            <text:p>0.0004779607</text:p>
          </table:table-cell>
          <table:table-cell table:formula="of:=[.J12]+[.K11]" office:value-type="float" office:value="0.00170630928409822" calcext:value-type="float">
            <text:p>0.0017063093</text:p>
          </table:table-cell>
          <table:table-cell table:formula="of:=MAX(0;[.E12]+[.K12])" office:value-type="float" office:value="0.00492642899906557" calcext:value-type="float">
            <text:p>0.004926429</text:p>
          </table:table-cell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formula="of:=[.D13]" office:value-type="float" office:value="0.0873321925451608" calcext:value-type="float">
            <text:p>0.0873321925</text:p>
          </table:table-cell>
          <table:table-cell office:value-type="float" office:value="0" calcext:value-type="float">
            <text:p>0</text:p>
          </table:table-cell>
          <table:table-cell table:formula="of:=0.5+0.5*SIN(-PI()/2+[.A13]/[.$D$1])" office:value-type="float" office:value="0.0873321925451608" calcext:value-type="float">
            <text:p>0.0873321925</text:p>
          </table:table-cell>
          <table:table-cell table:formula="of:=[.L12]" office:value-type="float" office:value="0.00492642899906557" calcext:value-type="float">
            <text:p>0.004926429</text:p>
          </table:table-cell>
          <table:table-cell table:formula="of:=[.$F$1]*([.B13]-[.E13])" office:value-type="float" office:value="0.000824057635460953" calcext:value-type="float">
            <text:p>0.0008240576</text:p>
          </table:table-cell>
          <table:table-cell table:formula="of:=-[.K12]*[.$G$1]" office:value-type="float" office:value="-0.000255946392614733" calcext:value-type="float">
            <text:p>-0.0002559464</text:p>
          </table:table-cell>
          <table:table-cell table:formula="of:=-POWER([.E13];[.$H$1])" office:value-type="float" office:value="-5.96989702849368E-070" calcext:value-type="float">
            <text:p>-5.96989702849368E-070</text:p>
          </table:table-cell>
          <table:table-cell/>
          <table:table-cell table:formula="of:=[.F13]+[.G13]+[.H13]" office:value-type="float" office:value="0.00056811124284622" calcext:value-type="float">
            <text:p>0.0005681112</text:p>
          </table:table-cell>
          <table:table-cell table:formula="of:=[.J13]+[.K12]" office:value-type="float" office:value="0.00227442052694444" calcext:value-type="float">
            <text:p>0.0022744205</text:p>
          </table:table-cell>
          <table:table-cell table:formula="of:=MAX(0;[.E13]+[.K13])" office:value-type="float" office:value="0.00720084952601001" calcext:value-type="float">
            <text:p>0.0072008495</text:p>
          </table:table-cell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formula="of:=[.D14]" office:value-type="float" office:value="0.107056369611526" calcext:value-type="float">
            <text:p>0.1070563696</text:p>
          </table:table-cell>
          <table:table-cell office:value-type="float" office:value="0" calcext:value-type="float">
            <text:p>0</text:p>
          </table:table-cell>
          <table:table-cell table:formula="of:=0.5+0.5*SIN(-PI()/2+[.A14]/[.$D$1])" office:value-type="float" office:value="0.107056369611526" calcext:value-type="float">
            <text:p>0.1070563696</text:p>
          </table:table-cell>
          <table:table-cell table:formula="of:=[.L13]" office:value-type="float" office:value="0.00720084952601001" calcext:value-type="float">
            <text:p>0.0072008495</text:p>
          </table:table-cell>
          <table:table-cell table:formula="of:=[.$F$1]*([.B14]-[.E14])" office:value-type="float" office:value="0.00099855520085516" calcext:value-type="float">
            <text:p>0.0009985552</text:p>
          </table:table-cell>
          <table:table-cell table:formula="of:=-[.K13]*[.$G$1]" office:value-type="float" office:value="-0.000341163079041666" calcext:value-type="float">
            <text:p>-0.0003411631</text:p>
          </table:table-cell>
          <table:table-cell table:formula="of:=-POWER([.E14];[.$H$1])" office:value-type="float" office:value="-5.26637852123559E-065" calcext:value-type="float">
            <text:p>-5.26637852123559E-065</text:p>
          </table:table-cell>
          <table:table-cell/>
          <table:table-cell table:formula="of:=[.F14]+[.G14]+[.H14]" office:value-type="float" office:value="0.000657392121813494" calcext:value-type="float">
            <text:p>0.0006573921</text:p>
          </table:table-cell>
          <table:table-cell table:formula="of:=[.J14]+[.K13]" office:value-type="float" office:value="0.00293181264875793" calcext:value-type="float">
            <text:p>0.0029318126</text:p>
          </table:table-cell>
          <table:table-cell table:formula="of:=MAX(0;[.E14]+[.K14])" office:value-type="float" office:value="0.0101326621747679" calcext:value-type="float">
            <text:p>0.0101326622</text:p>
          </table:table-cell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formula="of:=[.D15]" office:value-type="float" office:value="0.128526316087978" calcext:value-type="float">
            <text:p>0.1285263161</text:p>
          </table:table-cell>
          <table:table-cell office:value-type="float" office:value="0" calcext:value-type="float">
            <text:p>0</text:p>
          </table:table-cell>
          <table:table-cell table:formula="of:=0.5+0.5*SIN(-PI()/2+[.A15]/[.$D$1])" office:value-type="float" office:value="0.128526316087978" calcext:value-type="float">
            <text:p>0.1285263161</text:p>
          </table:table-cell>
          <table:table-cell table:formula="of:=[.L14]" office:value-type="float" office:value="0.0101326621747679" calcext:value-type="float">
            <text:p>0.0101326622</text:p>
          </table:table-cell>
          <table:table-cell table:formula="of:=[.$F$1]*([.B15]-[.E15])" office:value-type="float" office:value="0.0011839365391321" calcext:value-type="float">
            <text:p>0.0011839365</text:p>
          </table:table-cell>
          <table:table-cell table:formula="of:=-[.K14]*[.$G$1]" office:value-type="float" office:value="-0.00043977189731369" calcext:value-type="float">
            <text:p>-0.0004397719</text:p>
          </table:table-cell>
          <table:table-cell table:formula="of:=-POWER([.E15];[.$H$1])" office:value-type="float" office:value="-1.48493314954675E-060" calcext:value-type="float">
            <text:p>-1.48493314954675E-060</text:p>
          </table:table-cell>
          <table:table-cell/>
          <table:table-cell table:formula="of:=[.F15]+[.G15]+[.H15]" office:value-type="float" office:value="0.000744164641818411" calcext:value-type="float">
            <text:p>0.0007441646</text:p>
          </table:table-cell>
          <table:table-cell table:formula="of:=[.J15]+[.K14]" office:value-type="float" office:value="0.00367597729057634" calcext:value-type="float">
            <text:p>0.0036759773</text:p>
          </table:table-cell>
          <table:table-cell table:formula="of:=MAX(0;[.E15]+[.K15])" office:value-type="float" office:value="0.0138086394653443" calcext:value-type="float">
            <text:p>0.0138086395</text:p>
          </table:table-cell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formula="of:=[.D16]" office:value-type="float" office:value="0.151646645326417" calcext:value-type="float">
            <text:p>0.1516466453</text:p>
          </table:table-cell>
          <table:table-cell office:value-type="float" office:value="0" calcext:value-type="float">
            <text:p>0</text:p>
          </table:table-cell>
          <table:table-cell table:formula="of:=0.5+0.5*SIN(-PI()/2+[.A16]/[.$D$1])" office:value-type="float" office:value="0.151646645326417" calcext:value-type="float">
            <text:p>0.1516466453</text:p>
          </table:table-cell>
          <table:table-cell table:formula="of:=[.L15]" office:value-type="float" office:value="0.0138086394653443" calcext:value-type="float">
            <text:p>0.0138086395</text:p>
          </table:table-cell>
          <table:table-cell table:formula="of:=[.$F$1]*([.B16]-[.E16])" office:value-type="float" office:value="0.00137838005861073" calcext:value-type="float">
            <text:p>0.0013783801</text:p>
          </table:table-cell>
          <table:table-cell table:formula="of:=-[.K15]*[.$G$1]" office:value-type="float" office:value="-0.000551396593586451" calcext:value-type="float">
            <text:p>-0.0005513966</text:p>
          </table:table-cell>
          <table:table-cell table:formula="of:=-POWER([.E16];[.$H$1])" office:value-type="float" office:value="-1.60149917176499E-056" calcext:value-type="float">
            <text:p>-1.60149917176499E-056</text:p>
          </table:table-cell>
          <table:table-cell/>
          <table:table-cell table:formula="of:=[.F16]+[.G16]+[.H16]" office:value-type="float" office:value="0.000826983465024279" calcext:value-type="float">
            <text:p>0.0008269835</text:p>
          </table:table-cell>
          <table:table-cell table:formula="of:=[.J16]+[.K15]" office:value-type="float" office:value="0.00450296075560062" calcext:value-type="float">
            <text:p>0.0045029608</text:p>
          </table:table-cell>
          <table:table-cell table:formula="of:=MAX(0;[.E16]+[.K16])" office:value-type="float" office:value="0.0183116002209449" calcext:value-type="float">
            <text:p>0.0183116002</text:p>
          </table:table-cell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formula="of:=[.D17]" office:value-type="float" office:value="0.176314638360524" calcext:value-type="float">
            <text:p>0.1763146384</text:p>
          </table:table-cell>
          <table:table-cell office:value-type="float" office:value="0" calcext:value-type="float">
            <text:p>0</text:p>
          </table:table-cell>
          <table:table-cell table:formula="of:=0.5+0.5*SIN(-PI()/2+[.A17]/[.$D$1])" office:value-type="float" office:value="0.176314638360524" calcext:value-type="float">
            <text:p>0.1763146384</text:p>
          </table:table-cell>
          <table:table-cell table:formula="of:=[.L16]" office:value-type="float" office:value="0.0183116002209449" calcext:value-type="float">
            <text:p>0.0183116002</text:p>
          </table:table-cell>
          <table:table-cell table:formula="of:=[.$F$1]*([.B17]-[.E17])" office:value-type="float" office:value="0.00158003038139579" calcext:value-type="float">
            <text:p>0.0015800304</text:p>
          </table:table-cell>
          <table:table-cell table:formula="of:=-[.K16]*[.$G$1]" office:value-type="float" office:value="-0.000675444113340093" calcext:value-type="float">
            <text:p>-0.0006754441</text:p>
          </table:table-cell>
          <table:table-cell table:formula="of:=-POWER([.E17];[.$H$1])" office:value-type="float" office:value="-7.61708755152695E-053" calcext:value-type="float">
            <text:p>-7.61708755152695E-053</text:p>
          </table:table-cell>
          <table:table-cell/>
          <table:table-cell table:formula="of:=[.F17]+[.G17]+[.H17]" office:value-type="float" office:value="0.000904586268055696" calcext:value-type="float">
            <text:p>0.0009045863</text:p>
          </table:table-cell>
          <table:table-cell table:formula="of:=[.J17]+[.K16]" office:value-type="float" office:value="0.00540754702365632" calcext:value-type="float">
            <text:p>0.005407547</text:p>
          </table:table-cell>
          <table:table-cell table:formula="of:=MAX(0;[.E17]+[.K17])" office:value-type="float" office:value="0.0237191472446012" calcext:value-type="float">
            <text:p>0.0237191472</text:p>
          </table:table-cell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formula="of:=[.D18]" office:value-type="float" office:value="0.202420700265436" calcext:value-type="float">
            <text:p>0.2024207003</text:p>
          </table:table-cell>
          <table:table-cell office:value-type="float" office:value="0" calcext:value-type="float">
            <text:p>0</text:p>
          </table:table-cell>
          <table:table-cell table:formula="of:=0.5+0.5*SIN(-PI()/2+[.A18]/[.$D$1])" office:value-type="float" office:value="0.202420700265436" calcext:value-type="float">
            <text:p>0.2024207003</text:p>
          </table:table-cell>
          <table:table-cell table:formula="of:=[.L17]" office:value-type="float" office:value="0.0237191472446012" calcext:value-type="float">
            <text:p>0.0237191472</text:p>
          </table:table-cell>
          <table:table-cell table:formula="of:=[.$F$1]*([.B18]-[.E18])" office:value-type="float" office:value="0.00178701553020835" calcext:value-type="float">
            <text:p>0.0017870155</text:p>
          </table:table-cell>
          <table:table-cell table:formula="of:=-[.K17]*[.$G$1]" office:value-type="float" office:value="-0.000811132053548447" calcext:value-type="float">
            <text:p>-0.0008111321</text:p>
          </table:table-cell>
          <table:table-cell table:formula="of:=-POWER([.E18];[.$H$1])" office:value-type="float" office:value="-1.79049096555695E-049" calcext:value-type="float">
            <text:p>-1.79049096555695E-049</text:p>
          </table:table-cell>
          <table:table-cell/>
          <table:table-cell table:formula="of:=[.F18]+[.G18]+[.H18]" office:value-type="float" office:value="0.000975883476659902" calcext:value-type="float">
            <text:p>0.0009758835</text:p>
          </table:table-cell>
          <table:table-cell table:formula="of:=[.J18]+[.K17]" office:value-type="float" office:value="0.00638343050031622" calcext:value-type="float">
            <text:p>0.0063834305</text:p>
          </table:table-cell>
          <table:table-cell table:formula="of:=MAX(0;[.E18]+[.K18])" office:value-type="float" office:value="0.0301025777449174" calcext:value-type="float">
            <text:p>0.0301025777</text:p>
          </table:table-cell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formula="of:=[.D19]" office:value-type="float" office:value="0.22984884706593" calcext:value-type="float">
            <text:p>0.2298488471</text:p>
          </table:table-cell>
          <table:table-cell office:value-type="float" office:value="0" calcext:value-type="float">
            <text:p>0</text:p>
          </table:table-cell>
          <table:table-cell table:formula="of:=0.5+0.5*SIN(-PI()/2+[.A19]/[.$D$1])" office:value-type="float" office:value="0.22984884706593" calcext:value-type="float">
            <text:p>0.2298488471</text:p>
          </table:table-cell>
          <table:table-cell table:formula="of:=[.L18]" office:value-type="float" office:value="0.0301025777449174" calcext:value-type="float">
            <text:p>0.0301025777</text:p>
          </table:table-cell>
          <table:table-cell table:formula="of:=[.$F$1]*([.B19]-[.E19])" office:value-type="float" office:value="0.00199746269321013" calcext:value-type="float">
            <text:p>0.0019974627</text:p>
          </table:table-cell>
          <table:table-cell table:formula="of:=-[.K18]*[.$G$1]" office:value-type="float" office:value="-0.000957514575047433" calcext:value-type="float">
            <text:p>-0.0009575146</text:p>
          </table:table-cell>
          <table:table-cell table:formula="of:=-POWER([.E19];[.$H$1])" office:value-type="float" office:value="-2.28092287745534E-046" calcext:value-type="float">
            <text:p>-2.28092287745534E-046</text:p>
          </table:table-cell>
          <table:table-cell/>
          <table:table-cell table:formula="of:=[.F19]+[.G19]+[.H19]" office:value-type="float" office:value="0.00103994811816269" calcext:value-type="float">
            <text:p>0.0010399481</text:p>
          </table:table-cell>
          <table:table-cell table:formula="of:=[.J19]+[.K18]" office:value-type="float" office:value="0.00742337861847891" calcext:value-type="float">
            <text:p>0.0074233786</text:p>
          </table:table-cell>
          <table:table-cell table:formula="of:=MAX(0;[.E19]+[.K19])" office:value-type="float" office:value="0.0375259563633963" calcext:value-type="float">
            <text:p>0.0375259564</text:p>
          </table:table-cell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formula="of:=[.D20]" office:value-type="float" office:value="0.258477221029862" calcext:value-type="float">
            <text:p>0.258477221</text:p>
          </table:table-cell>
          <table:table-cell office:value-type="float" office:value="0.5" calcext:value-type="float">
            <text:p>0.5</text:p>
          </table:table-cell>
          <table:table-cell table:formula="of:=0.5+0.5*SIN(-PI()/2+[.A20]/[.$D$1])" office:value-type="float" office:value="0.258477221029862" calcext:value-type="float">
            <text:p>0.258477221</text:p>
          </table:table-cell>
          <table:table-cell table:formula="of:=[.L19]" office:value-type="float" office:value="0.0375259563633963" calcext:value-type="float">
            <text:p>0.0375259564</text:p>
          </table:table-cell>
          <table:table-cell table:formula="of:=[.$F$1]*([.B20]-[.E20])" office:value-type="float" office:value="0.00220951264666465" calcext:value-type="float">
            <text:p>0.0022095126</text:p>
          </table:table-cell>
          <table:table-cell table:formula="of:=-[.K19]*[.$G$1]" office:value-type="float" office:value="-0.00111350679277184" calcext:value-type="float">
            <text:p>-0.0011135068</text:p>
          </table:table-cell>
          <table:table-cell table:formula="of:=-POWER([.E20];[.$H$1])" office:value-type="float" office:value="-1.69806017518075E-043" calcext:value-type="float">
            <text:p>-1.69806017518075E-043</text:p>
          </table:table-cell>
          <table:table-cell/>
          <table:table-cell table:formula="of:=[.F20]+[.G20]+[.H20]" office:value-type="float" office:value="0.00109600585389282" calcext:value-type="float">
            <text:p>0.0010960059</text:p>
          </table:table-cell>
          <table:table-cell table:formula="of:=[.J20]+[.K19]" office:value-type="float" office:value="0.00851938447237173" calcext:value-type="float">
            <text:p>0.0085193845</text:p>
          </table:table-cell>
          <table:table-cell table:formula="of:=MAX(0;[.E20]+[.K20])" office:value-type="float" office:value="0.0460453408357681" calcext:value-type="float">
            <text:p>0.0460453408</text:p>
          </table:table-cell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formula="of:=[.D21]" office:value-type="float" office:value="0.288178632057528" calcext:value-type="float">
            <text:p>0.2881786321</text:p>
          </table:table-cell>
          <table:table-cell office:value-type="float" office:value="0.5" calcext:value-type="float">
            <text:p>0.5</text:p>
          </table:table-cell>
          <table:table-cell table:formula="of:=0.5+0.5*SIN(-PI()/2+[.A21]/[.$D$1])" office:value-type="float" office:value="0.288178632057528" calcext:value-type="float">
            <text:p>0.2881786321</text:p>
          </table:table-cell>
          <table:table-cell table:formula="of:=[.L20]" office:value-type="float" office:value="0.0460453408357681" calcext:value-type="float">
            <text:p>0.0460453408</text:p>
          </table:table-cell>
          <table:table-cell table:formula="of:=[.$F$1]*([.B21]-[.E21])" office:value-type="float" office:value="0.0024213329122176" calcext:value-type="float">
            <text:p>0.0024213329</text:p>
          </table:table-cell>
          <table:table-cell table:formula="of:=-[.K20]*[.$G$1]" office:value-type="float" office:value="-0.00127790767085576" calcext:value-type="float">
            <text:p>-0.0012779077</text:p>
          </table:table-cell>
          <table:table-cell table:formula="of:=-POWER([.E21];[.$H$1])" office:value-type="float" office:value="-7.86268290432288E-041" calcext:value-type="float">
            <text:p>-7.86268290432288E-041</text:p>
          </table:table-cell>
          <table:table-cell/>
          <table:table-cell table:formula="of:=[.F21]+[.G21]+[.H21]" office:value-type="float" office:value="0.00114342524136184" calcext:value-type="float">
            <text:p>0.0011434252</text:p>
          </table:table-cell>
          <table:table-cell table:formula="of:=[.J21]+[.K20]" office:value-type="float" office:value="0.00966280971373357" calcext:value-type="float">
            <text:p>0.0096628097</text:p>
          </table:table-cell>
          <table:table-cell table:formula="of:=MAX(0;[.E21]+[.K21])" office:value-type="float" office:value="0.0557081505495016" calcext:value-type="float">
            <text:p>0.0557081505</text:p>
          </table:table-cell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formula="of:=[.D22]" office:value-type="float" office:value="0.318821122761663" calcext:value-type="float">
            <text:p>0.3188211228</text:p>
          </table:table-cell>
          <table:table-cell office:value-type="float" office:value="0.5" calcext:value-type="float">
            <text:p>0.5</text:p>
          </table:table-cell>
          <table:table-cell table:formula="of:=0.5+0.5*SIN(-PI()/2+[.A22]/[.$D$1])" office:value-type="float" office:value="0.318821122761663" calcext:value-type="float">
            <text:p>0.3188211228</text:p>
          </table:table-cell>
          <table:table-cell table:formula="of:=[.L21]" office:value-type="float" office:value="0.0557081505495016" calcext:value-type="float">
            <text:p>0.0557081505</text:p>
          </table:table-cell>
          <table:table-cell table:formula="of:=[.$F$1]*([.B22]-[.E22])" office:value-type="float" office:value="0.00263112972212162" calcext:value-type="float">
            <text:p>0.0026311297</text:p>
          </table:table-cell>
          <table:table-cell table:formula="of:=-[.K21]*[.$G$1]" office:value-type="float" office:value="-0.00144942145706004" calcext:value-type="float">
            <text:p>-0.0014494215</text:p>
          </table:table-cell>
          <table:table-cell table:formula="of:=-POWER([.E22];[.$H$1])" office:value-type="float" office:value="-2.38540550795726E-038" calcext:value-type="float">
            <text:p>-2.38540550795726E-038</text:p>
          </table:table-cell>
          <table:table-cell/>
          <table:table-cell table:formula="of:=[.F22]+[.G22]+[.H22]" office:value-type="float" office:value="0.00118170826506158" calcext:value-type="float">
            <text:p>0.0011817083</text:p>
          </table:table-cell>
          <table:table-cell table:formula="of:=[.J22]+[.K21]" office:value-type="float" office:value="0.0108445179787951" calcext:value-type="float">
            <text:p>0.010844518</text:p>
          </table:table-cell>
          <table:table-cell table:formula="of:=MAX(0;[.E22]+[.K22])" office:value-type="float" office:value="0.0665526685282968" calcext:value-type="float">
            <text:p>0.0665526685</text:p>
          </table:table-cell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formula="of:=[.D23]" office:value-type="float" office:value="0.350268554727536" calcext:value-type="float">
            <text:p>0.3502685547</text:p>
          </table:table-cell>
          <table:table-cell office:value-type="float" office:value="0.5" calcext:value-type="float">
            <text:p>0.5</text:p>
          </table:table-cell>
          <table:table-cell table:formula="of:=0.5+0.5*SIN(-PI()/2+[.A23]/[.$D$1])" office:value-type="float" office:value="0.350268554727536" calcext:value-type="float">
            <text:p>0.3502685547</text:p>
          </table:table-cell>
          <table:table-cell table:formula="of:=[.L22]" office:value-type="float" office:value="0.0665526685282968" calcext:value-type="float">
            <text:p>0.0665526685</text:p>
          </table:table-cell>
          <table:table-cell table:formula="of:=[.$F$1]*([.B23]-[.E23])" office:value-type="float" office:value="0.00283715886199239" calcext:value-type="float">
            <text:p>0.0028371589</text:p>
          </table:table-cell>
          <table:table-cell table:formula="of:=-[.K22]*[.$G$1]" office:value-type="float" office:value="-0.00162667769681927" calcext:value-type="float">
            <text:p>-0.0016266777</text:p>
          </table:table-cell>
          <table:table-cell table:formula="of:=-POWER([.E23];[.$H$1])" office:value-type="float" office:value="-4.95409368724003E-036" calcext:value-type="float">
            <text:p>-4.95409368724003E-036</text:p>
          </table:table-cell>
          <table:table-cell/>
          <table:table-cell table:formula="of:=[.F23]+[.G23]+[.H23]" office:value-type="float" office:value="0.00121048116517312" calcext:value-type="float">
            <text:p>0.0012104812</text:p>
          </table:table-cell>
          <table:table-cell table:formula="of:=[.J23]+[.K22]" office:value-type="float" office:value="0.0120549991439683" calcext:value-type="float">
            <text:p>0.0120549991</text:p>
          </table:table-cell>
          <table:table-cell table:formula="of:=MAX(0;[.E23]+[.K23])" office:value-type="float" office:value="0.0786076676722651" calcext:value-type="float">
            <text:p>0.0786076677</text:p>
          </table:table-cell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formula="of:=[.D24]" office:value-type="float" office:value="0.382381213348505" calcext:value-type="float">
            <text:p>0.3823812133</text:p>
          </table:table-cell>
          <table:table-cell office:value-type="float" office:value="0.5" calcext:value-type="float">
            <text:p>0.5</text:p>
          </table:table-cell>
          <table:table-cell table:formula="of:=0.5+0.5*SIN(-PI()/2+[.A24]/[.$D$1])" office:value-type="float" office:value="0.382381213348505" calcext:value-type="float">
            <text:p>0.3823812133</text:p>
          </table:table-cell>
          <table:table-cell table:formula="of:=[.L23]" office:value-type="float" office:value="0.0786076676722651" calcext:value-type="float">
            <text:p>0.0786076677</text:p>
          </table:table-cell>
          <table:table-cell table:formula="of:=[.$F$1]*([.B24]-[.E24])" office:value-type="float" office:value="0.0030377354567624" calcext:value-type="float">
            <text:p>0.0030377355</text:p>
          </table:table-cell>
          <table:table-cell table:formula="of:=-[.K23]*[.$G$1]" office:value-type="float" office:value="-0.00180824987159524" calcext:value-type="float">
            <text:p>-0.0018082499</text:p>
          </table:table-cell>
          <table:table-cell table:formula="of:=-POWER([.E24];[.$H$1])" office:value-type="float" office:value="-7.31050405177787E-034" calcext:value-type="float">
            <text:p>-7.31050405177787E-034</text:p>
          </table:table-cell>
          <table:table-cell/>
          <table:table-cell table:formula="of:=[.F24]+[.G24]+[.H24]" office:value-type="float" office:value="0.00122948558516716" calcext:value-type="float">
            <text:p>0.0012294856</text:p>
          </table:table-cell>
          <table:table-cell table:formula="of:=[.J24]+[.K23]" office:value-type="float" office:value="0.0132844847291354" calcext:value-type="float">
            <text:p>0.0132844847</text:p>
          </table:table-cell>
          <table:table-cell table:formula="of:=MAX(0;[.E24]+[.K24])" office:value-type="float" office:value="0.0918921524014005" calcext:value-type="float">
            <text:p>0.0918921524</text:p>
          </table:table-cell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formula="of:=[.D25]" office:value-type="float" office:value="0.415016428549879" calcext:value-type="float">
            <text:p>0.4150164285</text:p>
          </table:table-cell>
          <table:table-cell office:value-type="float" office:value="0.5" calcext:value-type="float">
            <text:p>0.5</text:p>
          </table:table-cell>
          <table:table-cell table:formula="of:=0.5+0.5*SIN(-PI()/2+[.A25]/[.$D$1])" office:value-type="float" office:value="0.415016428549879" calcext:value-type="float">
            <text:p>0.4150164285</text:p>
          </table:table-cell>
          <table:table-cell table:formula="of:=[.L24]" office:value-type="float" office:value="0.0918921524014005" calcext:value-type="float">
            <text:p>0.0918921524</text:p>
          </table:table-cell>
          <table:table-cell table:formula="of:=[.$F$1]*([.B25]-[.E25])" office:value-type="float" office:value="0.00323124276148479" calcext:value-type="float">
            <text:p>0.0032312428</text:p>
          </table:table-cell>
          <table:table-cell table:formula="of:=-[.K24]*[.$G$1]" office:value-type="float" office:value="-0.00199267270937031" calcext:value-type="float">
            <text:p>-0.0019926727</text:p>
          </table:table-cell>
          <table:table-cell table:formula="of:=-POWER([.E25];[.$H$1])" office:value-type="float" office:value="-7.91321062384497E-032" calcext:value-type="float">
            <text:p>-7.91321062384497E-032</text:p>
          </table:table-cell>
          <table:table-cell/>
          <table:table-cell table:formula="of:=[.F25]+[.G25]+[.H25]" office:value-type="float" office:value="0.00123857005211448" calcext:value-type="float">
            <text:p>0.0012385701</text:p>
          </table:table-cell>
          <table:table-cell table:formula="of:=[.J25]+[.K24]" office:value-type="float" office:value="0.0145230547812499" calcext:value-type="float">
            <text:p>0.0145230548</text:p>
          </table:table-cell>
          <table:table-cell table:formula="of:=MAX(0;[.E25]+[.K25])" office:value-type="float" office:value="0.10641520718265" calcext:value-type="float">
            <text:p>0.1064152072</text:p>
          </table:table-cell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formula="of:=[.D26]" office:value-type="float" office:value="0.448029208643325" calcext:value-type="float">
            <text:p>0.4480292086</text:p>
          </table:table-cell>
          <table:table-cell office:value-type="float" office:value="0.5" calcext:value-type="float">
            <text:p>0.5</text:p>
          </table:table-cell>
          <table:table-cell table:formula="of:=0.5+0.5*SIN(-PI()/2+[.A26]/[.$D$1])" office:value-type="float" office:value="0.448029208643325" calcext:value-type="float">
            <text:p>0.4480292086</text:p>
          </table:table-cell>
          <table:table-cell table:formula="of:=[.L25]" office:value-type="float" office:value="0.10641520718265" calcext:value-type="float">
            <text:p>0.1064152072</text:p>
          </table:table-cell>
          <table:table-cell table:formula="of:=[.$F$1]*([.B26]-[.E26])" office:value-type="float" office:value="0.00341614001460674" calcext:value-type="float">
            <text:p>0.00341614</text:p>
          </table:table-cell>
          <table:table-cell table:formula="of:=-[.K25]*[.$G$1]" office:value-type="float" office:value="-0.00217845821718749" calcext:value-type="float">
            <text:p>-0.0021784582</text:p>
          </table:table-cell>
          <table:table-cell table:formula="of:=-POWER([.E26];[.$H$1])" office:value-type="float" office:value="-6.45819043846852E-030" calcext:value-type="float">
            <text:p>-6.45819043846852E-030</text:p>
          </table:table-cell>
          <table:table-cell/>
          <table:table-cell table:formula="of:=[.F26]+[.G26]+[.H26]" office:value-type="float" office:value="0.00123768179741926" calcext:value-type="float">
            <text:p>0.0012376818</text:p>
          </table:table-cell>
          <table:table-cell table:formula="of:=[.J26]+[.K25]" office:value-type="float" office:value="0.0157607365786692" calcext:value-type="float">
            <text:p>0.0157607366</text:p>
          </table:table-cell>
          <table:table-cell table:formula="of:=MAX(0;[.E26]+[.K26])" office:value-type="float" office:value="0.12217594376132" calcext:value-type="float">
            <text:p>0.1221759438</text:p>
          </table:table-cell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formula="of:=[.D27]" office:value-type="float" office:value="0.481272884495733" calcext:value-type="float">
            <text:p>0.4812728845</text:p>
          </table:table-cell>
          <table:table-cell office:value-type="float" office:value="0.5" calcext:value-type="float">
            <text:p>0.5</text:p>
          </table:table-cell>
          <table:table-cell table:formula="of:=0.5+0.5*SIN(-PI()/2+[.A27]/[.$D$1])" office:value-type="float" office:value="0.481272884495733" calcext:value-type="float">
            <text:p>0.4812728845</text:p>
          </table:table-cell>
          <table:table-cell table:formula="of:=[.L26]" office:value-type="float" office:value="0.12217594376132" calcext:value-type="float">
            <text:p>0.1221759438</text:p>
          </table:table-cell>
          <table:table-cell table:formula="of:=[.$F$1]*([.B27]-[.E27])" office:value-type="float" office:value="0.00359096940734414" calcext:value-type="float">
            <text:p>0.0035909694</text:p>
          </table:table-cell>
          <table:table-cell table:formula="of:=-[.K26]*[.$G$1]" office:value-type="float" office:value="-0.00236411048680037" calcext:value-type="float">
            <text:p>-0.0023641105</text:p>
          </table:table-cell>
          <table:table-cell table:formula="of:=-POWER([.E27];[.$H$1])" office:value-type="float" office:value="-4.06978131967859E-028" calcext:value-type="float">
            <text:p>-4.06978131967859E-028</text:p>
          </table:table-cell>
          <table:table-cell/>
          <table:table-cell table:formula="of:=[.F27]+[.G27]+[.H27]" office:value-type="float" office:value="0.00122685892054376" calcext:value-type="float">
            <text:p>0.0012268589</text:p>
          </table:table-cell>
          <table:table-cell table:formula="of:=[.J27]+[.K26]" office:value-type="float" office:value="0.0169875954992129" calcext:value-type="float">
            <text:p>0.0169875955</text:p>
          </table:table-cell>
          <table:table-cell table:formula="of:=MAX(0;[.E27]+[.K27])" office:value-type="float" office:value="0.139163539260532" calcext:value-type="float">
            <text:p>0.1391635393</text:p>
          </table:table-cell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formula="of:=[.D28]" office:value-type="float" office:value="0.514599761150644" calcext:value-type="float">
            <text:p>0.5145997612</text:p>
          </table:table-cell>
          <table:table-cell office:value-type="float" office:value="0.5" calcext:value-type="float">
            <text:p>0.5</text:p>
          </table:table-cell>
          <table:table-cell table:formula="of:=0.5+0.5*SIN(-PI()/2+[.A28]/[.$D$1])" office:value-type="float" office:value="0.514599761150644" calcext:value-type="float">
            <text:p>0.5145997612</text:p>
          </table:table-cell>
          <table:table-cell table:formula="of:=[.L27]" office:value-type="float" office:value="0.139163539260532" calcext:value-type="float">
            <text:p>0.1391635393</text:p>
          </table:table-cell>
          <table:table-cell table:formula="of:=[.$F$1]*([.B28]-[.E28])" office:value-type="float" office:value="0.00375436221890112" calcext:value-type="float">
            <text:p>0.0037543622</text:p>
          </table:table-cell>
          <table:table-cell table:formula="of:=-[.K27]*[.$G$1]" office:value-type="float" office:value="-0.00254813932488194" calcext:value-type="float">
            <text:p>-0.0025481393</text:p>
          </table:table-cell>
          <table:table-cell table:formula="of:=-POWER([.E28];[.$H$1])" office:value-type="float" office:value="-2.02191996578792E-026" calcext:value-type="float">
            <text:p>-2.02191996578792E-026</text:p>
          </table:table-cell>
          <table:table-cell/>
          <table:table-cell table:formula="of:=[.F28]+[.G28]+[.H28]" office:value-type="float" office:value="0.00120622289401918" calcext:value-type="float">
            <text:p>0.0012062229</text:p>
          </table:table-cell>
          <table:table-cell table:formula="of:=[.J28]+[.K27]" office:value-type="float" office:value="0.0181938183932321" calcext:value-type="float">
            <text:p>0.0181938184</text:p>
          </table:table-cell>
          <table:table-cell table:formula="of:=MAX(0;[.E28]+[.K28])" office:value-type="float" office:value="0.157357357653765" calcext:value-type="float">
            <text:p>0.1573573577</text:p>
          </table:table-cell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formula="of:=[.D29]" office:value-type="float" office:value="0.547861774007188" calcext:value-type="float">
            <text:p>0.547861774</text:p>
          </table:table-cell>
          <table:table-cell office:value-type="float" office:value="0.5" calcext:value-type="float">
            <text:p>0.5</text:p>
          </table:table-cell>
          <table:table-cell table:formula="of:=0.5+0.5*SIN(-PI()/2+[.A29]/[.$D$1])" office:value-type="float" office:value="0.547861774007188" calcext:value-type="float">
            <text:p>0.547861774</text:p>
          </table:table-cell>
          <table:table-cell table:formula="of:=[.L28]" office:value-type="float" office:value="0.157357357653765" calcext:value-type="float">
            <text:p>0.1573573577</text:p>
          </table:table-cell>
          <table:table-cell table:formula="of:=[.$F$1]*([.B29]-[.E29])" office:value-type="float" office:value="0.00390504416353423" calcext:value-type="float">
            <text:p>0.0039050442</text:p>
          </table:table-cell>
          <table:table-cell table:formula="of:=-[.K28]*[.$G$1]" office:value-type="float" office:value="-0.00272907275898482" calcext:value-type="float">
            <text:p>-0.0027290728</text:p>
          </table:table-cell>
          <table:table-cell table:formula="of:=-POWER([.E29];[.$H$1])" office:value-type="float" office:value="-8.06513476872973E-025" calcext:value-type="float">
            <text:p>-8.06513476872973E-025</text:p>
          </table:table-cell>
          <table:table-cell/>
          <table:table-cell table:formula="of:=[.F29]+[.G29]+[.H29]" office:value-type="float" office:value="0.00117597140454942" calcext:value-type="float">
            <text:p>0.0011759714</text:p>
          </table:table-cell>
          <table:table-cell table:formula="of:=[.J29]+[.K28]" office:value-type="float" office:value="0.0193697897977815" calcext:value-type="float">
            <text:p>0.0193697898</text:p>
          </table:table-cell>
          <table:table-cell table:formula="of:=MAX(0;[.E29]+[.K29])" office:value-type="float" office:value="0.176727147451546" calcext:value-type="float">
            <text:p>0.1767271475</text:p>
          </table:table-cell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formula="of:=[.D30]" office:value-type="float" office:value="0.580911146641286" calcext:value-type="float">
            <text:p>0.5809111466</text:p>
          </table:table-cell>
          <table:table-cell office:value-type="float" office:value="0.5" calcext:value-type="float">
            <text:p>0.5</text:p>
          </table:table-cell>
          <table:table-cell table:formula="of:=0.5+0.5*SIN(-PI()/2+[.A30]/[.$D$1])" office:value-type="float" office:value="0.580911146641286" calcext:value-type="float">
            <text:p>0.5809111466</text:p>
          </table:table-cell>
          <table:table-cell table:formula="of:=[.L29]" office:value-type="float" office:value="0.176727147451546" calcext:value-type="float">
            <text:p>0.1767271475</text:p>
          </table:table-cell>
          <table:table-cell table:formula="of:=[.$F$1]*([.B30]-[.E30])" office:value-type="float" office:value="0.0040418399918974" calcext:value-type="float">
            <text:p>0.00404184</text:p>
          </table:table-cell>
          <table:table-cell table:formula="of:=-[.K29]*[.$G$1]" office:value-type="float" office:value="-0.00290546846966723" calcext:value-type="float">
            <text:p>-0.0029054685</text:p>
          </table:table-cell>
          <table:table-cell table:formula="of:=-POWER([.E30];[.$H$1])" office:value-type="float" office:value="-2.62481093873458E-023" calcext:value-type="float">
            <text:p>-2.62481093873458E-023</text:p>
          </table:table-cell>
          <table:table-cell/>
          <table:table-cell table:formula="of:=[.F30]+[.G30]+[.H30]" office:value-type="float" office:value="0.00113637152223017" calcext:value-type="float">
            <text:p>0.0011363715</text:p>
          </table:table-cell>
          <table:table-cell table:formula="of:=[.J30]+[.K29]" office:value-type="float" office:value="0.0205061613200117" calcext:value-type="float">
            <text:p>0.0205061613</text:p>
          </table:table-cell>
          <table:table-cell table:formula="of:=MAX(0;[.E30]+[.K30])" office:value-type="float" office:value="0.197233308771558" calcext:value-type="float">
            <text:p>0.1972333088</text:p>
          </table:table-cell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table:formula="of:=[.D31]" office:value-type="float" office:value="0.613601047346544" calcext:value-type="float">
            <text:p>0.6136010473</text:p>
          </table:table-cell>
          <table:table-cell office:value-type="float" office:value="0.5" calcext:value-type="float">
            <text:p>0.5</text:p>
          </table:table-cell>
          <table:table-cell table:formula="of:=0.5+0.5*SIN(-PI()/2+[.A31]/[.$D$1])" office:value-type="float" office:value="0.613601047346544" calcext:value-type="float">
            <text:p>0.6136010473</text:p>
          </table:table-cell>
          <table:table-cell table:formula="of:=[.L30]" office:value-type="float" office:value="0.197233308771558" calcext:value-type="float">
            <text:p>0.1972333088</text:p>
          </table:table-cell>
          <table:table-cell table:formula="of:=[.$F$1]*([.B31]-[.E31])" office:value-type="float" office:value="0.00416367738574986" calcext:value-type="float">
            <text:p>0.0041636774</text:p>
          </table:table-cell>
          <table:table-cell table:formula="of:=-[.K30]*[.$G$1]" office:value-type="float" office:value="-0.00307592419800175" calcext:value-type="float">
            <text:p>-0.0030759242</text:p>
          </table:table-cell>
          <table:table-cell table:formula="of:=-POWER([.E31];[.$H$1])" office:value-type="float" office:value="-7.06981116978862E-022" calcext:value-type="float">
            <text:p>-7.06981116978862E-022</text:p>
          </table:table-cell>
          <table:table-cell/>
          <table:table-cell table:formula="of:=[.F31]+[.G31]+[.H31]" office:value-type="float" office:value="0.0010877531877481" calcext:value-type="float">
            <text:p>0.0010877532</text:p>
          </table:table-cell>
          <table:table-cell table:formula="of:=[.J31]+[.K30]" office:value-type="float" office:value="0.0215939145077598" calcext:value-type="float">
            <text:p>0.0215939145</text:p>
          </table:table-cell>
          <table:table-cell table:formula="of:=MAX(0;[.E31]+[.K31])" office:value-type="float" office:value="0.218827223279318" calcext:value-type="float">
            <text:p>0.2188272233</text:p>
          </table:table-cell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table:formula="of:=[.D32]" office:value-type="float" office:value="0.645786241477946" calcext:value-type="float">
            <text:p>0.6457862415</text:p>
          </table:table-cell>
          <table:table-cell office:value-type="float" office:value="0.5" calcext:value-type="float">
            <text:p>0.5</text:p>
          </table:table-cell>
          <table:table-cell table:formula="of:=0.5+0.5*SIN(-PI()/2+[.A32]/[.$D$1])" office:value-type="float" office:value="0.645786241477946" calcext:value-type="float">
            <text:p>0.6457862415</text:p>
          </table:table-cell>
          <table:table-cell table:formula="of:=[.L31]" office:value-type="float" office:value="0.218827223279318" calcext:value-type="float">
            <text:p>0.2188272233</text:p>
          </table:table-cell>
          <table:table-cell table:formula="of:=[.$F$1]*([.B32]-[.E32])" office:value-type="float" office:value="0.00426959018198629" calcext:value-type="float">
            <text:p>0.0042695902</text:p>
          </table:table-cell>
          <table:table-cell table:formula="of:=-[.K31]*[.$G$1]" office:value-type="float" office:value="-0.00323908717616397" calcext:value-type="float">
            <text:p>-0.0032390872</text:p>
          </table:table-cell>
          <table:table-cell table:formula="of:=-POWER([.E32];[.$H$1])" office:value-type="float" office:value="-1.59602793147335E-020" calcext:value-type="float">
            <text:p>-1.59602793147335E-020</text:p>
          </table:table-cell>
          <table:table-cell/>
          <table:table-cell table:formula="of:=[.F32]+[.G32]+[.H32]" office:value-type="float" office:value="0.00103050300582232" calcext:value-type="float">
            <text:p>0.001030503</text:p>
          </table:table-cell>
          <table:table-cell table:formula="of:=[.J32]+[.K31]" office:value-type="float" office:value="0.0226244175135821" calcext:value-type="float">
            <text:p>0.0226244175</text:p>
          </table:table-cell>
          <table:table-cell table:formula="of:=MAX(0;[.E32]+[.K32])" office:value-type="float" office:value="0.2414516407929" calcext:value-type="float">
            <text:p>0.2414516408</text:p>
          </table:table-cell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table:formula="of:=[.D33]" office:value-type="float" office:value="0.677323736700139" calcext:value-type="float">
            <text:p>0.6773237367</text:p>
          </table:table-cell>
          <table:table-cell office:value-type="float" office:value="0.5" calcext:value-type="float">
            <text:p>0.5</text:p>
          </table:table-cell>
          <table:table-cell table:formula="of:=0.5+0.5*SIN(-PI()/2+[.A33]/[.$D$1])" office:value-type="float" office:value="0.677323736700139" calcext:value-type="float">
            <text:p>0.6773237367</text:p>
          </table:table-cell>
          <table:table-cell table:formula="of:=[.L32]" office:value-type="float" office:value="0.2414516407929" calcext:value-type="float">
            <text:p>0.2414516408</text:p>
          </table:table-cell>
          <table:table-cell table:formula="of:=[.$F$1]*([.B33]-[.E33])" office:value-type="float" office:value="0.00435872095907239" calcext:value-type="float">
            <text:p>0.004358721</text:p>
          </table:table-cell>
          <table:table-cell table:formula="of:=-[.K32]*[.$G$1]" office:value-type="float" office:value="-0.00339366262703732" calcext:value-type="float">
            <text:p>-0.0033936626</text:p>
          </table:table-cell>
          <table:table-cell table:formula="of:=-POWER([.E33];[.$H$1])" office:value-type="float" office:value="-3.05425174223041E-019" calcext:value-type="float">
            <text:p>-3.05425174223041E-019</text:p>
          </table:table-cell>
          <table:table-cell/>
          <table:table-cell table:formula="of:=[.F33]+[.G33]+[.H33]" office:value-type="float" office:value="0.000965058332035074" calcext:value-type="float">
            <text:p>0.0009650583</text:p>
          </table:table-cell>
          <table:table-cell table:formula="of:=[.J33]+[.K32]" office:value-type="float" office:value="0.0235894758456172" calcext:value-type="float">
            <text:p>0.0235894758</text:p>
          </table:table-cell>
          <table:table-cell table:formula="of:=MAX(0;[.E33]+[.K33])" office:value-type="float" office:value="0.265041116638517" calcext:value-type="float">
            <text:p>0.2650411166</text:p>
          </table:table-cell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table:formula="of:=[.D34]" office:value-type="float" office:value="0.708073418273571" calcext:value-type="float">
            <text:p>0.7080734183</text:p>
          </table:table-cell>
          <table:table-cell office:value-type="float" office:value="0.5" calcext:value-type="float">
            <text:p>0.5</text:p>
          </table:table-cell>
          <table:table-cell table:formula="of:=0.5+0.5*SIN(-PI()/2+[.A34]/[.$D$1])" office:value-type="float" office:value="0.708073418273571" calcext:value-type="float">
            <text:p>0.7080734183</text:p>
          </table:table-cell>
          <table:table-cell table:formula="of:=[.L33]" office:value-type="float" office:value="0.265041116638517" calcext:value-type="float">
            <text:p>0.2650411166</text:p>
          </table:table-cell>
          <table:table-cell table:formula="of:=[.$F$1]*([.B34]-[.E34])" office:value-type="float" office:value="0.00443032301635054" calcext:value-type="float">
            <text:p>0.004430323</text:p>
          </table:table-cell>
          <table:table-cell table:formula="of:=-[.K33]*[.$G$1]" office:value-type="float" office:value="-0.00353842137684258" calcext:value-type="float">
            <text:p>-0.0035384214</text:p>
          </table:table-cell>
          <table:table-cell table:formula="of:=-POWER([.E34];[.$H$1])" office:value-type="float" office:value="-5.00492504555064E-018" calcext:value-type="float">
            <text:p>-5.00492504555064E-018</text:p>
          </table:table-cell>
          <table:table-cell/>
          <table:table-cell table:formula="of:=[.F34]+[.G34]+[.H34]" office:value-type="float" office:value="0.000891901639507961" calcext:value-type="float">
            <text:p>0.0008919016</text:p>
          </table:table-cell>
          <table:table-cell table:formula="of:=[.J34]+[.K33]" office:value-type="float" office:value="0.0244813774851251" calcext:value-type="float">
            <text:p>0.0244813775</text:p>
          </table:table-cell>
          <table:table-cell table:formula="of:=MAX(0;[.E34]+[.K34])" office:value-type="float" office:value="0.289522494123642" calcext:value-type="float">
            <text:p>0.2895224941</text:p>
          </table:table-cell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table:formula="of:=[.D35]" office:value-type="float" office:value="0.737898671556068" calcext:value-type="float">
            <text:p>0.7378986716</text:p>
          </table:table-cell>
          <table:table-cell office:value-type="float" office:value="0.5" calcext:value-type="float">
            <text:p>0.5</text:p>
          </table:table-cell>
          <table:table-cell table:formula="of:=0.5+0.5*SIN(-PI()/2+[.A35]/[.$D$1])" office:value-type="float" office:value="0.737898671556068" calcext:value-type="float">
            <text:p>0.7378986716</text:p>
          </table:table-cell>
          <table:table-cell table:formula="of:=[.L34]" office:value-type="float" office:value="0.289522494123642" calcext:value-type="float">
            <text:p>0.2895224941</text:p>
          </table:table-cell>
          <table:table-cell table:formula="of:=[.$F$1]*([.B35]-[.E35])" office:value-type="float" office:value="0.00448376177432426" calcext:value-type="float">
            <text:p>0.0044837618</text:p>
          </table:table-cell>
          <table:table-cell table:formula="of:=-[.K34]*[.$G$1]" office:value-type="float" office:value="-0.00367220662276877" calcext:value-type="float">
            <text:p>-0.0036722066</text:p>
          </table:table-cell>
          <table:table-cell table:formula="of:=-POWER([.E35];[.$H$1])" office:value-type="float" office:value="-7.08711274594021E-017" calcext:value-type="float">
            <text:p>-7.08711274594021E-017</text:p>
          </table:table-cell>
          <table:table-cell/>
          <table:table-cell table:formula="of:=[.F35]+[.G35]+[.H35]" office:value-type="float" office:value="0.000811555151555414" calcext:value-type="float">
            <text:p>0.0008115552</text:p>
          </table:table-cell>
          <table:table-cell table:formula="of:=[.J35]+[.K34]" office:value-type="float" office:value="0.0252929326366806" calcext:value-type="float">
            <text:p>0.0252929326</text:p>
          </table:table-cell>
          <table:table-cell table:formula="of:=MAX(0;[.E35]+[.K35])" office:value-type="float" office:value="0.314815426760323" calcext:value-type="float">
            <text:p>0.3148154268</text:p>
          </table:table-cell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table:formula="of:=[.D36]" office:value-type="float" office:value="0.766666988954167" calcext:value-type="float">
            <text:p>0.766666989</text:p>
          </table:table-cell>
          <table:table-cell office:value-type="float" office:value="0.5" calcext:value-type="float">
            <text:p>0.5</text:p>
          </table:table-cell>
          <table:table-cell table:formula="of:=0.5+0.5*SIN(-PI()/2+[.A36]/[.$D$1])" office:value-type="float" office:value="0.766666988954167" calcext:value-type="float">
            <text:p>0.766666989</text:p>
          </table:table-cell>
          <table:table-cell table:formula="of:=[.L35]" office:value-type="float" office:value="0.314815426760323" calcext:value-type="float">
            <text:p>0.3148154268</text:p>
          </table:table-cell>
          <table:table-cell table:formula="of:=[.$F$1]*([.B36]-[.E36])" office:value-type="float" office:value="0.00451851562193844" calcext:value-type="float">
            <text:p>0.0045185156</text:p>
          </table:table-cell>
          <table:table-cell table:formula="of:=-[.K35]*[.$G$1]" office:value-type="float" office:value="-0.00379393989550208" calcext:value-type="float">
            <text:p>-0.0037939399</text:p>
          </table:table-cell>
          <table:table-cell table:formula="of:=-POWER([.E36];[.$H$1])" office:value-type="float" office:value="-8.74339647968827E-016" calcext:value-type="float">
            <text:p>-8.74339647968827E-016</text:p>
          </table:table-cell>
          <table:table-cell/>
          <table:table-cell table:formula="of:=[.F36]+[.G36]+[.H36]" office:value-type="float" office:value="0.000724575726435484" calcext:value-type="float">
            <text:p>0.0007245757</text:p>
          </table:table-cell>
          <table:table-cell table:formula="of:=[.J36]+[.K35]" office:value-type="float" office:value="0.026017508363116" calcext:value-type="float">
            <text:p>0.0260175084</text:p>
          </table:table-cell>
          <table:table-cell table:formula="of:=MAX(0;[.E36]+[.K36])" office:value-type="float" office:value="0.340832935123439" calcext:value-type="float">
            <text:p>0.3408329351</text:p>
          </table:table-cell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table:formula="of:=[.D37]" office:value-type="float" office:value="0.794250558627673" calcext:value-type="float">
            <text:p>0.7942505586</text:p>
          </table:table-cell>
          <table:table-cell office:value-type="float" office:value="0.5" calcext:value-type="float">
            <text:p>0.5</text:p>
          </table:table-cell>
          <table:table-cell table:formula="of:=0.5+0.5*SIN(-PI()/2+[.A37]/[.$D$1])" office:value-type="float" office:value="0.794250558627673" calcext:value-type="float">
            <text:p>0.7942505586</text:p>
          </table:table-cell>
          <table:table-cell table:formula="of:=[.L36]" office:value-type="float" office:value="0.340832935123439" calcext:value-type="float">
            <text:p>0.3408329351</text:p>
          </table:table-cell>
          <table:table-cell table:formula="of:=[.$F$1]*([.B37]-[.E37])" office:value-type="float" office:value="0.00453417623504234" calcext:value-type="float">
            <text:p>0.0045341762</text:p>
          </table:table-cell>
          <table:table-cell table:formula="of:=-[.K36]*[.$G$1]" office:value-type="float" office:value="-0.00390262625446741" calcext:value-type="float">
            <text:p>-0.0039026263</text:p>
          </table:table-cell>
          <table:table-cell table:formula="of:=-POWER([.E37];[.$H$1])" office:value-type="float" office:value="-9.46774683834426E-015" calcext:value-type="float">
            <text:p>-9.46774683834426E-015</text:p>
          </table:table-cell>
          <table:table-cell/>
          <table:table-cell table:formula="of:=[.F37]+[.G37]+[.H37]" office:value-type="float" office:value="0.000631549980565468" calcext:value-type="float">
            <text:p>0.00063155</text:p>
          </table:table-cell>
          <table:table-cell table:formula="of:=[.J37]+[.K36]" office:value-type="float" office:value="0.0266490583436815" calcext:value-type="float">
            <text:p>0.0266490583</text:p>
          </table:table-cell>
          <table:table-cell table:formula="of:=MAX(0;[.E37]+[.K37])" office:value-type="float" office:value="0.36748199346712" calcext:value-type="float">
            <text:p>0.3674819935</text:p>
          </table:table-cell>
        </table:table-row>
        <table:table-row table:style-name="ro1">
          <table:table-cell table:formula="of:=[.A37]+1" office:value-type="float" office:value="34" calcext:value-type="float">
            <text:p>34</text:p>
          </table:table-cell>
          <table:table-cell table:formula="of:=[.D38]" office:value-type="float" office:value="0.820526832331919" calcext:value-type="float">
            <text:p>0.8205268323</text:p>
          </table:table-cell>
          <table:table-cell office:value-type="float" office:value="0.5" calcext:value-type="float">
            <text:p>0.5</text:p>
          </table:table-cell>
          <table:table-cell table:formula="of:=0.5+0.5*SIN(-PI()/2+[.A38]/[.$D$1])" office:value-type="float" office:value="0.820526832331919" calcext:value-type="float">
            <text:p>0.8205268323</text:p>
          </table:table-cell>
          <table:table-cell table:formula="of:=[.L37]" office:value-type="float" office:value="0.36748199346712" calcext:value-type="float">
            <text:p>0.3674819935</text:p>
          </table:table-cell>
          <table:table-cell table:formula="of:=[.$F$1]*([.B38]-[.E38])" office:value-type="float" office:value="0.00453044838864799" calcext:value-type="float">
            <text:p>0.0045304484</text:p>
          </table:table-cell>
          <table:table-cell table:formula="of:=-[.K37]*[.$G$1]" office:value-type="float" office:value="-0.00399735875155223" calcext:value-type="float">
            <text:p>-0.0039973588</text:p>
          </table:table-cell>
          <table:table-cell table:formula="of:=-POWER([.E38];[.$H$1])" office:value-type="float" office:value="-0.0000000000000905903439064191" calcext:value-type="float">
            <text:p>-9.05903439064191E-014</text:p>
          </table:table-cell>
          <table:table-cell/>
          <table:table-cell table:formula="of:=[.F38]+[.G38]+[.H38]" office:value-type="float" office:value="0.000533089637005171" calcext:value-type="float">
            <text:p>0.0005330896</text:p>
          </table:table-cell>
          <table:table-cell table:formula="of:=[.J38]+[.K37]" office:value-type="float" office:value="0.0271821479806867" calcext:value-type="float">
            <text:p>0.027182148</text:p>
          </table:table-cell>
          <table:table-cell table:formula="of:=MAX(0;[.E38]+[.K38])" office:value-type="float" office:value="0.394664141447807" calcext:value-type="float">
            <text:p>0.3946641414</text:p>
          </table:table-cell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table:formula="of:=[.D39]" office:value-type="float" office:value="0.845379069874938" calcext:value-type="float">
            <text:p>0.8453790699</text:p>
          </table:table-cell>
          <table:table-cell office:value-type="float" office:value="0.5" calcext:value-type="float">
            <text:p>0.5</text:p>
          </table:table-cell>
          <table:table-cell table:formula="of:=0.5+0.5*SIN(-PI()/2+[.A39]/[.$D$1])" office:value-type="float" office:value="0.845379069874938" calcext:value-type="float">
            <text:p>0.8453790699</text:p>
          </table:table-cell>
          <table:table-cell table:formula="of:=[.L38]" office:value-type="float" office:value="0.394664141447807" calcext:value-type="float">
            <text:p>0.3946641414</text:p>
          </table:table-cell>
          <table:table-cell table:formula="of:=[.$F$1]*([.B39]-[.E39])" office:value-type="float" office:value="0.00450714928427131" calcext:value-type="float">
            <text:p>0.0045071493</text:p>
          </table:table-cell>
          <table:table-cell table:formula="of:=-[.K38]*[.$G$1]" office:value-type="float" office:value="-0.004077322197103" calcext:value-type="float">
            <text:p>-0.0040773222</text:p>
          </table:table-cell>
          <table:table-cell table:formula="of:=-POWER([.E39];[.$H$1])" office:value-type="float" office:value="-0.000000000000770601884240865" calcext:value-type="float">
            <text:p>-7.70601884240865E-013</text:p>
          </table:table-cell>
          <table:table-cell/>
          <table:table-cell table:formula="of:=[.F39]+[.G39]+[.H39]" office:value-type="float" office:value="0.000429827086397708" calcext:value-type="float">
            <text:p>0.0004298271</text:p>
          </table:table-cell>
          <table:table-cell table:formula="of:=[.J39]+[.K38]" office:value-type="float" office:value="0.0276119750670844" calcext:value-type="float">
            <text:p>0.0276119751</text:p>
          </table:table-cell>
          <table:table-cell table:formula="of:=MAX(0;[.E39]+[.K39])" office:value-type="float" office:value="0.422276116514891" calcext:value-type="float">
            <text:p>0.4222761165</text:p>
          </table:table-cell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table:formula="of:=[.D40]" office:value-type="float" office:value="0.868696857770623" calcext:value-type="float">
            <text:p>0.8686968578</text:p>
          </table:table-cell>
          <table:table-cell office:value-type="float" office:value="0.5" calcext:value-type="float">
            <text:p>0.5</text:p>
          </table:table-cell>
          <table:table-cell table:formula="of:=0.5+0.5*SIN(-PI()/2+[.A40]/[.$D$1])" office:value-type="float" office:value="0.868696857770623" calcext:value-type="float">
            <text:p>0.8686968578</text:p>
          </table:table-cell>
          <table:table-cell table:formula="of:=[.L39]" office:value-type="float" office:value="0.422276116514891" calcext:value-type="float">
            <text:p>0.4222761165</text:p>
          </table:table-cell>
          <table:table-cell table:formula="of:=[.$F$1]*([.B40]-[.E40])" office:value-type="float" office:value="0.00446420741255731" calcext:value-type="float">
            <text:p>0.0044642074</text:p>
          </table:table-cell>
          <table:table-cell table:formula="of:=-[.K39]*[.$G$1]" office:value-type="float" office:value="-0.00414179626006266" calcext:value-type="float">
            <text:p>-0.0041417963</text:p>
          </table:table-cell>
          <table:table-cell table:formula="of:=-POWER([.E40];[.$H$1])" office:value-type="float" office:value="-0.00000000000585997234771537" calcext:value-type="float">
            <text:p>-5.85997234771537E-012</text:p>
          </table:table-cell>
          <table:table-cell/>
          <table:table-cell table:formula="of:=[.F40]+[.G40]+[.H40]" office:value-type="float" office:value="0.000322411146634682" calcext:value-type="float">
            <text:p>0.0003224111</text:p>
          </table:table-cell>
          <table:table-cell table:formula="of:=[.J40]+[.K39]" office:value-type="float" office:value="0.0279343862137191" calcext:value-type="float">
            <text:p>0.0279343862</text:p>
          </table:table-cell>
          <table:table-cell table:formula="of:=MAX(0;[.E40]+[.K40])" office:value-type="float" office:value="0.45021050272861" calcext:value-type="float">
            <text:p>0.4502105027</text:p>
          </table:table-cell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table:formula="of:=[.D41]" office:value-type="float" office:value="0.890376599783607" calcext:value-type="float">
            <text:p>0.8903765998</text:p>
          </table:table-cell>
          <table:table-cell office:value-type="float" office:value="0.5" calcext:value-type="float">
            <text:p>0.5</text:p>
          </table:table-cell>
          <table:table-cell table:formula="of:=0.5+0.5*SIN(-PI()/2+[.A41]/[.$D$1])" office:value-type="float" office:value="0.890376599783607" calcext:value-type="float">
            <text:p>0.8903765998</text:p>
          </table:table-cell>
          <table:table-cell table:formula="of:=[.L40]" office:value-type="float" office:value="0.45021050272861" calcext:value-type="float">
            <text:p>0.4502105027</text:p>
          </table:table-cell>
          <table:table-cell table:formula="of:=[.$F$1]*([.B41]-[.E41])" office:value-type="float" office:value="0.00440166097054997" calcext:value-type="float">
            <text:p>0.004401661</text:p>
          </table:table-cell>
          <table:table-cell table:formula="of:=-[.K40]*[.$G$1]" office:value-type="float" office:value="-0.00419015793205786" calcext:value-type="float">
            <text:p>-0.0041901579</text:p>
          </table:table-cell>
          <table:table-cell table:formula="of:=-POWER([.E41];[.$H$1])" office:value-type="float" office:value="-0.0000000000400376580843065" calcext:value-type="float">
            <text:p>-4.00376580843065E-011</text:p>
          </table:table-cell>
          <table:table-cell/>
          <table:table-cell table:formula="of:=[.F41]+[.G41]+[.H41]" office:value-type="float" office:value="0.000211502998454449" calcext:value-type="float">
            <text:p>0.000211503</text:p>
          </table:table-cell>
          <table:table-cell table:formula="of:=[.J41]+[.K40]" office:value-type="float" office:value="0.0281458892121735" calcext:value-type="float">
            <text:p>0.0281458892</text:p>
          </table:table-cell>
          <table:table-cell table:formula="of:=MAX(0;[.E41]+[.K41])" office:value-type="float" office:value="0.478356391940784" calcext:value-type="float">
            <text:p>0.4783563919</text:p>
          </table:table-cell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table:formula="of:=[.D42]" office:value-type="float" office:value="0.910321977186477" calcext:value-type="float">
            <text:p>0.9103219772</text:p>
          </table:table-cell>
          <table:table-cell office:value-type="float" office:value="0.5" calcext:value-type="float">
            <text:p>0.5</text:p>
          </table:table-cell>
          <table:table-cell table:formula="of:=0.5+0.5*SIN(-PI()/2+[.A42]/[.$D$1])" office:value-type="float" office:value="0.910321977186477" calcext:value-type="float">
            <text:p>0.9103219772</text:p>
          </table:table-cell>
          <table:table-cell table:formula="of:=[.L41]" office:value-type="float" office:value="0.478356391940784" calcext:value-type="float">
            <text:p>0.4783563919</text:p>
          </table:table-cell>
          <table:table-cell table:formula="of:=[.$F$1]*([.B42]-[.E42])" office:value-type="float" office:value="0.00431965585245693" calcext:value-type="float">
            <text:p>0.0043196559</text:p>
          </table:table-cell>
          <table:table-cell table:formula="of:=-[.K41]*[.$G$1]" office:value-type="float" office:value="-0.00422188338182603" calcext:value-type="float">
            <text:p>-0.0042218834</text:p>
          </table:table-cell>
          <table:table-cell table:formula="of:=-POWER([.E42];[.$H$1])" office:value-type="float" office:value="-0.000000000246914983695875" calcext:value-type="float">
            <text:p>-2.46914983695875E-010</text:p>
          </table:table-cell>
          <table:table-cell/>
          <table:table-cell table:formula="of:=[.F42]+[.G42]+[.H42]" office:value-type="float" office:value="0.0000977722237159146" calcext:value-type="float">
            <text:p>9.77722237159146E-005</text:p>
          </table:table-cell>
          <table:table-cell table:formula="of:=[.J42]+[.K41]" office:value-type="float" office:value="0.0282436614358894" calcext:value-type="float">
            <text:p>0.0282436614</text:p>
          </table:table-cell>
          <table:table-cell table:formula="of:=MAX(0;[.E42]+[.K42])" office:value-type="float" office:value="0.506600053376673" calcext:value-type="float">
            <text:p>0.5066000534</text:p>
          </table:table-cell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table:formula="of:=[.D43]" office:value-type="float" office:value="0.928444376684474" calcext:value-type="float">
            <text:p>0.9284443767</text:p>
          </table:table-cell>
          <table:table-cell office:value-type="float" office:value="0.5" calcext:value-type="float">
            <text:p>0.5</text:p>
          </table:table-cell>
          <table:table-cell table:formula="of:=0.5+0.5*SIN(-PI()/2+[.A43]/[.$D$1])" office:value-type="float" office:value="0.928444376684474" calcext:value-type="float">
            <text:p>0.9284443767</text:p>
          </table:table-cell>
          <table:table-cell table:formula="of:=[.L42]" office:value-type="float" office:value="0.506600053376673" calcext:value-type="float">
            <text:p>0.5066000534</text:p>
          </table:table-cell>
          <table:table-cell table:formula="of:=[.$F$1]*([.B43]-[.E43])" office:value-type="float" office:value="0.004218443233078" calcext:value-type="float">
            <text:p>0.0042184432</text:p>
          </table:table-cell>
          <table:table-cell table:formula="of:=-[.K42]*[.$G$1]" office:value-type="float" office:value="-0.00423654921538342" calcext:value-type="float">
            <text:p>-0.0042365492</text:p>
          </table:table-cell>
          <table:table-cell table:formula="of:=-POWER([.E43];[.$H$1])" office:value-type="float" office:value="-0.00000000138024739575254" calcext:value-type="float">
            <text:p>-1.38024739575254E-009</text:p>
          </table:table-cell>
          <table:table-cell/>
          <table:table-cell table:formula="of:=[.F43]+[.G43]+[.H43]" office:value-type="float" office:value="-0.000018107362552809" calcext:value-type="float">
            <text:p>-1.8107362552809E-005</text:p>
          </table:table-cell>
          <table:table-cell table:formula="of:=[.J43]+[.K42]" office:value-type="float" office:value="0.0282255540733366" calcext:value-type="float">
            <text:p>0.0282255541</text:p>
          </table:table-cell>
          <table:table-cell table:formula="of:=MAX(0;[.E43]+[.K43])" office:value-type="float" office:value="0.53482560745001" calcext:value-type="float">
            <text:p>0.5348256075</text:p>
          </table:table-cell>
        </table:table-row>
        <table:table-row table:style-name="ro1">
          <table:table-cell table:formula="of:=[.A43]+1" office:value-type="float" office:value="40" calcext:value-type="float">
            <text:p>40</text:p>
          </table:table-cell>
          <table:table-cell table:formula="of:=[.D44]" office:value-type="float" office:value="0.944663284106521" calcext:value-type="float">
            <text:p>0.9446632841</text:p>
          </table:table-cell>
          <table:table-cell office:value-type="float" office:value="0.5" calcext:value-type="float">
            <text:p>0.5</text:p>
          </table:table-cell>
          <table:table-cell table:formula="of:=0.5+0.5*SIN(-PI()/2+[.A44]/[.$D$1])" office:value-type="float" office:value="0.944663284106521" calcext:value-type="float">
            <text:p>0.9446632841</text:p>
          </table:table-cell>
          <table:table-cell table:formula="of:=[.L43]" office:value-type="float" office:value="0.53482560745001" calcext:value-type="float">
            <text:p>0.5348256075</text:p>
          </table:table-cell>
          <table:table-cell table:formula="of:=[.$F$1]*([.B44]-[.E44])" office:value-type="float" office:value="0.00409837676656511" calcext:value-type="float">
            <text:p>0.0040983768</text:p>
          </table:table-cell>
          <table:table-cell table:formula="of:=-[.K43]*[.$G$1]" office:value-type="float" office:value="-0.00423383311100049" calcext:value-type="float">
            <text:p>-0.0042338331</text:p>
          </table:table-cell>
          <table:table-cell table:formula="of:=-POWER([.E44];[.$H$1])" office:value-type="float" office:value="-0.0000000070204636207598" calcext:value-type="float">
            <text:p>-0.000000007</text:p>
          </table:table-cell>
          <table:table-cell/>
          <table:table-cell table:formula="of:=[.F44]+[.G44]+[.H44]" office:value-type="float" office:value="-0.000135463364899007" calcext:value-type="float">
            <text:p>-0.0001354634</text:p>
          </table:table-cell>
          <table:table-cell table:formula="of:=[.J44]+[.K43]" office:value-type="float" office:value="0.0280900907084376" calcext:value-type="float">
            <text:p>0.0280900907</text:p>
          </table:table-cell>
          <table:table-cell table:formula="of:=MAX(0;[.E44]+[.K44])" office:value-type="float" office:value="0.562915698158448" calcext:value-type="float">
            <text:p>0.5629156982</text:p>
          </table:table-cell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table:formula="of:=[.D45]" office:value-type="float" office:value="0.958906642113466" calcext:value-type="float">
            <text:p>0.9589066421</text:p>
          </table:table-cell>
          <table:table-cell office:value-type="float" office:value="0.5" calcext:value-type="float">
            <text:p>0.5</text:p>
          </table:table-cell>
          <table:table-cell table:formula="of:=0.5+0.5*SIN(-PI()/2+[.A45]/[.$D$1])" office:value-type="float" office:value="0.958906642113466" calcext:value-type="float">
            <text:p>0.9589066421</text:p>
          </table:table-cell>
          <table:table-cell table:formula="of:=[.L44]" office:value-type="float" office:value="0.562915698158448" calcext:value-type="float">
            <text:p>0.5629156982</text:p>
          </table:table-cell>
          <table:table-cell table:formula="of:=[.$F$1]*([.B45]-[.E45])" office:value-type="float" office:value="0.00395990943955019" calcext:value-type="float">
            <text:p>0.0039599094</text:p>
          </table:table-cell>
          <table:table-cell table:formula="of:=-[.K44]*[.$G$1]" office:value-type="float" office:value="-0.00421351360626564" calcext:value-type="float">
            <text:p>-0.0042135136</text:p>
          </table:table-cell>
          <table:table-cell table:formula="of:=-POWER([.E45];[.$H$1])" office:value-type="float" office:value="-0.0000000326062461622558" calcext:value-type="float">
            <text:p>-3.26062461622558E-008</text:p>
          </table:table-cell>
          <table:table-cell/>
          <table:table-cell table:formula="of:=[.F45]+[.G45]+[.H45]" office:value-type="float" office:value="-0.00025363677296162" calcext:value-type="float">
            <text:p>-0.0002536368</text:p>
          </table:table-cell>
          <table:table-cell table:formula="of:=[.J45]+[.K44]" office:value-type="float" office:value="0.027836453935476" calcext:value-type="float">
            <text:p>0.0278364539</text:p>
          </table:table-cell>
          <table:table-cell table:formula="of:=MAX(0;[.E45]+[.K45])" office:value-type="float" office:value="0.590752152093924" calcext:value-type="float">
            <text:p>0.5907521521</text:p>
          </table:table-cell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table:formula="of:=[.D46]" office:value-type="float" office:value="0.971111170334329" calcext:value-type="float">
            <text:p>0.9711111703</text:p>
          </table:table-cell>
          <table:table-cell office:value-type="float" office:value="0.5" calcext:value-type="float">
            <text:p>0.5</text:p>
          </table:table-cell>
          <table:table-cell table:formula="of:=0.5+0.5*SIN(-PI()/2+[.A46]/[.$D$1])" office:value-type="float" office:value="0.971111170334329" calcext:value-type="float">
            <text:p>0.9711111703</text:p>
          </table:table-cell>
          <table:table-cell table:formula="of:=[.L45]" office:value-type="float" office:value="0.590752152093924" calcext:value-type="float">
            <text:p>0.5907521521</text:p>
          </table:table-cell>
          <table:table-cell table:formula="of:=[.$F$1]*([.B46]-[.E46])" office:value-type="float" office:value="0.00380359018240406" calcext:value-type="float">
            <text:p>0.0038035902</text:p>
          </table:table-cell>
          <table:table-cell table:formula="of:=-[.K45]*[.$G$1]" office:value-type="float" office:value="-0.0041754680903214" calcext:value-type="float">
            <text:p>-0.0041754681</text:p>
          </table:table-cell>
          <table:table-cell table:formula="of:=-POWER([.E46];[.$H$1])" office:value-type="float" office:value="-0.000000138726481959777" calcext:value-type="float">
            <text:p>-1.38726481959777E-007</text:p>
          </table:table-cell>
          <table:table-cell/>
          <table:table-cell table:formula="of:=[.F46]+[.G46]+[.H46]" office:value-type="float" office:value="-0.000372016634399305" calcext:value-type="float">
            <text:p>-0.0003720166</text:p>
          </table:table-cell>
          <table:table-cell table:formula="of:=[.J46]+[.K45]" office:value-type="float" office:value="0.0274644373010767" calcext:value-type="float">
            <text:p>0.0274644373</text:p>
          </table:table-cell>
          <table:table-cell table:formula="of:=MAX(0;[.E46]+[.K46])" office:value-type="float" office:value="0.618216589395" calcext:value-type="float">
            <text:p>0.6182165894</text:p>
          </table:table-cell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table:formula="of:=[.D47]" office:value-type="float" office:value="0.981222646508244" calcext:value-type="float">
            <text:p>0.9812226465</text:p>
          </table:table-cell>
          <table:table-cell office:value-type="float" office:value="0.5" calcext:value-type="float">
            <text:p>0.5</text:p>
          </table:table-cell>
          <table:table-cell table:formula="of:=0.5+0.5*SIN(-PI()/2+[.A47]/[.$D$1])" office:value-type="float" office:value="0.981222646508244" calcext:value-type="float">
            <text:p>0.9812226465</text:p>
          </table:table-cell>
          <table:table-cell table:formula="of:=[.L46]" office:value-type="float" office:value="0.618216589395" calcext:value-type="float">
            <text:p>0.6182165894</text:p>
          </table:table-cell>
          <table:table-cell table:formula="of:=[.$F$1]*([.B47]-[.E47])" office:value-type="float" office:value="0.00363006057113244" calcext:value-type="float">
            <text:p>0.0036300606</text:p>
          </table:table-cell>
          <table:table-cell table:formula="of:=-[.K46]*[.$G$1]" office:value-type="float" office:value="-0.0041196655951615" calcext:value-type="float">
            <text:p>-0.0041196656</text:p>
          </table:table-cell>
          <table:table-cell table:formula="of:=-POWER([.E47];[.$H$1])" office:value-type="float" office:value="-0.000000542275078458777" calcext:value-type="float">
            <text:p>-5.42275078458777E-007</text:p>
          </table:table-cell>
          <table:table-cell/>
          <table:table-cell table:formula="of:=[.F47]+[.G47]+[.H47]" office:value-type="float" office:value="-0.000490147299107527" calcext:value-type="float">
            <text:p>-0.0004901473</text:p>
          </table:table-cell>
          <table:table-cell table:formula="of:=[.J47]+[.K46]" office:value-type="float" office:value="0.0269742900019692" calcext:value-type="float">
            <text:p>0.02697429</text:p>
          </table:table-cell>
          <table:table-cell table:formula="of:=MAX(0;[.E47]+[.K47])" office:value-type="float" office:value="0.645190879396969" calcext:value-type="float">
            <text:p>0.6451908794</text:p>
          </table:table-cell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table:formula="of:=[.D48]" office:value-type="float" office:value="0.989196147383044" calcext:value-type="float">
            <text:p>0.9891961474</text:p>
          </table:table-cell>
          <table:table-cell office:value-type="float" office:value="0.5" calcext:value-type="float">
            <text:p>0.5</text:p>
          </table:table-cell>
          <table:table-cell table:formula="of:=0.5+0.5*SIN(-PI()/2+[.A48]/[.$D$1])" office:value-type="float" office:value="0.989196147383044" calcext:value-type="float">
            <text:p>0.9891961474</text:p>
          </table:table-cell>
          <table:table-cell table:formula="of:=[.L47]" office:value-type="float" office:value="0.645190879396969" calcext:value-type="float">
            <text:p>0.6451908794</text:p>
          </table:table-cell>
          <table:table-cell table:formula="of:=[.$F$1]*([.B48]-[.E48])" office:value-type="float" office:value="0.00344005267986074" calcext:value-type="float">
            <text:p>0.0034400527</text:p>
          </table:table-cell>
          <table:table-cell table:formula="of:=-[.K47]*[.$G$1]" office:value-type="float" office:value="-0.00404614350029538" calcext:value-type="float">
            <text:p>-0.0040461435</text:p>
          </table:table-cell>
          <table:table-cell table:formula="of:=-POWER([.E48];[.$H$1])" office:value-type="float" office:value="-0.00000195274971671473" calcext:value-type="float">
            <text:p>-1.95274971671473E-006</text:p>
          </table:table-cell>
          <table:table-cell/>
          <table:table-cell table:formula="of:=[.F48]+[.G48]+[.H48]" office:value-type="float" office:value="-0.000608043570151348" calcext:value-type="float">
            <text:p>-0.0006080436</text:p>
          </table:table-cell>
          <table:table-cell table:formula="of:=[.J48]+[.K47]" office:value-type="float" office:value="0.0263662464318178" calcext:value-type="float">
            <text:p>0.0263662464</text:p>
          </table:table-cell>
          <table:table-cell table:formula="of:=MAX(0;[.E48]+[.K48])" office:value-type="float" office:value="0.671557125828787" calcext:value-type="float">
            <text:p>0.6715571258</text:p>
          </table:table-cell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table:formula="of:=[.D49]" office:value-type="float" office:value="0.994996248300223" calcext:value-type="float">
            <text:p>0.9949962483</text:p>
          </table:table-cell>
          <table:table-cell office:value-type="float" office:value="0.5" calcext:value-type="float">
            <text:p>0.5</text:p>
          </table:table-cell>
          <table:table-cell table:formula="of:=0.5+0.5*SIN(-PI()/2+[.A49]/[.$D$1])" office:value-type="float" office:value="0.994996248300223" calcext:value-type="float">
            <text:p>0.9949962483</text:p>
          </table:table-cell>
          <table:table-cell table:formula="of:=[.L48]" office:value-type="float" office:value="0.671557125828787" calcext:value-type="float">
            <text:p>0.6715571258</text:p>
          </table:table-cell>
          <table:table-cell table:formula="of:=[.$F$1]*([.B49]-[.E49])" office:value-type="float" office:value="0.00323439122471435" calcext:value-type="float">
            <text:p>0.0032343912</text:p>
          </table:table-cell>
          <table:table-cell table:formula="of:=-[.K48]*[.$G$1]" office:value-type="float" office:value="-0.00395493696477267" calcext:value-type="float">
            <text:p>-0.003954937</text:p>
          </table:table-cell>
          <table:table-cell table:formula="of:=-POWER([.E49];[.$H$1])" office:value-type="float" office:value="-0.00000649364962118531" calcext:value-type="float">
            <text:p>-6.49364962118531E-006</text:p>
          </table:table-cell>
          <table:table-cell/>
          <table:table-cell table:formula="of:=[.F49]+[.G49]+[.H49]" office:value-type="float" office:value="-0.000727039389679504" calcext:value-type="float">
            <text:p>-0.0007270394</text:p>
          </table:table-cell>
          <table:table-cell table:formula="of:=[.J49]+[.K48]" office:value-type="float" office:value="0.0256392070421383" calcext:value-type="float">
            <text:p>0.025639207</text:p>
          </table:table-cell>
          <table:table-cell table:formula="of:=MAX(0;[.E49]+[.K49])" office:value-type="float" office:value="0.697196332870926" calcext:value-type="float">
            <text:p>0.6971963329</text:p>
          </table:table-cell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table:formula="of:=[.D50]" office:value-type="float" office:value="0.99859718057956" calcext:value-type="float">
            <text:p>0.9985971806</text:p>
          </table:table-cell>
          <table:table-cell office:value-type="float" office:value="0.5" calcext:value-type="float">
            <text:p>0.5</text:p>
          </table:table-cell>
          <table:table-cell table:formula="of:=0.5+0.5*SIN(-PI()/2+[.A50]/[.$D$1])" office:value-type="float" office:value="0.99859718057956" calcext:value-type="float">
            <text:p>0.9985971806</text:p>
          </table:table-cell>
          <table:table-cell table:formula="of:=[.L49]" office:value-type="float" office:value="0.697196332870926" calcext:value-type="float">
            <text:p>0.6971963329</text:p>
          </table:table-cell>
          <table:table-cell table:formula="of:=[.$F$1]*([.B50]-[.E50])" office:value-type="float" office:value="0.00301400847708634" calcext:value-type="float">
            <text:p>0.0030140085</text:p>
          </table:table-cell>
          <table:table-cell table:formula="of:=-[.K49]*[.$G$1]" office:value-type="float" office:value="-0.00384588105632075" calcext:value-type="float">
            <text:p>-0.0038458811</text:p>
          </table:table-cell>
          <table:table-cell table:formula="of:=-POWER([.E50];[.$H$1])" office:value-type="float" office:value="-0.0000199826381413603" calcext:value-type="float">
            <text:p>-1.99826381413603E-005</text:p>
          </table:table-cell>
          <table:table-cell/>
          <table:table-cell table:formula="of:=[.F50]+[.G50]+[.H50]" office:value-type="float" office:value="-0.000851855217375769" calcext:value-type="float">
            <text:p>-0.0008518552</text:p>
          </table:table-cell>
          <table:table-cell table:formula="of:=[.J50]+[.K49]" office:value-type="float" office:value="0.0247873518247626" calcext:value-type="float">
            <text:p>0.0247873518</text:p>
          </table:table-cell>
          <table:table-cell table:formula="of:=MAX(0;[.E50]+[.K50])" office:value-type="float" office:value="0.721983684695688" calcext:value-type="float">
            <text:p>0.7219836847</text:p>
          </table:table-cell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table:formula="of:=[.D51]" office:value-type="float" office:value="0.999982946004172" calcext:value-type="float">
            <text:p>0.999982946</text:p>
          </table:table-cell>
          <table:table-cell office:value-type="float" office:value="0.5" calcext:value-type="float">
            <text:p>0.5</text:p>
          </table:table-cell>
          <table:table-cell table:formula="of:=0.5+0.5*SIN(-PI()/2+[.A51]/[.$D$1])" office:value-type="float" office:value="0.999982946004172" calcext:value-type="float">
            <text:p>0.999982946</text:p>
          </table:table-cell>
          <table:table-cell table:formula="of:=[.L50]" office:value-type="float" office:value="0.721983684695688" calcext:value-type="float">
            <text:p>0.7219836847</text:p>
          </table:table-cell>
          <table:table-cell table:formula="of:=[.$F$1]*([.B51]-[.E51])" office:value-type="float" office:value="0.00277999261308484" calcext:value-type="float">
            <text:p>0.0027799926</text:p>
          </table:table-cell>
          <table:table-cell table:formula="of:=-[.K50]*[.$G$1]" office:value-type="float" office:value="-0.00371810277371438" calcext:value-type="float">
            <text:p>-0.0037181028</text:p>
          </table:table-cell>
          <table:table-cell table:formula="of:=-POWER([.E51];[.$H$1])" office:value-type="float" office:value="-0.0000569929984679033" calcext:value-type="float">
            <text:p>-0.000056993</text:p>
          </table:table-cell>
          <table:table-cell/>
          <table:table-cell table:formula="of:=[.F51]+[.G51]+[.H51]" office:value-type="float" office:value="-0.000995103159097442" calcext:value-type="float">
            <text:p>-0.0009951032</text:p>
          </table:table-cell>
          <table:table-cell table:formula="of:=[.J51]+[.K50]" office:value-type="float" office:value="0.0237922486656651" calcext:value-type="float">
            <text:p>0.0237922487</text:p>
          </table:table-cell>
          <table:table-cell table:formula="of:=MAX(0;[.E51]+[.K51])" office:value-type="float" office:value="0.745775933361353" calcext:value-type="float">
            <text:p>0.7457759334</text:p>
          </table:table-cell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table:formula="of:=[.D52]" office:value-type="float" office:value="0.999147387897377" calcext:value-type="float">
            <text:p>0.9991473879</text:p>
          </table:table-cell>
          <table:table-cell office:value-type="float" office:value="0.5" calcext:value-type="float">
            <text:p>0.5</text:p>
          </table:table-cell>
          <table:table-cell table:formula="of:=0.5+0.5*SIN(-PI()/2+[.A52]/[.$D$1])" office:value-type="float" office:value="0.999147387897377" calcext:value-type="float">
            <text:p>0.9991473879</text:p>
          </table:table-cell>
          <table:table-cell table:formula="of:=[.L51]" office:value-type="float" office:value="0.745775933361353" calcext:value-type="float">
            <text:p>0.7457759334</text:p>
          </table:table-cell>
          <table:table-cell table:formula="of:=[.$F$1]*([.B52]-[.E52])" office:value-type="float" office:value="0.00253371454536023" calcext:value-type="float">
            <text:p>0.0025337145</text:p>
          </table:table-cell>
          <table:table-cell table:formula="of:=-[.K51]*[.$G$1]" office:value-type="float" office:value="-0.00356883729984977" calcext:value-type="float">
            <text:p>-0.0035688373</text:p>
          </table:table-cell>
          <table:table-cell table:formula="of:=-POWER([.E52];[.$H$1])" office:value-type="float" office:value="-0.000150747781395734" calcext:value-type="float">
            <text:p>-0.0001507478</text:p>
          </table:table-cell>
          <table:table-cell/>
          <table:table-cell table:formula="of:=[.F52]+[.G52]+[.H52]" office:value-type="float" office:value="-0.00118587053588527" calcext:value-type="float">
            <text:p>-0.0011858705</text:p>
          </table:table-cell>
          <table:table-cell table:formula="of:=[.J52]+[.K51]" office:value-type="float" office:value="0.0226063781297798" calcext:value-type="float">
            <text:p>0.0226063781</text:p>
          </table:table-cell>
          <table:table-cell table:formula="of:=MAX(0;[.E52]+[.K52])" office:value-type="float" office:value="0.768382311491133" calcext:value-type="float">
            <text:p>0.7683823115</text:p>
          </table:table-cell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table:formula="of:=[.D53]" office:value-type="float" office:value="0.996094218475557" calcext:value-type="float">
            <text:p>0.9960942185</text:p>
          </table:table-cell>
          <table:table-cell office:value-type="float" office:value="0.5" calcext:value-type="float">
            <text:p>0.5</text:p>
          </table:table-cell>
          <table:table-cell table:formula="of:=0.5+0.5*SIN(-PI()/2+[.A53]/[.$D$1])" office:value-type="float" office:value="0.996094218475557" calcext:value-type="float">
            <text:p>0.9960942185</text:p>
          </table:table-cell>
          <table:table-cell table:formula="of:=[.L52]" office:value-type="float" office:value="0.768382311491133" calcext:value-type="float">
            <text:p>0.7683823115</text:p>
          </table:table-cell>
          <table:table-cell table:formula="of:=[.$F$1]*([.B53]-[.E53])" office:value-type="float" office:value="0.00227711906984424" calcext:value-type="float">
            <text:p>0.0022771191</text:p>
          </table:table-cell>
          <table:table-cell table:formula="of:=-[.K52]*[.$G$1]" office:value-type="float" office:value="-0.00339095671946698" calcext:value-type="float">
            <text:p>-0.0033909567</text:p>
          </table:table-cell>
          <table:table-cell table:formula="of:=-POWER([.E53];[.$H$1])" office:value-type="float" office:value="-0.000369250217222648" calcext:value-type="float">
            <text:p>-0.0003692502</text:p>
          </table:table-cell>
          <table:table-cell/>
          <table:table-cell table:formula="of:=[.F53]+[.G53]+[.H53]" office:value-type="float" office:value="-0.00148308786684539" calcext:value-type="float">
            <text:p>-0.0014830879</text:p>
          </table:table-cell>
          <table:table-cell table:formula="of:=[.J53]+[.K52]" office:value-type="float" office:value="0.0211232902629345" calcext:value-type="float">
            <text:p>0.0211232903</text:p>
          </table:table-cell>
          <table:table-cell table:formula="of:=MAX(0;[.E53]+[.K53])" office:value-type="float" office:value="0.789505601754067" calcext:value-type="float">
            <text:p>0.7895056018</text:p>
          </table:table-cell>
        </table:table-row>
        <table:table-row table:style-name="ro1">
          <table:table-cell table:formula="of:=[.A53]+1" office:value-type="float" office:value="50" calcext:value-type="float">
            <text:p>50</text:p>
          </table:table-cell>
          <table:table-cell table:formula="of:=[.D54]" office:value-type="float" office:value="0.990837002355539" calcext:value-type="float">
            <text:p>0.9908370024</text:p>
          </table:table-cell>
          <table:table-cell office:value-type="float" office:value="0.5" calcext:value-type="float">
            <text:p>0.5</text:p>
          </table:table-cell>
          <table:table-cell table:formula="of:=0.5+0.5*SIN(-PI()/2+[.A54]/[.$D$1])" office:value-type="float" office:value="0.990837002355539" calcext:value-type="float">
            <text:p>0.9908370024</text:p>
          </table:table-cell>
          <table:table-cell table:formula="of:=[.L53]" office:value-type="float" office:value="0.789505601754067" calcext:value-type="float">
            <text:p>0.7895056018</text:p>
          </table:table-cell>
          <table:table-cell table:formula="of:=[.$F$1]*([.B54]-[.E54])" office:value-type="float" office:value="0.00201331400601472" calcext:value-type="float">
            <text:p>0.002013314</text:p>
          </table:table-cell>
          <table:table-cell table:formula="of:=-[.K53]*[.$G$1]" office:value-type="float" office:value="-0.00316849353944017" calcext:value-type="float">
            <text:p>-0.0031684935</text:p>
          </table:table-cell>
          <table:table-cell table:formula="of:=-POWER([.E54];[.$H$1])" office:value-type="float" office:value="-0.000833022004825568" calcext:value-type="float">
            <text:p>-0.000833022</text:p>
          </table:table-cell>
          <table:table-cell/>
          <table:table-cell table:formula="of:=[.F54]+[.G54]+[.H54]" office:value-type="float" office:value="-0.00198820153825102" calcext:value-type="float">
            <text:p>-0.0019882015</text:p>
          </table:table-cell>
          <table:table-cell table:formula="of:=[.J54]+[.K53]" office:value-type="float" office:value="0.0191350887246834" calcext:value-type="float">
            <text:p>0.0191350887</text:p>
          </table:table-cell>
          <table:table-cell table:formula="of:=MAX(0;[.E54]+[.K54])" office:value-type="float" office:value="0.808640690478751" calcext:value-type="float">
            <text:p>0.8086406905</text:p>
          </table:table-cell>
        </table:table-row>
        <table:table-row table:style-name="ro1">
          <table:table-cell table:formula="of:=[.A54]+1" office:value-type="float" office:value="51" calcext:value-type="float">
            <text:p>51</text:p>
          </table:table-cell>
          <table:table-cell table:formula="of:=[.D55]" office:value-type="float" office:value="0.983399096289731" calcext:value-type="float">
            <text:p>0.9833990963</text:p>
          </table:table-cell>
          <table:table-cell office:value-type="float" office:value="0.5" calcext:value-type="float">
            <text:p>0.5</text:p>
          </table:table-cell>
          <table:table-cell table:formula="of:=0.5+0.5*SIN(-PI()/2+[.A55]/[.$D$1])" office:value-type="float" office:value="0.983399096289731" calcext:value-type="float">
            <text:p>0.9833990963</text:p>
          </table:table-cell>
          <table:table-cell table:formula="of:=[.L54]" office:value-type="float" office:value="0.808640690478751" calcext:value-type="float">
            <text:p>0.8086406905</text:p>
          </table:table-cell>
          <table:table-cell table:formula="of:=[.$F$1]*([.B55]-[.E55])" office:value-type="float" office:value="0.0017475840581098" calcext:value-type="float">
            <text:p>0.0017475841</text:p>
          </table:table-cell>
          <table:table-cell table:formula="of:=-[.K54]*[.$G$1]" office:value-type="float" office:value="-0.00287026330870252" calcext:value-type="float">
            <text:p>-0.0028702633</text:p>
          </table:table-cell>
          <table:table-cell table:formula="of:=-POWER([.E55];[.$H$1])" office:value-type="float" office:value="-0.00170870752569017" calcext:value-type="float">
            <text:p>-0.0017087075</text:p>
          </table:table-cell>
          <table:table-cell/>
          <table:table-cell table:formula="of:=[.F55]+[.G55]+[.H55]" office:value-type="float" office:value="-0.00283138677628289" calcext:value-type="float">
            <text:p>-0.0028313868</text:p>
          </table:table-cell>
          <table:table-cell table:formula="of:=[.J55]+[.K54]" office:value-type="float" office:value="0.0163037019484006" calcext:value-type="float">
            <text:p>0.0163037019</text:p>
          </table:table-cell>
          <table:table-cell table:formula="of:=MAX(0;[.E55]+[.K55])" office:value-type="float" office:value="0.824944392427151" calcext:value-type="float">
            <text:p>0.8249443924</text:p>
          </table:table-cell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table:formula="of:=[.D56]" office:value-type="float" office:value="0.973813545396769" calcext:value-type="float">
            <text:p>0.9738135454</text:p>
          </table:table-cell>
          <table:table-cell office:value-type="float" office:value="0.5" calcext:value-type="float">
            <text:p>0.5</text:p>
          </table:table-cell>
          <table:table-cell table:formula="of:=0.5+0.5*SIN(-PI()/2+[.A56]/[.$D$1])" office:value-type="float" office:value="0.973813545396769" calcext:value-type="float">
            <text:p>0.9738135454</text:p>
          </table:table-cell>
          <table:table-cell table:formula="of:=[.L55]" office:value-type="float" office:value="0.824944392427151" calcext:value-type="float">
            <text:p>0.8249443924</text:p>
          </table:table-cell>
          <table:table-cell table:formula="of:=[.$F$1]*([.B56]-[.E56])" office:value-type="float" office:value="0.00148869152969618" calcext:value-type="float">
            <text:p>0.0014886915</text:p>
          </table:table-cell>
          <table:table-cell table:formula="of:=-[.K55]*[.$G$1]" office:value-type="float" office:value="-0.00244555529226008" calcext:value-type="float">
            <text:p>-0.0024455553</text:p>
          </table:table-cell>
          <table:table-cell table:formula="of:=-POWER([.E56];[.$H$1])" office:value-type="float" office:value="-0.00310985573560379" calcext:value-type="float">
            <text:p>-0.0031098557</text:p>
          </table:table-cell>
          <table:table-cell/>
          <table:table-cell table:formula="of:=[.F56]+[.G56]+[.H56]" office:value-type="float" office:value="-0.00406671949816769" calcext:value-type="float">
            <text:p>-0.0040667195</text:p>
          </table:table-cell>
          <table:table-cell table:formula="of:=[.J56]+[.K55]" office:value-type="float" office:value="0.0122369824502329" calcext:value-type="float">
            <text:p>0.0122369825</text:p>
          </table:table-cell>
          <table:table-cell table:formula="of:=MAX(0;[.E56]+[.K56])" office:value-type="float" office:value="0.837181374877384" calcext:value-type="float">
            <text:p>0.8371813749</text:p>
          </table:table-cell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table:formula="of:=[.D57]" office:value-type="float" office:value="0.962122936348722" calcext:value-type="float">
            <text:p>0.9621229363</text:p>
          </table:table-cell>
          <table:table-cell office:value-type="float" office:value="0.5" calcext:value-type="float">
            <text:p>0.5</text:p>
          </table:table-cell>
          <table:table-cell table:formula="of:=0.5+0.5*SIN(-PI()/2+[.A57]/[.$D$1])" office:value-type="float" office:value="0.962122936348722" calcext:value-type="float">
            <text:p>0.9621229363</text:p>
          </table:table-cell>
          <table:table-cell table:formula="of:=[.L56]" office:value-type="float" office:value="0.837181374877384" calcext:value-type="float">
            <text:p>0.8371813749</text:p>
          </table:table-cell>
          <table:table-cell table:formula="of:=[.$F$1]*([.B57]-[.E57])" office:value-type="float" office:value="0.00124941561471338" calcext:value-type="float">
            <text:p>0.0012494156</text:p>
          </table:table-cell>
          <table:table-cell table:formula="of:=-[.K56]*[.$G$1]" office:value-type="float" office:value="-0.00183554736753493" calcext:value-type="float">
            <text:p>-0.0018355474</text:p>
          </table:table-cell>
          <table:table-cell table:formula="of:=-POWER([.E57];[.$H$1])" office:value-type="float" office:value="-0.00483711859388711" calcext:value-type="float">
            <text:p>-0.0048371186</text:p>
          </table:table-cell>
          <table:table-cell/>
          <table:table-cell table:formula="of:=[.F57]+[.G57]+[.H57]" office:value-type="float" office:value="-0.00542325034670867" calcext:value-type="float">
            <text:p>-0.0054232503</text:p>
          </table:table-cell>
          <table:table-cell table:formula="of:=[.J57]+[.K56]" office:value-type="float" office:value="0.00681373210352419" calcext:value-type="float">
            <text:p>0.0068137321</text:p>
          </table:table-cell>
          <table:table-cell table:formula="of:=MAX(0;[.E57]+[.K57])" office:value-type="float" office:value="0.843995106980909" calcext:value-type="float">
            <text:p>0.843995107</text:p>
          </table:table-cell>
        </table:table-row>
        <table:table-row table:style-name="ro1">
          <table:table-cell table:formula="of:=[.A57]+1" office:value-type="float" office:value="54" calcext:value-type="float">
            <text:p>54</text:p>
          </table:table-cell>
          <table:table-cell table:formula="of:=[.D58]" office:value-type="float" office:value="0.948379208167073" calcext:value-type="float">
            <text:p>0.9483792082</text:p>
          </table:table-cell>
          <table:table-cell office:value-type="float" office:value="0.5" calcext:value-type="float">
            <text:p>0.5</text:p>
          </table:table-cell>
          <table:table-cell table:formula="of:=0.5+0.5*SIN(-PI()/2+[.A58]/[.$D$1])" office:value-type="float" office:value="0.948379208167073" calcext:value-type="float">
            <text:p>0.9483792082</text:p>
          </table:table-cell>
          <table:table-cell table:formula="of:=[.L57]" office:value-type="float" office:value="0.843995106980909" calcext:value-type="float">
            <text:p>0.843995107</text:p>
          </table:table-cell>
          <table:table-cell table:formula="of:=[.$F$1]*([.B58]-[.E58])" office:value-type="float" office:value="0.00104384101186165" calcext:value-type="float">
            <text:p>0.001043841</text:p>
          </table:table-cell>
          <table:table-cell table:formula="of:=-[.K57]*[.$G$1]" office:value-type="float" office:value="-0.00102205981552863" calcext:value-type="float">
            <text:p>-0.0010220598</text:p>
          </table:table-cell>
          <table:table-cell table:formula="of:=-POWER([.E58];[.$H$1])" office:value-type="float" office:value="-0.00616875987132417" calcext:value-type="float">
            <text:p>-0.0061687599</text:p>
          </table:table-cell>
          <table:table-cell/>
          <table:table-cell table:formula="of:=[.F58]+[.G58]+[.H58]" office:value-type="float" office:value="-0.00614697867499115" calcext:value-type="float">
            <text:p>-0.0061469787</text:p>
          </table:table-cell>
          <table:table-cell table:formula="of:=[.J58]+[.K57]" office:value-type="float" office:value="0.000666753428533049" calcext:value-type="float">
            <text:p>0.0006667534</text:p>
          </table:table-cell>
          <table:table-cell table:formula="of:=MAX(0;[.E58]+[.K58])" office:value-type="float" office:value="0.844661860409441" calcext:value-type="float">
            <text:p>0.8446618604</text:p>
          </table:table-cell>
        </table:table-row>
        <table:table-row table:style-name="ro1">
          <table:table-cell table:formula="of:=[.A58]+1" office:value-type="float" office:value="55" calcext:value-type="float">
            <text:p>55</text:p>
          </table:table-cell>
          <table:table-cell table:formula="of:=[.D59]" office:value-type="float" office:value="0.932643421468118" calcext:value-type="float">
            <text:p>0.9326434215</text:p>
          </table:table-cell>
          <table:table-cell office:value-type="float" office:value="0.5" calcext:value-type="float">
            <text:p>0.5</text:p>
          </table:table-cell>
          <table:table-cell table:formula="of:=0.5+0.5*SIN(-PI()/2+[.A59]/[.$D$1])" office:value-type="float" office:value="0.932643421468118" calcext:value-type="float">
            <text:p>0.9326434215</text:p>
          </table:table-cell>
          <table:table-cell table:formula="of:=[.L58]" office:value-type="float" office:value="0.844661860409441" calcext:value-type="float">
            <text:p>0.8446618604</text:p>
          </table:table-cell>
          <table:table-cell table:formula="of:=[.$F$1]*([.B59]-[.E59])" office:value-type="float" office:value="0.000879815610586764" calcext:value-type="float">
            <text:p>0.0008798156</text:p>
          </table:table-cell>
          <table:table-cell table:formula="of:=-[.K58]*[.$G$1]" office:value-type="float" office:value="-0.000100013014279957" calcext:value-type="float">
            <text:p>-0.000100013</text:p>
          </table:table-cell>
          <table:table-cell table:formula="of:=-POWER([.E59];[.$H$1])" office:value-type="float" office:value="-0.00631664600407119" calcext:value-type="float">
            <text:p>-0.006316646</text:p>
          </table:table-cell>
          <table:table-cell/>
          <table:table-cell table:formula="of:=[.F59]+[.G59]+[.H59]" office:value-type="float" office:value="-0.00553684340776438" calcext:value-type="float">
            <text:p>-0.0055368434</text:p>
          </table:table-cell>
          <table:table-cell table:formula="of:=[.J59]+[.K58]" office:value-type="float" office:value="-0.00487008997923133" calcext:value-type="float">
            <text:p>-0.00487009</text:p>
          </table:table-cell>
          <table:table-cell table:formula="of:=MAX(0;[.E59]+[.K59])" office:value-type="float" office:value="0.83979177043021" calcext:value-type="float">
            <text:p>0.8397917704</text:p>
          </table:table-cell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table:formula="of:=[.D60]" office:value-type="float" office:value="0.914985487182936" calcext:value-type="float">
            <text:p>0.9149854872</text:p>
          </table:table-cell>
          <table:table-cell office:value-type="float" office:value="0.5" calcext:value-type="float">
            <text:p>0.5</text:p>
          </table:table-cell>
          <table:table-cell table:formula="of:=0.5+0.5*SIN(-PI()/2+[.A60]/[.$D$1])" office:value-type="float" office:value="0.914985487182936" calcext:value-type="float">
            <text:p>0.9149854872</text:p>
          </table:table-cell>
          <table:table-cell table:formula="of:=[.L59]" office:value-type="float" office:value="0.83979177043021" calcext:value-type="float">
            <text:p>0.8397917704</text:p>
          </table:table-cell>
          <table:table-cell table:formula="of:=[.$F$1]*([.B60]-[.E60])" office:value-type="float" office:value="0.000751937167527255" calcext:value-type="float">
            <text:p>0.0007519372</text:p>
          </table:table-cell>
          <table:table-cell table:formula="of:=-[.K59]*[.$G$1]" office:value-type="float" office:value="0.0007305134968847" calcext:value-type="float">
            <text:p>0.0007305135</text:p>
          </table:table-cell>
          <table:table-cell table:formula="of:=-POWER([.E60];[.$H$1])" office:value-type="float" office:value="-0.00531065920904238" calcext:value-type="float">
            <text:p>-0.0053106592</text:p>
          </table:table-cell>
          <table:table-cell/>
          <table:table-cell table:formula="of:=[.F60]+[.G60]+[.H60]" office:value-type="float" office:value="-0.00382820854463043" calcext:value-type="float">
            <text:p>-0.0038282085</text:p>
          </table:table-cell>
          <table:table-cell table:formula="of:=[.J60]+[.K59]" office:value-type="float" office:value="-0.00869829852386176" calcext:value-type="float">
            <text:p>-0.0086982985</text:p>
          </table:table-cell>
          <table:table-cell table:formula="of:=MAX(0;[.E60]+[.K60])" office:value-type="float" office:value="0.831093471906348" calcext:value-type="float">
            <text:p>0.8310934719</text:p>
          </table:table-cell>
        </table:table-row>
        <table:table-row table:style-name="ro1">
          <table:table-cell table:formula="of:=[.A60]+1" office:value-type="float" office:value="57" calcext:value-type="float">
            <text:p>57</text:p>
          </table:table-cell>
          <table:table-cell table:formula="of:=[.D61]" office:value-type="float" office:value="0.895483855957208" calcext:value-type="float">
            <text:p>0.895483856</text:p>
          </table:table-cell>
          <table:table-cell office:value-type="float" office:value="0.5" calcext:value-type="float">
            <text:p>0.5</text:p>
          </table:table-cell>
          <table:table-cell table:formula="of:=0.5+0.5*SIN(-PI()/2+[.A61]/[.$D$1])" office:value-type="float" office:value="0.895483855957208" calcext:value-type="float">
            <text:p>0.895483856</text:p>
          </table:table-cell>
          <table:table-cell table:formula="of:=[.L60]" office:value-type="float" office:value="0.831093471906348" calcext:value-type="float">
            <text:p>0.8310934719</text:p>
          </table:table-cell>
          <table:table-cell table:formula="of:=[.$F$1]*([.B61]-[.E61])" office:value-type="float" office:value="0.000643903840508598" calcext:value-type="float">
            <text:p>0.0006439038</text:p>
          </table:table-cell>
          <table:table-cell table:formula="of:=-[.K60]*[.$G$1]" office:value-type="float" office:value="0.00130474477857926" calcext:value-type="float">
            <text:p>0.0013047448</text:p>
          </table:table-cell>
          <table:table-cell table:formula="of:=-POWER([.E61];[.$H$1])" office:value-type="float" office:value="-0.00388594035623461" calcext:value-type="float">
            <text:p>-0.0038859404</text:p>
          </table:table-cell>
          <table:table-cell/>
          <table:table-cell table:formula="of:=[.F61]+[.G61]+[.H61]" office:value-type="float" office:value="-0.00193729173714674" calcext:value-type="float">
            <text:p>-0.0019372917</text:p>
          </table:table-cell>
          <table:table-cell table:formula="of:=[.J61]+[.K60]" office:value-type="float" office:value="-0.0106355902610085" calcext:value-type="float">
            <text:p>-0.0106355903</text:p>
          </table:table-cell>
          <table:table-cell table:formula="of:=MAX(0;[.E61]+[.K61])" office:value-type="float" office:value="0.82045788164534" calcext:value-type="float">
            <text:p>0.8204578816</text:p>
          </table:table-cell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table:formula="of:=[.D62]" office:value-type="float" office:value="0.874225169610799" calcext:value-type="float">
            <text:p>0.8742251696</text:p>
          </table:table-cell>
          <table:table-cell office:value-type="float" office:value="0.5" calcext:value-type="float">
            <text:p>0.5</text:p>
          </table:table-cell>
          <table:table-cell table:formula="of:=0.5+0.5*SIN(-PI()/2+[.A62]/[.$D$1])" office:value-type="float" office:value="0.874225169610799" calcext:value-type="float">
            <text:p>0.8742251696</text:p>
          </table:table-cell>
          <table:table-cell table:formula="of:=[.L61]" office:value-type="float" office:value="0.82045788164534" calcext:value-type="float">
            <text:p>0.8204578816</text:p>
          </table:table-cell>
          <table:table-cell table:formula="of:=[.$F$1]*([.B62]-[.E62])" office:value-type="float" office:value="0.000537672879654594" calcext:value-type="float">
            <text:p>0.0005376729</text:p>
          </table:table-cell>
          <table:table-cell table:formula="of:=-[.K61]*[.$G$1]" office:value-type="float" office:value="0.00159533853915128" calcext:value-type="float">
            <text:p>0.0015953385</text:p>
          </table:table-cell>
          <table:table-cell table:formula="of:=-POWER([.E62];[.$H$1])" office:value-type="float" office:value="-0.00264051562210594" calcext:value-type="float">
            <text:p>-0.0026405156</text:p>
          </table:table-cell>
          <table:table-cell/>
          <table:table-cell table:formula="of:=[.F62]+[.G62]+[.H62]" office:value-type="float" office:value="-0.000507504203300067" calcext:value-type="float">
            <text:p>-0.0005075042</text:p>
          </table:table-cell>
          <table:table-cell table:formula="of:=[.J62]+[.K61]" office:value-type="float" office:value="-0.0111430944643086" calcext:value-type="float">
            <text:p>-0.0111430945</text:p>
          </table:table-cell>
          <table:table-cell table:formula="of:=MAX(0;[.E62]+[.K62])" office:value-type="float" office:value="0.809314787181032" calcext:value-type="float">
            <text:p>0.8093147872</text:p>
          </table:table-cell>
        </table:table-row>
        <table:table-row table:style-name="ro1">
          <table:table-cell table:formula="of:=[.A62]+1" office:value-type="float" office:value="59" calcext:value-type="float">
            <text:p>59</text:p>
          </table:table-cell>
          <table:table-cell table:formula="of:=[.D63]" office:value-type="float" office:value="0.851303876205599" calcext:value-type="float">
            <text:p>0.8513038762</text:p>
          </table:table-cell>
          <table:table-cell office:value-type="float" office:value="0.5" calcext:value-type="float">
            <text:p>0.5</text:p>
          </table:table-cell>
          <table:table-cell table:formula="of:=0.5+0.5*SIN(-PI()/2+[.A63]/[.$D$1])" office:value-type="float" office:value="0.851303876205599" calcext:value-type="float">
            <text:p>0.8513038762</text:p>
          </table:table-cell>
          <table:table-cell table:formula="of:=[.L62]" office:value-type="float" office:value="0.809314787181032" calcext:value-type="float">
            <text:p>0.8093147872</text:p>
          </table:table-cell>
          <table:table-cell table:formula="of:=[.$F$1]*([.B63]-[.E63])" office:value-type="float" office:value="0.000419890890245674" calcext:value-type="float">
            <text:p>0.0004198909</text:p>
          </table:table-cell>
          <table:table-cell table:formula="of:=-[.K62]*[.$G$1]" office:value-type="float" office:value="0.00167146416964629" calcext:value-type="float">
            <text:p>0.0016714642</text:p>
          </table:table-cell>
          <table:table-cell table:formula="of:=-POWER([.E63];[.$H$1])" office:value-type="float" office:value="-0.00175196032487573" calcext:value-type="float">
            <text:p>-0.0017519603</text:p>
          </table:table-cell>
          <table:table-cell/>
          <table:table-cell table:formula="of:=[.F63]+[.G63]+[.H63]" office:value-type="float" office:value="0.000339394735016234" calcext:value-type="float">
            <text:p>0.0003393947</text:p>
          </table:table-cell>
          <table:table-cell table:formula="of:=[.J63]+[.K62]" office:value-type="float" office:value="-0.0108036997292923" calcext:value-type="float">
            <text:p>-0.0108036997</text:p>
          </table:table-cell>
          <table:table-cell table:formula="of:=MAX(0;[.E63]+[.K63])" office:value-type="float" office:value="0.798511087451739" calcext:value-type="float">
            <text:p>0.7985110875</text:p>
          </table:table-cell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table:formula="of:=[.D64]" office:value-type="float" office:value="0.826821810431806" calcext:value-type="float">
            <text:p>0.8268218104</text:p>
          </table:table-cell>
          <table:table-cell office:value-type="float" office:value="0.5" calcext:value-type="float">
            <text:p>0.5</text:p>
          </table:table-cell>
          <table:table-cell table:formula="of:=0.5+0.5*SIN(-PI()/2+[.A64]/[.$D$1])" office:value-type="float" office:value="0.826821810431806" calcext:value-type="float">
            <text:p>0.8268218104</text:p>
          </table:table-cell>
          <table:table-cell table:formula="of:=[.L63]" office:value-type="float" office:value="0.798511087451739" calcext:value-type="float">
            <text:p>0.7985110875</text:p>
          </table:table-cell>
          <table:table-cell table:formula="of:=[.$F$1]*([.B64]-[.E64])" office:value-type="float" office:value="0.000283107229800668" calcext:value-type="float">
            <text:p>0.0002831072</text:p>
          </table:table-cell>
          <table:table-cell table:formula="of:=-[.K63]*[.$G$1]" office:value-type="float" office:value="0.00162055495939385" calcext:value-type="float">
            <text:p>0.001620555</text:p>
          </table:table-cell>
          <table:table-cell table:formula="of:=-POWER([.E64];[.$H$1])" office:value-type="float" office:value="-0.00117065391778321" calcext:value-type="float">
            <text:p>-0.0011706539</text:p>
          </table:table-cell>
          <table:table-cell/>
          <table:table-cell table:formula="of:=[.F64]+[.G64]+[.H64]" office:value-type="float" office:value="0.000733008271411307" calcext:value-type="float">
            <text:p>0.0007330083</text:p>
          </table:table-cell>
          <table:table-cell table:formula="of:=[.J64]+[.K63]" office:value-type="float" office:value="-0.010070691457881" calcext:value-type="float">
            <text:p>-0.0100706915</text:p>
          </table:table-cell>
          <table:table-cell table:formula="of:=MAX(0;[.E64]+[.K64])" office:value-type="float" office:value="0.788440395993858" calcext:value-type="float">
            <text:p>0.788440396</text:p>
          </table:table-cell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table:formula="of:=[.D65]" office:value-type="float" office:value="0.800887741176911" calcext:value-type="float">
            <text:p>0.8008877412</text:p>
          </table:table-cell>
          <table:table-cell office:value-type="float" office:value="0.5" calcext:value-type="float">
            <text:p>0.5</text:p>
          </table:table-cell>
          <table:table-cell table:formula="of:=0.5+0.5*SIN(-PI()/2+[.A65]/[.$D$1])" office:value-type="float" office:value="0.800887741176911" calcext:value-type="float">
            <text:p>0.8008877412</text:p>
          </table:table-cell>
          <table:table-cell table:formula="of:=[.L64]" office:value-type="float" office:value="0.788440395993858" calcext:value-type="float">
            <text:p>0.788440396</text:p>
          </table:table-cell>
          <table:table-cell table:formula="of:=[.$F$1]*([.B65]-[.E65])" office:value-type="float" office:value="0.000124473451830528" calcext:value-type="float">
            <text:p>0.0001244735</text:p>
          </table:table-cell>
          <table:table-cell table:formula="of:=-[.K64]*[.$G$1]" office:value-type="float" office:value="0.00151060371868215" calcext:value-type="float">
            <text:p>0.0015106037</text:p>
          </table:table-cell>
          <table:table-cell table:formula="of:=-POWER([.E65];[.$H$1])" office:value-type="float" office:value="-0.00079995585568623" calcext:value-type="float">
            <text:p>-0.0007999559</text:p>
          </table:table-cell>
          <table:table-cell/>
          <table:table-cell table:formula="of:=[.F65]+[.G65]+[.H65]" office:value-type="float" office:value="0.000835121314826453" calcext:value-type="float">
            <text:p>0.0008351213</text:p>
          </table:table-cell>
          <table:table-cell table:formula="of:=[.J65]+[.K64]" office:value-type="float" office:value="-0.00923557014305458" calcext:value-type="float">
            <text:p>-0.0092355701</text:p>
          </table:table-cell>
          <table:table-cell table:formula="of:=MAX(0;[.E65]+[.K65])" office:value-type="float" office:value="0.779204825850804" calcext:value-type="float">
            <text:p>0.7792048259</text:p>
          </table:table-cell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table:formula="of:=[.D66]" office:value-type="float" office:value="0.773616888287433" calcext:value-type="float">
            <text:p>0.7736168883</text:p>
          </table:table-cell>
          <table:table-cell office:value-type="float" office:value="0.5" calcext:value-type="float">
            <text:p>0.5</text:p>
          </table:table-cell>
          <table:table-cell table:formula="of:=0.5+0.5*SIN(-PI()/2+[.A66]/[.$D$1])" office:value-type="float" office:value="0.773616888287433" calcext:value-type="float">
            <text:p>0.7736168883</text:p>
          </table:table-cell>
          <table:table-cell table:formula="of:=[.L65]" office:value-type="float" office:value="0.779204825850804" calcext:value-type="float">
            <text:p>0.7792048259</text:p>
          </table:table-cell>
          <table:table-cell table:formula="of:=[.$F$1]*([.B66]-[.E66])" office:value-type="float" office:value="-0.0000558793756337061" calcext:value-type="float">
            <text:p>-5.58793756337061E-005</text:p>
          </table:table-cell>
          <table:table-cell table:formula="of:=-[.K65]*[.$G$1]" office:value-type="float" office:value="0.00138533552145819" calcext:value-type="float">
            <text:p>0.0013853355</text:p>
          </table:table-cell>
          <table:table-cell table:formula="of:=-POWER([.E66];[.$H$1])" office:value-type="float" office:value="-0.00056175766620947" calcext:value-type="float">
            <text:p>-0.0005617577</text:p>
          </table:table-cell>
          <table:table-cell/>
          <table:table-cell table:formula="of:=[.F66]+[.G66]+[.H66]" office:value-type="float" office:value="0.000767698479615011" calcext:value-type="float">
            <text:p>0.0007676985</text:p>
          </table:table-cell>
          <table:table-cell table:formula="of:=[.J66]+[.K65]" office:value-type="float" office:value="-0.00846787166343957" calcext:value-type="float">
            <text:p>-0.0084678717</text:p>
          </table:table-cell>
          <table:table-cell table:formula="of:=MAX(0;[.E66]+[.K66])" office:value-type="float" office:value="0.770736954187364" calcext:value-type="float">
            <text:p>0.7707369542</text:p>
          </table:table-cell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table:formula="of:=[.D67]" office:value-type="float" office:value="0.74513041067035" calcext:value-type="float">
            <text:p>0.7451304107</text:p>
          </table:table-cell>
          <table:table-cell office:value-type="float" office:value="0.5" calcext:value-type="float">
            <text:p>0.5</text:p>
          </table:table-cell>
          <table:table-cell table:formula="of:=0.5+0.5*SIN(-PI()/2+[.A67]/[.$D$1])" office:value-type="float" office:value="0.74513041067035" calcext:value-type="float">
            <text:p>0.7451304107</text:p>
          </table:table-cell>
          <table:table-cell table:formula="of:=[.L66]" office:value-type="float" office:value="0.770736954187364" calcext:value-type="float">
            <text:p>0.7707369542</text:p>
          </table:table-cell>
          <table:table-cell table:formula="of:=[.$F$1]*([.B67]-[.E67])" office:value-type="float" office:value="-0.000256065435170143" calcext:value-type="float">
            <text:p>-0.0002560654</text:p>
          </table:table-cell>
          <table:table-cell table:formula="of:=-[.K66]*[.$G$1]" office:value-type="float" office:value="0.00127018074951594" calcext:value-type="float">
            <text:p>0.0012701807</text:p>
          </table:table-cell>
          <table:table-cell table:formula="of:=-POWER([.E67];[.$H$1])" office:value-type="float" office:value="-0.000404748709178618" calcext:value-type="float">
            <text:p>-0.0004047487</text:p>
          </table:table-cell>
          <table:table-cell/>
          <table:table-cell table:formula="of:=[.F67]+[.G67]+[.H67]" office:value-type="float" office:value="0.000609366605167175" calcext:value-type="float">
            <text:p>0.0006093666</text:p>
          </table:table-cell>
          <table:table-cell table:formula="of:=[.J67]+[.K66]" office:value-type="float" office:value="-0.00785850505827239" calcext:value-type="float">
            <text:p>-0.0078585051</text:p>
          </table:table-cell>
          <table:table-cell table:formula="of:=MAX(0;[.E67]+[.K67])" office:value-type="float" office:value="0.762878449129092" calcext:value-type="float">
            <text:p>0.7628784491</text:p>
          </table:table-cell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table:formula="of:=[.D68]" office:value-type="float" office:value="0.715554868008473" calcext:value-type="float">
            <text:p>0.715554868</text:p>
          </table:table-cell>
          <table:table-cell office:value-type="float" office:value="0.5" calcext:value-type="float">
            <text:p>0.5</text:p>
          </table:table-cell>
          <table:table-cell table:formula="of:=0.5+0.5*SIN(-PI()/2+[.A68]/[.$D$1])" office:value-type="float" office:value="0.715554868008473" calcext:value-type="float">
            <text:p>0.715554868</text:p>
          </table:table-cell>
          <table:table-cell table:formula="of:=[.L67]" office:value-type="float" office:value="0.762878449129092" calcext:value-type="float">
            <text:p>0.7628784491</text:p>
          </table:table-cell>
          <table:table-cell table:formula="of:=[.$F$1]*([.B68]-[.E68])" office:value-type="float" office:value="-0.000473235811206186" calcext:value-type="float">
            <text:p>-0.0004732358</text:p>
          </table:table-cell>
          <table:table-cell table:formula="of:=-[.K67]*[.$G$1]" office:value-type="float" office:value="0.00117877575874086" calcext:value-type="float">
            <text:p>0.0011787758</text:p>
          </table:table-cell>
          <table:table-cell table:formula="of:=-POWER([.E68];[.$H$1])" office:value-type="float" office:value="-0.000297618823172516" calcext:value-type="float">
            <text:p>-0.0002976188</text:p>
          </table:table-cell>
          <table:table-cell/>
          <table:table-cell table:formula="of:=[.F68]+[.G68]+[.H68]" office:value-type="float" office:value="0.000407921124362157" calcext:value-type="float">
            <text:p>0.0004079211</text:p>
          </table:table-cell>
          <table:table-cell table:formula="of:=[.J68]+[.K67]" office:value-type="float" office:value="-0.00745058393391024" calcext:value-type="float">
            <text:p>-0.0074505839</text:p>
          </table:table-cell>
          <table:table-cell table:formula="of:=MAX(0;[.E68]+[.K68])" office:value-type="float" office:value="0.755427865195181" calcext:value-type="float">
            <text:p>0.7554278652</text:p>
          </table:table-cell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table:formula="of:=[.D69]" office:value-type="float" office:value="0.685021658481269" calcext:value-type="float">
            <text:p>0.6850216585</text:p>
          </table:table-cell>
          <table:table-cell office:value-type="float" office:value="0.5" calcext:value-type="float">
            <text:p>0.5</text:p>
          </table:table-cell>
          <table:table-cell table:formula="of:=0.5+0.5*SIN(-PI()/2+[.A69]/[.$D$1])" office:value-type="float" office:value="0.685021658481269" calcext:value-type="float">
            <text:p>0.6850216585</text:p>
          </table:table-cell>
          <table:table-cell table:formula="of:=[.L68]" office:value-type="float" office:value="0.755427865195181" calcext:value-type="float">
            <text:p>0.7554278652</text:p>
          </table:table-cell>
          <table:table-cell table:formula="of:=[.$F$1]*([.B69]-[.E69])" office:value-type="float" office:value="-0.000704062067139124" calcext:value-type="float">
            <text:p>-0.0007040621</text:p>
          </table:table-cell>
          <table:table-cell table:formula="of:=-[.K68]*[.$G$1]" office:value-type="float" office:value="0.00111758759008654" calcext:value-type="float">
            <text:p>0.0011175876</text:p>
          </table:table-cell>
          <table:table-cell table:formula="of:=-POWER([.E69];[.$H$1])" office:value-type="float" office:value="-0.000221712415507167" calcext:value-type="float">
            <text:p>-0.0002217124</text:p>
          </table:table-cell>
          <table:table-cell/>
          <table:table-cell table:formula="of:=[.F69]+[.G69]+[.H69]" office:value-type="float" office:value="0.000191813107440244" calcext:value-type="float">
            <text:p>0.0001918131</text:p>
          </table:table-cell>
          <table:table-cell table:formula="of:=[.J69]+[.K68]" office:value-type="float" office:value="-0.00725877082646999" calcext:value-type="float">
            <text:p>-0.0072587708</text:p>
          </table:table-cell>
          <table:table-cell table:formula="of:=MAX(0;[.E69]+[.K69])" office:value-type="float" office:value="0.748169094368711" calcext:value-type="float">
            <text:p>0.7481690944</text:p>
          </table:table-cell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table:formula="of:=[.D70]" office:value-type="float" office:value="0.65366643498921" calcext:value-type="float">
            <text:p>0.653666435</text:p>
          </table:table-cell>
          <table:table-cell office:value-type="float" office:value="0.5" calcext:value-type="float">
            <text:p>0.5</text:p>
          </table:table-cell>
          <table:table-cell table:formula="of:=0.5+0.5*SIN(-PI()/2+[.A70]/[.$D$1])" office:value-type="float" office:value="0.65366643498921" calcext:value-type="float">
            <text:p>0.653666435</text:p>
          </table:table-cell>
          <table:table-cell table:formula="of:=[.L69]" office:value-type="float" office:value="0.748169094368711" calcext:value-type="float">
            <text:p>0.7481690944</text:p>
          </table:table-cell>
          <table:table-cell table:formula="of:=[.$F$1]*([.B70]-[.E70])" office:value-type="float" office:value="-0.000945026593795019" calcext:value-type="float">
            <text:p>-0.0009450266</text:p>
          </table:table-cell>
          <table:table-cell table:formula="of:=-[.K69]*[.$G$1]" office:value-type="float" office:value="0.0010888156239705" calcext:value-type="float">
            <text:p>0.0010888156</text:p>
          </table:table-cell>
          <table:table-cell table:formula="of:=-POWER([.E70];[.$H$1])" office:value-type="float" office:value="-0.000165955988053892" calcext:value-type="float">
            <text:p>-0.000165956</text:p>
          </table:table-cell>
          <table:table-cell/>
          <table:table-cell table:formula="of:=[.F70]+[.G70]+[.H70]" office:value-type="float" office:value="-0.0000221669578784116" calcext:value-type="float">
            <text:p>-0.000022167</text:p>
          </table:table-cell>
          <table:table-cell table:formula="of:=[.J70]+[.K69]" office:value-type="float" office:value="-0.0072809377843484" calcext:value-type="float">
            <text:p>-0.0072809378</text:p>
          </table:table-cell>
          <table:table-cell table:formula="of:=MAX(0;[.E70]+[.K70])" office:value-type="float" office:value="0.740888156584363" calcext:value-type="float">
            <text:p>0.7408881566</text:p>
          </table:table-cell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table:formula="of:=[.D71]" office:value-type="float" office:value="0.621628502475259" calcext:value-type="float">
            <text:p>0.6216285025</text:p>
          </table:table-cell>
          <table:table-cell office:value-type="float" office:value="0.5" calcext:value-type="float">
            <text:p>0.5</text:p>
          </table:table-cell>
          <table:table-cell table:formula="of:=0.5+0.5*SIN(-PI()/2+[.A71]/[.$D$1])" office:value-type="float" office:value="0.621628502475259" calcext:value-type="float">
            <text:p>0.6216285025</text:p>
          </table:table-cell>
          <table:table-cell table:formula="of:=[.L70]" office:value-type="float" office:value="0.740888156584363" calcext:value-type="float">
            <text:p>0.7408881566</text:p>
          </table:table-cell>
          <table:table-cell table:formula="of:=[.$F$1]*([.B71]-[.E71])" office:value-type="float" office:value="-0.00119259654109105" calcext:value-type="float">
            <text:p>-0.0011925965</text:p>
          </table:table-cell>
          <table:table-cell table:formula="of:=-[.K70]*[.$G$1]" office:value-type="float" office:value="0.00109214066765226" calcext:value-type="float">
            <text:p>0.0010921407</text:p>
          </table:table-cell>
          <table:table-cell table:formula="of:=-POWER([.E71];[.$H$1])" office:value-type="float" office:value="-0.000123759792807597" calcext:value-type="float">
            <text:p>-0.0001237598</text:p>
          </table:table-cell>
          <table:table-cell/>
          <table:table-cell table:formula="of:=[.F71]+[.G71]+[.H71]" office:value-type="float" office:value="-0.000224215666246382" calcext:value-type="float">
            <text:p>-0.0002242157</text:p>
          </table:table-cell>
          <table:table-cell table:formula="of:=[.J71]+[.K70]" office:value-type="float" office:value="-0.00750515345059479" calcext:value-type="float">
            <text:p>-0.0075051535</text:p>
          </table:table-cell>
          <table:table-cell table:formula="of:=MAX(0;[.E71]+[.K71])" office:value-type="float" office:value="0.733383003133768" calcext:value-type="float">
            <text:p>0.7333830031</text:p>
          </table:table-cell>
        </table:table-row>
        <table:table-row table:style-name="ro1">
          <table:table-cell table:formula="of:=[.A71]+1" office:value-type="float" office:value="68" calcext:value-type="float">
            <text:p>68</text:p>
          </table:table-cell>
          <table:table-cell table:formula="of:=[.D72]" office:value-type="float" office:value="0.589050199021063" calcext:value-type="float">
            <text:p>0.589050199</text:p>
          </table:table-cell>
          <table:table-cell office:value-type="float" office:value="0.5" calcext:value-type="float">
            <text:p>0.5</text:p>
          </table:table-cell>
          <table:table-cell table:formula="of:=0.5+0.5*SIN(-PI()/2+[.A72]/[.$D$1])" office:value-type="float" office:value="0.589050199021063" calcext:value-type="float">
            <text:p>0.589050199</text:p>
          </table:table-cell>
          <table:table-cell table:formula="of:=[.L71]" office:value-type="float" office:value="0.733383003133768" calcext:value-type="float">
            <text:p>0.7333830031</text:p>
          </table:table-cell>
          <table:table-cell table:formula="of:=[.$F$1]*([.B72]-[.E72])" office:value-type="float" office:value="-0.00144332804112705" calcext:value-type="float">
            <text:p>-0.001443328</text:p>
          </table:table-cell>
          <table:table-cell table:formula="of:=-[.K71]*[.$G$1]" office:value-type="float" office:value="0.00112577301758922" calcext:value-type="float">
            <text:p>0.001125773</text:p>
          </table:table-cell>
          <table:table-cell table:formula="of:=-POWER([.E72];[.$H$1])" office:value-type="float" office:value="-0.0000911853808396345" calcext:value-type="float">
            <text:p>-9.11853808396345E-005</text:p>
          </table:table-cell>
          <table:table-cell/>
          <table:table-cell table:formula="of:=[.F72]+[.G72]+[.H72]" office:value-type="float" office:value="-0.000408740404377468" calcext:value-type="float">
            <text:p>-0.0004087404</text:p>
          </table:table-cell>
          <table:table-cell table:formula="of:=[.J72]+[.K71]" office:value-type="float" office:value="-0.00791389385497225" calcext:value-type="float">
            <text:p>-0.0079138939</text:p>
          </table:table-cell>
          <table:table-cell table:formula="of:=MAX(0;[.E72]+[.K72])" office:value-type="float" office:value="0.725469109278796" calcext:value-type="float">
            <text:p>0.7254691093</text:p>
          </table:table-cell>
        </table:table-row>
        <table:table-row table:style-name="ro1">
          <table:table-cell table:formula="of:=[.A72]+1" office:value-type="float" office:value="69" calcext:value-type="float">
            <text:p>69</text:p>
          </table:table-cell>
          <table:table-cell table:formula="of:=[.D73]" office:value-type="float" office:value="0.556076263467527" calcext:value-type="float">
            <text:p>0.5560762635</text:p>
          </table:table-cell>
          <table:table-cell office:value-type="float" office:value="0.5" calcext:value-type="float">
            <text:p>0.5</text:p>
          </table:table-cell>
          <table:table-cell table:formula="of:=0.5+0.5*SIN(-PI()/2+[.A73]/[.$D$1])" office:value-type="float" office:value="0.556076263467527" calcext:value-type="float">
            <text:p>0.5560762635</text:p>
          </table:table-cell>
          <table:table-cell table:formula="of:=[.L72]" office:value-type="float" office:value="0.725469109278796" calcext:value-type="float">
            <text:p>0.7254691093</text:p>
          </table:table-cell>
          <table:table-cell table:formula="of:=[.$F$1]*([.B73]-[.E73])" office:value-type="float" office:value="-0.00169392845811269" calcext:value-type="float">
            <text:p>-0.0016939285</text:p>
          </table:table-cell>
          <table:table-cell table:formula="of:=-[.K72]*[.$G$1]" office:value-type="float" office:value="0.00118708407824584" calcext:value-type="float">
            <text:p>0.0011870841</text:p>
          </table:table-cell>
          <table:table-cell table:formula="of:=-POWER([.E73];[.$H$1])" office:value-type="float" office:value="-0.0000658518139975019" calcext:value-type="float">
            <text:p>-6.58518139975019E-005</text:p>
          </table:table-cell>
          <table:table-cell/>
          <table:table-cell table:formula="of:=[.F73]+[.G73]+[.H73]" office:value-type="float" office:value="-0.000572696193864352" calcext:value-type="float">
            <text:p>-0.0005726962</text:p>
          </table:table-cell>
          <table:table-cell table:formula="of:=[.J73]+[.K72]" office:value-type="float" office:value="-0.00848659004883661" calcext:value-type="float">
            <text:p>-0.00848659</text:p>
          </table:table-cell>
          <table:table-cell table:formula="of:=MAX(0;[.E73]+[.K73])" office:value-type="float" office:value="0.71698251922996" calcext:value-type="float">
            <text:p>0.7169825192</text:p>
          </table:table-cell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table:formula="of:=[.D74]" office:value-type="float" office:value="0.52285319236929" calcext:value-type="float">
            <text:p>0.5228531924</text:p>
          </table:table-cell>
          <table:table-cell office:value-type="float" office:value="0.5" calcext:value-type="float">
            <text:p>0.5</text:p>
          </table:table-cell>
          <table:table-cell table:formula="of:=0.5+0.5*SIN(-PI()/2+[.A74]/[.$D$1])" office:value-type="float" office:value="0.52285319236929" calcext:value-type="float">
            <text:p>0.5228531924</text:p>
          </table:table-cell>
          <table:table-cell table:formula="of:=[.L73]" office:value-type="float" office:value="0.71698251922996" calcext:value-type="float">
            <text:p>0.7169825192</text:p>
          </table:table-cell>
          <table:table-cell table:formula="of:=[.$F$1]*([.B74]-[.E74])" office:value-type="float" office:value="-0.00194129326860669" calcext:value-type="float">
            <text:p>-0.0019412933</text:p>
          </table:table-cell>
          <table:table-cell table:formula="of:=-[.K73]*[.$G$1]" office:value-type="float" office:value="0.00127298850732549" calcext:value-type="float">
            <text:p>0.0012729885</text:p>
          </table:table-cell>
          <table:table-cell table:formula="of:=-POWER([.E74];[.$H$1])" office:value-type="float" office:value="-0.000046265474167749" calcext:value-type="float">
            <text:p>-4.6265474167749E-005</text:p>
          </table:table-cell>
          <table:table-cell/>
          <table:table-cell table:formula="of:=[.F74]+[.G74]+[.H74]" office:value-type="float" office:value="-0.000714570235448953" calcext:value-type="float">
            <text:p>-0.0007145702</text:p>
          </table:table-cell>
          <table:table-cell table:formula="of:=[.J74]+[.K73]" office:value-type="float" office:value="-0.00920116028428556" calcext:value-type="float">
            <text:p>-0.0092011603</text:p>
          </table:table-cell>
          <table:table-cell table:formula="of:=MAX(0;[.E74]+[.K74])" office:value-type="float" office:value="0.707781358945674" calcext:value-type="float">
            <text:p>0.7077813589</text:p>
          </table:table-cell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table:formula="of:=[.D75]" office:value-type="float" office:value="0.489528589140041" calcext:value-type="float">
            <text:p>0.4895285891</text:p>
          </table:table-cell>
          <table:table-cell office:value-type="float" office:value="0.5" calcext:value-type="float">
            <text:p>0.5</text:p>
          </table:table-cell>
          <table:table-cell table:formula="of:=0.5+0.5*SIN(-PI()/2+[.A75]/[.$D$1])" office:value-type="float" office:value="0.489528589140041" calcext:value-type="float">
            <text:p>0.4895285891</text:p>
          </table:table-cell>
          <table:table-cell table:formula="of:=[.L74]" office:value-type="float" office:value="0.707781358945674" calcext:value-type="float">
            <text:p>0.7077813589</text:p>
          </table:table-cell>
          <table:table-cell table:formula="of:=[.$F$1]*([.B75]-[.E75])" office:value-type="float" office:value="-0.00218252769805633" calcext:value-type="float">
            <text:p>-0.0021825277</text:p>
          </table:table-cell>
          <table:table-cell table:formula="of:=-[.K74]*[.$G$1]" office:value-type="float" office:value="0.00138017404264283" calcext:value-type="float">
            <text:p>0.001380174</text:p>
          </table:table-cell>
          <table:table-cell table:formula="of:=-POWER([.E75];[.$H$1])" office:value-type="float" office:value="-0.0000314031785991034" calcext:value-type="float">
            <text:p>-3.14031785991034E-005</text:p>
          </table:table-cell>
          <table:table-cell/>
          <table:table-cell table:formula="of:=[.F75]+[.G75]+[.H75]" office:value-type="float" office:value="-0.000833756834012601" calcext:value-type="float">
            <text:p>-0.0008337568</text:p>
          </table:table-cell>
          <table:table-cell table:formula="of:=[.J75]+[.K74]" office:value-type="float" office:value="-0.0100349171182982" calcext:value-type="float">
            <text:p>-0.0100349171</text:p>
          </table:table-cell>
          <table:table-cell table:formula="of:=MAX(0;[.E75]+[.K75])" office:value-type="float" office:value="0.697746441827376" calcext:value-type="float">
            <text:p>0.6977464418</text:p>
          </table:table-cell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table:formula="of:=[.D76]" office:value-type="float" office:value="0.456250508280277" calcext:value-type="float">
            <text:p>0.4562505083</text:p>
          </table:table-cell>
          <table:table-cell office:value-type="float" office:value="0.5" calcext:value-type="float">
            <text:p>0.5</text:p>
          </table:table-cell>
          <table:table-cell table:formula="of:=0.5+0.5*SIN(-PI()/2+[.A76]/[.$D$1])" office:value-type="float" office:value="0.456250508280277" calcext:value-type="float">
            <text:p>0.4562505083</text:p>
          </table:table-cell>
          <table:table-cell table:formula="of:=[.L75]" office:value-type="float" office:value="0.697746441827376" calcext:value-type="float">
            <text:p>0.6977464418</text:p>
          </table:table-cell>
          <table:table-cell table:formula="of:=[.$F$1]*([.B76]-[.E76])" office:value-type="float" office:value="-0.00241495933547099" calcext:value-type="float">
            <text:p>-0.0024149593</text:p>
          </table:table-cell>
          <table:table-cell table:formula="of:=-[.K75]*[.$G$1]" office:value-type="float" office:value="0.00150523756774472" calcext:value-type="float">
            <text:p>0.0015052376</text:p>
          </table:table-cell>
          <table:table-cell table:formula="of:=-POWER([.E76];[.$H$1])" office:value-type="float" office:value="-0.000020461096997015" calcext:value-type="float">
            <text:p>-2.0461096997015E-005</text:p>
          </table:table-cell>
          <table:table-cell/>
          <table:table-cell table:formula="of:=[.F76]+[.G76]+[.H76]" office:value-type="float" office:value="-0.000930182864723282" calcext:value-type="float">
            <text:p>-0.0009301829</text:p>
          </table:table-cell>
          <table:table-cell table:formula="of:=[.J76]+[.K75]" office:value-type="float" office:value="-0.0109650999830214" calcext:value-type="float">
            <text:p>-0.0109651</text:p>
          </table:table-cell>
          <table:table-cell table:formula="of:=MAX(0;[.E76]+[.K76])" office:value-type="float" office:value="0.686781341844354" calcext:value-type="float">
            <text:p>0.6867813418</text:p>
          </table:table-cell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table:formula="of:=[.D77]" office:value-type="float" office:value="0.423166797600978" calcext:value-type="float">
            <text:p>0.4231667976</text:p>
          </table:table-cell>
          <table:table-cell office:value-type="float" office:value="0.5" calcext:value-type="float">
            <text:p>0.5</text:p>
          </table:table-cell>
          <table:table-cell table:formula="of:=0.5+0.5*SIN(-PI()/2+[.A77]/[.$D$1])" office:value-type="float" office:value="0.423166797600978" calcext:value-type="float">
            <text:p>0.4231667976</text:p>
          </table:table-cell>
          <table:table-cell table:formula="of:=[.L76]" office:value-type="float" office:value="0.686781341844354" calcext:value-type="float">
            <text:p>0.6867813418</text:p>
          </table:table-cell>
          <table:table-cell table:formula="of:=[.$F$1]*([.B77]-[.E77])" office:value-type="float" office:value="-0.00263614544243377" calcext:value-type="float">
            <text:p>-0.0026361454</text:p>
          </table:table-cell>
          <table:table-cell table:formula="of:=-[.K76]*[.$G$1]" office:value-type="float" office:value="0.00164476499745322" calcext:value-type="float">
            <text:p>0.001644765</text:p>
          </table:table-cell>
          <table:table-cell table:formula="of:=-POWER([.E77];[.$H$1])" office:value-type="float" office:value="-0.0000127219779398901" calcext:value-type="float">
            <text:p>-0.000012722</text:p>
          </table:table-cell>
          <table:table-cell/>
          <table:table-cell table:formula="of:=[.F77]+[.G77]+[.H77]" office:value-type="float" office:value="-0.00100410242292044" calcext:value-type="float">
            <text:p>-0.0010041024</text:p>
          </table:table-cell>
          <table:table-cell table:formula="of:=[.J77]+[.K76]" office:value-type="float" office:value="-0.0119692024059419" calcext:value-type="float">
            <text:p>-0.0119692024</text:p>
          </table:table-cell>
          <table:table-cell table:formula="of:=MAX(0;[.E77]+[.K77])" office:value-type="float" office:value="0.674812139438413" calcext:value-type="float">
            <text:p>0.6748121394</text:p>
          </table:table-cell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table:formula="of:=[.D78]" office:value-type="float" office:value="0.390424441365557" calcext:value-type="float">
            <text:p>0.3904244414</text:p>
          </table:table-cell>
          <table:table-cell office:value-type="float" office:value="0.5" calcext:value-type="float">
            <text:p>0.5</text:p>
          </table:table-cell>
          <table:table-cell table:formula="of:=0.5+0.5*SIN(-PI()/2+[.A78]/[.$D$1])" office:value-type="float" office:value="0.390424441365557" calcext:value-type="float">
            <text:p>0.3904244414</text:p>
          </table:table-cell>
          <table:table-cell table:formula="of:=[.L77]" office:value-type="float" office:value="0.674812139438413" calcext:value-type="float">
            <text:p>0.6748121394</text:p>
          </table:table-cell>
          <table:table-cell table:formula="of:=[.$F$1]*([.B78]-[.E78])" office:value-type="float" office:value="-0.00284387698072855" calcext:value-type="float">
            <text:p>-0.002843877</text:p>
          </table:table-cell>
          <table:table-cell table:formula="of:=-[.K77]*[.$G$1]" office:value-type="float" office:value="0.00179538036089128" calcext:value-type="float">
            <text:p>0.0017953804</text:p>
          </table:table-cell>
          <table:table-cell table:formula="of:=-POWER([.E78];[.$H$1])" office:value-type="float" office:value="-0.00000750734890129065" calcext:value-type="float">
            <text:p>-7.50734890129065E-006</text:p>
          </table:table-cell>
          <table:table-cell/>
          <table:table-cell table:formula="of:=[.F78]+[.G78]+[.H78]" office:value-type="float" office:value="-0.00105600396873856" calcext:value-type="float">
            <text:p>-0.001056004</text:p>
          </table:table-cell>
          <table:table-cell table:formula="of:=[.J78]+[.K77]" office:value-type="float" office:value="-0.0130252063746804" calcext:value-type="float">
            <text:p>-0.0130252064</text:p>
          </table:table-cell>
          <table:table-cell table:formula="of:=MAX(0;[.E78]+[.K78])" office:value-type="float" office:value="0.661786933063732" calcext:value-type="float">
            <text:p>0.6617869331</text:p>
          </table:table-cell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table:formula="of:=[.D79]" office:value-type="float" office:value="0.358168907268387" calcext:value-type="float">
            <text:p>0.3581689073</text:p>
          </table:table-cell>
          <table:table-cell office:value-type="float" office:value="0.5" calcext:value-type="float">
            <text:p>0.5</text:p>
          </table:table-cell>
          <table:table-cell table:formula="of:=0.5+0.5*SIN(-PI()/2+[.A79]/[.$D$1])" office:value-type="float" office:value="0.358168907268387" calcext:value-type="float">
            <text:p>0.3581689073</text:p>
          </table:table-cell>
          <table:table-cell table:formula="of:=[.L78]" office:value-type="float" office:value="0.661786933063732" calcext:value-type="float">
            <text:p>0.6617869331</text:p>
          </table:table-cell>
          <table:table-cell table:formula="of:=[.$F$1]*([.B79]-[.E79])" office:value-type="float" office:value="-0.00303618025795345" calcext:value-type="float">
            <text:p>-0.0030361803</text:p>
          </table:table-cell>
          <table:table-cell table:formula="of:=-[.K78]*[.$G$1]" office:value-type="float" office:value="0.00195378095620207" calcext:value-type="float">
            <text:p>0.001953781</text:p>
          </table:table-cell>
          <table:table-cell table:formula="of:=-POWER([.E79];[.$H$1])" office:value-type="float" office:value="-0.00000418355645394396" calcext:value-type="float">
            <text:p>-4.18355645394396E-006</text:p>
          </table:table-cell>
          <table:table-cell/>
          <table:table-cell table:formula="of:=[.F79]+[.G79]+[.H79]" office:value-type="float" office:value="-0.00108658285820533" calcext:value-type="float">
            <text:p>-0.0010865829</text:p>
          </table:table-cell>
          <table:table-cell table:formula="of:=[.J79]+[.K78]" office:value-type="float" office:value="-0.0141117892328858" calcext:value-type="float">
            <text:p>-0.0141117892</text:p>
          </table:table-cell>
          <table:table-cell table:formula="of:=MAX(0;[.E79]+[.K79])" office:value-type="float" office:value="0.647675143830846" calcext:value-type="float">
            <text:p>0.6476751438</text:p>
          </table:table-cell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table:formula="of:=[.D80]" office:value-type="float" office:value="0.326543500151123" calcext:value-type="float">
            <text:p>0.3265435002</text:p>
          </table:table-cell>
          <table:table-cell office:value-type="float" office:value="0.5" calcext:value-type="float">
            <text:p>0.5</text:p>
          </table:table-cell>
          <table:table-cell table:formula="of:=0.5+0.5*SIN(-PI()/2+[.A80]/[.$D$1])" office:value-type="float" office:value="0.326543500151123" calcext:value-type="float">
            <text:p>0.3265435002</text:p>
          </table:table-cell>
          <table:table-cell table:formula="of:=[.L79]" office:value-type="float" office:value="0.647675143830846" calcext:value-type="float">
            <text:p>0.6476751438</text:p>
          </table:table-cell>
          <table:table-cell table:formula="of:=[.$F$1]*([.B80]-[.E80])" office:value-type="float" office:value="-0.00321131643679724" calcext:value-type="float">
            <text:p>-0.0032113164</text:p>
          </table:table-cell>
          <table:table-cell table:formula="of:=-[.K79]*[.$G$1]" office:value-type="float" office:value="0.00211676838493287" calcext:value-type="float">
            <text:p>0.0021167684</text:p>
          </table:table-cell>
          <table:table-cell table:formula="of:=-POWER([.E80];[.$H$1])" office:value-type="float" office:value="-0.00000219137602953092" calcext:value-type="float">
            <text:p>-2.19137602953092E-006</text:p>
          </table:table-cell>
          <table:table-cell/>
          <table:table-cell table:formula="of:=[.F80]+[.G80]+[.H80]" office:value-type="float" office:value="-0.0010967394278939" calcext:value-type="float">
            <text:p>-0.0010967394</text:p>
          </table:table-cell>
          <table:table-cell table:formula="of:=[.J80]+[.K79]" office:value-type="float" office:value="-0.0152085286607797" calcext:value-type="float">
            <text:p>-0.0152085287</text:p>
          </table:table-cell>
          <table:table-cell table:formula="of:=MAX(0;[.E80]+[.K80])" office:value-type="float" office:value="0.632466615170067" calcext:value-type="float">
            <text:p>0.6324666152</text:p>
          </table:table-cell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table:formula="of:=[.D81]" office:value-type="float" office:value="0.295688725328158" calcext:value-type="float">
            <text:p>0.2956887253</text:p>
          </table:table-cell>
          <table:table-cell office:value-type="float" office:value="0.5" calcext:value-type="float">
            <text:p>0.5</text:p>
          </table:table-cell>
          <table:table-cell table:formula="of:=0.5+0.5*SIN(-PI()/2+[.A81]/[.$D$1])" office:value-type="float" office:value="0.295688725328158" calcext:value-type="float">
            <text:p>0.2956887253</text:p>
          </table:table-cell>
          <table:table-cell table:formula="of:=[.L80]" office:value-type="float" office:value="0.632466615170067" calcext:value-type="float">
            <text:p>0.6324666152</text:p>
          </table:table-cell>
          <table:table-cell table:formula="of:=[.$F$1]*([.B81]-[.E81])" office:value-type="float" office:value="-0.00336777889841909" calcext:value-type="float">
            <text:p>-0.0033677789</text:p>
          </table:table-cell>
          <table:table-cell table:formula="of:=-[.K80]*[.$G$1]" office:value-type="float" office:value="0.00228127929911695" calcext:value-type="float">
            <text:p>0.0022812793</text:p>
          </table:table-cell>
          <table:table-cell table:formula="of:=-POWER([.E81];[.$H$1])" office:value-type="float" office:value="-0.00000107430645427896" calcext:value-type="float">
            <text:p>-1.07430645427896E-006</text:p>
          </table:table-cell>
          <table:table-cell/>
          <table:table-cell table:formula="of:=[.F81]+[.G81]+[.H81]" office:value-type="float" office:value="-0.00108757390575641" calcext:value-type="float">
            <text:p>-0.0010875739</text:p>
          </table:table-cell>
          <table:table-cell table:formula="of:=[.J81]+[.K80]" office:value-type="float" office:value="-0.0162961025665361" calcext:value-type="float">
            <text:p>-0.0162961026</text:p>
          </table:table-cell>
          <table:table-cell table:formula="of:=MAX(0;[.E81]+[.K81])" office:value-type="float" office:value="0.61617051260353" calcext:value-type="float">
            <text:p>0.6161705126</text:p>
          </table:table-cell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table:formula="of:=[.D82]" office:value-type="float" office:value="0.265741664349811" calcext:value-type="float">
            <text:p>0.2657416643</text:p>
          </table:table-cell>
          <table:table-cell office:value-type="float" office:value="0.5" calcext:value-type="float">
            <text:p>0.5</text:p>
          </table:table-cell>
          <table:table-cell table:formula="of:=0.5+0.5*SIN(-PI()/2+[.A82]/[.$D$1])" office:value-type="float" office:value="0.265741664349811" calcext:value-type="float">
            <text:p>0.2657416643</text:p>
          </table:table-cell>
          <table:table-cell table:formula="of:=[.L81]" office:value-type="float" office:value="0.61617051260353" calcext:value-type="float">
            <text:p>0.6161705126</text:p>
          </table:table-cell>
          <table:table-cell table:formula="of:=[.$F$1]*([.B82]-[.E82])" office:value-type="float" office:value="-0.00350428848253719" calcext:value-type="float">
            <text:p>-0.0035042885</text:p>
          </table:table-cell>
          <table:table-cell table:formula="of:=-[.K81]*[.$G$1]" office:value-type="float" office:value="0.00244441538498041" calcext:value-type="float">
            <text:p>0.0024444154</text:p>
          </table:table-cell>
          <table:table-cell table:formula="of:=-POWER([.E82];[.$H$1])" office:value-type="float" office:value="-0.000000490938767190856" calcext:value-type="float">
            <text:p>-4.90938767190856E-007</text:p>
          </table:table-cell>
          <table:table-cell/>
          <table:table-cell table:formula="of:=[.F82]+[.G82]+[.H82]" office:value-type="float" office:value="-0.00106036403632397" calcext:value-type="float">
            <text:p>-0.001060364</text:p>
          </table:table-cell>
          <table:table-cell table:formula="of:=[.J82]+[.K81]" office:value-type="float" office:value="-0.0173564666028601" calcext:value-type="float">
            <text:p>-0.0173564666</text:p>
          </table:table-cell>
          <table:table-cell table:formula="of:=MAX(0;[.E82]+[.K82])" office:value-type="float" office:value="0.59881404600067" calcext:value-type="float">
            <text:p>0.598814046</text:p>
          </table:table-cell>
        </table:table-row>
        <table:table-row table:style-name="ro1">
          <table:table-cell table:formula="of:=[.A82]+1" office:value-type="float" office:value="79" calcext:value-type="float">
            <text:p>79</text:p>
          </table:table-cell>
          <table:table-cell table:formula="of:=[.D83]" office:value-type="float" office:value="0.236835365976604" calcext:value-type="float">
            <text:p>0.236835366</text:p>
          </table:table-cell>
          <table:table-cell office:value-type="float" office:value="0.5" calcext:value-type="float">
            <text:p>0.5</text:p>
          </table:table-cell>
          <table:table-cell table:formula="of:=0.5+0.5*SIN(-PI()/2+[.A83]/[.$D$1])" office:value-type="float" office:value="0.236835365976604" calcext:value-type="float">
            <text:p>0.236835366</text:p>
          </table:table-cell>
          <table:table-cell table:formula="of:=[.L82]" office:value-type="float" office:value="0.59881404600067" calcext:value-type="float">
            <text:p>0.598814046</text:p>
          </table:table-cell>
          <table:table-cell table:formula="of:=[.$F$1]*([.B83]-[.E83])" office:value-type="float" office:value="-0.00361978680024066" calcext:value-type="float">
            <text:p>-0.0036197868</text:p>
          </table:table-cell>
          <table:table-cell table:formula="of:=-[.K82]*[.$G$1]" office:value-type="float" office:value="0.00260346999042901" calcext:value-type="float">
            <text:p>0.00260347</text:p>
          </table:table-cell>
          <table:table-cell table:formula="of:=-POWER([.E83];[.$H$1])" office:value-type="float" office:value="-0.000000208333621244647" calcext:value-type="float">
            <text:p>-2.08333621244647E-007</text:p>
          </table:table-cell>
          <table:table-cell/>
          <table:table-cell table:formula="of:=[.F83]+[.G83]+[.H83]" office:value-type="float" office:value="-0.0010165251434329" calcext:value-type="float">
            <text:p>-0.0010165251</text:p>
          </table:table-cell>
          <table:table-cell table:formula="of:=[.J83]+[.K82]" office:value-type="float" office:value="-0.018372991746293" calcext:value-type="float">
            <text:p>-0.0183729917</text:p>
          </table:table-cell>
          <table:table-cell table:formula="of:=MAX(0;[.E83]+[.K83])" office:value-type="float" office:value="0.580441054254378" calcext:value-type="float">
            <text:p>0.5804410543</text:p>
          </table:table-cell>
        </table:table-row>
        <table:table-row table:style-name="ro1">
          <table:table-cell table:formula="of:=[.A83]+1" office:value-type="float" office:value="80" calcext:value-type="float">
            <text:p>80</text:p>
          </table:table-cell>
          <table:table-cell table:formula="of:=[.D84]" office:value-type="float" office:value="0.209098255070415" calcext:value-type="float">
            <text:p>0.2090982551</text:p>
          </table:table-cell>
          <table:table-cell office:value-type="float" office:value="1" calcext:value-type="float">
            <text:p>1</text:p>
          </table:table-cell>
          <table:table-cell table:formula="of:=0.5+0.5*SIN(-PI()/2+[.A84]/[.$D$1])" office:value-type="float" office:value="0.209098255070415" calcext:value-type="float">
            <text:p>0.2090982551</text:p>
          </table:table-cell>
          <table:table-cell table:formula="of:=[.L83]" office:value-type="float" office:value="0.580441054254378" calcext:value-type="float">
            <text:p>0.5804410543</text:p>
          </table:table-cell>
          <table:table-cell table:formula="of:=[.$F$1]*([.B84]-[.E84])" office:value-type="float" office:value="-0.00371342799183963" calcext:value-type="float">
            <text:p>-0.003713428</text:p>
          </table:table-cell>
          <table:table-cell table:formula="of:=-[.K83]*[.$G$1]" office:value-type="float" office:value="0.00275594876194394" calcext:value-type="float">
            <text:p>0.0027559488</text:p>
          </table:table-cell>
          <table:table-cell table:formula="of:=-POWER([.E84];[.$H$1])" office:value-type="float" office:value="-0.0000000817981850068226" calcext:value-type="float">
            <text:p>-8.17981850068226E-008</text:p>
          </table:table-cell>
          <table:table-cell/>
          <table:table-cell table:formula="of:=[.F84]+[.G84]+[.H84]" office:value-type="float" office:value="-0.000957561028080692" calcext:value-type="float">
            <text:p>-0.000957561</text:p>
          </table:table-cell>
          <table:table-cell table:formula="of:=[.J84]+[.K83]" office:value-type="float" office:value="-0.0193305527743737" calcext:value-type="float">
            <text:p>-0.0193305528</text:p>
          </table:table-cell>
          <table:table-cell table:formula="of:=MAX(0;[.E84]+[.K84])" office:value-type="float" office:value="0.561110501480004" calcext:value-type="float">
            <text:p>0.5611105015</text:p>
          </table:table-cell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table:formula="of:=[.D85]" office:value-type="float" office:value="0.182653562028683" calcext:value-type="float">
            <text:p>0.182653562</text:p>
          </table:table-cell>
          <table:table-cell office:value-type="float" office:value="1" calcext:value-type="float">
            <text:p>1</text:p>
          </table:table-cell>
          <table:table-cell table:formula="of:=0.5+0.5*SIN(-PI()/2+[.A85]/[.$D$1])" office:value-type="float" office:value="0.182653562028683" calcext:value-type="float">
            <text:p>0.182653562</text:p>
          </table:table-cell>
          <table:table-cell table:formula="of:=[.L84]" office:value-type="float" office:value="0.561110501480004" calcext:value-type="float">
            <text:p>0.5611105015</text:p>
          </table:table-cell>
          <table:table-cell table:formula="of:=[.$F$1]*([.B85]-[.E85])" office:value-type="float" office:value="-0.00378456939451321" calcext:value-type="float">
            <text:p>-0.0037845694</text:p>
          </table:table-cell>
          <table:table-cell table:formula="of:=-[.K84]*[.$G$1]" office:value-type="float" office:value="0.00289958291615605" calcext:value-type="float">
            <text:p>0.0028995829</text:p>
          </table:table-cell>
          <table:table-cell table:formula="of:=-POWER([.E85];[.$H$1])" office:value-type="float" office:value="-0.0000000296109202696574" calcext:value-type="float">
            <text:p>-2.96109202696574E-008</text:p>
          </table:table-cell>
          <table:table-cell/>
          <table:table-cell table:formula="of:=[.F85]+[.G85]+[.H85]" office:value-type="float" office:value="-0.000885016089277434" calcext:value-type="float">
            <text:p>-0.0008850161</text:p>
          </table:table-cell>
          <table:table-cell table:formula="of:=[.J85]+[.K84]" office:value-type="float" office:value="-0.0202155688636511" calcext:value-type="float">
            <text:p>-0.0202155689</text:p>
          </table:table-cell>
          <table:table-cell table:formula="of:=MAX(0;[.E85]+[.K85])" office:value-type="float" office:value="0.540894932616353" calcext:value-type="float">
            <text:p>0.5408949326</text:p>
          </table:table-cell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table:formula="of:=[.D86]" office:value-type="float" office:value="0.157618775296573" calcext:value-type="float">
            <text:p>0.1576187753</text:p>
          </table:table-cell>
          <table:table-cell office:value-type="float" office:value="1" calcext:value-type="float">
            <text:p>1</text:p>
          </table:table-cell>
          <table:table-cell table:formula="of:=0.5+0.5*SIN(-PI()/2+[.A86]/[.$D$1])" office:value-type="float" office:value="0.157618775296573" calcext:value-type="float">
            <text:p>0.1576187753</text:p>
          </table:table-cell>
          <table:table-cell table:formula="of:=[.L85]" office:value-type="float" office:value="0.540894932616353" calcext:value-type="float">
            <text:p>0.5408949326</text:p>
          </table:table-cell>
          <table:table-cell table:formula="of:=[.$F$1]*([.B86]-[.E86])" office:value-type="float" office:value="-0.0038327615731978" calcext:value-type="float">
            <text:p>-0.0038327616</text:p>
          </table:table-cell>
          <table:table-cell table:formula="of:=-[.K85]*[.$G$1]" office:value-type="float" office:value="0.00303233532954766" calcext:value-type="float">
            <text:p>0.0030323353</text:p>
          </table:table-cell>
          <table:table-cell table:formula="of:=-POWER([.E86];[.$H$1])" office:value-type="float" office:value="-0.00000000984889217775074" calcext:value-type="float">
            <text:p>-9.84889217775074E-009</text:p>
          </table:table-cell>
          <table:table-cell/>
          <table:table-cell table:formula="of:=[.F86]+[.G86]+[.H86]" office:value-type="float" office:value="-0.000800436092542316" calcext:value-type="float">
            <text:p>-0.0008004361</text:p>
          </table:table-cell>
          <table:table-cell table:formula="of:=[.J86]+[.K85]" office:value-type="float" office:value="-0.0210160049561934" calcext:value-type="float">
            <text:p>-0.021016005</text:p>
          </table:table-cell>
          <table:table-cell table:formula="of:=MAX(0;[.E86]+[.K86])" office:value-type="float" office:value="0.519878927660159" calcext:value-type="float">
            <text:p>0.5198789277</text:p>
          </table:table-cell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table:formula="of:=[.D87]" office:value-type="float" office:value="0.134105119389473" calcext:value-type="float">
            <text:p>0.1341051194</text:p>
          </table:table-cell>
          <table:table-cell office:value-type="float" office:value="1" calcext:value-type="float">
            <text:p>1</text:p>
          </table:table-cell>
          <table:table-cell table:formula="of:=0.5+0.5*SIN(-PI()/2+[.A87]/[.$D$1])" office:value-type="float" office:value="0.134105119389473" calcext:value-type="float">
            <text:p>0.1341051194</text:p>
          </table:table-cell>
          <table:table-cell table:formula="of:=[.L86]" office:value-type="float" office:value="0.519878927660159" calcext:value-type="float">
            <text:p>0.5198789277</text:p>
          </table:table-cell>
          <table:table-cell table:formula="of:=[.$F$1]*([.B87]-[.E87])" office:value-type="float" office:value="-0.00385773808270687" calcext:value-type="float">
            <text:p>-0.0038577381</text:p>
          </table:table-cell>
          <table:table-cell table:formula="of:=-[.K86]*[.$G$1]" office:value-type="float" office:value="0.00315240074342901" calcext:value-type="float">
            <text:p>0.0031524007</text:p>
          </table:table-cell>
          <table:table-cell table:formula="of:=-POWER([.E87];[.$H$1])" office:value-type="float" office:value="-0.00000000299962133423584" calcext:value-type="float">
            <text:p>-0.000000003</text:p>
          </table:table-cell>
          <table:table-cell/>
          <table:table-cell table:formula="of:=[.F87]+[.G87]+[.H87]" office:value-type="float" office:value="-0.00070534033889919" calcext:value-type="float">
            <text:p>-0.0007053403</text:p>
          </table:table-cell>
          <table:table-cell table:formula="of:=[.J87]+[.K86]" office:value-type="float" office:value="-0.0217213452950926" calcext:value-type="float">
            <text:p>-0.0217213453</text:p>
          </table:table-cell>
          <table:table-cell table:formula="of:=MAX(0;[.E87]+[.K87])" office:value-type="float" office:value="0.498157582365067" calcext:value-type="float">
            <text:p>0.4981575824</text:p>
          </table:table-cell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table:formula="of:=[.D88]" office:value-type="float" office:value="0.112217060744875" calcext:value-type="float">
            <text:p>0.1122170607</text:p>
          </table:table-cell>
          <table:table-cell office:value-type="float" office:value="1" calcext:value-type="float">
            <text:p>1</text:p>
          </table:table-cell>
          <table:table-cell table:formula="of:=0.5+0.5*SIN(-PI()/2+[.A88]/[.$D$1])" office:value-type="float" office:value="0.112217060744875" calcext:value-type="float">
            <text:p>0.1122170607</text:p>
          </table:table-cell>
          <table:table-cell table:formula="of:=[.L87]" office:value-type="float" office:value="0.498157582365067" calcext:value-type="float">
            <text:p>0.4981575824</text:p>
          </table:table-cell>
          <table:table-cell table:formula="of:=[.$F$1]*([.B88]-[.E88])" office:value-type="float" office:value="-0.00385940521620192" calcext:value-type="float">
            <text:p>-0.0038594052</text:p>
          </table:table-cell>
          <table:table-cell table:formula="of:=-[.K87]*[.$G$1]" office:value-type="float" office:value="0.00325820179426389" calcext:value-type="float">
            <text:p>0.0032582018</text:p>
          </table:table-cell>
          <table:table-cell table:formula="of:=-POWER([.E88];[.$H$1])" office:value-type="float" office:value="-0.000000000833685696947894" calcext:value-type="float">
            <text:p>-8.33685696947894E-010</text:p>
          </table:table-cell>
          <table:table-cell/>
          <table:table-cell table:formula="of:=[.F88]+[.G88]+[.H88]" office:value-type="float" office:value="-0.000601204255623724" calcext:value-type="float">
            <text:p>-0.0006012043</text:p>
          </table:table-cell>
          <table:table-cell table:formula="of:=[.J88]+[.K87]" office:value-type="float" office:value="-0.0223225495507163" calcext:value-type="float">
            <text:p>-0.0223225496</text:p>
          </table:table-cell>
          <table:table-cell table:formula="of:=MAX(0;[.E88]+[.K88])" office:value-type="float" office:value="0.47583503281435" calcext:value-type="float">
            <text:p>0.4758350328</text:p>
          </table:table-cell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table:formula="of:=[.D89]" office:value-type="float" office:value="0.0920518435990335" calcext:value-type="float">
            <text:p>0.0920518436</text:p>
          </table:table-cell>
          <table:table-cell office:value-type="float" office:value="1" calcext:value-type="float">
            <text:p>1</text:p>
          </table:table-cell>
          <table:table-cell table:formula="of:=0.5+0.5*SIN(-PI()/2+[.A89]/[.$D$1])" office:value-type="float" office:value="0.0920518435990335" calcext:value-type="float">
            <text:p>0.0920518436</text:p>
          </table:table-cell>
          <table:table-cell table:formula="of:=[.L88]" office:value-type="float" office:value="0.47583503281435" calcext:value-type="float">
            <text:p>0.4758350328</text:p>
          </table:table-cell>
          <table:table-cell table:formula="of:=[.$F$1]*([.B89]-[.E89])" office:value-type="float" office:value="-0.00383783189215317" calcext:value-type="float">
            <text:p>-0.0038378319</text:p>
          </table:table-cell>
          <table:table-cell table:formula="of:=-[.K88]*[.$G$1]" office:value-type="float" office:value="0.00334838243260745" calcext:value-type="float">
            <text:p>0.0033483824</text:p>
          </table:table-cell>
          <table:table-cell table:formula="of:=-POWER([.E89];[.$H$1])" office:value-type="float" office:value="-0.000000000210713518732746" calcext:value-type="float">
            <text:p>-2.10713518732746E-010</text:p>
          </table:table-cell>
          <table:table-cell/>
          <table:table-cell table:formula="of:=[.F89]+[.G89]+[.H89]" office:value-type="float" office:value="-0.000489449670259241" calcext:value-type="float">
            <text:p>-0.0004894497</text:p>
          </table:table-cell>
          <table:table-cell table:formula="of:=[.J89]+[.K88]" office:value-type="float" office:value="-0.0228119992209756" calcext:value-type="float">
            <text:p>-0.0228119992</text:p>
          </table:table-cell>
          <table:table-cell table:formula="of:=MAX(0;[.E89]+[.K89])" office:value-type="float" office:value="0.453023033593375" calcext:value-type="float">
            <text:p>0.4530230336</text:p>
          </table:table-cell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table:formula="of:=[.D90]" office:value-type="float" office:value="0.0736990579504072" calcext:value-type="float">
            <text:p>0.073699058</text:p>
          </table:table-cell>
          <table:table-cell office:value-type="float" office:value="1" calcext:value-type="float">
            <text:p>1</text:p>
          </table:table-cell>
          <table:table-cell table:formula="of:=0.5+0.5*SIN(-PI()/2+[.A90]/[.$D$1])" office:value-type="float" office:value="0.0736990579504072" calcext:value-type="float">
            <text:p>0.073699058</text:p>
          </table:table-cell>
          <table:table-cell table:formula="of:=[.L89]" office:value-type="float" office:value="0.453023033593375" calcext:value-type="float">
            <text:p>0.4530230336</text:p>
          </table:table-cell>
          <table:table-cell table:formula="of:=[.$F$1]*([.B90]-[.E90])" office:value-type="float" office:value="-0.00379323975642968" calcext:value-type="float">
            <text:p>-0.0037932398</text:p>
          </table:table-cell>
          <table:table-cell table:formula="of:=-[.K89]*[.$G$1]" office:value-type="float" office:value="0.00342179988314633" calcext:value-type="float">
            <text:p>0.0034217999</text:p>
          </table:table-cell>
          <table:table-cell table:formula="of:=-POWER([.E90];[.$H$1])" office:value-type="float" office:value="-0.0000000000482623558941936" calcext:value-type="float">
            <text:p>-4.82623558941936E-011</text:p>
          </table:table-cell>
          <table:table-cell/>
          <table:table-cell table:formula="of:=[.F90]+[.G90]+[.H90]" office:value-type="float" office:value="-0.0003714399215457" calcext:value-type="float">
            <text:p>-0.0003714399</text:p>
          </table:table-cell>
          <table:table-cell table:formula="of:=[.J90]+[.K89]" office:value-type="float" office:value="-0.0231834391425213" calcext:value-type="float">
            <text:p>-0.0231834391</text:p>
          </table:table-cell>
          <table:table-cell table:formula="of:=MAX(0;[.E90]+[.K90])" office:value-type="float" office:value="0.429839594450854" calcext:value-type="float">
            <text:p>0.4298395945</text:p>
          </table:table-cell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table:formula="of:=[.D91]" office:value-type="float" office:value="0.0572402415293405" calcext:value-type="float">
            <text:p>0.0572402415</text:p>
          </table:table-cell>
          <table:table-cell office:value-type="float" office:value="1" calcext:value-type="float">
            <text:p>1</text:p>
          </table:table-cell>
          <table:table-cell table:formula="of:=0.5+0.5*SIN(-PI()/2+[.A91]/[.$D$1])" office:value-type="float" office:value="0.0572402415293405" calcext:value-type="float">
            <text:p>0.0572402415</text:p>
          </table:table-cell>
          <table:table-cell table:formula="of:=[.L90]" office:value-type="float" office:value="0.429839594450854" calcext:value-type="float">
            <text:p>0.4298395945</text:p>
          </table:table-cell>
          <table:table-cell table:formula="of:=[.$F$1]*([.B91]-[.E91])" office:value-type="float" office:value="-0.00372599352921513" calcext:value-type="float">
            <text:p>-0.0037259935</text:p>
          </table:table-cell>
          <table:table-cell table:formula="of:=-[.K90]*[.$G$1]" office:value-type="float" office:value="0.00347751587137819" calcext:value-type="float">
            <text:p>0.0034775159</text:p>
          </table:table-cell>
          <table:table-cell table:formula="of:=-POWER([.E91];[.$H$1])" office:value-type="float" office:value="-0.00000000000998142468766111" calcext:value-type="float">
            <text:p>-9.98142468766111E-012</text:p>
          </table:table-cell>
          <table:table-cell/>
          <table:table-cell table:formula="of:=[.F91]+[.G91]+[.H91]" office:value-type="float" office:value="-0.000248477667818367" calcext:value-type="float">
            <text:p>-0.0002484777</text:p>
          </table:table-cell>
          <table:table-cell table:formula="of:=[.J91]+[.K90]" office:value-type="float" office:value="-0.0234319168103396" calcext:value-type="float">
            <text:p>-0.0234319168</text:p>
          </table:table-cell>
          <table:table-cell table:formula="of:=MAX(0;[.E91]+[.K91])" office:value-type="float" office:value="0.406407677640514" calcext:value-type="float">
            <text:p>0.4064076776</text:p>
          </table:table-cell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table:formula="of:=[.D92]" office:value-type="float" office:value="0.0427485175423498" calcext:value-type="float">
            <text:p>0.0427485175</text:p>
          </table:table-cell>
          <table:table-cell office:value-type="float" office:value="1" calcext:value-type="float">
            <text:p>1</text:p>
          </table:table-cell>
          <table:table-cell table:formula="of:=0.5+0.5*SIN(-PI()/2+[.A92]/[.$D$1])" office:value-type="float" office:value="0.0427485175423498" calcext:value-type="float">
            <text:p>0.0427485175</text:p>
          </table:table-cell>
          <table:table-cell table:formula="of:=[.L91]" office:value-type="float" office:value="0.406407677640514" calcext:value-type="float">
            <text:p>0.4064076776</text:p>
          </table:table-cell>
          <table:table-cell table:formula="of:=[.$F$1]*([.B92]-[.E92])" office:value-type="float" office:value="-0.00363659160098164" calcext:value-type="float">
            <text:p>-0.0036365916</text:p>
          </table:table-cell>
          <table:table-cell table:formula="of:=-[.K91]*[.$G$1]" office:value-type="float" office:value="0.00351478752155094" calcext:value-type="float">
            <text:p>0.0035147875</text:p>
          </table:table-cell>
          <table:table-cell table:formula="of:=-POWER([.E92];[.$H$1])" office:value-type="float" office:value="-0.00000000000185719332678544" calcext:value-type="float">
            <text:p>-1.85719332678544E-012</text:p>
          </table:table-cell>
          <table:table-cell/>
          <table:table-cell table:formula="of:=[.F92]+[.G92]+[.H92]" office:value-type="float" office:value="-0.000121804081287892" calcext:value-type="float">
            <text:p>-0.0001218041</text:p>
          </table:table-cell>
          <table:table-cell table:formula="of:=[.J92]+[.K91]" office:value-type="float" office:value="-0.0235537208916275" calcext:value-type="float">
            <text:p>-0.0235537209</text:p>
          </table:table-cell>
          <table:table-cell table:formula="of:=MAX(0;[.E92]+[.K92])" office:value-type="float" office:value="0.382853956748887" calcext:value-type="float">
            <text:p>0.3828539567</text:p>
          </table:table-cell>
        </table:table-row>
        <table:table-row table:style-name="ro1">
          <table:table-cell table:formula="of:=[.A92]+1" office:value-type="float" office:value="89" calcext:value-type="float">
            <text:p>89</text:p>
          </table:table-cell>
          <table:table-cell table:formula="of:=[.D93]" office:value-type="float" office:value="0.0302882698004434" calcext:value-type="float">
            <text:p>0.0302882698</text:p>
          </table:table-cell>
          <table:table-cell office:value-type="float" office:value="1" calcext:value-type="float">
            <text:p>1</text:p>
          </table:table-cell>
          <table:table-cell table:formula="of:=0.5+0.5*SIN(-PI()/2+[.A93]/[.$D$1])" office:value-type="float" office:value="0.0302882698004434" calcext:value-type="float">
            <text:p>0.0302882698</text:p>
          </table:table-cell>
          <table:table-cell table:formula="of:=[.L92]" office:value-type="float" office:value="0.382853956748887" calcext:value-type="float">
            <text:p>0.3828539567</text:p>
          </table:table-cell>
          <table:table-cell table:formula="of:=[.$F$1]*([.B93]-[.E93])" office:value-type="float" office:value="-0.00352565686948443" calcext:value-type="float">
            <text:p>-0.0035256569</text:p>
          </table:table-cell>
          <table:table-cell table:formula="of:=-[.K92]*[.$G$1]" office:value-type="float" office:value="0.00353305813374413" calcext:value-type="float">
            <text:p>0.0035330581</text:p>
          </table:table-cell>
          <table:table-cell table:formula="of:=-POWER([.E93];[.$H$1])" office:value-type="float" office:value="-0.000000000000309737789787152" calcext:value-type="float">
            <text:p>-3.09737789787152E-013</text:p>
          </table:table-cell>
          <table:table-cell/>
          <table:table-cell table:formula="of:=[.F93]+[.G93]+[.H93]" office:value-type="float" office:value="0.00000740126394995856" calcext:value-type="float">
            <text:p>7.40126394995856E-006</text:p>
          </table:table-cell>
          <table:table-cell table:formula="of:=[.J93]+[.K92]" office:value-type="float" office:value="-0.0235463196276776" calcext:value-type="float">
            <text:p>-0.0235463196</text:p>
          </table:table-cell>
          <table:table-cell table:formula="of:=MAX(0;[.E93]+[.K93])" office:value-type="float" office:value="0.359307637121209" calcext:value-type="float">
            <text:p>0.3593076371</text:p>
          </table:table-cell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table:formula="of:=[.D94]" office:value-type="float" office:value="0.019914856674817" calcext:value-type="float">
            <text:p>0.0199148567</text:p>
          </table:table-cell>
          <table:table-cell office:value-type="float" office:value="1" calcext:value-type="float">
            <text:p>1</text:p>
          </table:table-cell>
          <table:table-cell table:formula="of:=0.5+0.5*SIN(-PI()/2+[.A94]/[.$D$1])" office:value-type="float" office:value="0.019914856674817" calcext:value-type="float">
            <text:p>0.0199148567</text:p>
          </table:table-cell>
          <table:table-cell table:formula="of:=[.L93]" office:value-type="float" office:value="0.359307637121209" calcext:value-type="float">
            <text:p>0.3593076371</text:p>
          </table:table-cell>
          <table:table-cell table:formula="of:=[.$F$1]*([.B94]-[.E94])" office:value-type="float" office:value="-0.00339392780446392" calcext:value-type="float">
            <text:p>-0.0033939278</text:p>
          </table:table-cell>
          <table:table-cell table:formula="of:=-[.K93]*[.$G$1]" office:value-type="float" office:value="0.00353194794415163" calcext:value-type="float">
            <text:p>0.0035319479</text:p>
          </table:table-cell>
          <table:table-cell table:formula="of:=-POWER([.E94];[.$H$1])" office:value-type="float" office:value="-0.0000000000000461310615262038" calcext:value-type="float">
            <text:p>-4.61310615262038E-014</text:p>
          </table:table-cell>
          <table:table-cell/>
          <table:table-cell table:formula="of:=[.F94]+[.G94]+[.H94]" office:value-type="float" office:value="0.000138020139641582" calcext:value-type="float">
            <text:p>0.0001380201</text:p>
          </table:table-cell>
          <table:table-cell table:formula="of:=[.J94]+[.K93]" office:value-type="float" office:value="-0.023408299488036" calcext:value-type="float">
            <text:p>-0.0234082995</text:p>
          </table:table-cell>
          <table:table-cell table:formula="of:=MAX(0;[.E94]+[.K94])" office:value-type="float" office:value="0.335899337633173" calcext:value-type="float">
            <text:p>0.3358993376</text:p>
          </table:table-cell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table:formula="of:=[.D95]" office:value-type="float" office:value="0.0116743651507589" calcext:value-type="float">
            <text:p>0.0116743652</text:p>
          </table:table-cell>
          <table:table-cell office:value-type="float" office:value="1" calcext:value-type="float">
            <text:p>1</text:p>
          </table:table-cell>
          <table:table-cell table:formula="of:=0.5+0.5*SIN(-PI()/2+[.A95]/[.$D$1])" office:value-type="float" office:value="0.0116743651507589" calcext:value-type="float">
            <text:p>0.0116743652</text:p>
          </table:table-cell>
          <table:table-cell table:formula="of:=[.L94]" office:value-type="float" office:value="0.335899337633173" calcext:value-type="float">
            <text:p>0.3358993376</text:p>
          </table:table-cell>
          <table:table-cell table:formula="of:=[.$F$1]*([.B95]-[.E95])" office:value-type="float" office:value="-0.00324224972482414" calcext:value-type="float">
            <text:p>-0.0032422497</text:p>
          </table:table-cell>
          <table:table-cell table:formula="of:=-[.K94]*[.$G$1]" office:value-type="float" office:value="0.0035112449232054" calcext:value-type="float">
            <text:p>0.0035112449</text:p>
          </table:table-cell>
          <table:table-cell table:formula="of:=-POWER([.E95];[.$H$1])" office:value-type="float" office:value="-6.11328190986336E-015" calcext:value-type="float">
            <text:p>-6.11328190986336E-015</text:p>
          </table:table-cell>
          <table:table-cell/>
          <table:table-cell table:formula="of:=[.F95]+[.G95]+[.H95]" office:value-type="float" office:value="0.000268995198375141" calcext:value-type="float">
            <text:p>0.0002689952</text:p>
          </table:table-cell>
          <table:table-cell table:formula="of:=[.J95]+[.K94]" office:value-type="float" office:value="-0.0231393042896608" calcext:value-type="float">
            <text:p>-0.0231393043</text:p>
          </table:table-cell>
          <table:table-cell table:formula="of:=MAX(0;[.E95]+[.K95])" office:value-type="float" office:value="0.312760033343512" calcext:value-type="float">
            <text:p>0.3127600333</text:p>
          </table:table-cell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table:formula="of:=[.D96]" office:value-type="float" office:value="0.00560340607245685" calcext:value-type="float">
            <text:p>0.0056034061</text:p>
          </table:table-cell>
          <table:table-cell office:value-type="float" office:value="1" calcext:value-type="float">
            <text:p>1</text:p>
          </table:table-cell>
          <table:table-cell table:formula="of:=0.5+0.5*SIN(-PI()/2+[.A96]/[.$D$1])" office:value-type="float" office:value="0.00560340607245685" calcext:value-type="float">
            <text:p>0.0056034061</text:p>
          </table:table-cell>
          <table:table-cell table:formula="of:=[.L95]" office:value-type="float" office:value="0.312760033343512" calcext:value-type="float">
            <text:p>0.3127600333</text:p>
          </table:table-cell>
          <table:table-cell table:formula="of:=[.$F$1]*([.B96]-[.E96])" office:value-type="float" office:value="-0.00307156627271055" calcext:value-type="float">
            <text:p>-0.0030715663</text:p>
          </table:table-cell>
          <table:table-cell table:formula="of:=-[.K95]*[.$G$1]" office:value-type="float" office:value="0.00347089564344913" calcext:value-type="float">
            <text:p>0.0034708956</text:p>
          </table:table-cell>
          <table:table-cell table:formula="of:=-POWER([.E96];[.$H$1])" office:value-type="float" office:value="-7.18352359767379E-016" calcext:value-type="float">
            <text:p>-7.18352359767379E-016</text:p>
          </table:table-cell>
          <table:table-cell/>
          <table:table-cell table:formula="of:=[.F96]+[.G96]+[.H96]" office:value-type="float" office:value="0.000399329370737853" calcext:value-type="float">
            <text:p>0.0003993294</text:p>
          </table:table-cell>
          <table:table-cell table:formula="of:=[.J96]+[.K95]" office:value-type="float" office:value="-0.022739974918923" calcext:value-type="float">
            <text:p>-0.0227399749</text:p>
          </table:table-cell>
          <table:table-cell table:formula="of:=MAX(0;[.E96]+[.K96])" office:value-type="float" office:value="0.290020058424589" calcext:value-type="float">
            <text:p>0.2900200584</text:p>
          </table:table-cell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table:formula="of:=[.D97]" office:value-type="float" office:value="0.00172895148839125" calcext:value-type="float">
            <text:p>0.0017289515</text:p>
          </table:table-cell>
          <table:table-cell office:value-type="float" office:value="1" calcext:value-type="float">
            <text:p>1</text:p>
          </table:table-cell>
          <table:table-cell table:formula="of:=0.5+0.5*SIN(-PI()/2+[.A97]/[.$D$1])" office:value-type="float" office:value="0.00172895148839125" calcext:value-type="float">
            <text:p>0.0017289515</text:p>
          </table:table-cell>
          <table:table-cell table:formula="of:=[.L96]" office:value-type="float" office:value="0.290020058424589" calcext:value-type="float">
            <text:p>0.2900200584</text:p>
          </table:table-cell>
          <table:table-cell table:formula="of:=[.$F$1]*([.B97]-[.E97])" office:value-type="float" office:value="-0.00288291106936198" calcext:value-type="float">
            <text:p>-0.0028829111</text:p>
          </table:table-cell>
          <table:table-cell table:formula="of:=-[.K96]*[.$G$1]" office:value-type="float" office:value="0.00341099623783845" calcext:value-type="float">
            <text:p>0.0034109962</text:p>
          </table:table-cell>
          <table:table-cell table:formula="of:=-POWER([.E97];[.$H$1])" office:value-type="float" office:value="-7.46175647215551E-017" calcext:value-type="float">
            <text:p>-7.46175647215551E-017</text:p>
          </table:table-cell>
          <table:table-cell/>
          <table:table-cell table:formula="of:=[.F97]+[.G97]+[.H97]" office:value-type="float" office:value="0.000528085168476393" calcext:value-type="float">
            <text:p>0.0005280852</text:p>
          </table:table-cell>
          <table:table-cell table:formula="of:=[.J97]+[.K96]" office:value-type="float" office:value="-0.0222118897504466" calcext:value-type="float">
            <text:p>-0.0222118898</text:p>
          </table:table-cell>
          <table:table-cell table:formula="of:=MAX(0;[.E97]+[.K97])" office:value-type="float" office:value="0.267808168674143" calcext:value-type="float">
            <text:p>0.2678081687</text:p>
          </table:table-cell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table:formula="of:=[.D98]" office:value-type="float" office:value="0.0000682148199551147" calcext:value-type="float">
            <text:p>6.82148199551147E-005</text:p>
          </table:table-cell>
          <table:table-cell office:value-type="float" office:value="1" calcext:value-type="float">
            <text:p>1</text:p>
          </table:table-cell>
          <table:table-cell table:formula="of:=0.5+0.5*SIN(-PI()/2+[.A98]/[.$D$1])" office:value-type="float" office:value="0.0000682148199551147" calcext:value-type="float">
            <text:p>6.82148199551147E-005</text:p>
          </table:table-cell>
          <table:table-cell table:formula="of:=[.L97]" office:value-type="float" office:value="0.267808168674143" calcext:value-type="float">
            <text:p>0.2678081687</text:p>
          </table:table-cell>
          <table:table-cell table:formula="of:=[.$F$1]*([.B98]-[.E98])" office:value-type="float" office:value="-0.00267739953854187" calcext:value-type="float">
            <text:p>-0.0026773995</text:p>
          </table:table-cell>
          <table:table-cell table:formula="of:=-[.K97]*[.$G$1]" office:value-type="float" office:value="0.00333178346256699" calcext:value-type="float">
            <text:p>0.0033317835</text:p>
          </table:table-cell>
          <table:table-cell table:formula="of:=-POWER([.E98];[.$H$1])" office:value-type="float" office:value="-6.83462343421221E-018" calcext:value-type="float">
            <text:p>-6.83462343421221E-018</text:p>
          </table:table-cell>
          <table:table-cell/>
          <table:table-cell table:formula="of:=[.F98]+[.G98]+[.H98]" office:value-type="float" office:value="0.000654383924025106" calcext:value-type="float">
            <text:p>0.0006543839</text:p>
          </table:table-cell>
          <table:table-cell table:formula="of:=[.J98]+[.K97]" office:value-type="float" office:value="-0.0215575058264215" calcext:value-type="float">
            <text:p>-0.0215575058</text:p>
          </table:table-cell>
          <table:table-cell table:formula="of:=MAX(0;[.E98]+[.K98])" office:value-type="float" office:value="0.246250662847721" calcext:value-type="float">
            <text:p>0.2462506628</text:p>
          </table:table-cell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table:formula="of:=[.D99]" office:value-type="float" office:value="0.000628574385690195" calcext:value-type="float">
            <text:p>0.0006285744</text:p>
          </table:table-cell>
          <table:table-cell office:value-type="float" office:value="1" calcext:value-type="float">
            <text:p>1</text:p>
          </table:table-cell>
          <table:table-cell table:formula="of:=0.5+0.5*SIN(-PI()/2+[.A99]/[.$D$1])" office:value-type="float" office:value="0.000628574385690195" calcext:value-type="float">
            <text:p>0.0006285744</text:p>
          </table:table-cell>
          <table:table-cell table:formula="of:=[.L98]" office:value-type="float" office:value="0.246250662847721" calcext:value-type="float">
            <text:p>0.2462506628</text:p>
          </table:table-cell>
          <table:table-cell table:formula="of:=[.$F$1]*([.B99]-[.E99])" office:value-type="float" office:value="-0.00245622088462031" calcext:value-type="float">
            <text:p>-0.0024562209</text:p>
          </table:table-cell>
          <table:table-cell table:formula="of:=-[.K98]*[.$G$1]" office:value-type="float" office:value="0.00323362587396322" calcext:value-type="float">
            <text:p>0.0032336259</text:p>
          </table:table-cell>
          <table:table-cell table:formula="of:=-POWER([.E99];[.$H$1])" office:value-type="float" office:value="-5.51216546274963E-019" calcext:value-type="float">
            <text:p>-5.51216546274963E-019</text:p>
          </table:table-cell>
          <table:table-cell/>
          <table:table-cell table:formula="of:=[.F99]+[.G99]+[.H99]" office:value-type="float" office:value="0.000777404989342912" calcext:value-type="float">
            <text:p>0.000777405</text:p>
          </table:table-cell>
          <table:table-cell table:formula="of:=[.J99]+[.K98]" office:value-type="float" office:value="-0.0207801008370786" calcext:value-type="float">
            <text:p>-0.0207801008</text:p>
          </table:table-cell>
          <table:table-cell table:formula="of:=MAX(0;[.E99]+[.K99])" office:value-type="float" office:value="0.225470562010643" calcext:value-type="float">
            <text:p>0.225470562</text:p>
          </table:table-cell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table:formula="of:=[.D100]" office:value-type="float" office:value="0.0034075406209037" calcext:value-type="float">
            <text:p>0.0034075406</text:p>
          </table:table-cell>
          <table:table-cell office:value-type="float" office:value="1" calcext:value-type="float">
            <text:p>1</text:p>
          </table:table-cell>
          <table:table-cell table:formula="of:=0.5+0.5*SIN(-PI()/2+[.A100]/[.$D$1])" office:value-type="float" office:value="0.0034075406209037" calcext:value-type="float">
            <text:p>0.0034075406</text:p>
          </table:table-cell>
          <table:table-cell table:formula="of:=[.L99]" office:value-type="float" office:value="0.225470562010643" calcext:value-type="float">
            <text:p>0.225470562</text:p>
          </table:table-cell>
          <table:table-cell table:formula="of:=[.$F$1]*([.B100]-[.E100])" office:value-type="float" office:value="-0.00222063021389739" calcext:value-type="float">
            <text:p>-0.0022206302</text:p>
          </table:table-cell>
          <table:table-cell table:formula="of:=-[.K99]*[.$G$1]" office:value-type="float" office:value="0.00311701512556179" calcext:value-type="float">
            <text:p>0.0031170151</text:p>
          </table:table-cell>
          <table:table-cell table:formula="of:=-POWER([.E100];[.$H$1])" office:value-type="float" office:value="-3.91467237276899E-020" calcext:value-type="float">
            <text:p>-3.91467237276899E-020</text:p>
          </table:table-cell>
          <table:table-cell/>
          <table:table-cell table:formula="of:=[.F100]+[.G100]+[.H100]" office:value-type="float" office:value="0.000896384911664396" calcext:value-type="float">
            <text:p>0.0008963849</text:p>
          </table:table-cell>
          <table:table-cell table:formula="of:=[.J100]+[.K99]" office:value-type="float" office:value="-0.0198837159254142" calcext:value-type="float">
            <text:p>-0.0198837159</text:p>
          </table:table-cell>
          <table:table-cell table:formula="of:=MAX(0;[.E100]+[.K100])" office:value-type="float" office:value="0.205586846085228" calcext:value-type="float">
            <text:p>0.2055868461</text:p>
          </table:table-cell>
        </table:table-row>
        <table:table-row table:style-name="ro1">
          <table:table-cell table:formula="of:=[.A100]+1" office:value-type="float" office:value="97" calcext:value-type="float">
            <text:p>97</text:p>
          </table:table-cell>
          <table:table-cell table:formula="of:=[.D101]" office:value-type="float" office:value="0.0083927671383025" calcext:value-type="float">
            <text:p>0.0083927671</text:p>
          </table:table-cell>
          <table:table-cell office:value-type="float" office:value="1" calcext:value-type="float">
            <text:p>1</text:p>
          </table:table-cell>
          <table:table-cell table:formula="of:=0.5+0.5*SIN(-PI()/2+[.A101]/[.$D$1])" office:value-type="float" office:value="0.0083927671383025" calcext:value-type="float">
            <text:p>0.0083927671</text:p>
          </table:table-cell>
          <table:table-cell table:formula="of:=[.L100]" office:value-type="float" office:value="0.205586846085228" calcext:value-type="float">
            <text:p>0.2055868461</text:p>
          </table:table-cell>
          <table:table-cell table:formula="of:=[.$F$1]*([.B101]-[.E101])" office:value-type="float" office:value="-0.00197194078946926" calcext:value-type="float">
            <text:p>-0.0019719408</text:p>
          </table:table-cell>
          <table:table-cell table:formula="of:=-[.K100]*[.$G$1]" office:value-type="float" office:value="0.00298255738881213" calcext:value-type="float">
            <text:p>0.0029825574</text:p>
          </table:table-cell>
          <table:table-cell table:formula="of:=-POWER([.E101];[.$H$1])" office:value-type="float" office:value="-2.45391616692959E-021" calcext:value-type="float">
            <text:p>-2.45391616692959E-021</text:p>
          </table:table-cell>
          <table:table-cell/>
          <table:table-cell table:formula="of:=[.F101]+[.G101]+[.H101]" office:value-type="float" office:value="0.00101061659934287" calcext:value-type="float">
            <text:p>0.0010106166</text:p>
          </table:table-cell>
          <table:table-cell table:formula="of:=[.J101]+[.K100]" office:value-type="float" office:value="-0.0188730993260713" calcext:value-type="float">
            <text:p>-0.0188730993</text:p>
          </table:table-cell>
          <table:table-cell table:formula="of:=MAX(0;[.E101]+[.K101])" office:value-type="float" office:value="0.186713746759157" calcext:value-type="float">
            <text:p>0.1867137468</text:p>
          </table:table-cell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table:formula="of:=[.D102]" office:value-type="float" office:value="0.0155621055805056" calcext:value-type="float">
            <text:p>0.0155621056</text:p>
          </table:table-cell>
          <table:table-cell office:value-type="float" office:value="1" calcext:value-type="float">
            <text:p>1</text:p>
          </table:table-cell>
          <table:table-cell table:formula="of:=0.5+0.5*SIN(-PI()/2+[.A102]/[.$D$1])" office:value-type="float" office:value="0.0155621055805056" calcext:value-type="float">
            <text:p>0.0155621056</text:p>
          </table:table-cell>
          <table:table-cell table:formula="of:=[.L101]" office:value-type="float" office:value="0.186713746759157" calcext:value-type="float">
            <text:p>0.1867137468</text:p>
          </table:table-cell>
          <table:table-cell table:formula="of:=[.$F$1]*([.B102]-[.E102])" office:value-type="float" office:value="-0.00171151641178651" calcext:value-type="float">
            <text:p>-0.0017115164</text:p>
          </table:table-cell>
          <table:table-cell table:formula="of:=-[.K101]*[.$G$1]" office:value-type="float" office:value="0.0028309648989107" calcext:value-type="float">
            <text:p>0.0028309649</text:p>
          </table:table-cell>
          <table:table-cell table:formula="of:=-POWER([.E102];[.$H$1])" office:value-type="float" office:value="-1.36549092726275E-022" calcext:value-type="float">
            <text:p>-1.36549092726275E-022</text:p>
          </table:table-cell>
          <table:table-cell/>
          <table:table-cell table:formula="of:=[.F102]+[.G102]+[.H102]" office:value-type="float" office:value="0.00111944848712418" calcext:value-type="float">
            <text:p>0.0011194485</text:p>
          </table:table-cell>
          <table:table-cell table:formula="of:=[.J102]+[.K101]" office:value-type="float" office:value="-0.0177536508389471" calcext:value-type="float">
            <text:p>-0.0177536508</text:p>
          </table:table-cell>
          <table:table-cell table:formula="of:=MAX(0;[.E102]+[.K102])" office:value-type="float" office:value="0.16896009592021" calcext:value-type="float">
            <text:p>0.1689600959</text:p>
          </table:table-cell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table:formula="of:=[.D103]" office:value-type="float" office:value="0.0248837040207352" calcext:value-type="float">
            <text:p>0.024883704</text:p>
          </table:table-cell>
          <table:table-cell office:value-type="float" office:value="1" calcext:value-type="float">
            <text:p>1</text:p>
          </table:table-cell>
          <table:table-cell table:formula="of:=0.5+0.5*SIN(-PI()/2+[.A103]/[.$D$1])" office:value-type="float" office:value="0.0248837040207352" calcext:value-type="float">
            <text:p>0.024883704</text:p>
          </table:table-cell>
          <table:table-cell table:formula="of:=[.L102]" office:value-type="float" office:value="0.16896009592021" calcext:value-type="float">
            <text:p>0.1689600959</text:p>
          </table:table-cell>
          <table:table-cell table:formula="of:=[.$F$1]*([.B103]-[.E103])" office:value-type="float" office:value="-0.00144076391899475" calcext:value-type="float">
            <text:p>-0.0014407639</text:p>
          </table:table-cell>
          <table:table-cell table:formula="of:=-[.K102]*[.$G$1]" office:value-type="float" office:value="0.00266304762584207" calcext:value-type="float">
            <text:p>0.0026630476</text:p>
          </table:table-cell>
          <table:table-cell table:formula="of:=-POWER([.E103];[.$H$1])" office:value-type="float" office:value="-6.81591902425616E-024" calcext:value-type="float">
            <text:p>-6.81591902425616E-024</text:p>
          </table:table-cell>
          <table:table-cell/>
          <table:table-cell table:formula="of:=[.F103]+[.G103]+[.H103]" office:value-type="float" office:value="0.00122228370684732" calcext:value-type="float">
            <text:p>0.0012222837</text:p>
          </table:table-cell>
          <table:table-cell table:formula="of:=[.J103]+[.K102]" office:value-type="float" office:value="-0.0165313671320998" calcext:value-type="float">
            <text:p>-0.0165313671</text:p>
          </table:table-cell>
          <table:table-cell table:formula="of:=MAX(0;[.E103]+[.K103])" office:value-type="float" office:value="0.15242872878811" calcext:value-type="float">
            <text:p>0.1524287288</text:p>
          </table:table-cell>
        </table:table-row>
        <table:table-row table:style-name="ro1">
          <table:table-cell table:formula="of:=[.A103]+1" office:value-type="float" office:value="100" calcext:value-type="float">
            <text:p>100</text:p>
          </table:table-cell>
          <table:table-cell table:formula="of:=[.D104]" office:value-type="float" office:value="0.0363161484745124" calcext:value-type="float">
            <text:p>0.0363161485</text:p>
          </table:table-cell>
          <table:table-cell office:value-type="float" office:value="1" calcext:value-type="float">
            <text:p>1</text:p>
          </table:table-cell>
          <table:table-cell table:formula="of:=0.5+0.5*SIN(-PI()/2+[.A104]/[.$D$1])" office:value-type="float" office:value="0.0363161484745124" calcext:value-type="float">
            <text:p>0.0363161485</text:p>
          </table:table-cell>
          <table:table-cell table:formula="of:=[.L103]" office:value-type="float" office:value="0.15242872878811" calcext:value-type="float">
            <text:p>0.1524287288</text:p>
          </table:table-cell>
          <table:table-cell table:formula="of:=[.$F$1]*([.B104]-[.E104])" office:value-type="float" office:value="-0.00116112580313598" calcext:value-type="float">
            <text:p>-0.0011611258</text:p>
          </table:table-cell>
          <table:table-cell table:formula="of:=-[.K103]*[.$G$1]" office:value-type="float" office:value="0.00247970506981497" calcext:value-type="float">
            <text:p>0.0024797051</text:p>
          </table:table-cell>
          <table:table-cell table:formula="of:=-POWER([.E104];[.$H$1])" office:value-type="float" office:value="-3.10459413428284E-025" calcext:value-type="float">
            <text:p>-3.10459413428284E-025</text:p>
          </table:table-cell>
          <table:table-cell/>
          <table:table-cell table:formula="of:=[.F104]+[.G104]+[.H104]" office:value-type="float" office:value="0.00131857926667899" calcext:value-type="float">
            <text:p>0.0013185793</text:p>
          </table:table-cell>
          <table:table-cell table:formula="of:=[.J104]+[.K103]" office:value-type="float" office:value="-0.0152127878654208" calcext:value-type="float">
            <text:p>-0.0152127879</text:p>
          </table:table-cell>
          <table:table-cell table:formula="of:=MAX(0;[.E104]+[.K104])" office:value-type="float" office:value="0.137215940922689" calcext:value-type="float">
            <text:p>0.1372159409</text:p>
          </table:table-cell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table:formula="of:=[.D105]" office:value-type="float" office:value="0.0498086468936487" calcext:value-type="float">
            <text:p>0.0498086469</text:p>
          </table:table-cell>
          <table:table-cell office:value-type="float" office:value="1" calcext:value-type="float">
            <text:p>1</text:p>
          </table:table-cell>
          <table:table-cell table:formula="of:=0.5+0.5*SIN(-PI()/2+[.A105]/[.$D$1])" office:value-type="float" office:value="0.0498086468936487" calcext:value-type="float">
            <text:p>0.0498086469</text:p>
          </table:table-cell>
          <table:table-cell table:formula="of:=[.L104]" office:value-type="float" office:value="0.137215940922689" calcext:value-type="float">
            <text:p>0.1372159409</text:p>
          </table:table-cell>
          <table:table-cell table:formula="of:=[.$F$1]*([.B105]-[.E105])" office:value-type="float" office:value="-0.000874072940290407" calcext:value-type="float">
            <text:p>-0.0008740729</text:p>
          </table:table-cell>
          <table:table-cell table:formula="of:=-[.K104]*[.$G$1]" office:value-type="float" office:value="0.00228191817981312" calcext:value-type="float">
            <text:p>0.0022819182</text:p>
          </table:table-cell>
          <table:table-cell table:formula="of:=-POWER([.E105];[.$H$1])" office:value-type="float" office:value="-1.32475949420114E-026" calcext:value-type="float">
            <text:p>-1.32475949420114E-026</text:p>
          </table:table-cell>
          <table:table-cell/>
          <table:table-cell table:formula="of:=[.F105]+[.G105]+[.H105]" office:value-type="float" office:value="0.00140784523952271" calcext:value-type="float">
            <text:p>0.0014078452</text:p>
          </table:table-cell>
          <table:table-cell table:formula="of:=[.J105]+[.K104]" office:value-type="float" office:value="-0.0138049426258981" calcext:value-type="float">
            <text:p>-0.0138049426</text:p>
          </table:table-cell>
          <table:table-cell table:formula="of:=MAX(0;[.E105]+[.K105])" office:value-type="float" office:value="0.123410998296791" calcext:value-type="float">
            <text:p>0.1234109983</text:p>
          </table:table-cell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table:formula="of:=[.D106]" office:value-type="float" office:value="0.0653012548250874" calcext:value-type="float">
            <text:p>0.0653012548</text:p>
          </table:table-cell>
          <table:table-cell office:value-type="float" office:value="1" calcext:value-type="float">
            <text:p>1</text:p>
          </table:table-cell>
          <table:table-cell table:formula="of:=0.5+0.5*SIN(-PI()/2+[.A106]/[.$D$1])" office:value-type="float" office:value="0.0653012548250874" calcext:value-type="float">
            <text:p>0.0653012548</text:p>
          </table:table-cell>
          <table:table-cell table:formula="of:=[.L105]" office:value-type="float" office:value="0.123410998296791" calcext:value-type="float">
            <text:p>0.1234109983</text:p>
          </table:table-cell>
          <table:table-cell table:formula="of:=[.$F$1]*([.B106]-[.E106])" office:value-type="float" office:value="-0.000581097434717039" calcext:value-type="float">
            <text:p>-0.0005810974</text:p>
          </table:table-cell>
          <table:table-cell table:formula="of:=-[.K105]*[.$G$1]" office:value-type="float" office:value="0.00207074139388471" calcext:value-type="float">
            <text:p>0.0020707414</text:p>
          </table:table-cell>
          <table:table-cell table:formula="of:=-POWER([.E106];[.$H$1])" office:value-type="float" office:value="-5.50320844304897E-028" calcext:value-type="float">
            <text:p>-5.50320844304897E-028</text:p>
          </table:table-cell>
          <table:table-cell/>
          <table:table-cell table:formula="of:=[.F106]+[.G106]+[.H106]" office:value-type="float" office:value="0.00148964395916768" calcext:value-type="float">
            <text:p>0.001489644</text:p>
          </table:table-cell>
          <table:table-cell table:formula="of:=[.J106]+[.K105]" office:value-type="float" office:value="-0.0123152986667304" calcext:value-type="float">
            <text:p>-0.0123152987</text:p>
          </table:table-cell>
          <table:table-cell table:formula="of:=MAX(0;[.E106]+[.K106])" office:value-type="float" office:value="0.111095699630061" calcext:value-type="float">
            <text:p>0.1110956996</text:p>
          </table:table-cell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table:formula="of:=[.D107]" office:value-type="float" office:value="0.0827251417320352" calcext:value-type="float">
            <text:p>0.0827251417</text:p>
          </table:table-cell>
          <table:table-cell office:value-type="float" office:value="1" calcext:value-type="float">
            <text:p>1</text:p>
          </table:table-cell>
          <table:table-cell table:formula="of:=0.5+0.5*SIN(-PI()/2+[.A107]/[.$D$1])" office:value-type="float" office:value="0.0827251417320352" calcext:value-type="float">
            <text:p>0.0827251417</text:p>
          </table:table-cell>
          <table:table-cell table:formula="of:=[.L106]" office:value-type="float" office:value="0.111095699630061" calcext:value-type="float">
            <text:p>0.1110956996</text:p>
          </table:table-cell>
          <table:table-cell table:formula="of:=[.$F$1]*([.B107]-[.E107])" office:value-type="float" office:value="-0.000283705578980256" calcext:value-type="float">
            <text:p>-0.0002837056</text:p>
          </table:table-cell>
          <table:table-cell table:formula="of:=-[.K106]*[.$G$1]" office:value-type="float" office:value="0.00184729480000956" calcext:value-type="float">
            <text:p>0.0018472948</text:p>
          </table:table-cell>
          <table:table-cell table:formula="of:=-POWER([.E107];[.$H$1])" office:value-type="float" office:value="-2.3491862421503E-029" calcext:value-type="float">
            <text:p>-2.3491862421503E-029</text:p>
          </table:table-cell>
          <table:table-cell/>
          <table:table-cell table:formula="of:=[.F107]+[.G107]+[.H107]" office:value-type="float" office:value="0.00156358922102931" calcext:value-type="float">
            <text:p>0.0015635892</text:p>
          </table:table-cell>
          <table:table-cell table:formula="of:=[.J107]+[.K106]" office:value-type="float" office:value="-0.0107517094457011" calcext:value-type="float">
            <text:p>-0.0107517094</text:p>
          </table:table-cell>
          <table:table-cell table:formula="of:=MAX(0;[.E107]+[.K107])" office:value-type="float" office:value="0.10034399018436" calcext:value-type="float">
            <text:p>0.1003439902</text:p>
          </table:table-cell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table:formula="of:=[.D108]" office:value-type="float" office:value="0.102002896794175" calcext:value-type="float">
            <text:p>0.1020028968</text:p>
          </table:table-cell>
          <table:table-cell office:value-type="float" office:value="1" calcext:value-type="float">
            <text:p>1</text:p>
          </table:table-cell>
          <table:table-cell table:formula="of:=0.5+0.5*SIN(-PI()/2+[.A108]/[.$D$1])" office:value-type="float" office:value="0.102002896794175" calcext:value-type="float">
            <text:p>0.1020028968</text:p>
          </table:table-cell>
          <table:table-cell table:formula="of:=[.L107]" office:value-type="float" office:value="0.10034399018436" calcext:value-type="float">
            <text:p>0.1003439902</text:p>
          </table:table-cell>
          <table:table-cell table:formula="of:=[.$F$1]*([.B108]-[.E108])" office:value-type="float" office:value="0.000016589066098151" calcext:value-type="float">
            <text:p>1.6589066098151E-005</text:p>
          </table:table-cell>
          <table:table-cell table:formula="of:=-[.K107]*[.$G$1]" office:value-type="float" office:value="0.00161275641685517" calcext:value-type="float">
            <text:p>0.0016127564</text:p>
          </table:table-cell>
          <table:table-cell table:formula="of:=-POWER([.E108];[.$H$1])" office:value-type="float" office:value="-1.108513543023E-030" calcext:value-type="float">
            <text:p>-1.108513543023E-030</text:p>
          </table:table-cell>
          <table:table-cell/>
          <table:table-cell table:formula="of:=[.F108]+[.G108]+[.H108]" office:value-type="float" office:value="0.00162934548295332" calcext:value-type="float">
            <text:p>0.0016293455</text:p>
          </table:table-cell>
          <table:table-cell table:formula="of:=[.J108]+[.K107]" office:value-type="float" office:value="-0.0091223639627478" calcext:value-type="float">
            <text:p>-0.009122364</text:p>
          </table:table-cell>
          <table:table-cell table:formula="of:=MAX(0;[.E108]+[.K108])" office:value-type="float" office:value="0.091221626221612" calcext:value-type="float">
            <text:p>0.0912216262</text:p>
          </table:table-cell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table:formula="of:=[.D109]" office:value-type="float" office:value="0.123048872828348" calcext:value-type="float">
            <text:p>0.1230488728</text:p>
          </table:table-cell>
          <table:table-cell office:value-type="float" office:value="1" calcext:value-type="float">
            <text:p>1</text:p>
          </table:table-cell>
          <table:table-cell table:formula="of:=0.5+0.5*SIN(-PI()/2+[.A109]/[.$D$1])" office:value-type="float" office:value="0.123048872828348" calcext:value-type="float">
            <text:p>0.1230488728</text:p>
          </table:table-cell>
          <table:table-cell table:formula="of:=[.L108]" office:value-type="float" office:value="0.091221626221612" calcext:value-type="float">
            <text:p>0.0912216262</text:p>
          </table:table-cell>
          <table:table-cell table:formula="of:=[.$F$1]*([.B109]-[.E109])" office:value-type="float" office:value="0.000318272466067357" calcext:value-type="float">
            <text:p>0.0003182725</text:p>
          </table:table-cell>
          <table:table-cell table:formula="of:=-[.K108]*[.$G$1]" office:value-type="float" office:value="0.00136835459441217" calcext:value-type="float">
            <text:p>0.0013683546</text:p>
          </table:table-cell>
          <table:table-cell table:formula="of:=-POWER([.E109];[.$H$1])" office:value-type="float" office:value="-6.35234835433499E-032" calcext:value-type="float">
            <text:p>-6.35234835433499E-032</text:p>
          </table:table-cell>
          <table:table-cell/>
          <table:table-cell table:formula="of:=[.F109]+[.G109]+[.H109]" office:value-type="float" office:value="0.00168662706047953" calcext:value-type="float">
            <text:p>0.0016866271</text:p>
          </table:table-cell>
          <table:table-cell table:formula="of:=[.J109]+[.K108]" office:value-type="float" office:value="-0.00743573690226827" calcext:value-type="float">
            <text:p>-0.0074357369</text:p>
          </table:table-cell>
          <table:table-cell table:formula="of:=MAX(0;[.E109]+[.K109])" office:value-type="float" office:value="0.0837858893193437" calcext:value-type="float">
            <text:p>0.0837858893</text:p>
          </table:table-cell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table:formula="of:=[.D110]" office:value-type="float" office:value="0.145769566801741" calcext:value-type="float">
            <text:p>0.1457695668</text:p>
          </table:table-cell>
          <table:table-cell office:value-type="float" office:value="1" calcext:value-type="float">
            <text:p>1</text:p>
          </table:table-cell>
          <table:table-cell table:formula="of:=0.5+0.5*SIN(-PI()/2+[.A110]/[.$D$1])" office:value-type="float" office:value="0.145769566801741" calcext:value-type="float">
            <text:p>0.1457695668</text:p>
          </table:table-cell>
          <table:table-cell table:formula="of:=[.L109]" office:value-type="float" office:value="0.0837858893193437" calcext:value-type="float">
            <text:p>0.0837858893</text:p>
          </table:table-cell>
          <table:table-cell table:formula="of:=[.$F$1]*([.B110]-[.E110])" office:value-type="float" office:value="0.000619836774823974" calcext:value-type="float">
            <text:p>0.0006198368</text:p>
          </table:table-cell>
          <table:table-cell table:formula="of:=-[.K109]*[.$G$1]" office:value-type="float" office:value="0.00111536053534024" calcext:value-type="float">
            <text:p>0.0011153605</text:p>
          </table:table-cell>
          <table:table-cell table:formula="of:=-POWER([.E110];[.$H$1])" office:value-type="float" office:value="-4.95594537795172E-033" calcext:value-type="float">
            <text:p>-4.95594537795172E-033</text:p>
          </table:table-cell>
          <table:table-cell/>
          <table:table-cell table:formula="of:=[.F110]+[.G110]+[.H110]" office:value-type="float" office:value="0.00173519731016421" calcext:value-type="float">
            <text:p>0.0017351973</text:p>
          </table:table-cell>
          <table:table-cell table:formula="of:=[.J110]+[.K109]" office:value-type="float" office:value="-0.00570053959210406" calcext:value-type="float">
            <text:p>-0.0057005396</text:p>
          </table:table-cell>
          <table:table-cell table:formula="of:=MAX(0;[.E110]+[.K110])" office:value-type="float" office:value="0.0780853497272396" calcext:value-type="float">
            <text:p>0.0780853497</text:p>
          </table:table-cell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table:formula="of:=[.D111]" office:value-type="float" office:value="0.17006403524703" calcext:value-type="float">
            <text:p>0.1700640352</text:p>
          </table:table-cell>
          <table:table-cell office:value-type="float" office:value="1" calcext:value-type="float">
            <text:p>1</text:p>
          </table:table-cell>
          <table:table-cell table:formula="of:=0.5+0.5*SIN(-PI()/2+[.A111]/[.$D$1])" office:value-type="float" office:value="0.17006403524703" calcext:value-type="float">
            <text:p>0.1700640352</text:p>
          </table:table-cell>
          <table:table-cell table:formula="of:=[.L110]" office:value-type="float" office:value="0.0780853497272396" calcext:value-type="float">
            <text:p>0.0780853497</text:p>
          </table:table-cell>
          <table:table-cell table:formula="of:=[.$F$1]*([.B111]-[.E111])" office:value-type="float" office:value="0.000919786855197907" calcext:value-type="float">
            <text:p>0.0009197869</text:p>
          </table:table-cell>
          <table:table-cell table:formula="of:=-[.K110]*[.$G$1]" office:value-type="float" office:value="0.000855080938815608" calcext:value-type="float">
            <text:p>0.0008550809</text:p>
          </table:table-cell>
          <table:table-cell table:formula="of:=-POWER([.E111];[.$H$1])" office:value-type="float" office:value="-5.98531197787962E-034" calcext:value-type="float">
            <text:p>-5.98531197787962E-034</text:p>
          </table:table-cell>
          <table:table-cell/>
          <table:table-cell table:formula="of:=[.F111]+[.G111]+[.H111]" office:value-type="float" office:value="0.00177486779401352" calcext:value-type="float">
            <text:p>0.0017748678</text:p>
          </table:table-cell>
          <table:table-cell table:formula="of:=[.J111]+[.K110]" office:value-type="float" office:value="-0.00392567179809054" calcext:value-type="float">
            <text:p>-0.0039256718</text:p>
          </table:table-cell>
          <table:table-cell table:formula="of:=MAX(0;[.E111]+[.K111])" office:value-type="float" office:value="0.0741596779291491" calcext:value-type="float">
            <text:p>0.0741596779</text:p>
          </table:table-cell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table:formula="of:=[.D112]" office:value-type="float" office:value="0.195824342733873" calcext:value-type="float">
            <text:p>0.1958243427</text:p>
          </table:table-cell>
          <table:table-cell office:value-type="float" office:value="1" calcext:value-type="float">
            <text:p>1</text:p>
          </table:table-cell>
          <table:table-cell table:formula="of:=0.5+0.5*SIN(-PI()/2+[.A112]/[.$D$1])" office:value-type="float" office:value="0.195824342733873" calcext:value-type="float">
            <text:p>0.1958243427</text:p>
          </table:table-cell>
          <table:table-cell table:formula="of:=[.L111]" office:value-type="float" office:value="0.0741596779291491" calcext:value-type="float">
            <text:p>0.0741596779</text:p>
          </table:table-cell>
          <table:table-cell table:formula="of:=[.$F$1]*([.B112]-[.E112])" office:value-type="float" office:value="0.00121664664804724" calcext:value-type="float">
            <text:p>0.0012166466</text:p>
          </table:table-cell>
          <table:table-cell table:formula="of:=-[.K111]*[.$G$1]" office:value-type="float" office:value="0.000588850769713581" calcext:value-type="float">
            <text:p>0.0005888508</text:p>
          </table:table-cell>
          <table:table-cell table:formula="of:=-POWER([.E112];[.$H$1])" office:value-type="float" office:value="-1.27360586635455E-034" calcext:value-type="float">
            <text:p>-1.27360586635455E-034</text:p>
          </table:table-cell>
          <table:table-cell/>
          <table:table-cell table:formula="of:=[.F112]+[.G112]+[.H112]" office:value-type="float" office:value="0.00180549741776082" calcext:value-type="float">
            <text:p>0.0018054974</text:p>
          </table:table-cell>
          <table:table-cell table:formula="of:=[.J112]+[.K111]" office:value-type="float" office:value="-0.00212017438032972" calcext:value-type="float">
            <text:p>-0.0021201744</text:p>
          </table:table-cell>
          <table:table-cell table:formula="of:=MAX(0;[.E112]+[.K112])" office:value-type="float" office:value="0.0720395035488194" calcext:value-type="float">
            <text:p>0.0720395035</text:p>
          </table:table-cell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table:formula="of:=[.D113]" office:value-type="float" office:value="0.222936041404288" calcext:value-type="float">
            <text:p>0.2229360414</text:p>
          </table:table-cell>
          <table:table-cell office:value-type="float" office:value="1" calcext:value-type="float">
            <text:p>1</text:p>
          </table:table-cell>
          <table:table-cell table:formula="of:=0.5+0.5*SIN(-PI()/2+[.A113]/[.$D$1])" office:value-type="float" office:value="0.222936041404288" calcext:value-type="float">
            <text:p>0.2229360414</text:p>
          </table:table-cell>
          <table:table-cell table:formula="of:=[.L112]" office:value-type="float" office:value="0.0720395035488194" calcext:value-type="float">
            <text:p>0.0720395035</text:p>
          </table:table-cell>
          <table:table-cell table:formula="of:=[.$F$1]*([.B113]-[.E113])" office:value-type="float" office:value="0.00150896537855469" calcext:value-type="float">
            <text:p>0.0015089654</text:p>
          </table:table-cell>
          <table:table-cell table:formula="of:=-[.K112]*[.$G$1]" office:value-type="float" office:value="0.000318026157049458" calcext:value-type="float">
            <text:p>0.0003180262</text:p>
          </table:table-cell>
          <table:table-cell table:formula="of:=-POWER([.E113];[.$H$1])" office:value-type="float" office:value="-5.33483925508873E-035" calcext:value-type="float">
            <text:p>-5.33483925508873E-035</text:p>
          </table:table-cell>
          <table:table-cell/>
          <table:table-cell table:formula="of:=[.F113]+[.G113]+[.H113]" office:value-type="float" office:value="0.00182699153560415" calcext:value-type="float">
            <text:p>0.0018269915</text:p>
          </table:table-cell>
          <table:table-cell table:formula="of:=[.J113]+[.K112]" office:value-type="float" office:value="-0.000293182844725573" calcext:value-type="float">
            <text:p>-0.0002931828</text:p>
          </table:table-cell>
          <table:table-cell table:formula="of:=MAX(0;[.E113]+[.K113])" office:value-type="float" office:value="0.0717463207040938" calcext:value-type="float">
            <text:p>0.0717463207</text:p>
          </table:table-cell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table:formula="of:=[.D114]" office:value-type="float" office:value="0.251278679441442" calcext:value-type="float">
            <text:p>0.2512786794</text:p>
          </table:table-cell>
          <table:table-cell office:value-type="float" office:value="1" calcext:value-type="float">
            <text:p>1</text:p>
          </table:table-cell>
          <table:table-cell table:formula="of:=0.5+0.5*SIN(-PI()/2+[.A114]/[.$D$1])" office:value-type="float" office:value="0.251278679441442" calcext:value-type="float">
            <text:p>0.2512786794</text:p>
          </table:table-cell>
          <table:table-cell table:formula="of:=[.L113]" office:value-type="float" office:value="0.0717463207040938" calcext:value-type="float">
            <text:p>0.0717463207</text:p>
          </table:table-cell>
          <table:table-cell table:formula="of:=[.$F$1]*([.B114]-[.E114])" office:value-type="float" office:value="0.00179532358737348" calcext:value-type="float">
            <text:p>0.0017953236</text:p>
          </table:table-cell>
          <table:table-cell table:formula="of:=-[.K113]*[.$G$1]" office:value-type="float" office:value="0.000043977426708836" calcext:value-type="float">
            <text:p>4.3977426708836E-005</text:p>
          </table:table-cell>
          <table:table-cell table:formula="of:=-POWER([.E114];[.$H$1])" office:value-type="float" office:value="-4.72051122215436E-035" calcext:value-type="float">
            <text:p>-4.72051122215436E-035</text:p>
          </table:table-cell>
          <table:table-cell/>
          <table:table-cell table:formula="of:=[.F114]+[.G114]+[.H114]" office:value-type="float" office:value="0.00183930101408232" calcext:value-type="float">
            <text:p>0.001839301</text:p>
          </table:table-cell>
          <table:table-cell table:formula="of:=[.J114]+[.K113]" office:value-type="float" office:value="0.00154611816935674" calcext:value-type="float">
            <text:p>0.0015461182</text:p>
          </table:table-cell>
          <table:table-cell table:formula="of:=MAX(0;[.E114]+[.K114])" office:value-type="float" office:value="0.0732924388734505" calcext:value-type="float">
            <text:p>0.0732924389</text:p>
          </table:table-cell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table:formula="of:=[.D115]" office:value-type="float" office:value="0.280726336212805" calcext:value-type="float">
            <text:p>0.2807263362</text:p>
          </table:table-cell>
          <table:table-cell office:value-type="float" office:value="1" calcext:value-type="float">
            <text:p>1</text:p>
          </table:table-cell>
          <table:table-cell table:formula="of:=0.5+0.5*SIN(-PI()/2+[.A115]/[.$D$1])" office:value-type="float" office:value="0.280726336212805" calcext:value-type="float">
            <text:p>0.2807263362</text:p>
          </table:table-cell>
          <table:table-cell table:formula="of:=[.L114]" office:value-type="float" office:value="0.0732924388734505" calcext:value-type="float">
            <text:p>0.0732924389</text:p>
          </table:table-cell>
          <table:table-cell table:formula="of:=[.$F$1]*([.B115]-[.E115])" office:value-type="float" office:value="0.00207433897339354" calcext:value-type="float">
            <text:p>0.002074339</text:p>
          </table:table-cell>
          <table:table-cell table:formula="of:=-[.K114]*[.$G$1]" office:value-type="float" office:value="-0.000231917725403511" calcext:value-type="float">
            <text:p>-0.0002319177</text:p>
          </table:table-cell>
          <table:table-cell table:formula="of:=-POWER([.E115];[.$H$1])" office:value-type="float" office:value="-8.9490143498895E-035" calcext:value-type="float">
            <text:p>-8.9490143498895E-035</text:p>
          </table:table-cell>
          <table:table-cell/>
          <table:table-cell table:formula="of:=[.F115]+[.G115]+[.H115]" office:value-type="float" office:value="0.00184242124799003" calcext:value-type="float">
            <text:p>0.0018424212</text:p>
          </table:table-cell>
          <table:table-cell table:formula="of:=[.J115]+[.K114]" office:value-type="float" office:value="0.00338853941734677" calcext:value-type="float">
            <text:p>0.0033885394</text:p>
          </table:table-cell>
          <table:table-cell table:formula="of:=MAX(0;[.E115]+[.K115])" office:value-type="float" office:value="0.0766809782907973" calcext:value-type="float">
            <text:p>0.0766809783</text:p>
          </table:table-cell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table:formula="of:=[.D116]" office:value-type="float" office:value="0.311148181710166" calcext:value-type="float">
            <text:p>0.3111481817</text:p>
          </table:table-cell>
          <table:table-cell office:value-type="float" office:value="1" calcext:value-type="float">
            <text:p>1</text:p>
          </table:table-cell>
          <table:table-cell table:formula="of:=0.5+0.5*SIN(-PI()/2+[.A116]/[.$D$1])" office:value-type="float" office:value="0.311148181710166" calcext:value-type="float">
            <text:p>0.3111481817</text:p>
          </table:table-cell>
          <table:table-cell table:formula="of:=[.L115]" office:value-type="float" office:value="0.0766809782907973" calcext:value-type="float">
            <text:p>0.0766809783</text:p>
          </table:table-cell>
          <table:table-cell table:formula="of:=[.$F$1]*([.B116]-[.E116])" office:value-type="float" office:value="0.00234467203419369" calcext:value-type="float">
            <text:p>0.002344672</text:p>
          </table:table-cell>
          <table:table-cell table:formula="of:=-[.K115]*[.$G$1]" office:value-type="float" office:value="-0.000508280912602016" calcext:value-type="float">
            <text:p>-0.0005082809</text:p>
          </table:table-cell>
          <table:table-cell table:formula="of:=-POWER([.E116];[.$H$1])" office:value-type="float" office:value="-3.47239680733165E-034" calcext:value-type="float">
            <text:p>-3.47239680733165E-034</text:p>
          </table:table-cell>
          <table:table-cell/>
          <table:table-cell table:formula="of:=[.F116]+[.G116]+[.H116]" office:value-type="float" office:value="0.00183639112159167" calcext:value-type="float">
            <text:p>0.0018363911</text:p>
          </table:table-cell>
          <table:table-cell table:formula="of:=[.J116]+[.K115]" office:value-type="float" office:value="0.00522493053893845" calcext:value-type="float">
            <text:p>0.0052249305</text:p>
          </table:table-cell>
          <table:table-cell table:formula="of:=MAX(0;[.E116]+[.K116])" office:value-type="float" office:value="0.0819059088297358" calcext:value-type="float">
            <text:p>0.0819059088</text:p>
          </table:table-cell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table:formula="of:=[.D117]" office:value-type="float" office:value="0.342409057801009" calcext:value-type="float">
            <text:p>0.3424090578</text:p>
          </table:table-cell>
          <table:table-cell office:value-type="float" office:value="1" calcext:value-type="float">
            <text:p>1</text:p>
          </table:table-cell>
          <table:table-cell table:formula="of:=0.5+0.5*SIN(-PI()/2+[.A117]/[.$D$1])" office:value-type="float" office:value="0.342409057801009" calcext:value-type="float">
            <text:p>0.3424090578</text:p>
          </table:table-cell>
          <table:table-cell table:formula="of:=[.L116]" office:value-type="float" office:value="0.0819059088297358" calcext:value-type="float">
            <text:p>0.0819059088</text:p>
          </table:table-cell>
          <table:table-cell table:formula="of:=[.$F$1]*([.B117]-[.E117])" office:value-type="float" office:value="0.00260503148971273" calcext:value-type="float">
            <text:p>0.0026050315</text:p>
          </table:table-cell>
          <table:table-cell table:formula="of:=-[.K116]*[.$G$1]" office:value-type="float" office:value="-0.000783739580840767" calcext:value-type="float">
            <text:p>-0.0007837396</text:p>
          </table:table-cell>
          <table:table-cell table:formula="of:=-POWER([.E117];[.$H$1])" office:value-type="float" office:value="-2.50874782342067E-033" calcext:value-type="float">
            <text:p>-2.50874782342067E-033</text:p>
          </table:table-cell>
          <table:table-cell/>
          <table:table-cell table:formula="of:=[.F117]+[.G117]+[.H117]" office:value-type="float" office:value="0.00182129190887196" calcext:value-type="float">
            <text:p>0.0018212919</text:p>
          </table:table-cell>
          <table:table-cell table:formula="of:=[.J117]+[.K116]" office:value-type="float" office:value="0.00704622244781041" calcext:value-type="float">
            <text:p>0.0070462224</text:p>
          </table:table-cell>
          <table:table-cell table:formula="of:=MAX(0;[.E117]+[.K117])" office:value-type="float" office:value="0.0889521312775462" calcext:value-type="float">
            <text:p>0.0889521313</text:p>
          </table:table-cell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table:formula="of:=[.D118]" office:value-type="float" office:value="0.374370078708872" calcext:value-type="float">
            <text:p>0.3743700787</text:p>
          </table:table-cell>
          <table:table-cell office:value-type="float" office:value="1" calcext:value-type="float">
            <text:p>1</text:p>
          </table:table-cell>
          <table:table-cell table:formula="of:=0.5+0.5*SIN(-PI()/2+[.A118]/[.$D$1])" office:value-type="float" office:value="0.374370078708872" calcext:value-type="float">
            <text:p>0.3743700787</text:p>
          </table:table-cell>
          <table:table-cell table:formula="of:=[.L117]" office:value-type="float" office:value="0.0889521312775462" calcext:value-type="float">
            <text:p>0.0889521313</text:p>
          </table:table-cell>
          <table:table-cell table:formula="of:=[.$F$1]*([.B118]-[.E118])" office:value-type="float" office:value="0.00285417947431326" calcext:value-type="float">
            <text:p>0.0028541795</text:p>
          </table:table-cell>
          <table:table-cell table:formula="of:=-[.K117]*[.$G$1]" office:value-type="float" office:value="-0.00105693336717156" calcext:value-type="float">
            <text:p>-0.0010569334</text:p>
          </table:table-cell>
          <table:table-cell table:formula="of:=-POWER([.E118];[.$H$1])" office:value-type="float" office:value="-2.9832575261832E-032" calcext:value-type="float">
            <text:p>-2.9832575261832E-032</text:p>
          </table:table-cell>
          <table:table-cell/>
          <table:table-cell table:formula="of:=[.F118]+[.G118]+[.H118]" office:value-type="float" office:value="0.0017972461071417" calcext:value-type="float">
            <text:p>0.0017972461</text:p>
          </table:table-cell>
          <table:table-cell table:formula="of:=[.J118]+[.K117]" office:value-type="float" office:value="0.00884346855495211" calcext:value-type="float">
            <text:p>0.0088434686</text:p>
          </table:table-cell>
          <table:table-cell table:formula="of:=MAX(0;[.E118]+[.K118])" office:value-type="float" office:value="0.0977955998324983" calcext:value-type="float">
            <text:p>0.0977955998</text:p>
          </table:table-cell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table:formula="of:=[.D119]" office:value-type="float" office:value="0.406889248054884" calcext:value-type="float">
            <text:p>0.4068892481</text:p>
          </table:table-cell>
          <table:table-cell office:value-type="float" office:value="1" calcext:value-type="float">
            <text:p>1</text:p>
          </table:table-cell>
          <table:table-cell table:formula="of:=0.5+0.5*SIN(-PI()/2+[.A119]/[.$D$1])" office:value-type="float" office:value="0.406889248054884" calcext:value-type="float">
            <text:p>0.4068892481</text:p>
          </table:table-cell>
          <table:table-cell table:formula="of:=[.L118]" office:value-type="float" office:value="0.0977955998324983" calcext:value-type="float">
            <text:p>0.0977955998</text:p>
          </table:table-cell>
          <table:table-cell table:formula="of:=[.$F$1]*([.B119]-[.E119])" office:value-type="float" office:value="0.00309093648222386" calcext:value-type="float">
            <text:p>0.0030909365</text:p>
          </table:table-cell>
          <table:table-cell table:formula="of:=-[.K118]*[.$G$1]" office:value-type="float" office:value="-0.00132652028324282" calcext:value-type="float">
            <text:p>-0.0013265203</text:p>
          </table:table-cell>
          <table:table-cell table:formula="of:=-POWER([.E119];[.$H$1])" office:value-type="float" office:value="-5.12364986620614E-031" calcext:value-type="float">
            <text:p>-5.12364986620614E-031</text:p>
          </table:table-cell>
          <table:table-cell/>
          <table:table-cell table:formula="of:=[.F119]+[.G119]+[.H119]" office:value-type="float" office:value="0.00176441619898104" calcext:value-type="float">
            <text:p>0.0017644162</text:p>
          </table:table-cell>
          <table:table-cell table:formula="of:=[.J119]+[.K118]" office:value-type="float" office:value="0.0106078847539332" calcext:value-type="float">
            <text:p>0.0106078848</text:p>
          </table:table-cell>
          <table:table-cell table:formula="of:=MAX(0;[.E119]+[.K119])" office:value-type="float" office:value="0.108403484586431" calcext:value-type="float">
            <text:p>0.1084034846</text:p>
          </table:table-cell>
        </table:table-row>
        <table:table-row table:style-name="ro1">
          <table:table-cell table:formula="of:=[.A119]+1" office:value-type="float" office:value="116" calcext:value-type="float">
            <text:p>116</text:p>
          </table:table-cell>
          <table:table-cell table:formula="of:=[.D120]" office:value-type="float" office:value="0.439822089719074" calcext:value-type="float">
            <text:p>0.4398220897</text:p>
          </table:table-cell>
          <table:table-cell office:value-type="float" office:value="1" calcext:value-type="float">
            <text:p>1</text:p>
          </table:table-cell>
          <table:table-cell table:formula="of:=0.5+0.5*SIN(-PI()/2+[.A120]/[.$D$1])" office:value-type="float" office:value="0.439822089719074" calcext:value-type="float">
            <text:p>0.4398220897</text:p>
          </table:table-cell>
          <table:table-cell table:formula="of:=[.L119]" office:value-type="float" office:value="0.108403484586431" calcext:value-type="float">
            <text:p>0.1084034846</text:p>
          </table:table-cell>
          <table:table-cell table:formula="of:=[.$F$1]*([.B120]-[.E120])" office:value-type="float" office:value="0.00331418605132642" calcext:value-type="float">
            <text:p>0.0033141861</text:p>
          </table:table-cell>
          <table:table-cell table:formula="of:=-[.K119]*[.$G$1]" office:value-type="float" office:value="-0.00159118271308997" calcext:value-type="float">
            <text:p>-0.0015911827</text:p>
          </table:table-cell>
          <table:table-cell table:formula="of:=-POWER([.E120];[.$H$1])" office:value-type="float" office:value="-1.12537504222618E-029" calcext:value-type="float">
            <text:p>-1.12537504222618E-029</text:p>
          </table:table-cell>
          <table:table-cell/>
          <table:table-cell table:formula="of:=[.F120]+[.G120]+[.H120]" office:value-type="float" office:value="0.00172300333823645" calcext:value-type="float">
            <text:p>0.0017230033</text:p>
          </table:table-cell>
          <table:table-cell table:formula="of:=[.J120]+[.K119]" office:value-type="float" office:value="0.0123308880921696" calcext:value-type="float">
            <text:p>0.0123308881</text:p>
          </table:table-cell>
          <table:table-cell table:formula="of:=MAX(0;[.E120]+[.K120])" office:value-type="float" office:value="0.120734372678601" calcext:value-type="float">
            <text:p>0.1207343727</text:p>
          </table:table-cell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table:formula="of:=[.D121]" office:value-type="float" office:value="0.473022289718675" calcext:value-type="float">
            <text:p>0.4730222897</text:p>
          </table:table-cell>
          <table:table-cell office:value-type="float" office:value="1" calcext:value-type="float">
            <text:p>1</text:p>
          </table:table-cell>
          <table:table-cell table:formula="of:=0.5+0.5*SIN(-PI()/2+[.A121]/[.$D$1])" office:value-type="float" office:value="0.473022289718675" calcext:value-type="float">
            <text:p>0.4730222897</text:p>
          </table:table-cell>
          <table:table-cell table:formula="of:=[.L120]" office:value-type="float" office:value="0.120734372678601" calcext:value-type="float">
            <text:p>0.1207343727</text:p>
          </table:table-cell>
          <table:table-cell table:formula="of:=[.$F$1]*([.B121]-[.E121])" office:value-type="float" office:value="0.00352287917040074" calcext:value-type="float">
            <text:p>0.0035228792</text:p>
          </table:table-cell>
          <table:table-cell table:formula="of:=-[.K120]*[.$G$1]" office:value-type="float" office:value="-0.00184963321382544" calcext:value-type="float">
            <text:p>-0.0018496332</text:p>
          </table:table-cell>
          <table:table-cell table:formula="of:=-POWER([.E121];[.$H$1])" office:value-type="float" office:value="-2.8505449734837E-028" calcext:value-type="float">
            <text:p>-2.8505449734837E-028</text:p>
          </table:table-cell>
          <table:table-cell/>
          <table:table-cell table:formula="of:=[.F121]+[.G121]+[.H121]" office:value-type="float" office:value="0.0016732459565753" calcext:value-type="float">
            <text:p>0.001673246</text:p>
          </table:table-cell>
          <table:table-cell table:formula="of:=[.J121]+[.K120]" office:value-type="float" office:value="0.0140041340487449" calcext:value-type="float">
            <text:p>0.014004134</text:p>
          </table:table-cell>
          <table:table-cell table:formula="of:=MAX(0;[.E121]+[.K121])" office:value-type="float" office:value="0.134738506727346" calcext:value-type="float">
            <text:p>0.1347385067</text:p>
          </table:table-cell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table:formula="of:=[.D122]" office:value-type="float" office:value="0.506342346251685" calcext:value-type="float">
            <text:p>0.5063423463</text:p>
          </table:table-cell>
          <table:table-cell office:value-type="float" office:value="1" calcext:value-type="float">
            <text:p>1</text:p>
          </table:table-cell>
          <table:table-cell table:formula="of:=0.5+0.5*SIN(-PI()/2+[.A122]/[.$D$1])" office:value-type="float" office:value="0.506342346251685" calcext:value-type="float">
            <text:p>0.5063423463</text:p>
          </table:table-cell>
          <table:table-cell table:formula="of:=[.L121]" office:value-type="float" office:value="0.134738506727346" calcext:value-type="float">
            <text:p>0.1347385067</text:p>
          </table:table-cell>
          <table:table-cell table:formula="of:=[.$F$1]*([.B122]-[.E122])" office:value-type="float" office:value="0.00371603839524339" calcext:value-type="float">
            <text:p>0.0037160384</text:p>
          </table:table-cell>
          <table:table-cell table:formula="of:=-[.K121]*[.$G$1]" office:value-type="float" office:value="-0.00210062010731174" calcext:value-type="float">
            <text:p>-0.0021006201</text:p>
          </table:table-cell>
          <table:table-cell table:formula="of:=-POWER([.E122];[.$H$1])" office:value-type="float" office:value="-7.66923235910067E-027" calcext:value-type="float">
            <text:p>-7.66923235910067E-027</text:p>
          </table:table-cell>
          <table:table-cell/>
          <table:table-cell table:formula="of:=[.F122]+[.G122]+[.H122]" office:value-type="float" office:value="0.00161541828793166" calcext:value-type="float">
            <text:p>0.0016154183</text:p>
          </table:table-cell>
          <table:table-cell table:formula="of:=[.J122]+[.K121]" office:value-type="float" office:value="0.0156195523366766" calcext:value-type="float">
            <text:p>0.0156195523</text:p>
          </table:table-cell>
          <table:table-cell table:formula="of:=MAX(0;[.E122]+[.K122])" office:value-type="float" office:value="0.150358059064022" calcext:value-type="float">
            <text:p>0.1503580591</text:p>
          </table:table-cell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table:formula="of:=[.D123]" office:value-type="float" office:value="0.539634225017662" calcext:value-type="float">
            <text:p>0.539634225</text:p>
          </table:table-cell>
          <table:table-cell office:value-type="float" office:value="1" calcext:value-type="float">
            <text:p>1</text:p>
          </table:table-cell>
          <table:table-cell table:formula="of:=0.5+0.5*SIN(-PI()/2+[.A123]/[.$D$1])" office:value-type="float" office:value="0.539634225017662" calcext:value-type="float">
            <text:p>0.539634225</text:p>
          </table:table-cell>
          <table:table-cell table:formula="of:=[.L122]" office:value-type="float" office:value="0.150358059064022" calcext:value-type="float">
            <text:p>0.1503580591</text:p>
          </table:table-cell>
          <table:table-cell table:formula="of:=[.$F$1]*([.B123]-[.E123])" office:value-type="float" office:value="0.00389276165953639" calcext:value-type="float">
            <text:p>0.0038927617</text:p>
          </table:table-cell>
          <table:table-cell table:formula="of:=-[.K122]*[.$G$1]" office:value-type="float" office:value="-0.00234293285050148" calcext:value-type="float">
            <text:p>-0.0023429329</text:p>
          </table:table-cell>
          <table:table-cell table:formula="of:=-POWER([.E123];[.$H$1])" office:value-type="float" office:value="-2.05968746647881E-025" calcext:value-type="float">
            <text:p>-2.05968746647881E-025</text:p>
          </table:table-cell>
          <table:table-cell/>
          <table:table-cell table:formula="of:=[.F123]+[.G123]+[.H123]" office:value-type="float" office:value="0.00154982880903491" calcext:value-type="float">
            <text:p>0.0015498288</text:p>
          </table:table-cell>
          <table:table-cell table:formula="of:=[.J123]+[.K122]" office:value-type="float" office:value="0.0171693811457115" calcext:value-type="float">
            <text:p>0.0171693811</text:p>
          </table:table-cell>
          <table:table-cell table:formula="of:=MAX(0;[.E123]+[.K123])" office:value-type="float" office:value="0.167527440209734" calcext:value-type="float">
            <text:p>0.1675274402</text:p>
          </table:table-cell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table:formula="of:=[.D124]" office:value-type="float" office:value="0.572750016904307" calcext:value-type="float">
            <text:p>0.5727500169</text:p>
          </table:table-cell>
          <table:table-cell office:value-type="float" office:value="1" calcext:value-type="float">
            <text:p>1</text:p>
          </table:table-cell>
          <table:table-cell table:formula="of:=0.5+0.5*SIN(-PI()/2+[.A124]/[.$D$1])" office:value-type="float" office:value="0.572750016904307" calcext:value-type="float">
            <text:p>0.5727500169</text:p>
          </table:table-cell>
          <table:table-cell table:formula="of:=[.L123]" office:value-type="float" office:value="0.167527440209734" calcext:value-type="float">
            <text:p>0.1675274402</text:p>
          </table:table-cell>
          <table:table-cell table:formula="of:=[.$F$1]*([.B124]-[.E124])" office:value-type="float" office:value="0.00405222576694573" calcext:value-type="float">
            <text:p>0.0040522258</text:p>
          </table:table-cell>
          <table:table-cell table:formula="of:=-[.K123]*[.$G$1]" office:value-type="float" office:value="-0.00257540717185672" calcext:value-type="float">
            <text:p>-0.0025754072</text:p>
          </table:table-cell>
          <table:table-cell table:formula="of:=-POWER([.E124];[.$H$1])" office:value-type="float" office:value="-5.27932718362623E-024" calcext:value-type="float">
            <text:p>-5.27932718362623E-024</text:p>
          </table:table-cell>
          <table:table-cell/>
          <table:table-cell table:formula="of:=[.F124]+[.G124]+[.H124]" office:value-type="float" office:value="0.00147681859508901" calcext:value-type="float">
            <text:p>0.0014768186</text:p>
          </table:table-cell>
          <table:table-cell table:formula="of:=[.J124]+[.K123]" office:value-type="float" office:value="0.0186461997408005" calcext:value-type="float">
            <text:p>0.0186461997</text:p>
          </table:table-cell>
          <table:table-cell table:formula="of:=MAX(0;[.E124]+[.K124])" office:value-type="float" office:value="0.186173639950534" calcext:value-type="float">
            <text:p>0.18617364</text:p>
          </table:table-cell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table:formula="of:=[.D125]" office:value-type="float" office:value="0.605542595117863" calcext:value-type="float">
            <text:p>0.6055425951</text:p>
          </table:table-cell>
          <table:table-cell office:value-type="float" office:value="1" calcext:value-type="float">
            <text:p>1</text:p>
          </table:table-cell>
          <table:table-cell table:formula="of:=0.5+0.5*SIN(-PI()/2+[.A125]/[.$D$1])" office:value-type="float" office:value="0.605542595117863" calcext:value-type="float">
            <text:p>0.6055425951</text:p>
          </table:table-cell>
          <table:table-cell table:formula="of:=[.L124]" office:value-type="float" office:value="0.186173639950534" calcext:value-type="float">
            <text:p>0.18617364</text:p>
          </table:table-cell>
          <table:table-cell table:formula="of:=[.$F$1]*([.B125]-[.E125])" office:value-type="float" office:value="0.00419368955167328" calcext:value-type="float">
            <text:p>0.0041936896</text:p>
          </table:table-cell>
          <table:table-cell table:formula="of:=-[.K124]*[.$G$1]" office:value-type="float" office:value="-0.00279692996112007" calcext:value-type="float">
            <text:p>-0.00279693</text:p>
          </table:table-cell>
          <table:table-cell table:formula="of:=-POWER([.E125];[.$H$1])" office:value-type="float" office:value="-1.25183098415583E-022" calcext:value-type="float">
            <text:p>-1.25183098415583E-022</text:p>
          </table:table-cell>
          <table:table-cell/>
          <table:table-cell table:formula="of:=[.F125]+[.G125]+[.H125]" office:value-type="float" office:value="0.00139675959055321" calcext:value-type="float">
            <text:p>0.0013967596</text:p>
          </table:table-cell>
          <table:table-cell table:formula="of:=[.J125]+[.K124]" office:value-type="float" office:value="0.0200429593313537" calcext:value-type="float">
            <text:p>0.0200429593</text:p>
          </table:table-cell>
          <table:table-cell table:formula="of:=MAX(0;[.E125]+[.K125])" office:value-type="float" office:value="0.206216599281888" calcext:value-type="float">
            <text:p>0.2062165993</text:p>
          </table:table-cell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table:formula="of:=[.D126]" office:value-type="float" office:value="0.637866268837825" calcext:value-type="float">
            <text:p>0.6378662688</text:p>
          </table:table-cell>
          <table:table-cell office:value-type="float" office:value="1" calcext:value-type="float">
            <text:p>1</text:p>
          </table:table-cell>
          <table:table-cell table:formula="of:=0.5+0.5*SIN(-PI()/2+[.A126]/[.$D$1])" office:value-type="float" office:value="0.637866268837825" calcext:value-type="float">
            <text:p>0.6378662688</text:p>
          </table:table-cell>
          <table:table-cell table:formula="of:=[.L125]" office:value-type="float" office:value="0.206216599281888" calcext:value-type="float">
            <text:p>0.2062165993</text:p>
          </table:table-cell>
          <table:table-cell table:formula="of:=[.$F$1]*([.B126]-[.E126])" office:value-type="float" office:value="0.00431649669555937" calcext:value-type="float">
            <text:p>0.0043164967</text:p>
          </table:table-cell>
          <table:table-cell table:formula="of:=-[.K125]*[.$G$1]" office:value-type="float" office:value="-0.00300644389970305" calcext:value-type="float">
            <text:p>-0.0030064439</text:p>
          </table:table-cell>
          <table:table-cell table:formula="of:=-POWER([.E126];[.$H$1])" office:value-type="float" office:value="-2.68972957859973E-021" calcext:value-type="float">
            <text:p>-2.68972957859973E-021</text:p>
          </table:table-cell>
          <table:table-cell/>
          <table:table-cell table:formula="of:=[.F126]+[.G126]+[.H126]" office:value-type="float" office:value="0.00131005279585632" calcext:value-type="float">
            <text:p>0.0013100528</text:p>
          </table:table-cell>
          <table:table-cell table:formula="of:=[.J126]+[.K125]" office:value-type="float" office:value="0.02135301212721" calcext:value-type="float">
            <text:p>0.0213530121</text:p>
          </table:table-cell>
          <table:table-cell table:formula="of:=MAX(0;[.E126]+[.K126])" office:value-type="float" office:value="0.227569611409098" calcext:value-type="float">
            <text:p>0.2275696114</text:p>
          </table:table-cell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table:formula="of:=[.D127]" office:value-type="float" office:value="0.669577430491917" calcext:value-type="float">
            <text:p>0.6695774305</text:p>
          </table:table-cell>
          <table:table-cell office:value-type="float" office:value="1" calcext:value-type="float">
            <text:p>1</text:p>
          </table:table-cell>
          <table:table-cell table:formula="of:=0.5+0.5*SIN(-PI()/2+[.A127]/[.$D$1])" office:value-type="float" office:value="0.669577430491917" calcext:value-type="float">
            <text:p>0.6695774305</text:p>
          </table:table-cell>
          <table:table-cell table:formula="of:=[.L126]" office:value-type="float" office:value="0.227569611409098" calcext:value-type="float">
            <text:p>0.2275696114</text:p>
          </table:table-cell>
          <table:table-cell table:formula="of:=[.$F$1]*([.B127]-[.E127])" office:value-type="float" office:value="0.00442007819082819" calcext:value-type="float">
            <text:p>0.0044200782</text:p>
          </table:table-cell>
          <table:table-cell table:formula="of:=-[.K126]*[.$G$1]" office:value-type="float" office:value="-0.0032029518190815" calcext:value-type="float">
            <text:p>-0.0032029518</text:p>
          </table:table-cell>
          <table:table-cell table:formula="of:=-POWER([.E127];[.$H$1])" office:value-type="float" office:value="-5.16925596642417E-020" calcext:value-type="float">
            <text:p>-5.16925596642417E-020</text:p>
          </table:table-cell>
          <table:table-cell/>
          <table:table-cell table:formula="of:=[.F127]+[.G127]+[.H127]" office:value-type="float" office:value="0.00121712637174669" calcext:value-type="float">
            <text:p>0.0012171264</text:p>
          </table:table-cell>
          <table:table-cell table:formula="of:=[.J127]+[.K126]" office:value-type="float" office:value="0.0225701384989567" calcext:value-type="float">
            <text:p>0.0225701385</text:p>
          </table:table-cell>
          <table:table-cell table:formula="of:=MAX(0;[.E127]+[.K127])" office:value-type="float" office:value="0.250139749908055" calcext:value-type="float">
            <text:p>0.2501397499</text:p>
          </table:table-cell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table:formula="of:=[.D128]" office:value-type="float" office:value="0.70053519377561" calcext:value-type="float">
            <text:p>0.7005351938</text:p>
          </table:table-cell>
          <table:table-cell office:value-type="float" office:value="1" calcext:value-type="float">
            <text:p>1</text:p>
          </table:table-cell>
          <table:table-cell table:formula="of:=0.5+0.5*SIN(-PI()/2+[.A128]/[.$D$1])" office:value-type="float" office:value="0.70053519377561" calcext:value-type="float">
            <text:p>0.7005351938</text:p>
          </table:table-cell>
          <table:table-cell table:formula="of:=[.L127]" office:value-type="float" office:value="0.250139749908055" calcext:value-type="float">
            <text:p>0.2501397499</text:p>
          </table:table-cell>
          <table:table-cell table:formula="of:=[.$F$1]*([.B128]-[.E128])" office:value-type="float" office:value="0.00450395443867555" calcext:value-type="float">
            <text:p>0.0045039544</text:p>
          </table:table-cell>
          <table:table-cell table:formula="of:=-[.K127]*[.$G$1]" office:value-type="float" office:value="-0.0033855207748435" calcext:value-type="float">
            <text:p>-0.0033855208</text:p>
          </table:table-cell>
          <table:table-cell table:formula="of:=-POWER([.E128];[.$H$1])" office:value-type="float" office:value="-8.82025901876077E-019" calcext:value-type="float">
            <text:p>-8.82025901876077E-019</text:p>
          </table:table-cell>
          <table:table-cell/>
          <table:table-cell table:formula="of:=[.F128]+[.G128]+[.H128]" office:value-type="float" office:value="0.00111843366383204" calcext:value-type="float">
            <text:p>0.0011184337</text:p>
          </table:table-cell>
          <table:table-cell table:formula="of:=[.J128]+[.K127]" office:value-type="float" office:value="0.0236885721627887" calcext:value-type="float">
            <text:p>0.0236885722</text:p>
          </table:table-cell>
          <table:table-cell table:formula="of:=MAX(0;[.E128]+[.K128])" office:value-type="float" office:value="0.273828322070844" calcext:value-type="float">
            <text:p>0.2738283221</text:p>
          </table:table-cell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table:formula="of:=[.D129]" office:value-type="float" office:value="0.730602019581595" calcext:value-type="float">
            <text:p>0.7306020196</text:p>
          </table:table-cell>
          <table:table-cell office:value-type="float" office:value="1" calcext:value-type="float">
            <text:p>1</text:p>
          </table:table-cell>
          <table:table-cell table:formula="of:=0.5+0.5*SIN(-PI()/2+[.A129]/[.$D$1])" office:value-type="float" office:value="0.730602019581595" calcext:value-type="float">
            <text:p>0.7306020196</text:p>
          </table:table-cell>
          <table:table-cell table:formula="of:=[.L128]" office:value-type="float" office:value="0.273828322070844" calcext:value-type="float">
            <text:p>0.2738283221</text:p>
          </table:table-cell>
          <table:table-cell table:formula="of:=[.$F$1]*([.B129]-[.E129])" office:value-type="float" office:value="0.00456773697510751" calcext:value-type="float">
            <text:p>0.004567737</text:p>
          </table:table-cell>
          <table:table-cell table:formula="of:=-[.K128]*[.$G$1]" office:value-type="float" office:value="-0.00355328582441831" calcext:value-type="float">
            <text:p>-0.0035532858</text:p>
          </table:table-cell>
          <table:table-cell table:formula="of:=-POWER([.E129];[.$H$1])" office:value-type="float" office:value="-1.33153000181807E-017" calcext:value-type="float">
            <text:p>-1.33153000181807E-017</text:p>
          </table:table-cell>
          <table:table-cell/>
          <table:table-cell table:formula="of:=[.F129]+[.G129]+[.H129]" office:value-type="float" office:value="0.00101445115068919" calcext:value-type="float">
            <text:p>0.0010144512</text:p>
          </table:table-cell>
          <table:table-cell table:formula="of:=[.J129]+[.K128]" office:value-type="float" office:value="0.0247030233134779" calcext:value-type="float">
            <text:p>0.0247030233</text:p>
          </table:table-cell>
          <table:table-cell table:formula="of:=MAX(0;[.E129]+[.K129])" office:value-type="float" office:value="0.298531345384321" calcext:value-type="float">
            <text:p>0.2985313454</text:p>
          </table:table-cell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table:formula="of:=[.D130]" office:value-type="float" office:value="0.759644327058343" calcext:value-type="float">
            <text:p>0.7596443271</text:p>
          </table:table-cell>
          <table:table-cell office:value-type="float" office:value="1" calcext:value-type="float">
            <text:p>1</text:p>
          </table:table-cell>
          <table:table-cell table:formula="of:=0.5+0.5*SIN(-PI()/2+[.A130]/[.$D$1])" office:value-type="float" office:value="0.759644327058343" calcext:value-type="float">
            <text:p>0.7596443271</text:p>
          </table:table-cell>
          <table:table-cell table:formula="of:=[.L129]" office:value-type="float" office:value="0.298531345384321" calcext:value-type="float">
            <text:p>0.2985313454</text:p>
          </table:table-cell>
          <table:table-cell table:formula="of:=[.$F$1]*([.B130]-[.E130])" office:value-type="float" office:value="0.00461112981674021" calcext:value-type="float">
            <text:p>0.0046111298</text:p>
          </table:table-cell>
          <table:table-cell table:formula="of:=-[.K129]*[.$G$1]" office:value-type="float" office:value="-0.00370545349702169" calcext:value-type="float">
            <text:p>-0.0037054535</text:p>
          </table:table-cell>
          <table:table-cell table:formula="of:=-POWER([.E130];[.$H$1])" office:value-type="float" office:value="-1.77704385465412E-016" calcext:value-type="float">
            <text:p>-1.77704385465412E-016</text:p>
          </table:table-cell>
          <table:table-cell/>
          <table:table-cell table:formula="of:=[.F130]+[.G130]+[.H130]" office:value-type="float" office:value="0.000905676319718348" calcext:value-type="float">
            <text:p>0.0009056763</text:p>
          </table:table-cell>
          <table:table-cell table:formula="of:=[.J130]+[.K129]" office:value-type="float" office:value="0.0256086996331963" calcext:value-type="float">
            <text:p>0.0256086996</text:p>
          </table:table-cell>
          <table:table-cell table:formula="of:=MAX(0;[.E130]+[.K130])" office:value-type="float" office:value="0.324140045017518" calcext:value-type="float">
            <text:p>0.324140045</text:p>
          </table:table-cell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table:formula="of:=[.D131]" office:value-type="float" office:value="0.787533087082921" calcext:value-type="float">
            <text:p>0.7875330871</text:p>
          </table:table-cell>
          <table:table-cell office:value-type="float" office:value="1" calcext:value-type="float">
            <text:p>1</text:p>
          </table:table-cell>
          <table:table-cell table:formula="of:=0.5+0.5*SIN(-PI()/2+[.A131]/[.$D$1])" office:value-type="float" office:value="0.787533087082921" calcext:value-type="float">
            <text:p>0.7875330871</text:p>
          </table:table-cell>
          <table:table-cell table:formula="of:=[.L130]" office:value-type="float" office:value="0.324140045017518" calcext:value-type="float">
            <text:p>0.324140045</text:p>
          </table:table-cell>
          <table:table-cell table:formula="of:=[.$F$1]*([.B131]-[.E131])" office:value-type="float" office:value="0.00463393042065403" calcext:value-type="float">
            <text:p>0.0046339304</text:p>
          </table:table-cell>
          <table:table-cell table:formula="of:=-[.K130]*[.$G$1]" office:value-type="float" office:value="-0.00384130494497944" calcext:value-type="float">
            <text:p>-0.0038413049</text:p>
          </table:table-cell>
          <table:table-cell table:formula="of:=-POWER([.E131];[.$H$1])" office:value-type="float" office:value="-2.0988463336274E-015" calcext:value-type="float">
            <text:p>-2.0988463336274E-015</text:p>
          </table:table-cell>
          <table:table-cell/>
          <table:table-cell table:formula="of:=[.F131]+[.G131]+[.H131]" office:value-type="float" office:value="0.000792625475672495" calcext:value-type="float">
            <text:p>0.0007926255</text:p>
          </table:table-cell>
          <table:table-cell table:formula="of:=[.J131]+[.K130]" office:value-type="float" office:value="0.0264013251088688" calcext:value-type="float">
            <text:p>0.0264013251</text:p>
          </table:table-cell>
          <table:table-cell table:formula="of:=MAX(0;[.E131]+[.K131])" office:value-type="float" office:value="0.350541370126386" calcext:value-type="float">
            <text:p>0.3505413701</text:p>
          </table:table-cell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table:formula="of:=[.D132]" office:value-type="float" office:value="0.814144395511399" calcext:value-type="float">
            <text:p>0.8141443955</text:p>
          </table:table-cell>
          <table:table-cell office:value-type="float" office:value="1" calcext:value-type="float">
            <text:p>1</text:p>
          </table:table-cell>
          <table:table-cell table:formula="of:=0.5+0.5*SIN(-PI()/2+[.A132]/[.$D$1])" office:value-type="float" office:value="0.814144395511399" calcext:value-type="float">
            <text:p>0.8141443955</text:p>
          </table:table-cell>
          <table:table-cell table:formula="of:=[.L131]" office:value-type="float" office:value="0.350541370126386" calcext:value-type="float">
            <text:p>0.3505413701</text:p>
          </table:table-cell>
          <table:table-cell table:formula="of:=[.$F$1]*([.B132]-[.E132])" office:value-type="float" office:value="0.00463603025385012" calcext:value-type="float">
            <text:p>0.0046360303</text:p>
          </table:table-cell>
          <table:table-cell table:formula="of:=-[.K131]*[.$G$1]" office:value-type="float" office:value="-0.00396019876633031" calcext:value-type="float">
            <text:p>-0.0039601988</text:p>
          </table:table-cell>
          <table:table-cell table:formula="of:=-POWER([.E132];[.$H$1])" office:value-type="float" office:value="-0.0000000000000219876286931283" calcext:value-type="float">
            <text:p>-2.19876286931283E-014</text:p>
          </table:table-cell>
          <table:table-cell/>
          <table:table-cell table:formula="of:=[.F132]+[.G132]+[.H132]" office:value-type="float" office:value="0.000675831487497822" calcext:value-type="float">
            <text:p>0.0006758315</text:p>
          </table:table-cell>
          <table:table-cell table:formula="of:=[.J132]+[.K131]" office:value-type="float" office:value="0.0270771565963666" calcext:value-type="float">
            <text:p>0.0270771566</text:p>
          </table:table-cell>
          <table:table-cell table:formula="of:=MAX(0;[.E132]+[.K132])" office:value-type="float" office:value="0.377618526722753" calcext:value-type="float">
            <text:p>0.3776185267</text:p>
          </table:table-cell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table:formula="of:=[.D133]" office:value-type="float" office:value="0.839360023660006" calcext:value-type="float">
            <text:p>0.8393600237</text:p>
          </table:table-cell>
          <table:table-cell office:value-type="float" office:value="1" calcext:value-type="float">
            <text:p>1</text:p>
          </table:table-cell>
          <table:table-cell table:formula="of:=0.5+0.5*SIN(-PI()/2+[.A133]/[.$D$1])" office:value-type="float" office:value="0.839360023660006" calcext:value-type="float">
            <text:p>0.8393600237</text:p>
          </table:table-cell>
          <table:table-cell table:formula="of:=[.L132]" office:value-type="float" office:value="0.377618526722753" calcext:value-type="float">
            <text:p>0.3776185267</text:p>
          </table:table-cell>
          <table:table-cell table:formula="of:=[.$F$1]*([.B133]-[.E133])" office:value-type="float" office:value="0.00461741496937253" calcext:value-type="float">
            <text:p>0.004617415</text:p>
          </table:table-cell>
          <table:table-cell table:formula="of:=-[.K132]*[.$G$1]" office:value-type="float" office:value="-0.00406157348945499" calcext:value-type="float">
            <text:p>-0.0040615735</text:p>
          </table:table-cell>
          <table:table-cell table:formula="of:=-POWER([.E133];[.$H$1])" office:value-type="float" office:value="-0.000000000000204926822070336" calcext:value-type="float">
            <text:p>-2.04926822070336E-013</text:p>
          </table:table-cell>
          <table:table-cell/>
          <table:table-cell table:formula="of:=[.F133]+[.G133]+[.H133]" office:value-type="float" office:value="0.000555841479712616" calcext:value-type="float">
            <text:p>0.0005558415</text:p>
          </table:table-cell>
          <table:table-cell table:formula="of:=[.J133]+[.K132]" office:value-type="float" office:value="0.0276329980760792" calcext:value-type="float">
            <text:p>0.0276329981</text:p>
          </table:table-cell>
          <table:table-cell table:formula="of:=MAX(0;[.E133]+[.K133])" office:value-type="float" office:value="0.405251524798832" calcext:value-type="float">
            <text:p>0.4052515248</text:p>
          </table:table-cell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table:formula="of:=[.D134]" office:value-type="float" office:value="0.863067943571363" calcext:value-type="float">
            <text:p>0.8630679436</text:p>
          </table:table-cell>
          <table:table-cell office:value-type="float" office:value="1" calcext:value-type="float">
            <text:p>1</text:p>
          </table:table-cell>
          <table:table-cell table:formula="of:=0.5+0.5*SIN(-PI()/2+[.A134]/[.$D$1])" office:value-type="float" office:value="0.863067943571363" calcext:value-type="float">
            <text:p>0.8630679436</text:p>
          </table:table-cell>
          <table:table-cell table:formula="of:=[.L133]" office:value-type="float" office:value="0.405251524798832" calcext:value-type="float">
            <text:p>0.4052515248</text:p>
          </table:table-cell>
          <table:table-cell table:formula="of:=[.$F$1]*([.B134]-[.E134])" office:value-type="float" office:value="0.0045781641877253" calcext:value-type="float">
            <text:p>0.0045781642</text:p>
          </table:table-cell>
          <table:table-cell table:formula="of:=-[.K133]*[.$G$1]" office:value-type="float" office:value="-0.00414494971141188" calcext:value-type="float">
            <text:p>-0.0041449497</text:p>
          </table:table-cell>
          <table:table-cell table:formula="of:=-POWER([.E134];[.$H$1])" office:value-type="float" office:value="-0.00000000000170506024276159" calcext:value-type="float">
            <text:p>-1.70506024276159E-012</text:p>
          </table:table-cell>
          <table:table-cell/>
          <table:table-cell table:formula="of:=[.F134]+[.G134]+[.H134]" office:value-type="float" office:value="0.000433214474608362" calcext:value-type="float">
            <text:p>0.0004332145</text:p>
          </table:table-cell>
          <table:table-cell table:formula="of:=[.J134]+[.K133]" office:value-type="float" office:value="0.0280662125506876" calcext:value-type="float">
            <text:p>0.0280662126</text:p>
          </table:table-cell>
          <table:table-cell table:formula="of:=MAX(0;[.E134]+[.K134])" office:value-type="float" office:value="0.43331773734952" calcext:value-type="float">
            <text:p>0.4333177373</text:p>
          </table:table-cell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table:formula="of:=[.D135]" office:value-type="float" office:value="0.88516282573213" calcext:value-type="float">
            <text:p>0.8851628257</text:p>
          </table:table-cell>
          <table:table-cell office:value-type="float" office:value="1" calcext:value-type="float">
            <text:p>1</text:p>
          </table:table-cell>
          <table:table-cell table:formula="of:=0.5+0.5*SIN(-PI()/2+[.A135]/[.$D$1])" office:value-type="float" office:value="0.88516282573213" calcext:value-type="float">
            <text:p>0.8851628257</text:p>
          </table:table-cell>
          <table:table-cell table:formula="of:=[.L134]" office:value-type="float" office:value="0.43331773734952" calcext:value-type="float">
            <text:p>0.4333177373</text:p>
          </table:table-cell>
          <table:table-cell table:formula="of:=[.$F$1]*([.B135]-[.E135])" office:value-type="float" office:value="0.0045184508838261" calcext:value-type="float">
            <text:p>0.0045184509</text:p>
          </table:table-cell>
          <table:table-cell table:formula="of:=-[.K134]*[.$G$1]" office:value-type="float" office:value="-0.00420993188260313" calcext:value-type="float">
            <text:p>-0.0042099319</text:p>
          </table:table-cell>
          <table:table-cell table:formula="of:=-POWER([.E135];[.$H$1])" office:value-type="float" office:value="-0.0000000000127114180489205" calcext:value-type="float">
            <text:p>-1.27114180489205E-011</text:p>
          </table:table-cell>
          <table:table-cell/>
          <table:table-cell table:formula="of:=[.F135]+[.G135]+[.H135]" office:value-type="float" office:value="0.000308518988511549" calcext:value-type="float">
            <text:p>0.000308519</text:p>
          </table:table-cell>
          <table:table-cell table:formula="of:=[.J135]+[.K134]" office:value-type="float" office:value="0.0283747315391991" calcext:value-type="float">
            <text:p>0.0283747315</text:p>
          </table:table-cell>
          <table:table-cell table:formula="of:=MAX(0;[.E135]+[.K135])" office:value-type="float" office:value="0.461692468888719" calcext:value-type="float">
            <text:p>0.4616924689</text:p>
          </table:table-cell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table:formula="of:=[.D136]" office:value-type="float" office:value="0.905546507030828" calcext:value-type="float">
            <text:p>0.905546507</text:p>
          </table:table-cell>
          <table:table-cell office:value-type="float" office:value="1" calcext:value-type="float">
            <text:p>1</text:p>
          </table:table-cell>
          <table:table-cell table:formula="of:=0.5+0.5*SIN(-PI()/2+[.A136]/[.$D$1])" office:value-type="float" office:value="0.905546507030828" calcext:value-type="float">
            <text:p>0.905546507</text:p>
          </table:table-cell>
          <table:table-cell table:formula="of:=[.L135]" office:value-type="float" office:value="0.461692468888719" calcext:value-type="float">
            <text:p>0.4616924689</text:p>
          </table:table-cell>
          <table:table-cell table:formula="of:=[.$F$1]*([.B136]-[.E136])" office:value-type="float" office:value="0.00443854038142109" calcext:value-type="float">
            <text:p>0.0044385404</text:p>
          </table:table-cell>
          <table:table-cell table:formula="of:=-[.K135]*[.$G$1]" office:value-type="float" office:value="-0.00425620973087987" calcext:value-type="float">
            <text:p>-0.0042562097</text:p>
          </table:table-cell>
          <table:table-cell table:formula="of:=-POWER([.E136];[.$H$1])" office:value-type="float" office:value="-0.0000000000852282777208399" calcext:value-type="float">
            <text:p>-8.52282777208399E-011</text:p>
          </table:table-cell>
          <table:table-cell/>
          <table:table-cell table:formula="of:=[.F136]+[.G136]+[.H136]" office:value-type="float" office:value="0.000182330565312944" calcext:value-type="float">
            <text:p>0.0001823306</text:p>
          </table:table-cell>
          <table:table-cell table:formula="of:=[.J136]+[.K135]" office:value-type="float" office:value="0.0285570621045121" calcext:value-type="float">
            <text:p>0.0285570621</text:p>
          </table:table-cell>
          <table:table-cell table:formula="of:=MAX(0;[.E136]+[.K136])" office:value-type="float" office:value="0.490249530993231" calcext:value-type="float">
            <text:p>0.490249531</text:p>
          </table:table-cell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table:formula="of:=[.D137]" office:value-type="float" office:value="0.924128426876764" calcext:value-type="float">
            <text:p>0.9241284269</text:p>
          </table:table-cell>
          <table:table-cell office:value-type="float" office:value="1" calcext:value-type="float">
            <text:p>1</text:p>
          </table:table-cell>
          <table:table-cell table:formula="of:=0.5+0.5*SIN(-PI()/2+[.A137]/[.$D$1])" office:value-type="float" office:value="0.924128426876764" calcext:value-type="float">
            <text:p>0.9241284269</text:p>
          </table:table-cell>
          <table:table-cell table:formula="of:=[.L136]" office:value-type="float" office:value="0.490249530993231" calcext:value-type="float">
            <text:p>0.490249531</text:p>
          </table:table-cell>
          <table:table-cell table:formula="of:=[.$F$1]*([.B137]-[.E137])" office:value-type="float" office:value="0.00433878895883533" calcext:value-type="float">
            <text:p>0.004338789</text:p>
          </table:table-cell>
          <table:table-cell table:formula="of:=-[.K136]*[.$G$1]" office:value-type="float" office:value="-0.00428355931567681" calcext:value-type="float">
            <text:p>-0.0042835593</text:p>
          </table:table-cell>
          <table:table-cell table:formula="of:=-POWER([.E137];[.$H$1])" office:value-type="float" office:value="-0.000000000515840700928469" calcext:value-type="float">
            <text:p>-5.15840700928469E-010</text:p>
          </table:table-cell>
          <table:table-cell/>
          <table:table-cell table:formula="of:=[.F137]+[.G137]+[.H137]" office:value-type="float" office:value="0.0000552291273178216" calcext:value-type="float">
            <text:p>5.52291273178216E-005</text:p>
          </table:table-cell>
          <table:table-cell table:formula="of:=[.J137]+[.K136]" office:value-type="float" office:value="0.0286122912318299" calcext:value-type="float">
            <text:p>0.0286122912</text:p>
          </table:table-cell>
          <table:table-cell table:formula="of:=MAX(0;[.E137]+[.K137])" office:value-type="float" office:value="0.518861822225061" calcext:value-type="float">
            <text:p>0.5188618222</text:p>
          </table:table-cell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table:formula="of:=[.D138]" office:value-type="float" office:value="0.940826029542504" calcext:value-type="float">
            <text:p>0.9408260295</text:p>
          </table:table-cell>
          <table:table-cell office:value-type="float" office:value="1" calcext:value-type="float">
            <text:p>1</text:p>
          </table:table-cell>
          <table:table-cell table:formula="of:=0.5+0.5*SIN(-PI()/2+[.A138]/[.$D$1])" office:value-type="float" office:value="0.940826029542504" calcext:value-type="float">
            <text:p>0.9408260295</text:p>
          </table:table-cell>
          <table:table-cell table:formula="of:=[.L137]" office:value-type="float" office:value="0.518861822225061" calcext:value-type="float">
            <text:p>0.5188618222</text:p>
          </table:table-cell>
          <table:table-cell table:formula="of:=[.$F$1]*([.B138]-[.E138])" office:value-type="float" office:value="0.00421964207317443" calcext:value-type="float">
            <text:p>0.0042196421</text:p>
          </table:table-cell>
          <table:table-cell table:formula="of:=-[.K137]*[.$G$1]" office:value-type="float" office:value="-0.00429184368477448" calcext:value-type="float">
            <text:p>-0.0042918437</text:p>
          </table:table-cell>
          <table:table-cell table:formula="of:=-POWER([.E138];[.$H$1])" office:value-type="float" office:value="-0.00000000282846947670222" calcext:value-type="float">
            <text:p>-2.82846947670222E-009</text:p>
          </table:table-cell>
          <table:table-cell/>
          <table:table-cell table:formula="of:=[.F138]+[.G138]+[.H138]" office:value-type="float" office:value="-0.0000722044400695251" calcext:value-type="float">
            <text:p>-7.22044400695251E-005</text:p>
          </table:table-cell>
          <table:table-cell table:formula="of:=[.J138]+[.K137]" office:value-type="float" office:value="0.0285400867917603" calcext:value-type="float">
            <text:p>0.0285400868</text:p>
          </table:table-cell>
          <table:table-cell table:formula="of:=MAX(0;[.E138]+[.K138])" office:value-type="float" office:value="0.547401909016821" calcext:value-type="float">
            <text:p>0.547401909</text:p>
          </table:table-cell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table:formula="of:=[.D139]" office:value-type="float" office:value="0.955565130942338" calcext:value-type="float">
            <text:p>0.9555651309</text:p>
          </table:table-cell>
          <table:table-cell office:value-type="float" office:value="1" calcext:value-type="float">
            <text:p>1</text:p>
          </table:table-cell>
          <table:table-cell table:formula="of:=0.5+0.5*SIN(-PI()/2+[.A139]/[.$D$1])" office:value-type="float" office:value="0.955565130942338" calcext:value-type="float">
            <text:p>0.9555651309</text:p>
          </table:table-cell>
          <table:table-cell table:formula="of:=[.L138]" office:value-type="float" office:value="0.547401909016821" calcext:value-type="float">
            <text:p>0.547401909</text:p>
          </table:table-cell>
          <table:table-cell table:formula="of:=[.$F$1]*([.B139]-[.E139])" office:value-type="float" office:value="0.00408163221925517" calcext:value-type="float">
            <text:p>0.0040816322</text:p>
          </table:table-cell>
          <table:table-cell table:formula="of:=-[.K138]*[.$G$1]" office:value-type="float" office:value="-0.00428101301876405" calcext:value-type="float">
            <text:p>-0.004281013</text:p>
          </table:table-cell>
          <table:table-cell table:formula="of:=-POWER([.E139];[.$H$1])" office:value-type="float" office:value="-0.0000000140990298248394" calcext:value-type="float">
            <text:p>-1.40990298248394E-008</text:p>
          </table:table-cell>
          <table:table-cell/>
          <table:table-cell table:formula="of:=[.F139]+[.G139]+[.H139]" office:value-type="float" office:value="-0.000199394898538705" calcext:value-type="float">
            <text:p>-0.0001993949</text:p>
          </table:table-cell>
          <table:table-cell table:formula="of:=[.J139]+[.K138]" office:value-type="float" office:value="0.0283406918932216" calcext:value-type="float">
            <text:p>0.0283406919</text:p>
          </table:table-cell>
          <table:table-cell table:formula="of:=MAX(0;[.E139]+[.K139])" office:value-type="float" office:value="0.575742600910043" calcext:value-type="float">
            <text:p>0.5757426009</text:p>
          </table:table-cell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table:formula="of:=[.D140]" office:value-type="float" office:value="0.968280248217236" calcext:value-type="float">
            <text:p>0.9682802482</text:p>
          </table:table-cell>
          <table:table-cell office:value-type="float" office:value="1" calcext:value-type="float">
            <text:p>1</text:p>
          </table:table-cell>
          <table:table-cell table:formula="of:=0.5+0.5*SIN(-PI()/2+[.A140]/[.$D$1])" office:value-type="float" office:value="0.968280248217236" calcext:value-type="float">
            <text:p>0.9682802482</text:p>
          </table:table-cell>
          <table:table-cell table:formula="of:=[.L139]" office:value-type="float" office:value="0.575742600910043" calcext:value-type="float">
            <text:p>0.5757426009</text:p>
          </table:table-cell>
          <table:table-cell table:formula="of:=[.$F$1]*([.B140]-[.E140])" office:value-type="float" office:value="0.00392537647307193" calcext:value-type="float">
            <text:p>0.0039253765</text:p>
          </table:table-cell>
          <table:table-cell table:formula="of:=-[.K139]*[.$G$1]" office:value-type="float" office:value="-0.00425110378398325" calcext:value-type="float">
            <text:p>-0.0042511038</text:p>
          </table:table-cell>
          <table:table-cell table:formula="of:=-POWER([.E140];[.$H$1])" office:value-type="float" office:value="-0.0000000640989568130381" calcext:value-type="float">
            <text:p>-6.40989568130381E-008</text:p>
          </table:table-cell>
          <table:table-cell/>
          <table:table-cell table:formula="of:=[.F140]+[.G140]+[.H140]" office:value-type="float" office:value="-0.000325791409868128" calcext:value-type="float">
            <text:p>-0.0003257914</text:p>
          </table:table-cell>
          <table:table-cell table:formula="of:=[.J140]+[.K139]" office:value-type="float" office:value="0.0280149004833535" calcext:value-type="float">
            <text:p>0.0280149005</text:p>
          </table:table-cell>
          <table:table-cell table:formula="of:=MAX(0;[.E140]+[.K140])" office:value-type="float" office:value="0.603757501393396" calcext:value-type="float">
            <text:p>0.6037575014</text:p>
          </table:table-cell>
        </table:table-row>
        <table:table-row table:style-name="ro1">
          <table:table-cell table:formula="of:=[.A140]+1" office:value-type="float" office:value="137" calcext:value-type="float">
            <text:p>137</text:p>
          </table:table-cell>
          <table:table-cell table:formula="of:=[.D141]" office:value-type="float" office:value="0.978914890661997" calcext:value-type="float">
            <text:p>0.9789148907</text:p>
          </table:table-cell>
          <table:table-cell office:value-type="float" office:value="1" calcext:value-type="float">
            <text:p>1</text:p>
          </table:table-cell>
          <table:table-cell table:formula="of:=0.5+0.5*SIN(-PI()/2+[.A141]/[.$D$1])" office:value-type="float" office:value="0.978914890661997" calcext:value-type="float">
            <text:p>0.9789148907</text:p>
          </table:table-cell>
          <table:table-cell table:formula="of:=[.L140]" office:value-type="float" office:value="0.603757501393396" calcext:value-type="float">
            <text:p>0.6037575014</text:p>
          </table:table-cell>
          <table:table-cell table:formula="of:=[.$F$1]*([.B141]-[.E141])" office:value-type="float" office:value="0.00375157389268601" calcext:value-type="float">
            <text:p>0.0037515739</text:p>
          </table:table-cell>
          <table:table-cell table:formula="of:=-[.K140]*[.$G$1]" office:value-type="float" office:value="-0.00420223507250303" calcext:value-type="float">
            <text:p>-0.0042022351</text:p>
          </table:table-cell>
          <table:table-cell table:formula="of:=-POWER([.E141];[.$H$1])" office:value-type="float" office:value="-0.000000266609850110902" calcext:value-type="float">
            <text:p>-2.66609850110902E-007</text:p>
          </table:table-cell>
          <table:table-cell/>
          <table:table-cell table:formula="of:=[.F141]+[.G141]+[.H141]" office:value-type="float" office:value="-0.000450927789667127" calcext:value-type="float">
            <text:p>-0.0004509278</text:p>
          </table:table-cell>
          <table:table-cell table:formula="of:=[.J141]+[.K140]" office:value-type="float" office:value="0.0275639726936864" calcext:value-type="float">
            <text:p>0.0275639727</text:p>
          </table:table-cell>
          <table:table-cell table:formula="of:=MAX(0;[.E141]+[.K141])" office:value-type="float" office:value="0.631321474087083" calcext:value-type="float">
            <text:p>0.6313214741</text:p>
          </table:table-cell>
        </table:table-row>
        <table:table-row table:style-name="ro1">
          <table:table-cell table:formula="of:=[.A141]+1" office:value-type="float" office:value="138" calcext:value-type="float">
            <text:p>138</text:p>
          </table:table-cell>
          <table:table-cell table:formula="of:=[.D142]" office:value-type="float" office:value="0.987421810702082" calcext:value-type="float">
            <text:p>0.9874218107</text:p>
          </table:table-cell>
          <table:table-cell office:value-type="float" office:value="1" calcext:value-type="float">
            <text:p>1</text:p>
          </table:table-cell>
          <table:table-cell table:formula="of:=0.5+0.5*SIN(-PI()/2+[.A142]/[.$D$1])" office:value-type="float" office:value="0.987421810702082" calcext:value-type="float">
            <text:p>0.9874218107</text:p>
          </table:table-cell>
          <table:table-cell table:formula="of:=[.L141]" office:value-type="float" office:value="0.631321474087083" calcext:value-type="float">
            <text:p>0.6313214741</text:p>
          </table:table-cell>
          <table:table-cell table:formula="of:=[.$F$1]*([.B142]-[.E142])" office:value-type="float" office:value="0.00356100336614999" calcext:value-type="float">
            <text:p>0.0035610034</text:p>
          </table:table-cell>
          <table:table-cell table:formula="of:=-[.K141]*[.$G$1]" office:value-type="float" office:value="-0.00413459590405296" calcext:value-type="float">
            <text:p>-0.0041345959</text:p>
          </table:table-cell>
          <table:table-cell table:formula="of:=-POWER([.E142];[.$H$1])" office:value-type="float" office:value="-0.00000101745885706072" calcext:value-type="float">
            <text:p>-1.01745885706072E-006</text:p>
          </table:table-cell>
          <table:table-cell/>
          <table:table-cell table:formula="of:=[.F142]+[.G142]+[.H142]" office:value-type="float" office:value="-0.00057460999676003" calcext:value-type="float">
            <text:p>-0.00057461</text:p>
          </table:table-cell>
          <table:table-cell table:formula="of:=[.J142]+[.K141]" office:value-type="float" office:value="0.0269893626969264" calcext:value-type="float">
            <text:p>0.0269893627</text:p>
          </table:table-cell>
          <table:table-cell table:formula="of:=MAX(0;[.E142]+[.K142])" office:value-type="float" office:value="0.658310836784009" calcext:value-type="float">
            <text:p>0.6583108368</text:p>
          </table:table-cell>
        </table:table-row>
        <table:table-row table:style-name="ro1">
          <table:table-cell table:formula="of:=[.A142]+1" office:value-type="float" office:value="139" calcext:value-type="float">
            <text:p>139</text:p>
          </table:table-cell>
          <table:table-cell table:formula="of:=[.D143]" office:value-type="float" office:value="0.993763213805064" calcext:value-type="float">
            <text:p>0.9937632138</text:p>
          </table:table-cell>
          <table:table-cell office:value-type="float" office:value="1" calcext:value-type="float">
            <text:p>1</text:p>
          </table:table-cell>
          <table:table-cell table:formula="of:=0.5+0.5*SIN(-PI()/2+[.A143]/[.$D$1])" office:value-type="float" office:value="0.993763213805064" calcext:value-type="float">
            <text:p>0.9937632138</text:p>
          </table:table-cell>
          <table:table-cell table:formula="of:=[.L142]" office:value-type="float" office:value="0.658310836784009" calcext:value-type="float">
            <text:p>0.6583108368</text:p>
          </table:table-cell>
          <table:table-cell table:formula="of:=[.$F$1]*([.B143]-[.E143])" office:value-type="float" office:value="0.00335452377021054" calcext:value-type="float">
            <text:p>0.0033545238</text:p>
          </table:table-cell>
          <table:table-cell table:formula="of:=-[.K142]*[.$G$1]" office:value-type="float" office:value="-0.00404840440453896" calcext:value-type="float">
            <text:p>-0.0040484044</text:p>
          </table:table-cell>
          <table:table-cell table:formula="of:=-POWER([.E143];[.$H$1])" office:value-type="float" office:value="-0.00000357215363064201" calcext:value-type="float">
            <text:p>-3.57215363064201E-006</text:p>
          </table:table-cell>
          <table:table-cell/>
          <table:table-cell table:formula="of:=[.F143]+[.G143]+[.H143]" office:value-type="float" office:value="-0.000697452787959052" calcext:value-type="float">
            <text:p>-0.0006974528</text:p>
          </table:table-cell>
          <table:table-cell table:formula="of:=[.J143]+[.K142]" office:value-type="float" office:value="0.0262919099089673" calcext:value-type="float">
            <text:p>0.0262919099</text:p>
          </table:table-cell>
          <table:table-cell table:formula="of:=MAX(0;[.E143]+[.K143])" office:value-type="float" office:value="0.684602746692976" calcext:value-type="float">
            <text:p>0.6846027467</text:p>
          </table:table-cell>
        </table:table-row>
        <table:table-row table:style-name="ro1">
          <table:table-cell table:formula="of:=[.A143]+1" office:value-type="float" office:value="140" calcext:value-type="float">
            <text:p>140</text:p>
          </table:table-cell>
          <table:table-cell table:formula="of:=[.D144]" office:value-type="float" office:value="0.997910926394129" calcext:value-type="float">
            <text:p>0.9979109264</text:p>
          </table:table-cell>
          <table:table-cell office:value-type="float" office:value="1" calcext:value-type="float">
            <text:p>1</text:p>
          </table:table-cell>
          <table:table-cell table:formula="of:=0.5+0.5*SIN(-PI()/2+[.A144]/[.$D$1])" office:value-type="float" office:value="0.997910926394129" calcext:value-type="float">
            <text:p>0.9979109264</text:p>
          </table:table-cell>
          <table:table-cell table:formula="of:=[.L143]" office:value-type="float" office:value="0.684602746692976" calcext:value-type="float">
            <text:p>0.6846027467</text:p>
          </table:table-cell>
          <table:table-cell table:formula="of:=[.$F$1]*([.B144]-[.E144])" office:value-type="float" office:value="0.00313308179701152" calcext:value-type="float">
            <text:p>0.0031330818</text:p>
          </table:table-cell>
          <table:table-cell table:formula="of:=-[.K143]*[.$G$1]" office:value-type="float" office:value="-0.0039437864863451" calcext:value-type="float">
            <text:p>-0.0039437865</text:p>
          </table:table-cell>
          <table:table-cell table:formula="of:=-POWER([.E144];[.$H$1])" office:value-type="float" office:value="-0.0000115653589700576" calcext:value-type="float">
            <text:p>-1.15653589700576E-005</text:p>
          </table:table-cell>
          <table:table-cell/>
          <table:table-cell table:formula="of:=[.F144]+[.G144]+[.H144]" office:value-type="float" office:value="-0.000822270048303631" calcext:value-type="float">
            <text:p>-0.00082227</text:p>
          </table:table-cell>
          <table:table-cell table:formula="of:=[.J144]+[.K143]" office:value-type="float" office:value="0.0254696398606637" calcext:value-type="float">
            <text:p>0.0254696399</text:p>
          </table:table-cell>
          <table:table-cell table:formula="of:=MAX(0;[.E144]+[.K144])" office:value-type="float" office:value="0.71007238655364" calcext:value-type="float">
            <text:p>0.7100723866</text:p>
          </table:table-cell>
        </table:table-row>
        <table:table-row table:style-name="ro1">
          <table:table-cell table:formula="of:=[.A144]+1" office:value-type="float" office:value="141" calcext:value-type="float">
            <text:p>141</text:p>
          </table:table-cell>
          <table:table-cell table:formula="of:=[.D145]" office:value-type="float" office:value="0.999846521017603" calcext:value-type="float">
            <text:p>0.999846521</text:p>
          </table:table-cell>
          <table:table-cell office:value-type="float" office:value="1" calcext:value-type="float">
            <text:p>1</text:p>
          </table:table-cell>
          <table:table-cell table:formula="of:=0.5+0.5*SIN(-PI()/2+[.A145]/[.$D$1])" office:value-type="float" office:value="0.999846521017603" calcext:value-type="float">
            <text:p>0.999846521</text:p>
          </table:table-cell>
          <table:table-cell table:formula="of:=[.L144]" office:value-type="float" office:value="0.71007238655364" calcext:value-type="float">
            <text:p>0.7100723866</text:p>
          </table:table-cell>
          <table:table-cell table:formula="of:=[.$F$1]*([.B145]-[.E145])" office:value-type="float" office:value="0.00289774134463963" calcext:value-type="float">
            <text:p>0.0028977413</text:p>
          </table:table-cell>
          <table:table-cell table:formula="of:=-[.K144]*[.$G$1]" office:value-type="float" office:value="-0.00382044597909955" calcext:value-type="float">
            <text:p>-0.003820446</text:p>
          </table:table-cell>
          <table:table-cell table:formula="of:=-POWER([.E145];[.$H$1])" office:value-type="float" office:value="-0.000034600208928079" calcext:value-type="float">
            <text:p>-3.4600208928079E-005</text:p>
          </table:table-cell>
          <table:table-cell/>
          <table:table-cell table:formula="of:=[.F145]+[.G145]+[.H145]" office:value-type="float" office:value="-0.000957304843387999" calcext:value-type="float">
            <text:p>-0.0009573048</text:p>
          </table:table-cell>
          <table:table-cell table:formula="of:=[.J145]+[.K144]" office:value-type="float" office:value="0.0245123350172757" calcext:value-type="float">
            <text:p>0.024512335</text:p>
          </table:table-cell>
          <table:table-cell table:formula="of:=MAX(0;[.E145]+[.K145])" office:value-type="float" office:value="0.734584721570916" calcext:value-type="float">
            <text:p>0.7345847216</text:p>
          </table:table-cell>
        </table:table-row>
        <table:table-row table:style-name="ro1">
          <table:table-cell table:formula="of:=[.A145]+1" office:value-type="float" office:value="142" calcext:value-type="float">
            <text:p>142</text:p>
          </table:table-cell>
          <table:table-cell table:formula="of:=[.D146]" office:value-type="float" office:value="0.999561398218408" calcext:value-type="float">
            <text:p>0.9995613982</text:p>
          </table:table-cell>
          <table:table-cell office:value-type="float" office:value="1" calcext:value-type="float">
            <text:p>1</text:p>
          </table:table-cell>
          <table:table-cell table:formula="of:=0.5+0.5*SIN(-PI()/2+[.A146]/[.$D$1])" office:value-type="float" office:value="0.999561398218408" calcext:value-type="float">
            <text:p>0.9995613982</text:p>
          </table:table-cell>
          <table:table-cell table:formula="of:=[.L145]" office:value-type="float" office:value="0.734584721570916" calcext:value-type="float">
            <text:p>0.7345847216</text:p>
          </table:table-cell>
          <table:table-cell table:formula="of:=[.$F$1]*([.B146]-[.E146])" office:value-type="float" office:value="0.00264976676647492" calcext:value-type="float">
            <text:p>0.0026497668</text:p>
          </table:table-cell>
          <table:table-cell table:formula="of:=-[.K145]*[.$G$1]" office:value-type="float" office:value="-0.00367685025259135" calcext:value-type="float">
            <text:p>-0.0036768503</text:p>
          </table:table-cell>
          <table:table-cell table:formula="of:=-POWER([.E146];[.$H$1])" office:value-type="float" office:value="-0.000095776009864339" calcext:value-type="float">
            <text:p>-0.000095776</text:p>
          </table:table-cell>
          <table:table-cell/>
          <table:table-cell table:formula="of:=[.F146]+[.G146]+[.H146]" office:value-type="float" office:value="-0.00112285949598077" calcext:value-type="float">
            <text:p>-0.0011228595</text:p>
          </table:table-cell>
          <table:table-cell table:formula="of:=[.J146]+[.K145]" office:value-type="float" office:value="0.0233894755212949" calcext:value-type="float">
            <text:p>0.0233894755</text:p>
          </table:table-cell>
          <table:table-cell table:formula="of:=MAX(0;[.E146]+[.K146])" office:value-type="float" office:value="0.757974197092211" calcext:value-type="float">
            <text:p>0.7579741971</text:p>
          </table:table-cell>
        </table:table-row>
        <table:table-row table:style-name="ro1">
          <table:table-cell table:formula="of:=[.A146]+1" office:value-type="float" office:value="143" calcext:value-type="float">
            <text:p>143</text:p>
          </table:table-cell>
          <table:table-cell table:formula="of:=[.D147]" office:value-type="float" office:value="0.997056824739715" calcext:value-type="float">
            <text:p>0.9970568247</text:p>
          </table:table-cell>
          <table:table-cell office:value-type="float" office:value="1" calcext:value-type="float">
            <text:p>1</text:p>
          </table:table-cell>
          <table:table-cell table:formula="of:=0.5+0.5*SIN(-PI()/2+[.A147]/[.$D$1])" office:value-type="float" office:value="0.997056824739715" calcext:value-type="float">
            <text:p>0.9970568247</text:p>
          </table:table-cell>
          <table:table-cell table:formula="of:=[.L146]" office:value-type="float" office:value="0.757974197092211" calcext:value-type="float">
            <text:p>0.7579741971</text:p>
          </table:table-cell>
          <table:table-cell table:formula="of:=[.$F$1]*([.B147]-[.E147])" office:value-type="float" office:value="0.00239082627647504" calcext:value-type="float">
            <text:p>0.0023908263</text:p>
          </table:table-cell>
          <table:table-cell table:formula="of:=-[.K146]*[.$G$1]" office:value-type="float" office:value="-0.00350842132819424" calcext:value-type="float">
            <text:p>-0.0035084213</text:p>
          </table:table-cell>
          <table:table-cell table:formula="of:=-POWER([.E147];[.$H$1])" office:value-type="float" office:value="-0.000245263346544516" calcext:value-type="float">
            <text:p>-0.0002452633</text:p>
          </table:table-cell>
          <table:table-cell/>
          <table:table-cell table:formula="of:=[.F147]+[.G147]+[.H147]" office:value-type="float" office:value="-0.00136285839826371" calcext:value-type="float">
            <text:p>-0.0013628584</text:p>
          </table:table-cell>
          <table:table-cell table:formula="of:=[.J147]+[.K146]" office:value-type="float" office:value="0.0220266171230312" calcext:value-type="float">
            <text:p>0.0220266171</text:p>
          </table:table-cell>
          <table:table-cell table:formula="of:=MAX(0;[.E147]+[.K147])" office:value-type="float" office:value="0.780000814215242" calcext:value-type="float">
            <text:p>0.7800008142</text:p>
          </table:table-cell>
        </table:table-row>
        <table:table-row table:style-name="ro1">
          <table:table-cell table:formula="of:=[.A147]+1" office:value-type="float" office:value="144" calcext:value-type="float">
            <text:p>144</text:p>
          </table:table-cell>
          <table:table-cell table:formula="of:=[.D148]" office:value-type="float" office:value="0.992343927897064" calcext:value-type="float">
            <text:p>0.9923439279</text:p>
          </table:table-cell>
          <table:table-cell office:value-type="float" office:value="1" calcext:value-type="float">
            <text:p>1</text:p>
          </table:table-cell>
          <table:table-cell table:formula="of:=0.5+0.5*SIN(-PI()/2+[.A148]/[.$D$1])" office:value-type="float" office:value="0.992343927897064" calcext:value-type="float">
            <text:p>0.9923439279</text:p>
          </table:table-cell>
          <table:table-cell table:formula="of:=[.L147]" office:value-type="float" office:value="0.780000814215242" calcext:value-type="float">
            <text:p>0.7800008142</text:p>
          </table:table-cell>
          <table:table-cell table:formula="of:=[.$F$1]*([.B148]-[.E148])" office:value-type="float" office:value="0.00212343113681822" calcext:value-type="float">
            <text:p>0.0021234311</text:p>
          </table:table-cell>
          <table:table-cell table:formula="of:=-[.K147]*[.$G$1]" office:value-type="float" office:value="-0.00330399256845468" calcext:value-type="float">
            <text:p>-0.0033039926</text:p>
          </table:table-cell>
          <table:table-cell table:formula="of:=-POWER([.E148];[.$H$1])" office:value-type="float" office:value="-0.00057923084547572" calcext:value-type="float">
            <text:p>-0.0005792308</text:p>
          </table:table-cell>
          <table:table-cell/>
          <table:table-cell table:formula="of:=[.F148]+[.G148]+[.H148]" office:value-type="float" office:value="-0.00175979227711218" calcext:value-type="float">
            <text:p>-0.0017597923</text:p>
          </table:table-cell>
          <table:table-cell table:formula="of:=[.J148]+[.K147]" office:value-type="float" office:value="0.020266824845919" calcext:value-type="float">
            <text:p>0.0202668248</text:p>
          </table:table-cell>
          <table:table-cell table:formula="of:=MAX(0;[.E148]+[.K148])" office:value-type="float" office:value="0.800267639061161" calcext:value-type="float">
            <text:p>0.8002676391</text:p>
          </table:table-cell>
        </table:table-row>
        <table:table-row table:style-name="ro1">
          <table:table-cell table:formula="of:=[.A148]+1" office:value-type="float" office:value="145" calcext:value-type="float">
            <text:p>145</text:p>
          </table:table-cell>
          <table:table-cell table:formula="of:=[.D149]" office:value-type="float" office:value="0.985443646141938" calcext:value-type="float">
            <text:p>0.9854436461</text:p>
          </table:table-cell>
          <table:table-cell office:value-type="float" office:value="1" calcext:value-type="float">
            <text:p>1</text:p>
          </table:table-cell>
          <table:table-cell table:formula="of:=0.5+0.5*SIN(-PI()/2+[.A149]/[.$D$1])" office:value-type="float" office:value="0.985443646141938" calcext:value-type="float">
            <text:p>0.9854436461</text:p>
          </table:table-cell>
          <table:table-cell table:formula="of:=[.L148]" office:value-type="float" office:value="0.800267639061161" calcext:value-type="float">
            <text:p>0.8002676391</text:p>
          </table:table-cell>
          <table:table-cell table:formula="of:=[.$F$1]*([.B149]-[.E149])" office:value-type="float" office:value="0.00185176007080777" calcext:value-type="float">
            <text:p>0.0018517601</text:p>
          </table:table-cell>
          <table:table-cell table:formula="of:=-[.K148]*[.$G$1]" office:value-type="float" office:value="-0.00304002372688785" calcext:value-type="float">
            <text:p>-0.0030400237</text:p>
          </table:table-cell>
          <table:table-cell table:formula="of:=-POWER([.E149];[.$H$1])" office:value-type="float" office:value="-0.00125042504045457" calcext:value-type="float">
            <text:p>-0.001250425</text:p>
          </table:table-cell>
          <table:table-cell/>
          <table:table-cell table:formula="of:=[.F149]+[.G149]+[.H149]" office:value-type="float" office:value="-0.00243868869653465" calcext:value-type="float">
            <text:p>-0.0024386887</text:p>
          </table:table-cell>
          <table:table-cell table:formula="of:=[.J149]+[.K148]" office:value-type="float" office:value="0.0178281361493844" calcext:value-type="float">
            <text:p>0.0178281361</text:p>
          </table:table-cell>
          <table:table-cell table:formula="of:=MAX(0;[.E149]+[.K149])" office:value-type="float" office:value="0.818095775210545" calcext:value-type="float">
            <text:p>0.8180957752</text:p>
          </table:table-cell>
        </table:table-row>
        <table:table-row table:style-name="ro1">
          <table:table-cell table:formula="of:=[.A149]+1" office:value-type="float" office:value="146" calcext:value-type="float">
            <text:p>146</text:p>
          </table:table-cell>
          <table:table-cell table:formula="of:=[.D150]" office:value-type="float" office:value="0.976386636036443" calcext:value-type="float">
            <text:p>0.976386636</text:p>
          </table:table-cell>
          <table:table-cell office:value-type="float" office:value="1" calcext:value-type="float">
            <text:p>1</text:p>
          </table:table-cell>
          <table:table-cell table:formula="of:=0.5+0.5*SIN(-PI()/2+[.A150]/[.$D$1])" office:value-type="float" office:value="0.976386636036443" calcext:value-type="float">
            <text:p>0.976386636</text:p>
          </table:table-cell>
          <table:table-cell table:formula="of:=[.L149]" office:value-type="float" office:value="0.818095775210545" calcext:value-type="float">
            <text:p>0.8180957752</text:p>
          </table:table-cell>
          <table:table-cell table:formula="of:=[.$F$1]*([.B150]-[.E150])" office:value-type="float" office:value="0.00158290860825898" calcext:value-type="float">
            <text:p>0.0015829086</text:p>
          </table:table-cell>
          <table:table-cell table:formula="of:=-[.K149]*[.$G$1]" office:value-type="float" office:value="-0.00267422042240765" calcext:value-type="float">
            <text:p>-0.0026742204</text:p>
          </table:table-cell>
          <table:table-cell table:formula="of:=-POWER([.E150];[.$H$1])" office:value-type="float" office:value="-0.00242172316944501" calcext:value-type="float">
            <text:p>-0.0024217232</text:p>
          </table:table-cell>
          <table:table-cell/>
          <table:table-cell table:formula="of:=[.F150]+[.G150]+[.H150]" office:value-type="float" office:value="-0.00351303498359368" calcext:value-type="float">
            <text:p>-0.003513035</text:p>
          </table:table-cell>
          <table:table-cell table:formula="of:=[.J150]+[.K149]" office:value-type="float" office:value="0.0143151011657907" calcext:value-type="float">
            <text:p>0.0143151012</text:p>
          </table:table-cell>
          <table:table-cell table:formula="of:=MAX(0;[.E150]+[.K150])" office:value-type="float" office:value="0.832410876376336" calcext:value-type="float">
            <text:p>0.8324108764</text:p>
          </table:table-cell>
        </table:table-row>
        <table:table-row table:style-name="ro1">
          <table:table-cell table:formula="of:=[.A150]+1" office:value-type="float" office:value="147" calcext:value-type="float">
            <text:p>147</text:p>
          </table:table-cell>
          <table:table-cell table:formula="of:=[.D151]" office:value-type="float" office:value="0.965213136052376" calcext:value-type="float">
            <text:p>0.9652131361</text:p>
          </table:table-cell>
          <table:table-cell office:value-type="float" office:value="1" calcext:value-type="float">
            <text:p>1</text:p>
          </table:table-cell>
          <table:table-cell table:formula="of:=0.5+0.5*SIN(-PI()/2+[.A151]/[.$D$1])" office:value-type="float" office:value="0.965213136052376" calcext:value-type="float">
            <text:p>0.9652131361</text:p>
          </table:table-cell>
          <table:table-cell table:formula="of:=[.L150]" office:value-type="float" office:value="0.832410876376336" calcext:value-type="float">
            <text:p>0.8324108764</text:p>
          </table:table-cell>
          <table:table-cell table:formula="of:=[.$F$1]*([.B151]-[.E151])" office:value-type="float" office:value="0.00132802259676041" calcext:value-type="float">
            <text:p>0.0013280226</text:p>
          </table:table-cell>
          <table:table-cell table:formula="of:=-[.K150]*[.$G$1]" office:value-type="float" office:value="-0.0021472651748686" calcext:value-type="float">
            <text:p>-0.0021472652</text:p>
          </table:table-cell>
          <table:table-cell table:formula="of:=-POWER([.E151];[.$H$1])" office:value-type="float" office:value="-0.00407504476177359" calcext:value-type="float">
            <text:p>-0.0040750448</text:p>
          </table:table-cell>
          <table:table-cell/>
          <table:table-cell table:formula="of:=[.F151]+[.G151]+[.H151]" office:value-type="float" office:value="-0.00489428733988178" calcext:value-type="float">
            <text:p>-0.0048942873</text:p>
          </table:table-cell>
          <table:table-cell table:formula="of:=[.J151]+[.K150]" office:value-type="float" office:value="0.0094208138259089" calcext:value-type="float">
            <text:p>0.0094208138</text:p>
          </table:table-cell>
          <table:table-cell table:formula="of:=MAX(0;[.E151]+[.K151])" office:value-type="float" office:value="0.841831690202245" calcext:value-type="float">
            <text:p>0.8418316902</text:p>
          </table:table-cell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table:formula="of:=[.D152]" office:value-type="float" office:value="0.951972787799799" calcext:value-type="float">
            <text:p>0.9519727878</text:p>
          </table:table-cell>
          <table:table-cell office:value-type="float" office:value="1" calcext:value-type="float">
            <text:p>1</text:p>
          </table:table-cell>
          <table:table-cell table:formula="of:=0.5+0.5*SIN(-PI()/2+[.A152]/[.$D$1])" office:value-type="float" office:value="0.951972787799799" calcext:value-type="float">
            <text:p>0.9519727878</text:p>
          </table:table-cell>
          <table:table-cell table:formula="of:=[.L151]" office:value-type="float" office:value="0.841831690202245" calcext:value-type="float">
            <text:p>0.8418316902</text:p>
          </table:table-cell>
          <table:table-cell table:formula="of:=[.$F$1]*([.B152]-[.E152])" office:value-type="float" office:value="0.00110141097597554" calcext:value-type="float">
            <text:p>0.001101411</text:p>
          </table:table-cell>
          <table:table-cell table:formula="of:=-[.K151]*[.$G$1]" office:value-type="float" office:value="-0.00141312207388633" calcext:value-type="float">
            <text:p>-0.0014131221</text:p>
          </table:table-cell>
          <table:table-cell table:formula="of:=-POWER([.E152];[.$H$1])" office:value-type="float" office:value="-0.00571160432158809" calcext:value-type="float">
            <text:p>-0.0057116043</text:p>
          </table:table-cell>
          <table:table-cell/>
          <table:table-cell table:formula="of:=[.F152]+[.G152]+[.H152]" office:value-type="float" office:value="-0.00602331541949888" calcext:value-type="float">
            <text:p>-0.0060233154</text:p>
          </table:table-cell>
          <table:table-cell table:formula="of:=[.J152]+[.K151]" office:value-type="float" office:value="0.00339749840641002" calcext:value-type="float">
            <text:p>0.0033974984</text:p>
          </table:table-cell>
          <table:table-cell table:formula="of:=MAX(0;[.E152]+[.K152])" office:value-type="float" office:value="0.845229188608655" calcext:value-type="float">
            <text:p>0.8452291886</text:p>
          </table:table-cell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table:formula="of:=[.D153]" office:value-type="float" office:value="0.936724415479361" calcext:value-type="float">
            <text:p>0.9367244155</text:p>
          </table:table-cell>
          <table:table-cell office:value-type="float" office:value="1" calcext:value-type="float">
            <text:p>1</text:p>
          </table:table-cell>
          <table:table-cell table:formula="of:=0.5+0.5*SIN(-PI()/2+[.A153]/[.$D$1])" office:value-type="float" office:value="0.936724415479361" calcext:value-type="float">
            <text:p>0.9367244155</text:p>
          </table:table-cell>
          <table:table-cell table:formula="of:=[.L152]" office:value-type="float" office:value="0.845229188608655" calcext:value-type="float">
            <text:p>0.8452291886</text:p>
          </table:table-cell>
          <table:table-cell table:formula="of:=[.$F$1]*([.B153]-[.E153])" office:value-type="float" office:value="0.000914952268707064" calcext:value-type="float">
            <text:p>0.0009149523</text:p>
          </table:table-cell>
          <table:table-cell table:formula="of:=-[.K152]*[.$G$1]" office:value-type="float" office:value="-0.000509624760961503" calcext:value-type="float">
            <text:p>-0.0005096248</text:p>
          </table:table-cell>
          <table:table-cell table:formula="of:=-POWER([.E153];[.$H$1])" office:value-type="float" office:value="-0.00644517314237232" calcext:value-type="float">
            <text:p>-0.0064451731</text:p>
          </table:table-cell>
          <table:table-cell/>
          <table:table-cell table:formula="of:=[.F153]+[.G153]+[.H153]" office:value-type="float" office:value="-0.00603984563462676" calcext:value-type="float">
            <text:p>-0.0060398456</text:p>
          </table:table-cell>
          <table:table-cell table:formula="of:=[.J153]+[.K152]" office:value-type="float" office:value="-0.00264234722821674" calcext:value-type="float">
            <text:p>-0.0026423472</text:p>
          </table:table-cell>
          <table:table-cell table:formula="of:=MAX(0;[.E153]+[.K153])" office:value-type="float" office:value="0.842586841380438" calcext:value-type="float">
            <text:p>0.8425868414</text:p>
          </table:table-cell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table:formula="of:=[.D154]" office:value-type="float" office:value="0.919535764538226" calcext:value-type="float">
            <text:p>0.9195357645</text:p>
          </table:table-cell>
          <table:table-cell office:value-type="float" office:value="0" calcext:value-type="float">
            <text:p>0</text:p>
          </table:table-cell>
          <table:table-cell table:formula="of:=0.5+0.5*SIN(-PI()/2+[.A154]/[.$D$1])" office:value-type="float" office:value="0.919535764538226" calcext:value-type="float">
            <text:p>0.9195357645</text:p>
          </table:table-cell>
          <table:table-cell table:formula="of:=[.L153]" office:value-type="float" office:value="0.842586841380438" calcext:value-type="float">
            <text:p>0.8425868414</text:p>
          </table:table-cell>
          <table:table-cell table:formula="of:=[.$F$1]*([.B154]-[.E154])" office:value-type="float" office:value="0.000769489231577881" calcext:value-type="float">
            <text:p>0.0007694892</text:p>
          </table:table-cell>
          <table:table-cell table:formula="of:=-[.K153]*[.$G$1]" office:value-type="float" office:value="0.000396352084232511" calcext:value-type="float">
            <text:p>0.0003963521</text:p>
          </table:table-cell>
          <table:table-cell table:formula="of:=-POWER([.E154];[.$H$1])" office:value-type="float" office:value="-0.00586732540273382" calcext:value-type="float">
            <text:p>-0.0058673254</text:p>
          </table:table-cell>
          <table:table-cell/>
          <table:table-cell table:formula="of:=[.F154]+[.G154]+[.H154]" office:value-type="float" office:value="-0.00470148408692342" calcext:value-type="float">
            <text:p>-0.0047014841</text:p>
          </table:table-cell>
          <table:table-cell table:formula="of:=[.J154]+[.K153]" office:value-type="float" office:value="-0.00734383131514016" calcext:value-type="float">
            <text:p>-0.0073438313</text:p>
          </table:table-cell>
          <table:table-cell table:formula="of:=MAX(0;[.E154]+[.K154])" office:value-type="float" office:value="0.835243010065298" calcext:value-type="float">
            <text:p>0.8352430101</text:p>
          </table:table-cell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table:formula="of:=[.D155]" office:value-type="float" office:value="0.900483200690692" calcext:value-type="float">
            <text:p>0.9004832007</text:p>
          </table:table-cell>
          <table:table-cell office:value-type="float" office:value="0" calcext:value-type="float">
            <text:p>0</text:p>
          </table:table-cell>
          <table:table-cell table:formula="of:=0.5+0.5*SIN(-PI()/2+[.A155]/[.$D$1])" office:value-type="float" office:value="0.900483200690692" calcext:value-type="float">
            <text:p>0.9004832007</text:p>
          </table:table-cell>
          <table:table-cell table:formula="of:=[.L154]" office:value-type="float" office:value="0.835243010065298" calcext:value-type="float">
            <text:p>0.8352430101</text:p>
          </table:table-cell>
          <table:table-cell table:formula="of:=[.$F$1]*([.B155]-[.E155])" office:value-type="float" office:value="0.000652401906253944" calcext:value-type="float">
            <text:p>0.0006524019</text:p>
          </table:table-cell>
          <table:table-cell table:formula="of:=-[.K154]*[.$G$1]" office:value-type="float" office:value="0.00110157469727102" calcext:value-type="float">
            <text:p>0.0011015747</text:p>
          </table:table-cell>
          <table:table-cell table:formula="of:=-POWER([.E155];[.$H$1])" office:value-type="float" office:value="-0.00451217042672378" calcext:value-type="float">
            <text:p>-0.0045121704</text:p>
          </table:table-cell>
          <table:table-cell/>
          <table:table-cell table:formula="of:=[.F155]+[.G155]+[.H155]" office:value-type="float" office:value="-0.00275819382319881" calcext:value-type="float">
            <text:p>-0.0027581938</text:p>
          </table:table-cell>
          <table:table-cell table:formula="of:=[.J155]+[.K154]" office:value-type="float" office:value="-0.010102025138339" calcext:value-type="float">
            <text:p>-0.0101020251</text:p>
          </table:table-cell>
          <table:table-cell table:formula="of:=MAX(0;[.E155]+[.K155])" office:value-type="float" office:value="0.825140984926959" calcext:value-type="float">
            <text:p>0.8251409849</text:p>
          </table:table-cell>
        </table:table-row>
        <table:table-row table:style-name="ro1">
          <table:table-cell table:formula="of:=[.A155]+1" office:value-type="float" office:value="152" calcext:value-type="float">
            <text:p>152</text:p>
          </table:table-cell>
          <table:table-cell table:formula="of:=[.D156]" office:value-type="float" office:value="0.879651370640705" calcext:value-type="float">
            <text:p>0.8796513706</text:p>
          </table:table-cell>
          <table:table-cell office:value-type="float" office:value="0" calcext:value-type="float">
            <text:p>0</text:p>
          </table:table-cell>
          <table:table-cell table:formula="of:=0.5+0.5*SIN(-PI()/2+[.A156]/[.$D$1])" office:value-type="float" office:value="0.879651370640705" calcext:value-type="float">
            <text:p>0.8796513706</text:p>
          </table:table-cell>
          <table:table-cell table:formula="of:=[.L155]" office:value-type="float" office:value="0.825140984926959" calcext:value-type="float">
            <text:p>0.8251409849</text:p>
          </table:table-cell>
          <table:table-cell table:formula="of:=[.$F$1]*([.B156]-[.E156])" office:value-type="float" office:value="0.000545103857137464" calcext:value-type="float">
            <text:p>0.0005451039</text:p>
          </table:table-cell>
          <table:table-cell table:formula="of:=-[.K155]*[.$G$1]" office:value-type="float" office:value="0.00151530377075085" calcext:value-type="float">
            <text:p>0.0015153038</text:p>
          </table:table-cell>
          <table:table-cell table:formula="of:=-POWER([.E156];[.$H$1])" office:value-type="float" office:value="-0.00313216602558597" calcext:value-type="float">
            <text:p>-0.003132166</text:p>
          </table:table-cell>
          <table:table-cell/>
          <table:table-cell table:formula="of:=[.F156]+[.G156]+[.H156]" office:value-type="float" office:value="-0.00107175839769766" calcext:value-type="float">
            <text:p>-0.0010717584</text:p>
          </table:table-cell>
          <table:table-cell table:formula="of:=[.J156]+[.K155]" office:value-type="float" office:value="-0.0111737835360366" calcext:value-type="float">
            <text:p>-0.0111737835</text:p>
          </table:table-cell>
          <table:table-cell table:formula="of:=MAX(0;[.E156]+[.K156])" office:value-type="float" office:value="0.813967201390922" calcext:value-type="float">
            <text:p>0.8139672014</text:p>
          </table:table-cell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table:formula="of:=[.D157]" office:value-type="float" office:value="0.8571328260136" calcext:value-type="float">
            <text:p>0.857132826</text:p>
          </table:table-cell>
          <table:table-cell office:value-type="float" office:value="0" calcext:value-type="float">
            <text:p>0</text:p>
          </table:table-cell>
          <table:table-cell table:formula="of:=0.5+0.5*SIN(-PI()/2+[.A157]/[.$D$1])" office:value-type="float" office:value="0.8571328260136" calcext:value-type="float">
            <text:p>0.857132826</text:p>
          </table:table-cell>
          <table:table-cell table:formula="of:=[.L156]" office:value-type="float" office:value="0.813967201390922" calcext:value-type="float">
            <text:p>0.8139672014</text:p>
          </table:table-cell>
          <table:table-cell table:formula="of:=[.$F$1]*([.B157]-[.E157])" office:value-type="float" office:value="0.000431656246226777" calcext:value-type="float">
            <text:p>0.0004316562</text:p>
          </table:table-cell>
          <table:table-cell table:formula="of:=-[.K156]*[.$G$1]" office:value-type="float" office:value="0.0016760675304055" calcext:value-type="float">
            <text:p>0.0016760675</text:p>
          </table:table-cell>
          <table:table-cell table:formula="of:=-POWER([.E157];[.$H$1])" office:value-type="float" office:value="-0.00208068896344672" calcext:value-type="float">
            <text:p>-0.002080689</text:p>
          </table:table-cell>
          <table:table-cell/>
          <table:table-cell table:formula="of:=[.F157]+[.G157]+[.H157]" office:value-type="float" office:value="0.0000270348131855549" calcext:value-type="float">
            <text:p>2.70348131855549E-005</text:p>
          </table:table-cell>
          <table:table-cell table:formula="of:=[.J157]+[.K156]" office:value-type="float" office:value="-0.0111467487228511" calcext:value-type="float">
            <text:p>-0.0111467487</text:p>
          </table:table-cell>
          <table:table-cell table:formula="of:=MAX(0;[.E157]+[.K157])" office:value-type="float" office:value="0.802820452668071" calcext:value-type="float">
            <text:p>0.8028204527</text:p>
          </table:table-cell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table:formula="of:=[.D158]" office:value-type="float" office:value="0.833027612167868" calcext:value-type="float">
            <text:p>0.8330276122</text:p>
          </table:table-cell>
          <table:table-cell office:value-type="float" office:value="0" calcext:value-type="float">
            <text:p>0</text:p>
          </table:table-cell>
          <table:table-cell table:formula="of:=0.5+0.5*SIN(-PI()/2+[.A158]/[.$D$1])" office:value-type="float" office:value="0.833027612167868" calcext:value-type="float">
            <text:p>0.8330276122</text:p>
          </table:table-cell>
          <table:table-cell table:formula="of:=[.L157]" office:value-type="float" office:value="0.802820452668071" calcext:value-type="float">
            <text:p>0.8028204527</text:p>
          </table:table-cell>
          <table:table-cell table:formula="of:=[.$F$1]*([.B158]-[.E158])" office:value-type="float" office:value="0.00030207159499797" calcext:value-type="float">
            <text:p>0.0003020716</text:p>
          </table:table-cell>
          <table:table-cell table:formula="of:=-[.K157]*[.$G$1]" office:value-type="float" office:value="0.00167201230842766" calcext:value-type="float">
            <text:p>0.0016720123</text:p>
          </table:table-cell>
          <table:table-cell table:formula="of:=-POWER([.E158];[.$H$1])" office:value-type="float" office:value="-0.00137579219557742" calcext:value-type="float">
            <text:p>-0.0013757922</text:p>
          </table:table-cell>
          <table:table-cell/>
          <table:table-cell table:formula="of:=[.F158]+[.G158]+[.H158]" office:value-type="float" office:value="0.000598291707848211" calcext:value-type="float">
            <text:p>0.0005982917</text:p>
          </table:table-cell>
          <table:table-cell table:formula="of:=[.J158]+[.K157]" office:value-type="float" office:value="-0.0105484570150029" calcext:value-type="float">
            <text:p>-0.010548457</text:p>
          </table:table-cell>
          <table:table-cell table:formula="of:=MAX(0;[.E158]+[.K158])" office:value-type="float" office:value="0.792271995653069" calcext:value-type="float">
            <text:p>0.7922719957</text:p>
          </table:table-cell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table:formula="of:=[.D159]" office:value-type="float" office:value="0.807442823713784" calcext:value-type="float">
            <text:p>0.8074428237</text:p>
          </table:table-cell>
          <table:table-cell office:value-type="float" office:value="0" calcext:value-type="float">
            <text:p>0</text:p>
          </table:table-cell>
          <table:table-cell table:formula="of:=0.5+0.5*SIN(-PI()/2+[.A159]/[.$D$1])" office:value-type="float" office:value="0.807442823713784" calcext:value-type="float">
            <text:p>0.8074428237</text:p>
          </table:table-cell>
          <table:table-cell table:formula="of:=[.L158]" office:value-type="float" office:value="0.792271995653069" calcext:value-type="float">
            <text:p>0.7922719957</text:p>
          </table:table-cell>
          <table:table-cell table:formula="of:=[.$F$1]*([.B159]-[.E159])" office:value-type="float" office:value="0.000151708280607157" calcext:value-type="float">
            <text:p>0.0001517083</text:p>
          </table:table-cell>
          <table:table-cell table:formula="of:=-[.K158]*[.$G$1]" office:value-type="float" office:value="0.00158226855225043" calcext:value-type="float">
            <text:p>0.0015822686</text:p>
          </table:table-cell>
          <table:table-cell table:formula="of:=-POWER([.E159];[.$H$1])" office:value-type="float" office:value="-0.000925186223390191" calcext:value-type="float">
            <text:p>-0.0009251862</text:p>
          </table:table-cell>
          <table:table-cell/>
          <table:table-cell table:formula="of:=[.F159]+[.G159]+[.H159]" office:value-type="float" office:value="0.000808790609467396" calcext:value-type="float">
            <text:p>0.0008087906</text:p>
          </table:table-cell>
          <table:table-cell table:formula="of:=[.J159]+[.K158]" office:value-type="float" office:value="-0.00973966640553547" calcext:value-type="float">
            <text:p>-0.0097396664</text:p>
          </table:table-cell>
          <table:table-cell table:formula="of:=MAX(0;[.E159]+[.K159])" office:value-type="float" office:value="0.782532329247533" calcext:value-type="float">
            <text:p>0.7825323292</text:p>
          </table:table-cell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table:formula="of:=[.D160]" office:value-type="float" office:value="0.780492128713614" calcext:value-type="float">
            <text:p>0.7804921287</text:p>
          </table:table-cell>
          <table:table-cell office:value-type="float" office:value="0" calcext:value-type="float">
            <text:p>0</text:p>
          </table:table-cell>
          <table:table-cell table:formula="of:=0.5+0.5*SIN(-PI()/2+[.A160]/[.$D$1])" office:value-type="float" office:value="0.780492128713614" calcext:value-type="float">
            <text:p>0.7804921287</text:p>
          </table:table-cell>
          <table:table-cell table:formula="of:=[.L159]" office:value-type="float" office:value="0.782532329247533" calcext:value-type="float">
            <text:p>0.7825323292</text:p>
          </table:table-cell>
          <table:table-cell table:formula="of:=[.$F$1]*([.B160]-[.E160])" office:value-type="float" office:value="-0.0000204020053391862" calcext:value-type="float">
            <text:p>-0.000020402</text:p>
          </table:table-cell>
          <table:table-cell table:formula="of:=-[.K159]*[.$G$1]" office:value-type="float" office:value="0.00146094996083032" calcext:value-type="float">
            <text:p>0.00146095</text:p>
          </table:table-cell>
          <table:table-cell table:formula="of:=-POWER([.E160];[.$H$1])" office:value-type="float" office:value="-0.00063836440965552" calcext:value-type="float">
            <text:p>-0.0006383644</text:p>
          </table:table-cell>
          <table:table-cell/>
          <table:table-cell table:formula="of:=[.F160]+[.G160]+[.H160]" office:value-type="float" office:value="0.000802183545835615" calcext:value-type="float">
            <text:p>0.0008021835</text:p>
          </table:table-cell>
          <table:table-cell table:formula="of:=[.J160]+[.K159]" office:value-type="float" office:value="-0.00893748285969986" calcext:value-type="float">
            <text:p>-0.0089374829</text:p>
          </table:table-cell>
          <table:table-cell table:formula="of:=MAX(0;[.E160]+[.K160])" office:value-type="float" office:value="0.773594846387833" calcext:value-type="float">
            <text:p>0.7735948464</text:p>
          </table:table-cell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table:formula="of:=[.D161]" office:value-type="float" office:value="0.752295263677314" calcext:value-type="float">
            <text:p>0.7522952637</text:p>
          </table:table-cell>
          <table:table-cell office:value-type="float" office:value="0" calcext:value-type="float">
            <text:p>0</text:p>
          </table:table-cell>
          <table:table-cell table:formula="of:=0.5+0.5*SIN(-PI()/2+[.A161]/[.$D$1])" office:value-type="float" office:value="0.752295263677314" calcext:value-type="float">
            <text:p>0.7522952637</text:p>
          </table:table-cell>
          <table:table-cell table:formula="of:=[.L160]" office:value-type="float" office:value="0.773594846387833" calcext:value-type="float">
            <text:p>0.7735948464</text:p>
          </table:table-cell>
          <table:table-cell table:formula="of:=[.$F$1]*([.B161]-[.E161])" office:value-type="float" office:value="-0.000212995827105188" calcext:value-type="float">
            <text:p>-0.0002129958</text:p>
          </table:table-cell>
          <table:table-cell table:formula="of:=-[.K160]*[.$G$1]" office:value-type="float" office:value="0.00134062242895498" calcext:value-type="float">
            <text:p>0.0013406224</text:p>
          </table:table-cell>
          <table:table-cell table:formula="of:=-POWER([.E161];[.$H$1])" office:value-type="float" office:value="-0.000452279637835028" calcext:value-type="float">
            <text:p>-0.0004522796</text:p>
          </table:table-cell>
          <table:table-cell/>
          <table:table-cell table:formula="of:=[.F161]+[.G161]+[.H161]" office:value-type="float" office:value="0.000675346964014763" calcext:value-type="float">
            <text:p>0.000675347</text:p>
          </table:table-cell>
          <table:table-cell table:formula="of:=[.J161]+[.K160]" office:value-type="float" office:value="-0.0082621358956851" calcext:value-type="float">
            <text:p>-0.0082621359</text:p>
          </table:table-cell>
          <table:table-cell table:formula="of:=MAX(0;[.E161]+[.K161])" office:value-type="float" office:value="0.765332710492148" calcext:value-type="float">
            <text:p>0.7653327105</text:p>
          </table:table-cell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table:formula="of:=[.D162]" office:value-type="float" office:value="0.722977501597328" calcext:value-type="float">
            <text:p>0.7229775016</text:p>
          </table:table-cell>
          <table:table-cell office:value-type="float" office:value="0" calcext:value-type="float">
            <text:p>0</text:p>
          </table:table-cell>
          <table:table-cell table:formula="of:=0.5+0.5*SIN(-PI()/2+[.A162]/[.$D$1])" office:value-type="float" office:value="0.722977501597328" calcext:value-type="float">
            <text:p>0.7229775016</text:p>
          </table:table-cell>
          <table:table-cell table:formula="of:=[.L161]" office:value-type="float" office:value="0.765332710492148" calcext:value-type="float">
            <text:p>0.7653327105</text:p>
          </table:table-cell>
          <table:table-cell table:formula="of:=[.$F$1]*([.B162]-[.E162])" office:value-type="float" office:value="-0.000423552088948197" calcext:value-type="float">
            <text:p>-0.0004235521</text:p>
          </table:table-cell>
          <table:table-cell table:formula="of:=-[.K161]*[.$G$1]" office:value-type="float" office:value="0.00123932038435276" calcext:value-type="float">
            <text:p>0.0012393204</text:p>
          </table:table-cell>
          <table:table-cell table:formula="of:=-POWER([.E162];[.$H$1])" office:value-type="float" office:value="-0.000327724015201089" calcext:value-type="float">
            <text:p>-0.000327724</text:p>
          </table:table-cell>
          <table:table-cell/>
          <table:table-cell table:formula="of:=[.F162]+[.G162]+[.H162]" office:value-type="float" office:value="0.000488044280203479" calcext:value-type="float">
            <text:p>0.0004880443</text:p>
          </table:table-cell>
          <table:table-cell table:formula="of:=[.J162]+[.K161]" office:value-type="float" office:value="-0.00777409161548162" calcext:value-type="float">
            <text:p>-0.0077740916</text:p>
          </table:table-cell>
          <table:table-cell table:formula="of:=MAX(0;[.E162]+[.K162])" office:value-type="float" office:value="0.757558618876666" calcext:value-type="float">
            <text:p>0.7575586189</text:p>
          </table:table-cell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table:formula="of:=[.D163]" office:value-type="float" office:value="0.692669095385915" calcext:value-type="float">
            <text:p>0.6926690954</text:p>
          </table:table-cell>
          <table:table-cell office:value-type="float" office:value="0" calcext:value-type="float">
            <text:p>0</text:p>
          </table:table-cell>
          <table:table-cell table:formula="of:=0.5+0.5*SIN(-PI()/2+[.A163]/[.$D$1])" office:value-type="float" office:value="0.692669095385915" calcext:value-type="float">
            <text:p>0.6926690954</text:p>
          </table:table-cell>
          <table:table-cell table:formula="of:=[.L162]" office:value-type="float" office:value="0.757558618876666" calcext:value-type="float">
            <text:p>0.7575586189</text:p>
          </table:table-cell>
          <table:table-cell table:formula="of:=[.$F$1]*([.B163]-[.E163])" office:value-type="float" office:value="-0.000648895234907516" calcext:value-type="float">
            <text:p>-0.0006488952</text:p>
          </table:table-cell>
          <table:table-cell table:formula="of:=-[.K162]*[.$G$1]" office:value-type="float" office:value="0.00116611374232224" calcext:value-type="float">
            <text:p>0.0011661137</text:p>
          </table:table-cell>
          <table:table-cell table:formula="of:=-POWER([.E163];[.$H$1])" office:value-type="float" office:value="-0.000241261102492555" calcext:value-type="float">
            <text:p>-0.0002412611</text:p>
          </table:table-cell>
          <table:table-cell/>
          <table:table-cell table:formula="of:=[.F163]+[.G163]+[.H163]" office:value-type="float" office:value="0.000275957404922171" calcext:value-type="float">
            <text:p>0.0002759574</text:p>
          </table:table-cell>
          <table:table-cell table:formula="of:=[.J163]+[.K162]" office:value-type="float" office:value="-0.00749813421055945" calcext:value-type="float">
            <text:p>-0.0074981342</text:p>
          </table:table-cell>
          <table:table-cell table:formula="of:=MAX(0;[.E163]+[.K163])" office:value-type="float" office:value="0.750060484666107" calcext:value-type="float">
            <text:p>0.7500604847</text:p>
          </table:table-cell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table:formula="of:=[.D164]" office:value-type="float" office:value="0.66150469918769" calcext:value-type="float">
            <text:p>0.6615046992</text:p>
          </table:table-cell>
          <table:table-cell office:value-type="float" office:value="0" calcext:value-type="float">
            <text:p>0</text:p>
          </table:table-cell>
          <table:table-cell table:formula="of:=0.5+0.5*SIN(-PI()/2+[.A164]/[.$D$1])" office:value-type="float" office:value="0.66150469918769" calcext:value-type="float">
            <text:p>0.6615046992</text:p>
          </table:table-cell>
          <table:table-cell table:formula="of:=[.L163]" office:value-type="float" office:value="0.750060484666107" calcext:value-type="float">
            <text:p>0.7500604847</text:p>
          </table:table-cell>
          <table:table-cell table:formula="of:=[.$F$1]*([.B164]-[.E164])" office:value-type="float" office:value="-0.00088555785478417" calcext:value-type="float">
            <text:p>-0.0008855579</text:p>
          </table:table-cell>
          <table:table-cell table:formula="of:=-[.K163]*[.$G$1]" office:value-type="float" office:value="0.00112472013158392" calcext:value-type="float">
            <text:p>0.0011247201</text:p>
          </table:table-cell>
          <table:table-cell table:formula="of:=-POWER([.E164];[.$H$1])" office:value-type="float" office:value="-0.000179014654911447" calcext:value-type="float">
            <text:p>-0.0001790147</text:p>
          </table:table-cell>
          <table:table-cell/>
          <table:table-cell table:formula="of:=[.F164]+[.G164]+[.H164]" office:value-type="float" office:value="0.0000601476218883002" calcext:value-type="float">
            <text:p>6.01476218883002E-005</text:p>
          </table:table-cell>
          <table:table-cell table:formula="of:=[.J164]+[.K163]" office:value-type="float" office:value="-0.00743798658867115" calcext:value-type="float">
            <text:p>-0.0074379866</text:p>
          </table:table-cell>
          <table:table-cell table:formula="of:=MAX(0;[.E164]+[.K164])" office:value-type="float" office:value="0.742622498077436" calcext:value-type="float">
            <text:p>0.7426224981</text:p>
          </table:table-cell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table:formula="of:=[.D165]" office:value-type="float" office:value="0.629622770138383" calcext:value-type="float">
            <text:p>0.6296227701</text:p>
          </table:table-cell>
          <table:table-cell office:value-type="float" office:value="0" calcext:value-type="float">
            <text:p>0</text:p>
          </table:table-cell>
          <table:table-cell table:formula="of:=0.5+0.5*SIN(-PI()/2+[.A165]/[.$D$1])" office:value-type="float" office:value="0.629622770138383" calcext:value-type="float">
            <text:p>0.6296227701</text:p>
          </table:table-cell>
          <table:table-cell table:formula="of:=[.L164]" office:value-type="float" office:value="0.742622498077436" calcext:value-type="float">
            <text:p>0.7426224981</text:p>
          </table:table-cell>
          <table:table-cell table:formula="of:=[.$F$1]*([.B165]-[.E165])" office:value-type="float" office:value="-0.00112999727939053" calcext:value-type="float">
            <text:p>-0.0011299973</text:p>
          </table:table-cell>
          <table:table-cell table:formula="of:=-[.K164]*[.$G$1]" office:value-type="float" office:value="0.00111569798830067" calcext:value-type="float">
            <text:p>0.001115698</text:p>
          </table:table-cell>
          <table:table-cell table:formula="of:=-POWER([.E165];[.$H$1])" office:value-type="float" office:value="-0.000132752609587971" calcext:value-type="float">
            <text:p>-0.0001327526</text:p>
          </table:table-cell>
          <table:table-cell/>
          <table:table-cell table:formula="of:=[.F165]+[.G165]+[.H165]" office:value-type="float" office:value="-0.000147051900677827" calcext:value-type="float">
            <text:p>-0.0001470519</text:p>
          </table:table-cell>
          <table:table-cell table:formula="of:=[.J165]+[.K164]" office:value-type="float" office:value="-0.00758503848934897" calcext:value-type="float">
            <text:p>-0.0075850385</text:p>
          </table:table-cell>
          <table:table-cell table:formula="of:=MAX(0;[.E165]+[.K165])" office:value-type="float" office:value="0.735037459588087" calcext:value-type="float">
            <text:p>0.7350374596</text:p>
          </table:table-cell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table:formula="of:=[.D166]" office:value-type="float" office:value="0.597164953227667" calcext:value-type="float">
            <text:p>0.5971649532</text:p>
          </table:table-cell>
          <table:table-cell office:value-type="float" office:value="0" calcext:value-type="float">
            <text:p>0</text:p>
          </table:table-cell>
          <table:table-cell table:formula="of:=0.5+0.5*SIN(-PI()/2+[.A166]/[.$D$1])" office:value-type="float" office:value="0.597164953227667" calcext:value-type="float">
            <text:p>0.5971649532</text:p>
          </table:table-cell>
          <table:table-cell table:formula="of:=[.L165]" office:value-type="float" office:value="0.735037459588087" calcext:value-type="float">
            <text:p>0.7350374596</text:p>
          </table:table-cell>
          <table:table-cell table:formula="of:=[.$F$1]*([.B166]-[.E166])" office:value-type="float" office:value="-0.00137872506360419" calcext:value-type="float">
            <text:p>-0.0013787251</text:p>
          </table:table-cell>
          <table:table-cell table:formula="of:=-[.K165]*[.$G$1]" office:value-type="float" office:value="0.00113775577340235" calcext:value-type="float">
            <text:p>0.0011377558</text:p>
          </table:table-cell>
          <table:table-cell table:formula="of:=-POWER([.E166];[.$H$1])" office:value-type="float" office:value="-0.0000975627819977768" calcext:value-type="float">
            <text:p>-9.75627819977768E-005</text:p>
          </table:table-cell>
          <table:table-cell/>
          <table:table-cell table:formula="of:=[.F166]+[.G166]+[.H166]" office:value-type="float" office:value="-0.000338532072199626" calcext:value-type="float">
            <text:p>-0.0003385321</text:p>
          </table:table-cell>
          <table:table-cell table:formula="of:=[.J166]+[.K165]" office:value-type="float" office:value="-0.0079235705615486" calcext:value-type="float">
            <text:p>-0.0079235706</text:p>
          </table:table-cell>
          <table:table-cell table:formula="of:=MAX(0;[.E166]+[.K166])" office:value-type="float" office:value="0.727113889026538" calcext:value-type="float">
            <text:p>0.727113889</text:p>
          </table:table-cell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table:formula="of:=[.D167]" office:value-type="float" office:value="0.564275451999002" calcext:value-type="float">
            <text:p>0.564275452</text:p>
          </table:table-cell>
          <table:table-cell office:value-type="float" office:value="0" calcext:value-type="float">
            <text:p>0</text:p>
          </table:table-cell>
          <table:table-cell table:formula="of:=0.5+0.5*SIN(-PI()/2+[.A167]/[.$D$1])" office:value-type="float" office:value="0.564275451999002" calcext:value-type="float">
            <text:p>0.564275452</text:p>
          </table:table-cell>
          <table:table-cell table:formula="of:=[.L166]" office:value-type="float" office:value="0.727113889026538" calcext:value-type="float">
            <text:p>0.727113889</text:p>
          </table:table-cell>
          <table:table-cell table:formula="of:=[.$F$1]*([.B167]-[.E167])" office:value-type="float" office:value="-0.00162838437027537" calcext:value-type="float">
            <text:p>-0.0016283844</text:p>
          </table:table-cell>
          <table:table-cell table:formula="of:=-[.K166]*[.$G$1]" office:value-type="float" office:value="0.00118853558423229" calcext:value-type="float">
            <text:p>0.0011885356</text:p>
          </table:table-cell>
          <table:table-cell table:formula="of:=-POWER([.E167];[.$H$1])" office:value-type="float" office:value="-0.0000704811875645594" calcext:value-type="float">
            <text:p>-7.04811875645594E-005</text:p>
          </table:table-cell>
          <table:table-cell/>
          <table:table-cell table:formula="of:=[.F167]+[.G167]+[.H167]" office:value-type="float" office:value="-0.000510329973607636" calcext:value-type="float">
            <text:p>-0.00051033</text:p>
          </table:table-cell>
          <table:table-cell table:formula="of:=[.J167]+[.K166]" office:value-type="float" office:value="-0.00843390053515624" calcext:value-type="float">
            <text:p>-0.0084339005</text:p>
          </table:table-cell>
          <table:table-cell table:formula="of:=MAX(0;[.E167]+[.K167])" office:value-type="float" office:value="0.718679988491382" calcext:value-type="float">
            <text:p>0.7186799885</text:p>
          </table:table-cell>
        </table:table-row>
        <table:table-row table:style-name="ro1">
          <table:table-cell table:formula="of:=[.A167]+1" office:value-type="float" office:value="164" calcext:value-type="float">
            <text:p>164</text:p>
          </table:table-cell>
          <table:table-cell table:formula="of:=[.D168]" office:value-type="float" office:value="0.531100387882325" calcext:value-type="float">
            <text:p>0.5311003879</text:p>
          </table:table-cell>
          <table:table-cell office:value-type="float" office:value="0" calcext:value-type="float">
            <text:p>0</text:p>
          </table:table-cell>
          <table:table-cell table:formula="of:=0.5+0.5*SIN(-PI()/2+[.A168]/[.$D$1])" office:value-type="float" office:value="0.531100387882325" calcext:value-type="float">
            <text:p>0.5311003879</text:p>
          </table:table-cell>
          <table:table-cell table:formula="of:=[.L167]" office:value-type="float" office:value="0.718679988491382" calcext:value-type="float">
            <text:p>0.7186799885</text:p>
          </table:table-cell>
          <table:table-cell table:formula="of:=[.$F$1]*([.B168]-[.E168])" office:value-type="float" office:value="-0.00187579600609057" calcext:value-type="float">
            <text:p>-0.001875796</text:p>
          </table:table-cell>
          <table:table-cell table:formula="of:=-[.K167]*[.$G$1]" office:value-type="float" office:value="0.00126508508027344" calcext:value-type="float">
            <text:p>0.0012650851</text:p>
          </table:table-cell>
          <table:table-cell table:formula="of:=-POWER([.E168];[.$H$1])" office:value-type="float" office:value="-0.0000496668441134406" calcext:value-type="float">
            <text:p>-4.96668441134406E-005</text:p>
          </table:table-cell>
          <table:table-cell/>
          <table:table-cell table:formula="of:=[.F168]+[.G168]+[.H168]" office:value-type="float" office:value="-0.000660377769930579" calcext:value-type="float">
            <text:p>-0.0006603778</text:p>
          </table:table-cell>
          <table:table-cell table:formula="of:=[.J168]+[.K167]" office:value-type="float" office:value="-0.00909427830508681" calcext:value-type="float">
            <text:p>-0.0090942783</text:p>
          </table:table-cell>
          <table:table-cell table:formula="of:=MAX(0;[.E168]+[.K168])" office:value-type="float" office:value="0.709585710186295" calcext:value-type="float">
            <text:p>0.7095857102</text:p>
          </table:table-cell>
        </table:table-row>
        <table:table-row table:style-name="ro1">
          <table:table-cell table:formula="of:=[.A168]+1" office:value-type="float" office:value="165" calcext:value-type="float">
            <text:p>165</text:p>
          </table:table-cell>
          <table:table-cell table:formula="of:=[.D169]" office:value-type="float" office:value="0.497787151005975" calcext:value-type="float">
            <text:p>0.497787151</text:p>
          </table:table-cell>
          <table:table-cell office:value-type="float" office:value="0" calcext:value-type="float">
            <text:p>0</text:p>
          </table:table-cell>
          <table:table-cell table:formula="of:=0.5+0.5*SIN(-PI()/2+[.A169]/[.$D$1])" office:value-type="float" office:value="0.497787151005975" calcext:value-type="float">
            <text:p>0.497787151</text:p>
          </table:table-cell>
          <table:table-cell table:formula="of:=[.L168]" office:value-type="float" office:value="0.709585710186295" calcext:value-type="float">
            <text:p>0.7095857102</text:p>
          </table:table-cell>
          <table:table-cell table:formula="of:=[.$F$1]*([.B169]-[.E169])" office:value-type="float" office:value="-0.00211798559180321" calcext:value-type="float">
            <text:p>-0.0021179856</text:p>
          </table:table-cell>
          <table:table-cell table:formula="of:=-[.K168]*[.$G$1]" office:value-type="float" office:value="0.00136414174576302" calcext:value-type="float">
            <text:p>0.0013641417</text:p>
          </table:table-cell>
          <table:table-cell table:formula="of:=-POWER([.E169];[.$H$1])" office:value-type="float" office:value="-0.0000338957953925228" calcext:value-type="float">
            <text:p>-3.38957953925228E-005</text:p>
          </table:table-cell>
          <table:table-cell/>
          <table:table-cell table:formula="of:=[.F169]+[.G169]+[.H169]" office:value-type="float" office:value="-0.000787739641432707" calcext:value-type="float">
            <text:p>-0.0007877396</text:p>
          </table:table-cell>
          <table:table-cell table:formula="of:=[.J169]+[.K168]" office:value-type="float" office:value="-0.00988201794651952" calcext:value-type="float">
            <text:p>-0.0098820179</text:p>
          </table:table-cell>
          <table:table-cell table:formula="of:=MAX(0;[.E169]+[.K169])" office:value-type="float" office:value="0.699703692239776" calcext:value-type="float">
            <text:p>0.6997036922</text:p>
          </table:table-cell>
        </table:table-row>
        <table:table-row table:style-name="ro1">
          <table:table-cell table:formula="of:=[.A169]+1" office:value-type="float" office:value="166" calcext:value-type="float">
            <text:p>166</text:p>
          </table:table-cell>
          <table:table-cell table:formula="of:=[.D170]" office:value-type="float" office:value="0.464483745372032" calcext:value-type="float">
            <text:p>0.4644837454</text:p>
          </table:table-cell>
          <table:table-cell office:value-type="float" office:value="0" calcext:value-type="float">
            <text:p>0</text:p>
          </table:table-cell>
          <table:table-cell table:formula="of:=0.5+0.5*SIN(-PI()/2+[.A170]/[.$D$1])" office:value-type="float" office:value="0.464483745372032" calcext:value-type="float">
            <text:p>0.4644837454</text:p>
          </table:table-cell>
          <table:table-cell table:formula="of:=[.L169]" office:value-type="float" office:value="0.699703692239776" calcext:value-type="float">
            <text:p>0.6997036922</text:p>
          </table:table-cell>
          <table:table-cell table:formula="of:=[.$F$1]*([.B170]-[.E170])" office:value-type="float" office:value="-0.00235219946867744" calcext:value-type="float">
            <text:p>-0.0023521995</text:p>
          </table:table-cell>
          <table:table-cell table:formula="of:=-[.K169]*[.$G$1]" office:value-type="float" office:value="0.00148230269197793" calcext:value-type="float">
            <text:p>0.0014823027</text:p>
          </table:table-cell>
          <table:table-cell table:formula="of:=-POWER([.E170];[.$H$1])" office:value-type="float" office:value="-0.000022254865243344" calcext:value-type="float">
            <text:p>-2.2254865243344E-005</text:p>
          </table:table-cell>
          <table:table-cell/>
          <table:table-cell table:formula="of:=[.F170]+[.G170]+[.H170]" office:value-type="float" office:value="-0.000892151641942852" calcext:value-type="float">
            <text:p>-0.0008921516</text:p>
          </table:table-cell>
          <table:table-cell table:formula="of:=[.J170]+[.K169]" office:value-type="float" office:value="-0.0107741695884624" calcext:value-type="float">
            <text:p>-0.0107741696</text:p>
          </table:table-cell>
          <table:table-cell table:formula="of:=MAX(0;[.E170]+[.K170])" office:value-type="float" office:value="0.688929522651313" calcext:value-type="float">
            <text:p>0.6889295227</text:p>
          </table:table-cell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table:formula="of:=[.D171]" office:value-type="float" office:value="0.431338131304348" calcext:value-type="float">
            <text:p>0.4313381313</text:p>
          </table:table-cell>
          <table:table-cell office:value-type="float" office:value="0" calcext:value-type="float">
            <text:p>0</text:p>
          </table:table-cell>
          <table:table-cell table:formula="of:=0.5+0.5*SIN(-PI()/2+[.A171]/[.$D$1])" office:value-type="float" office:value="0.431338131304348" calcext:value-type="float">
            <text:p>0.4313381313</text:p>
          </table:table-cell>
          <table:table-cell table:formula="of:=[.L170]" office:value-type="float" office:value="0.688929522651313" calcext:value-type="float">
            <text:p>0.6889295227</text:p>
          </table:table-cell>
          <table:table-cell table:formula="of:=[.$F$1]*([.B171]-[.E171])" office:value-type="float" office:value="-0.00257591391346965" calcext:value-type="float">
            <text:p>-0.0025759139</text:p>
          </table:table-cell>
          <table:table-cell table:formula="of:=-[.K170]*[.$G$1]" office:value-type="float" office:value="0.00161612543826936" calcext:value-type="float">
            <text:p>0.0016161254</text:p>
          </table:table-cell>
          <table:table-cell table:formula="of:=-POWER([.E171];[.$H$1])" office:value-type="float" office:value="-0.0000139715271269789" calcext:value-type="float">
            <text:p>-1.39715271269789E-005</text:p>
          </table:table-cell>
          <table:table-cell/>
          <table:table-cell table:formula="of:=[.F171]+[.G171]+[.H171]" office:value-type="float" office:value="-0.000973760002327273" calcext:value-type="float">
            <text:p>-0.00097376</text:p>
          </table:table-cell>
          <table:table-cell table:formula="of:=[.J171]+[.K170]" office:value-type="float" office:value="-0.0117479295907896" calcext:value-type="float">
            <text:p>-0.0117479296</text:p>
          </table:table-cell>
          <table:table-cell table:formula="of:=MAX(0;[.E171]+[.K171])" office:value-type="float" office:value="0.677181593060524" calcext:value-type="float">
            <text:p>0.6771815931</text:p>
          </table:table-cell>
        </table:table-row>
        <table:table-row table:style-name="ro1">
          <table:table-cell table:formula="of:=[.A171]+1" office:value-type="float" office:value="168" calcext:value-type="float">
            <text:p>168</text:p>
          </table:table-cell>
          <table:table-cell table:formula="of:=[.D172]" office:value-type="float" office:value="0.398497568090625" calcext:value-type="float">
            <text:p>0.3984975681</text:p>
          </table:table-cell>
          <table:table-cell office:value-type="float" office:value="0" calcext:value-type="float">
            <text:p>0</text:p>
          </table:table-cell>
          <table:table-cell table:formula="of:=0.5+0.5*SIN(-PI()/2+[.A172]/[.$D$1])" office:value-type="float" office:value="0.398497568090625" calcext:value-type="float">
            <text:p>0.3984975681</text:p>
          </table:table-cell>
          <table:table-cell table:formula="of:=[.L171]" office:value-type="float" office:value="0.677181593060524" calcext:value-type="float">
            <text:p>0.6771815931</text:p>
          </table:table-cell>
          <table:table-cell table:formula="of:=[.$F$1]*([.B172]-[.E172])" office:value-type="float" office:value="-0.00278684024969899" calcext:value-type="float">
            <text:p>-0.0027868402</text:p>
          </table:table-cell>
          <table:table-cell table:formula="of:=-[.K171]*[.$G$1]" office:value-type="float" office:value="0.00176218943861845" calcext:value-type="float">
            <text:p>0.0017621894</text:p>
          </table:table-cell>
          <table:table-cell table:formula="of:=-POWER([.E172];[.$H$1])" office:value-type="float" office:value="-0.00000833977515922137" calcext:value-type="float">
            <text:p>-8.33977515922137E-006</text:p>
          </table:table-cell>
          <table:table-cell/>
          <table:table-cell table:formula="of:=[.F172]+[.G172]+[.H172]" office:value-type="float" office:value="-0.00103299058623976" calcext:value-type="float">
            <text:p>-0.0010329906</text:p>
          </table:table-cell>
          <table:table-cell table:formula="of:=[.J172]+[.K171]" office:value-type="float" office:value="-0.0127809201770294" calcext:value-type="float">
            <text:p>-0.0127809202</text:p>
          </table:table-cell>
          <table:table-cell table:formula="of:=MAX(0;[.E172]+[.K172])" office:value-type="float" office:value="0.664400672883494" calcext:value-type="float">
            <text:p>0.6644006729</text:p>
          </table:table-cell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table:formula="of:=[.D173]" office:value-type="float" office:value="0.366107959739056" calcext:value-type="float">
            <text:p>0.3661079597</text:p>
          </table:table-cell>
          <table:table-cell office:value-type="float" office:value="0" calcext:value-type="float">
            <text:p>0</text:p>
          </table:table-cell>
          <table:table-cell table:formula="of:=0.5+0.5*SIN(-PI()/2+[.A173]/[.$D$1])" office:value-type="float" office:value="0.366107959739056" calcext:value-type="float">
            <text:p>0.3661079597</text:p>
          </table:table-cell>
          <table:table-cell table:formula="of:=[.L172]" office:value-type="float" office:value="0.664400672883494" calcext:value-type="float">
            <text:p>0.6644006729</text:p>
          </table:table-cell>
          <table:table-cell table:formula="of:=[.$F$1]*([.B173]-[.E173])" office:value-type="float" office:value="-0.00298292713144438" calcext:value-type="float">
            <text:p>-0.0029829271</text:p>
          </table:table-cell>
          <table:table-cell table:formula="of:=-[.K172]*[.$G$1]" office:value-type="float" office:value="0.00191713802655441" calcext:value-type="float">
            <text:p>0.001917138</text:p>
          </table:table-cell>
          <table:table-cell table:formula="of:=-POWER([.E173];[.$H$1])" office:value-type="float" office:value="-0.00000470870961649468" calcext:value-type="float">
            <text:p>-4.70870961649468E-006</text:p>
          </table:table-cell>
          <table:table-cell/>
          <table:table-cell table:formula="of:=[.F173]+[.G173]+[.H173]" office:value-type="float" office:value="-0.00107049781450647" calcext:value-type="float">
            <text:p>-0.0010704978</text:p>
          </table:table-cell>
          <table:table-cell table:formula="of:=[.J173]+[.K172]" office:value-type="float" office:value="-0.0138514179915359" calcext:value-type="float">
            <text:p>-0.013851418</text:p>
          </table:table-cell>
          <table:table-cell table:formula="of:=MAX(0;[.E173]+[.K173])" office:value-type="float" office:value="0.650549254891959" calcext:value-type="float">
            <text:p>0.6505492549</text:p>
          </table:table-cell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table:formula="of:=[.D174]" office:value-type="float" office:value="0.33431320675621" calcext:value-type="float">
            <text:p>0.3343132068</text:p>
          </table:table-cell>
          <table:table-cell office:value-type="float" office:value="0" calcext:value-type="float">
            <text:p>0</text:p>
          </table:table-cell>
          <table:table-cell table:formula="of:=0.5+0.5*SIN(-PI()/2+[.A174]/[.$D$1])" office:value-type="float" office:value="0.33431320675621" calcext:value-type="float">
            <text:p>0.3343132068</text:p>
          </table:table-cell>
          <table:table-cell table:formula="of:=[.L173]" office:value-type="float" office:value="0.650549254891959" calcext:value-type="float">
            <text:p>0.6505492549</text:p>
          </table:table-cell>
          <table:table-cell table:formula="of:=[.$F$1]*([.B174]-[.E174])" office:value-type="float" office:value="-0.00316236048135748" calcext:value-type="float">
            <text:p>-0.0031623605</text:p>
          </table:table-cell>
          <table:table-cell table:formula="of:=-[.K173]*[.$G$1]" office:value-type="float" office:value="0.00207771269873038" calcext:value-type="float">
            <text:p>0.0020777127</text:p>
          </table:table-cell>
          <table:table-cell table:formula="of:=-POWER([.E174];[.$H$1])" office:value-type="float" office:value="-0.00000250268109803843" calcext:value-type="float">
            <text:p>-2.50268109803843E-006</text:p>
          </table:table-cell>
          <table:table-cell/>
          <table:table-cell table:formula="of:=[.F174]+[.G174]+[.H174]" office:value-type="float" office:value="-0.00108715046372514" calcext:value-type="float">
            <text:p>-0.0010871505</text:p>
          </table:table-cell>
          <table:table-cell table:formula="of:=[.J174]+[.K173]" office:value-type="float" office:value="-0.014938568455261" calcext:value-type="float">
            <text:p>-0.0149385685</text:p>
          </table:table-cell>
          <table:table-cell table:formula="of:=MAX(0;[.E174]+[.K174])" office:value-type="float" office:value="0.635610686436698" calcext:value-type="float">
            <text:p>0.6356106864</text:p>
          </table:table-cell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table:formula="of:=[.D175]" office:value-type="float" office:value="0.303254566826055" calcext:value-type="float">
            <text:p>0.3032545668</text:p>
          </table:table-cell>
          <table:table-cell office:value-type="float" office:value="0" calcext:value-type="float">
            <text:p>0</text:p>
          </table:table-cell>
          <table:table-cell table:formula="of:=0.5+0.5*SIN(-PI()/2+[.A175]/[.$D$1])" office:value-type="float" office:value="0.303254566826055" calcext:value-type="float">
            <text:p>0.3032545668</text:p>
          </table:table-cell>
          <table:table-cell table:formula="of:=[.L174]" office:value-type="float" office:value="0.635610686436698" calcext:value-type="float">
            <text:p>0.6356106864</text:p>
          </table:table-cell>
          <table:table-cell table:formula="of:=[.$F$1]*([.B175]-[.E175])" office:value-type="float" office:value="-0.00332356119610643" calcext:value-type="float">
            <text:p>-0.0033235612</text:p>
          </table:table-cell>
          <table:table-cell table:formula="of:=-[.K174]*[.$G$1]" office:value-type="float" office:value="0.00224078526828915" calcext:value-type="float">
            <text:p>0.0022407853</text:p>
          </table:table-cell>
          <table:table-cell table:formula="of:=-POWER([.E175];[.$H$1])" office:value-type="float" office:value="-0.00000124662464948504" calcext:value-type="float">
            <text:p>-1.24662464948504E-006</text:p>
          </table:table-cell>
          <table:table-cell/>
          <table:table-cell table:formula="of:=[.F175]+[.G175]+[.H175]" office:value-type="float" office:value="-0.00108402255246676" calcext:value-type="float">
            <text:p>-0.0010840226</text:p>
          </table:table-cell>
          <table:table-cell table:formula="of:=[.J175]+[.K174]" office:value-type="float" office:value="-0.0160225910077278" calcext:value-type="float">
            <text:p>-0.016022591</text:p>
          </table:table-cell>
          <table:table-cell table:formula="of:=MAX(0;[.E175]+[.K175])" office:value-type="float" office:value="0.61958809542897" calcext:value-type="float">
            <text:p>0.6195880954</text:p>
          </table:table-cell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table:formula="of:=[.D176]" office:value-type="float" office:value="0.273070027230519" calcext:value-type="float">
            <text:p>0.2730700272</text:p>
          </table:table-cell>
          <table:table-cell office:value-type="float" office:value="0" calcext:value-type="float">
            <text:p>0</text:p>
          </table:table-cell>
          <table:table-cell table:formula="of:=0.5+0.5*SIN(-PI()/2+[.A176]/[.$D$1])" office:value-type="float" office:value="0.273070027230519" calcext:value-type="float">
            <text:p>0.2730700272</text:p>
          </table:table-cell>
          <table:table-cell table:formula="of:=[.L175]" office:value-type="float" office:value="0.61958809542897" calcext:value-type="float">
            <text:p>0.6195880954</text:p>
          </table:table-cell>
          <table:table-cell table:formula="of:=[.$F$1]*([.B176]-[.E176])" office:value-type="float" office:value="-0.00346518068198451" calcext:value-type="float">
            <text:p>-0.0034651807</text:p>
          </table:table-cell>
          <table:table-cell table:formula="of:=-[.K175]*[.$G$1]" office:value-type="float" office:value="0.00240338865115917" calcext:value-type="float">
            <text:p>0.0024033887</text:p>
          </table:table-cell>
          <table:table-cell table:formula="of:=-POWER([.E176];[.$H$1])" office:value-type="float" office:value="-0.000000579551378397834" calcext:value-type="float">
            <text:p>-5.79551378397834E-007</text:p>
          </table:table-cell>
          <table:table-cell/>
          <table:table-cell table:formula="of:=[.F176]+[.G176]+[.H176]" office:value-type="float" office:value="-0.00106237158220374" calcext:value-type="float">
            <text:p>-0.0010623716</text:p>
          </table:table-cell>
          <table:table-cell table:formula="of:=[.J176]+[.K175]" office:value-type="float" office:value="-0.0170849625899315" calcext:value-type="float">
            <text:p>-0.0170849626</text:p>
          </table:table-cell>
          <table:table-cell table:formula="of:=MAX(0;[.E176]+[.K176])" office:value-type="float" office:value="0.602503132839038" calcext:value-type="float">
            <text:p>0.6025031328</text:p>
          </table:table-cell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table:formula="of:=[.D177]" office:value-type="float" office:value="0.243893691799792" calcext:value-type="float">
            <text:p>0.2438936918</text:p>
          </table:table-cell>
          <table:table-cell office:value-type="float" office:value="0" calcext:value-type="float">
            <text:p>0</text:p>
          </table:table-cell>
          <table:table-cell table:formula="of:=0.5+0.5*SIN(-PI()/2+[.A177]/[.$D$1])" office:value-type="float" office:value="0.243893691799792" calcext:value-type="float">
            <text:p>0.2438936918</text:p>
          </table:table-cell>
          <table:table-cell table:formula="of:=[.L176]" office:value-type="float" office:value="0.602503132839038" calcext:value-type="float">
            <text:p>0.6025031328</text:p>
          </table:table-cell>
          <table:table-cell table:formula="of:=[.$F$1]*([.B177]-[.E177])" office:value-type="float" office:value="-0.00358609441039246" calcext:value-type="float">
            <text:p>-0.0035860944</text:p>
          </table:table-cell>
          <table:table-cell table:formula="of:=-[.K176]*[.$G$1]" office:value-type="float" office:value="0.00256274438848973" calcext:value-type="float">
            <text:p>0.0025627444</text:p>
          </table:table-cell>
          <table:table-cell table:formula="of:=-POWER([.E177];[.$H$1])" office:value-type="float" office:value="-0.000000250483592657449" calcext:value-type="float">
            <text:p>-2.50483592657449E-007</text:p>
          </table:table-cell>
          <table:table-cell/>
          <table:table-cell table:formula="of:=[.F177]+[.G177]+[.H177]" office:value-type="float" office:value="-0.00102360050549539" calcext:value-type="float">
            <text:p>-0.0010236005</text:p>
          </table:table-cell>
          <table:table-cell table:formula="of:=[.J177]+[.K176]" office:value-type="float" office:value="-0.0181085630954269" calcext:value-type="float">
            <text:p>-0.0181085631</text:p>
          </table:table-cell>
          <table:table-cell table:formula="of:=MAX(0;[.E177]+[.K177])" office:value-type="float" office:value="0.584394569743611" calcext:value-type="float">
            <text:p>0.5843945697</text:p>
          </table:table-cell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formula="of:=[.D178]" office:value-type="float" office:value="0.215855185116013" calcext:value-type="float">
            <text:p>0.2158551851</text:p>
          </table:table-cell>
          <table:table-cell office:value-type="float" office:value="0" calcext:value-type="float">
            <text:p>0</text:p>
          </table:table-cell>
          <table:table-cell table:formula="of:=0.5+0.5*SIN(-PI()/2+[.A178]/[.$D$1])" office:value-type="float" office:value="0.215855185116013" calcext:value-type="float">
            <text:p>0.2158551851</text:p>
          </table:table-cell>
          <table:table-cell table:formula="of:=[.L177]" office:value-type="float" office:value="0.584394569743611" calcext:value-type="float">
            <text:p>0.5843945697</text:p>
          </table:table-cell>
          <table:table-cell table:formula="of:=[.$F$1]*([.B178]-[.E178])" office:value-type="float" office:value="-0.00368539384627598" calcext:value-type="float">
            <text:p>-0.0036853938</text:p>
          </table:table-cell>
          <table:table-cell table:formula="of:=-[.K177]*[.$G$1]" office:value-type="float" office:value="0.00271628446431404" calcext:value-type="float">
            <text:p>0.0027162845</text:p>
          </table:table-cell>
          <table:table-cell table:formula="of:=-POWER([.E178];[.$H$1])" office:value-type="float" office:value="-0.000000100273264278084" calcext:value-type="float">
            <text:p>-1.00273264278084E-007</text:p>
          </table:table-cell>
          <table:table-cell/>
          <table:table-cell table:formula="of:=[.F178]+[.G178]+[.H178]" office:value-type="float" office:value="-0.000969209655226222" calcext:value-type="float">
            <text:p>-0.0009692097</text:p>
          </table:table-cell>
          <table:table-cell table:formula="of:=[.J178]+[.K177]" office:value-type="float" office:value="-0.0190777727506531" calcext:value-type="float">
            <text:p>-0.0190777728</text:p>
          </table:table-cell>
          <table:table-cell table:formula="of:=MAX(0;[.E178]+[.K178])" office:value-type="float" office:value="0.565316796992958" calcext:value-type="float">
            <text:p>0.565316797</text:p>
          </table:table-cell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formula="of:=[.D179]" office:value-type="float" office:value="0.189079076617361" calcext:value-type="float">
            <text:p>0.1890790766</text:p>
          </table:table-cell>
          <table:table-cell office:value-type="float" office:value="0" calcext:value-type="float">
            <text:p>0</text:p>
          </table:table-cell>
          <table:table-cell table:formula="of:=0.5+0.5*SIN(-PI()/2+[.A179]/[.$D$1])" office:value-type="float" office:value="0.189079076617361" calcext:value-type="float">
            <text:p>0.1890790766</text:p>
          </table:table-cell>
          <table:table-cell table:formula="of:=[.L178]" office:value-type="float" office:value="0.565316796992958" calcext:value-type="float">
            <text:p>0.565316797</text:p>
          </table:table-cell>
          <table:table-cell table:formula="of:=[.$F$1]*([.B179]-[.E179])" office:value-type="float" office:value="-0.00376237720375598" calcext:value-type="float">
            <text:p>-0.0037623772</text:p>
          </table:table-cell>
          <table:table-cell table:formula="of:=-[.K178]*[.$G$1]" office:value-type="float" office:value="0.00286166591259797" calcext:value-type="float">
            <text:p>0.0028616659</text:p>
          </table:table-cell>
          <table:table-cell table:formula="of:=-POWER([.E179];[.$H$1])" office:value-type="float" office:value="-0.000000037047310836529" calcext:value-type="float">
            <text:p>-0.000000037</text:p>
          </table:table-cell>
          <table:table-cell/>
          <table:table-cell table:formula="of:=[.F179]+[.G179]+[.H179]" office:value-type="float" office:value="-0.000900748338468842" calcext:value-type="float">
            <text:p>-0.0009007483</text:p>
          </table:table-cell>
          <table:table-cell table:formula="of:=[.J179]+[.K178]" office:value-type="float" office:value="-0.019978521089122" calcext:value-type="float">
            <text:p>-0.0199785211</text:p>
          </table:table-cell>
          <table:table-cell table:formula="of:=MAX(0;[.E179]+[.K179])" office:value-type="float" office:value="0.545338275903836" calcext:value-type="float">
            <text:p>0.5453382759</text:p>
          </table:table-cell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formula="of:=[.D180]" office:value-type="float" office:value="0.163684327161125" calcext:value-type="float">
            <text:p>0.1636843272</text:p>
          </table:table-cell>
          <table:table-cell office:value-type="float" office:value="0" calcext:value-type="float">
            <text:p>0</text:p>
          </table:table-cell>
          <table:table-cell table:formula="of:=0.5+0.5*SIN(-PI()/2+[.A180]/[.$D$1])" office:value-type="float" office:value="0.163684327161125" calcext:value-type="float">
            <text:p>0.1636843272</text:p>
          </table:table-cell>
          <table:table-cell table:formula="of:=[.L179]" office:value-type="float" office:value="0.545338275903836" calcext:value-type="float">
            <text:p>0.5453382759</text:p>
          </table:table-cell>
          <table:table-cell table:formula="of:=[.$F$1]*([.B180]-[.E180])" office:value-type="float" office:value="-0.00381653948742711" calcext:value-type="float">
            <text:p>-0.0038165395</text:p>
          </table:table-cell>
          <table:table-cell table:formula="of:=-[.K179]*[.$G$1]" office:value-type="float" office:value="0.0029967781633683" calcext:value-type="float">
            <text:p>0.0029967782</text:p>
          </table:table-cell>
          <table:table-cell table:formula="of:=-POWER([.E180];[.$H$1])" office:value-type="float" office:value="-0.0000000125886576606951" calcext:value-type="float">
            <text:p>-1.25886576606951E-008</text:p>
          </table:table-cell>
          <table:table-cell/>
          <table:table-cell table:formula="of:=[.F180]+[.G180]+[.H180]" office:value-type="float" office:value="-0.000819773912716474" calcext:value-type="float">
            <text:p>-0.0008197739</text:p>
          </table:table-cell>
          <table:table-cell table:formula="of:=[.J180]+[.K179]" office:value-type="float" office:value="-0.0207982950018385" calcext:value-type="float">
            <text:p>-0.020798295</text:p>
          </table:table-cell>
          <table:table-cell table:formula="of:=MAX(0;[.E180]+[.K180])" office:value-type="float" office:value="0.524539980901998" calcext:value-type="float">
            <text:p>0.5245399809</text:p>
          </table:table-cell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formula="of:=[.D181]" office:value-type="float" office:value="0.139783760504581" calcext:value-type="float">
            <text:p>0.1397837605</text:p>
          </table:table-cell>
          <table:table-cell office:value-type="float" office:value="0" calcext:value-type="float">
            <text:p>0</text:p>
          </table:table-cell>
          <table:table-cell table:formula="of:=0.5+0.5*SIN(-PI()/2+[.A181]/[.$D$1])" office:value-type="float" office:value="0.139783760504581" calcext:value-type="float">
            <text:p>0.1397837605</text:p>
          </table:table-cell>
          <table:table-cell table:formula="of:=[.L180]" office:value-type="float" office:value="0.524539980901998" calcext:value-type="float">
            <text:p>0.5245399809</text:p>
          </table:table-cell>
          <table:table-cell table:formula="of:=[.$F$1]*([.B181]-[.E181])" office:value-type="float" office:value="-0.00384756220397417" calcext:value-type="float">
            <text:p>-0.0038475622</text:p>
          </table:table-cell>
          <table:table-cell table:formula="of:=-[.K180]*[.$G$1]" office:value-type="float" office:value="0.00311974425027577" calcext:value-type="float">
            <text:p>0.0031197443</text:p>
          </table:table-cell>
          <table:table-cell table:formula="of:=-POWER([.E181];[.$H$1])" office:value-type="float" office:value="-0.0000000039206482745758" calcext:value-type="float">
            <text:p>-3.9206482745758E-009</text:p>
          </table:table-cell>
          <table:table-cell/>
          <table:table-cell table:formula="of:=[.F181]+[.G181]+[.H181]" office:value-type="float" office:value="-0.000727821874346676" calcext:value-type="float">
            <text:p>-0.0007278219</text:p>
          </table:table-cell>
          <table:table-cell table:formula="of:=[.J181]+[.K180]" office:value-type="float" office:value="-0.0215261168761851" calcext:value-type="float">
            <text:p>-0.0215261169</text:p>
          </table:table-cell>
          <table:table-cell table:formula="of:=MAX(0;[.E181]+[.K181])" office:value-type="float" office:value="0.503013864025813" calcext:value-type="float">
            <text:p>0.503013864</text:p>
          </table:table-cell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formula="of:=[.D182]" office:value-type="float" office:value="0.117483562051756" calcext:value-type="float">
            <text:p>0.1174835621</text:p>
          </table:table-cell>
          <table:table-cell office:value-type="float" office:value="0" calcext:value-type="float">
            <text:p>0</text:p>
          </table:table-cell>
          <table:table-cell table:formula="of:=0.5+0.5*SIN(-PI()/2+[.A182]/[.$D$1])" office:value-type="float" office:value="0.117483562051756" calcext:value-type="float">
            <text:p>0.1174835621</text:p>
          </table:table-cell>
          <table:table-cell table:formula="of:=[.L181]" office:value-type="float" office:value="0.503013864025813" calcext:value-type="float">
            <text:p>0.503013864</text:p>
          </table:table-cell>
          <table:table-cell table:formula="of:=[.$F$1]*([.B182]-[.E182])" office:value-type="float" office:value="-0.00385530301974057" calcext:value-type="float">
            <text:p>-0.003855303</text:p>
          </table:table-cell>
          <table:table-cell table:formula="of:=-[.K181]*[.$G$1]" office:value-type="float" office:value="0.00322891753142777" calcext:value-type="float">
            <text:p>0.0032289175</text:p>
          </table:table-cell>
          <table:table-cell table:formula="of:=-POWER([.E182];[.$H$1])" office:value-type="float" office:value="-0.00000000111531785869235" calcext:value-type="float">
            <text:p>-1.11531785869235E-009</text:p>
          </table:table-cell>
          <table:table-cell/>
          <table:table-cell table:formula="of:=[.F182]+[.G182]+[.H182]" office:value-type="float" office:value="-0.000626386603630656" calcext:value-type="float">
            <text:p>-0.0006263866</text:p>
          </table:table-cell>
          <table:table-cell table:formula="of:=[.J182]+[.K181]" office:value-type="float" office:value="-0.0221525034798158" calcext:value-type="float">
            <text:p>-0.0221525035</text:p>
          </table:table-cell>
          <table:table-cell table:formula="of:=MAX(0;[.E182]+[.K182])" office:value-type="float" office:value="0.480861360545997" calcext:value-type="float">
            <text:p>0.4808613605</text:p>
          </table:table-cell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formula="of:=[.D183]" office:value-type="float" office:value="0.0968828070930659" calcext:value-type="float">
            <text:p>0.0968828071</text:p>
          </table:table-cell>
          <table:table-cell office:value-type="float" office:value="0" calcext:value-type="float">
            <text:p>0</text:p>
          </table:table-cell>
          <table:table-cell table:formula="of:=0.5+0.5*SIN(-PI()/2+[.A183]/[.$D$1])" office:value-type="float" office:value="0.0968828070930659" calcext:value-type="float">
            <text:p>0.0968828071</text:p>
          </table:table-cell>
          <table:table-cell table:formula="of:=[.L182]" office:value-type="float" office:value="0.480861360545997" calcext:value-type="float">
            <text:p>0.4808613605</text:p>
          </table:table-cell>
          <table:table-cell table:formula="of:=[.$F$1]*([.B183]-[.E183])" office:value-type="float" office:value="-0.00383978553452931" calcext:value-type="float">
            <text:p>-0.0038397855</text:p>
          </table:table-cell>
          <table:table-cell table:formula="of:=-[.K182]*[.$G$1]" office:value-type="float" office:value="0.00332287552197237" calcext:value-type="float">
            <text:p>0.0033228755</text:p>
          </table:table-cell>
          <table:table-cell table:formula="of:=-POWER([.E183];[.$H$1])" office:value-type="float" office:value="-0.000000000288799493105371" calcext:value-type="float">
            <text:p>-2.88799493105371E-010</text:p>
          </table:table-cell>
          <table:table-cell/>
          <table:table-cell table:formula="of:=[.F183]+[.G183]+[.H183]" office:value-type="float" office:value="-0.000516910301356434" calcext:value-type="float">
            <text:p>-0.0005169103</text:p>
          </table:table-cell>
          <table:table-cell table:formula="of:=[.J183]+[.K182]" office:value-type="float" office:value="-0.0226694137811722" calcext:value-type="float">
            <text:p>-0.0226694138</text:p>
          </table:table-cell>
          <table:table-cell table:formula="of:=MAX(0;[.E183]+[.K183])" office:value-type="float" office:value="0.458191946764824" calcext:value-type="float">
            <text:p>0.4581919468</text:p>
          </table:table-cell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formula="of:=[.D184]" office:value-type="float" office:value="0.0780730206337539" calcext:value-type="float">
            <text:p>0.0780730206</text:p>
          </table:table-cell>
          <table:table-cell office:value-type="float" office:value="0" calcext:value-type="float">
            <text:p>0</text:p>
          </table:table-cell>
          <table:table-cell table:formula="of:=0.5+0.5*SIN(-PI()/2+[.A184]/[.$D$1])" office:value-type="float" office:value="0.0780730206337539" calcext:value-type="float">
            <text:p>0.0780730206</text:p>
          </table:table-cell>
          <table:table-cell table:formula="of:=[.L183]" office:value-type="float" office:value="0.458191946764824" calcext:value-type="float">
            <text:p>0.4581919468</text:p>
          </table:table-cell>
          <table:table-cell table:formula="of:=[.$F$1]*([.B184]-[.E184])" office:value-type="float" office:value="-0.00380118926131071" calcext:value-type="float">
            <text:p>-0.0038011893</text:p>
          </table:table-cell>
          <table:table-cell table:formula="of:=-[.K183]*[.$G$1]" office:value-type="float" office:value="0.00340041206717583" calcext:value-type="float">
            <text:p>0.0034004121</text:p>
          </table:table-cell>
          <table:table-cell table:formula="of:=-POWER([.E184];[.$H$1])" office:value-type="float" office:value="-0.0000000000678302708605105" calcext:value-type="float">
            <text:p>-6.78302708605105E-011</text:p>
          </table:table-cell>
          <table:table-cell/>
          <table:table-cell table:formula="of:=[.F184]+[.G184]+[.H184]" office:value-type="float" office:value="-0.000400777261965144" calcext:value-type="float">
            <text:p>-0.0004007773</text:p>
          </table:table-cell>
          <table:table-cell table:formula="of:=[.J184]+[.K183]" office:value-type="float" office:value="-0.0230701910431374" calcext:value-type="float">
            <text:p>-0.023070191</text:p>
          </table:table-cell>
          <table:table-cell table:formula="of:=MAX(0;[.E184]+[.K184])" office:value-type="float" office:value="0.435121755721687" calcext:value-type="float">
            <text:p>0.4351217557</text:p>
          </table:table-cell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formula="of:=[.D185]" office:value-type="float" office:value="0.0611377707667255" calcext:value-type="float">
            <text:p>0.0611377708</text:p>
          </table:table-cell>
          <table:table-cell office:value-type="float" office:value="0" calcext:value-type="float">
            <text:p>0</text:p>
          </table:table-cell>
          <table:table-cell table:formula="of:=0.5+0.5*SIN(-PI()/2+[.A185]/[.$D$1])" office:value-type="float" office:value="0.0611377707667255" calcext:value-type="float">
            <text:p>0.0611377708</text:p>
          </table:table-cell>
          <table:table-cell table:formula="of:=[.L184]" office:value-type="float" office:value="0.435121755721687" calcext:value-type="float">
            <text:p>0.4351217557</text:p>
          </table:table-cell>
          <table:table-cell table:formula="of:=[.$F$1]*([.B185]-[.E185])" office:value-type="float" office:value="-0.00373983984954962" calcext:value-type="float">
            <text:p>-0.0037398398</text:p>
          </table:table-cell>
          <table:table-cell table:formula="of:=-[.K184]*[.$G$1]" office:value-type="float" office:value="0.0034605286564706" calcext:value-type="float">
            <text:p>0.0034605287</text:p>
          </table:table-cell>
          <table:table-cell table:formula="of:=-POWER([.E185];[.$H$1])" office:value-type="float" office:value="-0.0000000000143987219694586" calcext:value-type="float">
            <text:p>-1.43987219694586E-011</text:p>
          </table:table-cell>
          <table:table-cell/>
          <table:table-cell table:formula="of:=[.F185]+[.G185]+[.H185]" office:value-type="float" office:value="-0.000279311207477734" calcext:value-type="float">
            <text:p>-0.0002793112</text:p>
          </table:table-cell>
          <table:table-cell table:formula="of:=[.J185]+[.K184]" office:value-type="float" office:value="-0.0233495022506151" calcext:value-type="float">
            <text:p>-0.0233495023</text:p>
          </table:table-cell>
          <table:table-cell table:formula="of:=MAX(0;[.E185]+[.K185])" office:value-type="float" office:value="0.411772253471072" calcext:value-type="float">
            <text:p>0.4117722535</text:p>
          </table:table-cell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formula="of:=[.D186]" office:value-type="float" office:value="0.0461522973963424" calcext:value-type="float">
            <text:p>0.0461522974</text:p>
          </table:table-cell>
          <table:table-cell office:value-type="float" office:value="0" calcext:value-type="float">
            <text:p>0</text:p>
          </table:table-cell>
          <table:table-cell table:formula="of:=0.5+0.5*SIN(-PI()/2+[.A186]/[.$D$1])" office:value-type="float" office:value="0.0461522973963424" calcext:value-type="float">
            <text:p>0.0461522974</text:p>
          </table:table-cell>
          <table:table-cell table:formula="of:=[.L185]" office:value-type="float" office:value="0.411772253471072" calcext:value-type="float">
            <text:p>0.4117722535</text:p>
          </table:table-cell>
          <table:table-cell table:formula="of:=[.$F$1]*([.B186]-[.E186])" office:value-type="float" office:value="-0.0036561995607473" calcext:value-type="float">
            <text:p>-0.0036561996</text:p>
          </table:table-cell>
          <table:table-cell table:formula="of:=-[.K185]*[.$G$1]" office:value-type="float" office:value="0.00350242533759226" calcext:value-type="float">
            <text:p>0.0035024253</text:p>
          </table:table-cell>
          <table:table-cell table:formula="of:=-POWER([.E186];[.$H$1])" office:value-type="float" office:value="-0.00000000000275240522478987" calcext:value-type="float">
            <text:p>-2.75240522478987E-012</text:p>
          </table:table-cell>
          <table:table-cell/>
          <table:table-cell table:formula="of:=[.F186]+[.G186]+[.H186]" office:value-type="float" office:value="-0.000153774225907437" calcext:value-type="float">
            <text:p>-0.0001537742</text:p>
          </table:table-cell>
          <table:table-cell table:formula="of:=[.J186]+[.K185]" office:value-type="float" office:value="-0.0235032764765225" calcext:value-type="float">
            <text:p>-0.0235032765</text:p>
          </table:table-cell>
          <table:table-cell table:formula="of:=MAX(0;[.E186]+[.K186])" office:value-type="float" office:value="0.38826897699455" calcext:value-type="float">
            <text:p>0.388268977</text:p>
          </table:table-cell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formula="of:=[.D187]" office:value-type="float" office:value="0.0331831779626813" calcext:value-type="float">
            <text:p>0.033183178</text:p>
          </table:table-cell>
          <table:table-cell office:value-type="float" office:value="0" calcext:value-type="float">
            <text:p>0</text:p>
          </table:table-cell>
          <table:table-cell table:formula="of:=0.5+0.5*SIN(-PI()/2+[.A187]/[.$D$1])" office:value-type="float" office:value="0.0331831779626813" calcext:value-type="float">
            <text:p>0.033183178</text:p>
          </table:table-cell>
          <table:table-cell table:formula="of:=[.L186]" office:value-type="float" office:value="0.38826897699455" calcext:value-type="float">
            <text:p>0.388268977</text:p>
          </table:table-cell>
          <table:table-cell table:formula="of:=[.$F$1]*([.B187]-[.E187])" office:value-type="float" office:value="-0.00355085799031868" calcext:value-type="float">
            <text:p>-0.003550858</text:p>
          </table:table-cell>
          <table:table-cell table:formula="of:=-[.K186]*[.$G$1]" office:value-type="float" office:value="0.00352549147147838" calcext:value-type="float">
            <text:p>0.0035254915</text:p>
          </table:table-cell>
          <table:table-cell table:formula="of:=-POWER([.E187];[.$H$1])" office:value-type="float" office:value="-0.000000000000472042110636491" calcext:value-type="float">
            <text:p>-4.72042110636491E-013</text:p>
          </table:table-cell>
          <table:table-cell/>
          <table:table-cell table:formula="of:=[.F187]+[.G187]+[.H187]" office:value-type="float" office:value="-0.0000253665193123446" calcext:value-type="float">
            <text:p>-2.53665193123446E-005</text:p>
          </table:table-cell>
          <table:table-cell table:formula="of:=[.J187]+[.K186]" office:value-type="float" office:value="-0.0235286429958349" calcext:value-type="float">
            <text:p>-0.023528643</text:p>
          </table:table-cell>
          <table:table-cell table:formula="of:=MAX(0;[.E187]+[.K187])" office:value-type="float" office:value="0.364740333998715" calcext:value-type="float">
            <text:p>0.364740334</text:p>
          </table:table-cell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formula="of:=[.D188]" office:value-type="float" office:value="0.022288031651376" calcext:value-type="float">
            <text:p>0.0222880317</text:p>
          </table:table-cell>
          <table:table-cell office:value-type="float" office:value="0" calcext:value-type="float">
            <text:p>0</text:p>
          </table:table-cell>
          <table:table-cell table:formula="of:=0.5+0.5*SIN(-PI()/2+[.A188]/[.$D$1])" office:value-type="float" office:value="0.022288031651376" calcext:value-type="float">
            <text:p>0.0222880317</text:p>
          </table:table-cell>
          <table:table-cell table:formula="of:=[.L187]" office:value-type="float" office:value="0.364740333998715" calcext:value-type="float">
            <text:p>0.364740334</text:p>
          </table:table-cell>
          <table:table-cell table:formula="of:=[.$F$1]*([.B188]-[.E188])" office:value-type="float" office:value="-0.00342452302347339" calcext:value-type="float">
            <text:p>-0.003424523</text:p>
          </table:table-cell>
          <table:table-cell table:formula="of:=-[.K187]*[.$G$1]" office:value-type="float" office:value="0.00352929644937523" calcext:value-type="float">
            <text:p>0.0035292964</text:p>
          </table:table-cell>
          <table:table-cell table:formula="of:=-POWER([.E188];[.$H$1])" office:value-type="float" office:value="-0.0000000000000723625301901737" calcext:value-type="float">
            <text:p>-7.23625301901737E-014</text:p>
          </table:table-cell>
          <table:table-cell/>
          <table:table-cell table:formula="of:=[.F188]+[.G188]+[.H188]" office:value-type="float" office:value="0.000104773425829483" calcext:value-type="float">
            <text:p>0.0001047734</text:p>
          </table:table-cell>
          <table:table-cell table:formula="of:=[.J188]+[.K187]" office:value-type="float" office:value="-0.0234238695700054" calcext:value-type="float">
            <text:p>-0.0234238696</text:p>
          </table:table-cell>
          <table:table-cell table:formula="of:=MAX(0;[.E188]+[.K188])" office:value-type="float" office:value="0.341316464428709" calcext:value-type="float">
            <text:p>0.3413164644</text:p>
          </table:table-cell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formula="of:=[.D189]" office:value-type="float" office:value="0.0135152634031812" calcext:value-type="float">
            <text:p>0.0135152634</text:p>
          </table:table-cell>
          <table:table-cell office:value-type="float" office:value="0" calcext:value-type="float">
            <text:p>0</text:p>
          </table:table-cell>
          <table:table-cell table:formula="of:=0.5+0.5*SIN(-PI()/2+[.A189]/[.$D$1])" office:value-type="float" office:value="0.0135152634031812" calcext:value-type="float">
            <text:p>0.0135152634</text:p>
          </table:table-cell>
          <table:table-cell table:formula="of:=[.L188]" office:value-type="float" office:value="0.341316464428709" calcext:value-type="float">
            <text:p>0.3413164644</text:p>
          </table:table-cell>
          <table:table-cell table:formula="of:=[.$F$1]*([.B189]-[.E189])" office:value-type="float" office:value="-0.00327801201025528" calcext:value-type="float">
            <text:p>-0.003278012</text:p>
          </table:table-cell>
          <table:table-cell table:formula="of:=-[.K188]*[.$G$1]" office:value-type="float" office:value="0.00351358043550081" calcext:value-type="float">
            <text:p>0.0035135804</text:p>
          </table:table-cell>
          <table:table-cell table:formula="of:=-POWER([.E189];[.$H$1])" office:value-type="float" office:value="-9.87909470170266E-015" calcext:value-type="float">
            <text:p>-9.87909470170266E-015</text:p>
          </table:table-cell>
          <table:table-cell/>
          <table:table-cell table:formula="of:=[.F189]+[.G189]+[.H189]" office:value-type="float" office:value="0.00023556842523565" calcext:value-type="float">
            <text:p>0.0002355684</text:p>
          </table:table-cell>
          <table:table-cell table:formula="of:=[.J189]+[.K188]" office:value-type="float" office:value="-0.0231883011447697" calcext:value-type="float">
            <text:p>-0.0231883011</text:p>
          </table:table-cell>
          <table:table-cell table:formula="of:=MAX(0;[.E189]+[.K189])" office:value-type="float" office:value="0.318128163283939" calcext:value-type="float">
            <text:p>0.3181281633</text:p>
          </table:table-cell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formula="of:=[.D190]" office:value-type="float" office:value="0.00690384886056816" calcext:value-type="float">
            <text:p>0.0069038489</text:p>
          </table:table-cell>
          <table:table-cell office:value-type="float" office:value="0" calcext:value-type="float">
            <text:p>0</text:p>
          </table:table-cell>
          <table:table-cell table:formula="of:=0.5+0.5*SIN(-PI()/2+[.A190]/[.$D$1])" office:value-type="float" office:value="0.00690384886056816" calcext:value-type="float">
            <text:p>0.0069038489</text:p>
          </table:table-cell>
          <table:table-cell table:formula="of:=[.L189]" office:value-type="float" office:value="0.318128163283939" calcext:value-type="float">
            <text:p>0.3181281633</text:p>
          </table:table-cell>
          <table:table-cell table:formula="of:=[.$F$1]*([.B190]-[.E190])" office:value-type="float" office:value="-0.00311224314423371" calcext:value-type="float">
            <text:p>-0.0031122431</text:p>
          </table:table-cell>
          <table:table-cell table:formula="of:=-[.K189]*[.$G$1]" office:value-type="float" office:value="0.00347824517171546" calcext:value-type="float">
            <text:p>0.0034782452</text:p>
          </table:table-cell>
          <table:table-cell table:formula="of:=-POWER([.E190];[.$H$1])" office:value-type="float" office:value="-1.19691564114892E-015" calcext:value-type="float">
            <text:p>-1.19691564114892E-015</text:p>
          </table:table-cell>
          <table:table-cell/>
          <table:table-cell table:formula="of:=[.F190]+[.G190]+[.H190]" office:value-type="float" office:value="0.000366002027480552" calcext:value-type="float">
            <text:p>0.000366002</text:p>
          </table:table-cell>
          <table:table-cell table:formula="of:=[.J190]+[.K189]" office:value-type="float" office:value="-0.0228222991172892" calcext:value-type="float">
            <text:p>-0.0228222991</text:p>
          </table:table-cell>
          <table:table-cell table:formula="of:=MAX(0;[.E190]+[.K190])" office:value-type="float" office:value="0.29530586416665" calcext:value-type="float">
            <text:p>0.2953058642</text:p>
          </table:table-cell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formula="of:=[.D191]" office:value-type="float" office:value="0.00248316120679593" calcext:value-type="float">
            <text:p>0.0024831612</text:p>
          </table:table-cell>
          <table:table-cell office:value-type="float" office:value="0" calcext:value-type="float">
            <text:p>0</text:p>
          </table:table-cell>
          <table:table-cell table:formula="of:=0.5+0.5*SIN(-PI()/2+[.A191]/[.$D$1])" office:value-type="float" office:value="0.00248316120679593" calcext:value-type="float">
            <text:p>0.0024831612</text:p>
          </table:table-cell>
          <table:table-cell table:formula="of:=[.L190]" office:value-type="float" office:value="0.29530586416665" calcext:value-type="float">
            <text:p>0.2953058642</text:p>
          </table:table-cell>
          <table:table-cell table:formula="of:=[.$F$1]*([.B191]-[.E191])" office:value-type="float" office:value="-0.00292822702959854" calcext:value-type="float">
            <text:p>-0.002928227</text:p>
          </table:table-cell>
          <table:table-cell table:formula="of:=-[.K190]*[.$G$1]" office:value-type="float" office:value="0.00342334486759338" calcext:value-type="float">
            <text:p>0.0034233449</text:p>
          </table:table-cell>
          <table:table-cell table:formula="of:=-POWER([.E191];[.$H$1])" office:value-type="float" office:value="-1.2828094109989E-016" calcext:value-type="float">
            <text:p>-1.2828094109989E-016</text:p>
          </table:table-cell>
          <table:table-cell/>
          <table:table-cell table:formula="of:=[.F191]+[.G191]+[.H191]" office:value-type="float" office:value="0.000495117837994707" calcext:value-type="float">
            <text:p>0.0004951178</text:p>
          </table:table-cell>
          <table:table-cell table:formula="of:=[.J191]+[.K190]" office:value-type="float" office:value="-0.0223271812792945" calcext:value-type="float">
            <text:p>-0.0223271813</text:p>
          </table:table-cell>
          <table:table-cell table:formula="of:=MAX(0;[.E191]+[.K191])" office:value-type="float" office:value="0.272978682887356" calcext:value-type="float">
            <text:p>0.2729786829</text:p>
          </table:table-cell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formula="of:=[.D192]" office:value-type="float" office:value="0.000272840666773799" calcext:value-type="float">
            <text:p>0.0002728407</text:p>
          </table:table-cell>
          <table:table-cell office:value-type="float" office:value="0" calcext:value-type="float">
            <text:p>0</text:p>
          </table:table-cell>
          <table:table-cell table:formula="of:=0.5+0.5*SIN(-PI()/2+[.A192]/[.$D$1])" office:value-type="float" office:value="0.000272840666773799" calcext:value-type="float">
            <text:p>0.0002728407</text:p>
          </table:table-cell>
          <table:table-cell table:formula="of:=[.L191]" office:value-type="float" office:value="0.272978682887356" calcext:value-type="float">
            <text:p>0.2729786829</text:p>
          </table:table-cell>
          <table:table-cell table:formula="of:=[.$F$1]*([.B192]-[.E192])" office:value-type="float" office:value="-0.00272705842220582" calcext:value-type="float">
            <text:p>-0.0027270584</text:p>
          </table:table-cell>
          <table:table-cell table:formula="of:=-[.K191]*[.$G$1]" office:value-type="float" office:value="0.00334907719189417" calcext:value-type="float">
            <text:p>0.0033490772</text:p>
          </table:table-cell>
          <table:table-cell table:formula="of:=-POWER([.E192];[.$H$1])" office:value-type="float" office:value="-1.21300340332804E-017" calcext:value-type="float">
            <text:p>-1.21300340332804E-017</text:p>
          </table:table-cell>
          <table:table-cell/>
          <table:table-cell table:formula="of:=[.F192]+[.G192]+[.H192]" office:value-type="float" office:value="0.000622018769688341" calcext:value-type="float">
            <text:p>0.0006220188</text:p>
          </table:table-cell>
          <table:table-cell table:formula="of:=[.J192]+[.K191]" office:value-type="float" office:value="-0.0217051625096061" calcext:value-type="float">
            <text:p>-0.0217051625</text:p>
          </table:table-cell>
          <table:table-cell table:formula="of:=MAX(0;[.E192]+[.K192])" office:value-type="float" office:value="0.25127352037775" calcext:value-type="float">
            <text:p>0.2512735204</text:p>
          </table:table-cell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formula="of:=[.D193]" office:value-type="float" office:value="0.000282707249497638" calcext:value-type="float">
            <text:p>0.0002827072</text:p>
          </table:table-cell>
          <table:table-cell office:value-type="float" office:value="0" calcext:value-type="float">
            <text:p>0</text:p>
          </table:table-cell>
          <table:table-cell table:formula="of:=0.5+0.5*SIN(-PI()/2+[.A193]/[.$D$1])" office:value-type="float" office:value="0.000282707249497638" calcext:value-type="float">
            <text:p>0.0002827072</text:p>
          </table:table-cell>
          <table:table-cell table:formula="of:=[.L192]" office:value-type="float" office:value="0.25127352037775" calcext:value-type="float">
            <text:p>0.2512735204</text:p>
          </table:table-cell>
          <table:table-cell table:formula="of:=[.$F$1]*([.B193]-[.E193])" office:value-type="float" office:value="-0.00250990813128252" calcext:value-type="float">
            <text:p>-0.0025099081</text:p>
          </table:table-cell>
          <table:table-cell table:formula="of:=-[.K192]*[.$G$1]" office:value-type="float" office:value="0.00325577437644092" calcext:value-type="float">
            <text:p>0.0032557744</text:p>
          </table:table-cell>
          <table:table-cell table:formula="of:=-POWER([.E193];[.$H$1])" office:value-type="float" office:value="-1.01018689419965E-018" calcext:value-type="float">
            <text:p>-1.01018689419965E-018</text:p>
          </table:table-cell>
          <table:table-cell/>
          <table:table-cell table:formula="of:=[.F193]+[.G193]+[.H193]" office:value-type="float" office:value="0.000745866245158401" calcext:value-type="float">
            <text:p>0.0007458662</text:p>
          </table:table-cell>
          <table:table-cell table:formula="of:=[.J193]+[.K192]" office:value-type="float" office:value="-0.0209592962644477" calcext:value-type="float">
            <text:p>-0.0209592963</text:p>
          </table:table-cell>
          <table:table-cell table:formula="of:=MAX(0;[.E193]+[.K193])" office:value-type="float" office:value="0.230314224113302" calcext:value-type="float">
            <text:p>0.2303142241</text:p>
          </table:table-cell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formula="of:=[.D194]" office:value-type="float" office:value="0.00251271711972745" calcext:value-type="float">
            <text:p>0.0025127171</text:p>
          </table:table-cell>
          <table:table-cell office:value-type="float" office:value="0" calcext:value-type="float">
            <text:p>0</text:p>
          </table:table-cell>
          <table:table-cell table:formula="of:=0.5+0.5*SIN(-PI()/2+[.A194]/[.$D$1])" office:value-type="float" office:value="0.00251271711972745" calcext:value-type="float">
            <text:p>0.0025127171</text:p>
          </table:table-cell>
          <table:table-cell table:formula="of:=[.L193]" office:value-type="float" office:value="0.230314224113302" calcext:value-type="float">
            <text:p>0.2303142241</text:p>
          </table:table-cell>
          <table:table-cell table:formula="of:=[.$F$1]*([.B194]-[.E194])" office:value-type="float" office:value="-0.00227801506993574" calcext:value-type="float">
            <text:p>-0.0022780151</text:p>
          </table:table-cell>
          <table:table-cell table:formula="of:=-[.K193]*[.$G$1]" office:value-type="float" office:value="0.00314389443966716" calcext:value-type="float">
            <text:p>0.0031438944</text:p>
          </table:table-cell>
          <table:table-cell table:formula="of:=-POWER([.E194];[.$H$1])" office:value-type="float" office:value="-7.40666699812564E-020" calcext:value-type="float">
            <text:p>-7.40666699812564E-020</text:p>
          </table:table-cell>
          <table:table-cell/>
          <table:table-cell table:formula="of:=[.F194]+[.G194]+[.H194]" office:value-type="float" office:value="0.000865879369731417" calcext:value-type="float">
            <text:p>0.0008658794</text:p>
          </table:table-cell>
          <table:table-cell table:formula="of:=[.J194]+[.K193]" office:value-type="float" office:value="-0.0200934168947163" calcext:value-type="float">
            <text:p>-0.0200934169</text:p>
          </table:table-cell>
          <table:table-cell table:formula="of:=MAX(0;[.E194]+[.K194])" office:value-type="float" office:value="0.210220807218586" calcext:value-type="float">
            <text:p>0.2102208072</text:p>
          </table:table-cell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formula="of:=[.D195]" office:value-type="float" office:value="0.00695296279273888" calcext:value-type="float">
            <text:p>0.0069529628</text:p>
          </table:table-cell>
          <table:table-cell office:value-type="float" office:value="0" calcext:value-type="float">
            <text:p>0</text:p>
          </table:table-cell>
          <table:table-cell table:formula="of:=0.5+0.5*SIN(-PI()/2+[.A195]/[.$D$1])" office:value-type="float" office:value="0.00695296279273888" calcext:value-type="float">
            <text:p>0.0069529628</text:p>
          </table:table-cell>
          <table:table-cell table:formula="of:=[.L194]" office:value-type="float" office:value="0.210220807218586" calcext:value-type="float">
            <text:p>0.2102208072</text:p>
          </table:table-cell>
          <table:table-cell table:formula="of:=[.$F$1]*([.B195]-[.E195])" office:value-type="float" office:value="-0.00203267844425847" calcext:value-type="float">
            <text:p>-0.0020326784</text:p>
          </table:table-cell>
          <table:table-cell table:formula="of:=-[.K194]*[.$G$1]" office:value-type="float" office:value="0.00301401253420745" calcext:value-type="float">
            <text:p>0.0030140125</text:p>
          </table:table-cell>
          <table:table-cell table:formula="of:=-POWER([.E195];[.$H$1])" office:value-type="float" office:value="-4.78928830621191E-021" calcext:value-type="float">
            <text:p>-4.78928830621191E-021</text:p>
          </table:table-cell>
          <table:table-cell/>
          <table:table-cell table:formula="of:=[.F195]+[.G195]+[.H195]" office:value-type="float" office:value="0.000981334089948982" calcext:value-type="float">
            <text:p>0.0009813341</text:p>
          </table:table-cell>
          <table:table-cell table:formula="of:=[.J195]+[.K194]" office:value-type="float" office:value="-0.0191120828047673" calcext:value-type="float">
            <text:p>-0.0191120828</text:p>
          </table:table-cell>
          <table:table-cell table:formula="of:=MAX(0;[.E195]+[.K195])" office:value-type="float" office:value="0.191108724413818" calcext:value-type="float">
            <text:p>0.1911087244</text:p>
          </table:table-cell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formula="of:=[.D196]" office:value-type="float" office:value="0.0135837171512823" calcext:value-type="float">
            <text:p>0.0135837172</text:p>
          </table:table-cell>
          <table:table-cell office:value-type="float" office:value="0" calcext:value-type="float">
            <text:p>0</text:p>
          </table:table-cell>
          <table:table-cell table:formula="of:=0.5+0.5*SIN(-PI()/2+[.A196]/[.$D$1])" office:value-type="float" office:value="0.0135837171512823" calcext:value-type="float">
            <text:p>0.0135837172</text:p>
          </table:table-cell>
          <table:table-cell table:formula="of:=[.L195]" office:value-type="float" office:value="0.191108724413818" calcext:value-type="float">
            <text:p>0.1911087244</text:p>
          </table:table-cell>
          <table:table-cell table:formula="of:=[.$F$1]*([.B196]-[.E196])" office:value-type="float" office:value="-0.00177525007262536" calcext:value-type="float">
            <text:p>-0.0017752501</text:p>
          </table:table-cell>
          <table:table-cell table:formula="of:=-[.K195]*[.$G$1]" office:value-type="float" office:value="0.0028668124207151" calcext:value-type="float">
            <text:p>0.0028668124</text:p>
          </table:table-cell>
          <table:table-cell table:formula="of:=-POWER([.E196];[.$H$1])" office:value-type="float" office:value="-2.74419780115154E-022" calcext:value-type="float">
            <text:p>-2.74419780115154E-022</text:p>
          </table:table-cell>
          <table:table-cell/>
          <table:table-cell table:formula="of:=[.F196]+[.G196]+[.H196]" office:value-type="float" office:value="0.00109156234808974" calcext:value-type="float">
            <text:p>0.0010915623</text:p>
          </table:table-cell>
          <table:table-cell table:formula="of:=[.J196]+[.K195]" office:value-type="float" office:value="-0.0180205204566776" calcext:value-type="float">
            <text:p>-0.0180205205</text:p>
          </table:table-cell>
          <table:table-cell table:formula="of:=MAX(0;[.E196]+[.K196])" office:value-type="float" office:value="0.173088203957141" calcext:value-type="float">
            <text:p>0.173088204</text:p>
          </table:table-cell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formula="of:=[.D197]" office:value-type="float" office:value="0.0223755210891913" calcext:value-type="float">
            <text:p>0.0223755211</text:p>
          </table:table-cell>
          <table:table-cell office:value-type="float" office:value="0" calcext:value-type="float">
            <text:p>0</text:p>
          </table:table-cell>
          <table:table-cell table:formula="of:=0.5+0.5*SIN(-PI()/2+[.A197]/[.$D$1])" office:value-type="float" office:value="0.0223755210891913" calcext:value-type="float">
            <text:p>0.0223755211</text:p>
          </table:table-cell>
          <table:table-cell table:formula="of:=[.L196]" office:value-type="float" office:value="0.173088203957141" calcext:value-type="float">
            <text:p>0.173088204</text:p>
          </table:table-cell>
          <table:table-cell table:formula="of:=[.$F$1]*([.B197]-[.E197])" office:value-type="float" office:value="-0.00150712682867949" calcext:value-type="float">
            <text:p>-0.0015071268</text:p>
          </table:table-cell>
          <table:table-cell table:formula="of:=-[.K196]*[.$G$1]" office:value-type="float" office:value="0.00270307806850164" calcext:value-type="float">
            <text:p>0.0027030781</text:p>
          </table:table-cell>
          <table:table-cell table:formula="of:=-POWER([.E197];[.$H$1])" office:value-type="float" office:value="-1.40612569775648E-023" calcext:value-type="float">
            <text:p>-1.40612569775648E-023</text:p>
          </table:table-cell>
          <table:table-cell/>
          <table:table-cell table:formula="of:=[.F197]+[.G197]+[.H197]" office:value-type="float" office:value="0.00119595123982215" calcext:value-type="float">
            <text:p>0.0011959512</text:p>
          </table:table-cell>
          <table:table-cell table:formula="of:=[.J197]+[.K196]" office:value-type="float" office:value="-0.0168245692168555" calcext:value-type="float">
            <text:p>-0.0168245692</text:p>
          </table:table-cell>
          <table:table-cell table:formula="of:=MAX(0;[.E197]+[.K197])" office:value-type="float" office:value="0.156263634740285" calcext:value-type="float">
            <text:p>0.1562636347</text:p>
          </table:table-cell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formula="of:=[.D198]" office:value-type="float" office:value="0.0332893143922588" calcext:value-type="float">
            <text:p>0.0332893144</text:p>
          </table:table-cell>
          <table:table-cell office:value-type="float" office:value="0" calcext:value-type="float">
            <text:p>0</text:p>
          </table:table-cell>
          <table:table-cell table:formula="of:=0.5+0.5*SIN(-PI()/2+[.A198]/[.$D$1])" office:value-type="float" office:value="0.0332893143922588" calcext:value-type="float">
            <text:p>0.0332893144</text:p>
          </table:table-cell>
          <table:table-cell table:formula="of:=[.L197]" office:value-type="float" office:value="0.156263634740285" calcext:value-type="float">
            <text:p>0.1562636347</text:p>
          </table:table-cell>
          <table:table-cell table:formula="of:=[.$F$1]*([.B198]-[.E198])" office:value-type="float" office:value="-0.00122974320348026" calcext:value-type="float">
            <text:p>-0.0012297432</text:p>
          </table:table-cell>
          <table:table-cell table:formula="of:=-[.K197]*[.$G$1]" office:value-type="float" office:value="0.00252368538252832" calcext:value-type="float">
            <text:p>0.0025236854</text:p>
          </table:table-cell>
          <table:table-cell table:formula="of:=-POWER([.E198];[.$H$1])" office:value-type="float" office:value="-6.54240849972657E-025" calcext:value-type="float">
            <text:p>-6.54240849972657E-025</text:p>
          </table:table-cell>
          <table:table-cell/>
          <table:table-cell table:formula="of:=[.F198]+[.G198]+[.H198]" office:value-type="float" office:value="0.00129394217904806" calcext:value-type="float">
            <text:p>0.0012939422</text:p>
          </table:table-cell>
          <table:table-cell table:formula="of:=[.J198]+[.K197]" office:value-type="float" office:value="-0.0155306270378074" calcext:value-type="float">
            <text:p>-0.015530627</text:p>
          </table:table-cell>
          <table:table-cell table:formula="of:=MAX(0;[.E198]+[.K198])" office:value-type="float" office:value="0.140733007702478" calcext:value-type="float">
            <text:p>0.1407330077</text:p>
          </table:table-cell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formula="of:=[.D199]" office:value-type="float" office:value="0.0462766092749019" calcext:value-type="float">
            <text:p>0.0462766093</text:p>
          </table:table-cell>
          <table:table-cell office:value-type="float" office:value="0" calcext:value-type="float">
            <text:p>0</text:p>
          </table:table-cell>
          <table:table-cell table:formula="of:=0.5+0.5*SIN(-PI()/2+[.A199]/[.$D$1])" office:value-type="float" office:value="0.0462766092749019" calcext:value-type="float">
            <text:p>0.0462766093</text:p>
          </table:table-cell>
          <table:table-cell table:formula="of:=[.L198]" office:value-type="float" office:value="0.140733007702478" calcext:value-type="float">
            <text:p>0.1407330077</text:p>
          </table:table-cell>
          <table:table-cell table:formula="of:=[.$F$1]*([.B199]-[.E199])" office:value-type="float" office:value="-0.000944563984275759" calcext:value-type="float">
            <text:p>-0.000944564</text:p>
          </table:table-cell>
          <table:table-cell table:formula="of:=-[.K198]*[.$G$1]" office:value-type="float" office:value="0.00232959405567111" calcext:value-type="float">
            <text:p>0.0023295941</text:p>
          </table:table-cell>
          <table:table-cell table:formula="of:=-POWER([.E199];[.$H$1])" office:value-type="float" office:value="-2.83060377298132E-026" calcext:value-type="float">
            <text:p>-2.83060377298132E-026</text:p>
          </table:table-cell>
          <table:table-cell/>
          <table:table-cell table:formula="of:=[.F199]+[.G199]+[.H199]" office:value-type="float" office:value="0.00138503007139535" calcext:value-type="float">
            <text:p>0.0013850301</text:p>
          </table:table-cell>
          <table:table-cell table:formula="of:=[.J199]+[.K198]" office:value-type="float" office:value="-0.014145596966412" calcext:value-type="float">
            <text:p>-0.014145597</text:p>
          </table:table-cell>
          <table:table-cell table:formula="of:=MAX(0;[.E199]+[.K199])" office:value-type="float" office:value="0.126587410736066" calcext:value-type="float">
            <text:p>0.1265874107</text:p>
          </table:table-cell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formula="of:=[.D200]" office:value-type="float" office:value="0.0612797058016272" calcext:value-type="float">
            <text:p>0.0612797058</text:p>
          </table:table-cell>
          <table:table-cell office:value-type="float" office:value="0" calcext:value-type="float">
            <text:p>0</text:p>
          </table:table-cell>
          <table:table-cell table:formula="of:=0.5+0.5*SIN(-PI()/2+[.A200]/[.$D$1])" office:value-type="float" office:value="0.0612797058016272" calcext:value-type="float">
            <text:p>0.0612797058</text:p>
          </table:table-cell>
          <table:table-cell table:formula="of:=[.L199]" office:value-type="float" office:value="0.126587410736066" calcext:value-type="float">
            <text:p>0.1265874107</text:p>
          </table:table-cell>
          <table:table-cell table:formula="of:=[.$F$1]*([.B200]-[.E200])" office:value-type="float" office:value="-0.000653077049344385" calcext:value-type="float">
            <text:p>-0.000653077</text:p>
          </table:table-cell>
          <table:table-cell table:formula="of:=-[.K199]*[.$G$1]" office:value-type="float" office:value="0.00212183954496181" calcext:value-type="float">
            <text:p>0.0021218395</text:p>
          </table:table-cell>
          <table:table-cell table:formula="of:=-POWER([.E200];[.$H$1])" office:value-type="float" office:value="-1.17954768410833E-027" calcext:value-type="float">
            <text:p>-1.17954768410833E-027</text:p>
          </table:table-cell>
          <table:table-cell/>
          <table:table-cell table:formula="of:=[.F200]+[.G200]+[.H200]" office:value-type="float" office:value="0.00146876249561742" calcext:value-type="float">
            <text:p>0.0014687625</text:p>
          </table:table-cell>
          <table:table-cell table:formula="of:=[.J200]+[.K199]" office:value-type="float" office:value="-0.0126768344707946" calcext:value-type="float">
            <text:p>-0.0126768345</text:p>
          </table:table-cell>
          <table:table-cell table:formula="of:=MAX(0;[.E200]+[.K200])" office:value-type="float" office:value="0.113910576265271" calcext:value-type="float">
            <text:p>0.1139105763</text:p>
          </table:table-cell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formula="of:=[.D201]" office:value-type="float" office:value="0.0782319482362239" calcext:value-type="float">
            <text:p>0.0782319482</text:p>
          </table:table-cell>
          <table:table-cell office:value-type="float" office:value="0" calcext:value-type="float">
            <text:p>0</text:p>
          </table:table-cell>
          <table:table-cell table:formula="of:=0.5+0.5*SIN(-PI()/2+[.A201]/[.$D$1])" office:value-type="float" office:value="0.0782319482362239" calcext:value-type="float">
            <text:p>0.0782319482</text:p>
          </table:table-cell>
          <table:table-cell table:formula="of:=[.L200]" office:value-type="float" office:value="0.113910576265271" calcext:value-type="float">
            <text:p>0.1139105763</text:p>
          </table:table-cell>
          <table:table-cell table:formula="of:=[.$F$1]*([.B201]-[.E201])" office:value-type="float" office:value="-0.000356786280290472" calcext:value-type="float">
            <text:p>-0.0003567863</text:p>
          </table:table-cell>
          <table:table-cell table:formula="of:=-[.K200]*[.$G$1]" office:value-type="float" office:value="0.00190152517061919" calcext:value-type="float">
            <text:p>0.0019015252</text:p>
          </table:table-cell>
          <table:table-cell table:formula="of:=-POWER([.E201];[.$H$1])" office:value-type="float" office:value="-4.9764708885694E-029" calcext:value-type="float">
            <text:p>-4.9764708885694E-029</text:p>
          </table:table-cell>
          <table:table-cell/>
          <table:table-cell table:formula="of:=[.F201]+[.G201]+[.H201]" office:value-type="float" office:value="0.00154473889032872" calcext:value-type="float">
            <text:p>0.0015447389</text:p>
          </table:table-cell>
          <table:table-cell table:formula="of:=[.J201]+[.K200]" office:value-type="float" office:value="-0.0111320955804659" calcext:value-type="float">
            <text:p>-0.0111320956</text:p>
          </table:table-cell>
          <table:table-cell table:formula="of:=MAX(0;[.E201]+[.K201])" office:value-type="float" office:value="0.102778480684805" calcext:value-type="float">
            <text:p>0.1027784807</text:p>
          </table:table-cell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formula="of:=[.D202]" office:value-type="float" office:value="0.0970580211797746" calcext:value-type="float">
            <text:p>0.0970580212</text:p>
          </table:table-cell>
          <table:table-cell office:value-type="float" office:value="0" calcext:value-type="float">
            <text:p>0</text:p>
          </table:table-cell>
          <table:table-cell table:formula="of:=0.5+0.5*SIN(-PI()/2+[.A202]/[.$D$1])" office:value-type="float" office:value="0.0970580211797746" calcext:value-type="float">
            <text:p>0.0970580212</text:p>
          </table:table-cell>
          <table:table-cell table:formula="of:=[.L201]" office:value-type="float" office:value="0.102778480684805" calcext:value-type="float">
            <text:p>0.1027784807</text:p>
          </table:table-cell>
          <table:table-cell table:formula="of:=[.$F$1]*([.B202]-[.E202])" office:value-type="float" office:value="-0.0000572045950503056" calcext:value-type="float">
            <text:p>-5.72045950503056E-005</text:p>
          </table:table-cell>
          <table:table-cell table:formula="of:=-[.K201]*[.$G$1]" office:value-type="float" office:value="0.00166981433706989" calcext:value-type="float">
            <text:p>0.0016698143</text:p>
          </table:table-cell>
          <table:table-cell table:formula="of:=-POWER([.E202];[.$H$1])" office:value-type="float" office:value="-2.27544217875354E-030" calcext:value-type="float">
            <text:p>-2.27544217875354E-030</text:p>
          </table:table-cell>
          <table:table-cell/>
          <table:table-cell table:formula="of:=[.F202]+[.G202]+[.H202]" office:value-type="float" office:value="0.00161260974201958" calcext:value-type="float">
            <text:p>0.0016126097</text:p>
          </table:table-cell>
          <table:table-cell table:formula="of:=[.J202]+[.K201]" office:value-type="float" office:value="-0.00951948583844632" calcext:value-type="float">
            <text:p>-0.0095194858</text:p>
          </table:table-cell>
          <table:table-cell table:formula="of:=MAX(0;[.E202]+[.K202])" office:value-type="float" office:value="0.0932589948463589" calcext:value-type="float">
            <text:p>0.0932589948</text:p>
          </table:table-cell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formula="of:=[.D203]" office:value-type="float" office:value="0.117674284181805" calcext:value-type="float">
            <text:p>0.1176742842</text:p>
          </table:table-cell>
          <table:table-cell office:value-type="float" office:value="0" calcext:value-type="float">
            <text:p>0</text:p>
          </table:table-cell>
          <table:table-cell table:formula="of:=0.5+0.5*SIN(-PI()/2+[.A203]/[.$D$1])" office:value-type="float" office:value="0.117674284181805" calcext:value-type="float">
            <text:p>0.1176742842</text:p>
          </table:table-cell>
          <table:table-cell table:formula="of:=[.L202]" office:value-type="float" office:value="0.0932589948463589" calcext:value-type="float">
            <text:p>0.0932589948</text:p>
          </table:table-cell>
          <table:table-cell table:formula="of:=[.$F$1]*([.B203]-[.E203])" office:value-type="float" office:value="0.000244152893354464" calcext:value-type="float">
            <text:p>0.0002441529</text:p>
          </table:table-cell>
          <table:table-cell table:formula="of:=-[.K202]*[.$G$1]" office:value-type="float" office:value="0.00142792287576695" calcext:value-type="float">
            <text:p>0.0014279229</text:p>
          </table:table-cell>
          <table:table-cell table:formula="of:=-POWER([.E203];[.$H$1])" office:value-type="float" office:value="-1.23231549245099E-031" calcext:value-type="float">
            <text:p>-1.23231549245099E-031</text:p>
          </table:table-cell>
          <table:table-cell/>
          <table:table-cell table:formula="of:=[.F203]+[.G203]+[.H203]" office:value-type="float" office:value="0.00167207576912141" calcext:value-type="float">
            <text:p>0.0016720758</text:p>
          </table:table-cell>
          <table:table-cell table:formula="of:=[.J203]+[.K202]" office:value-type="float" office:value="-0.00784741006932491" calcext:value-type="float">
            <text:p>-0.0078474101</text:p>
          </table:table-cell>
          <table:table-cell table:formula="of:=MAX(0;[.E203]+[.K203])" office:value-type="float" office:value="0.085411584777034" calcext:value-type="float">
            <text:p>0.0854115848</text:p>
          </table:table-cell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table:formula="of:=[.D204]" office:value-type="float" office:value="0.139989143337958" calcext:value-type="float">
            <text:p>0.1399891433</text:p>
          </table:table-cell>
          <table:table-cell office:value-type="float" office:value="0" calcext:value-type="float">
            <text:p>0</text:p>
          </table:table-cell>
          <table:table-cell table:formula="of:=0.5+0.5*SIN(-PI()/2+[.A204]/[.$D$1])" office:value-type="float" office:value="0.139989143337958" calcext:value-type="float">
            <text:p>0.1399891433</text:p>
          </table:table-cell>
          <table:table-cell table:formula="of:=[.L203]" office:value-type="float" office:value="0.085411584777034" calcext:value-type="float">
            <text:p>0.0854115848</text:p>
          </table:table-cell>
          <table:table-cell table:formula="of:=[.$F$1]*([.B204]-[.E204])" office:value-type="float" office:value="0.000545775585609242" calcext:value-type="float">
            <text:p>0.0005457756</text:p>
          </table:table-cell>
          <table:table-cell table:formula="of:=-[.K203]*[.$G$1]" office:value-type="float" office:value="0.00117711151039874" calcext:value-type="float">
            <text:p>0.0011771115</text:p>
          </table:table-cell>
          <table:table-cell table:formula="of:=-POWER([.E204];[.$H$1])" office:value-type="float" office:value="-8.82070713621855E-033" calcext:value-type="float">
            <text:p>-8.82070713621855E-033</text:p>
          </table:table-cell>
          <table:table-cell/>
          <table:table-cell table:formula="of:=[.F204]+[.G204]+[.H204]" office:value-type="float" office:value="0.00172288709600798" calcext:value-type="float">
            <text:p>0.0017228871</text:p>
          </table:table-cell>
          <table:table-cell table:formula="of:=[.J204]+[.K203]" office:value-type="float" office:value="-0.00612452297331693" calcext:value-type="float">
            <text:p>-0.006124523</text:p>
          </table:table-cell>
          <table:table-cell table:formula="of:=MAX(0;[.E204]+[.K204])" office:value-type="float" office:value="0.079287061803717" calcext:value-type="float">
            <text:p>0.0792870618</text:p>
          </table:table-cell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table:formula="of:=[.D205]" office:value-type="float" office:value="0.163903458223266" calcext:value-type="float">
            <text:p>0.1639034582</text:p>
          </table:table-cell>
          <table:table-cell office:value-type="float" office:value="0" calcext:value-type="float">
            <text:p>0</text:p>
          </table:table-cell>
          <table:table-cell table:formula="of:=0.5+0.5*SIN(-PI()/2+[.A205]/[.$D$1])" office:value-type="float" office:value="0.163903458223266" calcext:value-type="float">
            <text:p>0.1639034582</text:p>
          </table:table-cell>
          <table:table-cell table:formula="of:=[.L204]" office:value-type="float" office:value="0.079287061803717" calcext:value-type="float">
            <text:p>0.0792870618</text:p>
          </table:table-cell>
          <table:table-cell table:formula="of:=[.$F$1]*([.B205]-[.E205])" office:value-type="float" office:value="0.000846163964195489" calcext:value-type="float">
            <text:p>0.000846164</text:p>
          </table:table-cell>
          <table:table-cell table:formula="of:=-[.K204]*[.$G$1]" office:value-type="float" office:value="0.00091867844599754" calcext:value-type="float">
            <text:p>0.0009186784</text:p>
          </table:table-cell>
          <table:table-cell table:formula="of:=-POWER([.E205];[.$H$1])" office:value-type="float" office:value="-9.46389091605611E-034" calcext:value-type="float">
            <text:p>-9.46389091605611E-034</text:p>
          </table:table-cell>
          <table:table-cell/>
          <table:table-cell table:formula="of:=[.F205]+[.G205]+[.H205]" office:value-type="float" office:value="0.00176484241019303" calcext:value-type="float">
            <text:p>0.0017648424</text:p>
          </table:table-cell>
          <table:table-cell table:formula="of:=[.J205]+[.K204]" office:value-type="float" office:value="-0.0043596805631239" calcext:value-type="float">
            <text:p>-0.0043596806</text:p>
          </table:table-cell>
          <table:table-cell table:formula="of:=MAX(0;[.E205]+[.K205])" office:value-type="float" office:value="0.0749273812405931" calcext:value-type="float">
            <text:p>0.0749273812</text:p>
          </table:table-cell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table:formula="of:=[.D206]" office:value-type="float" office:value="0.18931098235309" calcext:value-type="float">
            <text:p>0.1893109824</text:p>
          </table:table-cell>
          <table:table-cell office:value-type="float" office:value="0" calcext:value-type="float">
            <text:p>0</text:p>
          </table:table-cell>
          <table:table-cell table:formula="of:=0.5+0.5*SIN(-PI()/2+[.A206]/[.$D$1])" office:value-type="float" office:value="0.18931098235309" calcext:value-type="float">
            <text:p>0.1893109824</text:p>
          </table:table-cell>
          <table:table-cell table:formula="of:=[.L205]" office:value-type="float" office:value="0.0749273812405931" calcext:value-type="float">
            <text:p>0.0749273812</text:p>
          </table:table-cell>
          <table:table-cell table:formula="of:=[.$F$1]*([.B206]-[.E206])" office:value-type="float" office:value="0.00114383601112497" calcext:value-type="float">
            <text:p>0.001143836</text:p>
          </table:table-cell>
          <table:table-cell table:formula="of:=-[.K205]*[.$G$1]" office:value-type="float" office:value="0.000653952084468585" calcext:value-type="float">
            <text:p>0.0006539521</text:p>
          </table:table-cell>
          <table:table-cell table:formula="of:=-POWER([.E206];[.$H$1])" office:value-type="float" office:value="-1.73466901014958E-034" calcext:value-type="float">
            <text:p>-1.73466901014958E-034</text:p>
          </table:table-cell>
          <table:table-cell/>
          <table:table-cell table:formula="of:=[.F206]+[.G206]+[.H206]" office:value-type="float" office:value="0.00179778809559355" calcext:value-type="float">
            <text:p>0.0017977881</text:p>
          </table:table-cell>
          <table:table-cell table:formula="of:=[.J206]+[.K205]" office:value-type="float" office:value="-0.00256189246753035" calcext:value-type="float">
            <text:p>-0.0025618925</text:p>
          </table:table-cell>
          <table:table-cell table:formula="of:=MAX(0;[.E206]+[.K206])" office:value-type="float" office:value="0.0723654887730628" calcext:value-type="float">
            <text:p>0.0723654888</text:p>
          </table:table-cell>
        </table:table-row>
        <table:table-row table:style-name="ro1">
          <table:table-cell table:formula="of:=[.A206]+1" office:value-type="float" office:value="203" calcext:value-type="float">
            <text:p>203</text:p>
          </table:table-cell>
          <table:table-cell table:formula="of:=[.D207]" office:value-type="float" office:value="0.216098835214853" calcext:value-type="float">
            <text:p>0.2160988352</text:p>
          </table:table-cell>
          <table:table-cell office:value-type="float" office:value="0" calcext:value-type="float">
            <text:p>0</text:p>
          </table:table-cell>
          <table:table-cell table:formula="of:=0.5+0.5*SIN(-PI()/2+[.A207]/[.$D$1])" office:value-type="float" office:value="0.216098835214853" calcext:value-type="float">
            <text:p>0.2160988352</text:p>
          </table:table-cell>
          <table:table-cell table:formula="of:=[.L206]" office:value-type="float" office:value="0.0723654887730628" calcext:value-type="float">
            <text:p>0.0723654888</text:p>
          </table:table-cell>
          <table:table-cell table:formula="of:=[.$F$1]*([.B207]-[.E207])" office:value-type="float" office:value="0.00143733346441791" calcext:value-type="float">
            <text:p>0.0014373335</text:p>
          </table:table-cell>
          <table:table-cell table:formula="of:=-[.K206]*[.$G$1]" office:value-type="float" office:value="0.000384283870129552" calcext:value-type="float">
            <text:p>0.0003842839</text:p>
          </table:table-cell>
          <table:table-cell table:formula="of:=-POWER([.E207];[.$H$1])" office:value-type="float" office:value="-6.10864649396198E-035" calcext:value-type="float">
            <text:p>-6.10864649396198E-035</text:p>
          </table:table-cell>
          <table:table-cell/>
          <table:table-cell table:formula="of:=[.F207]+[.G207]+[.H207]" office:value-type="float" office:value="0.00182161733454746" calcext:value-type="float">
            <text:p>0.0018216173</text:p>
          </table:table-cell>
          <table:table-cell table:formula="of:=[.J207]+[.K206]" office:value-type="float" office:value="-0.000740275132982892" calcext:value-type="float">
            <text:p>-0.0007402751</text:p>
          </table:table-cell>
          <table:table-cell table:formula="of:=MAX(0;[.E207]+[.K207])" office:value-type="float" office:value="0.0716252136400799" calcext:value-type="float">
            <text:p>0.0716252136</text:p>
          </table:table-cell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table:formula="of:=[.D208]" office:value-type="float" office:value="0.244148003773425" calcext:value-type="float">
            <text:p>0.2441480038</text:p>
          </table:table-cell>
          <table:table-cell office:value-type="float" office:value="0" calcext:value-type="float">
            <text:p>0</text:p>
          </table:table-cell>
          <table:table-cell table:formula="of:=0.5+0.5*SIN(-PI()/2+[.A208]/[.$D$1])" office:value-type="float" office:value="0.244148003773425" calcext:value-type="float">
            <text:p>0.2441480038</text:p>
          </table:table-cell>
          <table:table-cell table:formula="of:=[.L207]" office:value-type="float" office:value="0.0716252136400799" calcext:value-type="float">
            <text:p>0.0716252136</text:p>
          </table:table-cell>
          <table:table-cell table:formula="of:=[.$F$1]*([.B208]-[.E208])" office:value-type="float" office:value="0.00172522790133346" calcext:value-type="float">
            <text:p>0.0017252279</text:p>
          </table:table-cell>
          <table:table-cell table:formula="of:=-[.K207]*[.$G$1]" office:value-type="float" office:value="0.000111041269947434" calcext:value-type="float">
            <text:p>0.0001110413</text:p>
          </table:table-cell>
          <table:table-cell table:formula="of:=-POWER([.E208];[.$H$1])" office:value-type="float" office:value="-4.48722566589325E-035" calcext:value-type="float">
            <text:p>-4.48722566589325E-035</text:p>
          </table:table-cell>
          <table:table-cell/>
          <table:table-cell table:formula="of:=[.F208]+[.G208]+[.H208]" office:value-type="float" office:value="0.00183626917128089" calcext:value-type="float">
            <text:p>0.0018362692</text:p>
          </table:table-cell>
          <table:table-cell table:formula="of:=[.J208]+[.K207]" office:value-type="float" office:value="0.001095994038298" calcext:value-type="float">
            <text:p>0.001095994</text:p>
          </table:table-cell>
          <table:table-cell table:formula="of:=MAX(0;[.E208]+[.K208])" office:value-type="float" office:value="0.0727212076783779" calcext:value-type="float">
            <text:p>0.0727212077</text:p>
          </table:table-cell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table:formula="of:=[.D209]" office:value-type="float" office:value="0.273333871222066" calcext:value-type="float">
            <text:p>0.2733338712</text:p>
          </table:table-cell>
          <table:table-cell office:value-type="float" office:value="0" calcext:value-type="float">
            <text:p>0</text:p>
          </table:table-cell>
          <table:table-cell table:formula="of:=0.5+0.5*SIN(-PI()/2+[.A209]/[.$D$1])" office:value-type="float" office:value="0.273333871222066" calcext:value-type="float">
            <text:p>0.2733338712</text:p>
          </table:table-cell>
          <table:table-cell table:formula="of:=[.L208]" office:value-type="float" office:value="0.0727212076783779" calcext:value-type="float">
            <text:p>0.0727212077</text:p>
          </table:table-cell>
          <table:table-cell table:formula="of:=[.$F$1]*([.B209]-[.E209])" office:value-type="float" office:value="0.00200612663543688" calcext:value-type="float">
            <text:p>0.0020061266</text:p>
          </table:table-cell>
          <table:table-cell table:formula="of:=-[.K208]*[.$G$1]" office:value-type="float" office:value="-0.0001643991057447" calcext:value-type="float">
            <text:p>-0.0001643991</text:p>
          </table:table-cell>
          <table:table-cell table:formula="of:=-POWER([.E209];[.$H$1])" office:value-type="float" office:value="-7.07672757843678E-035" calcext:value-type="float">
            <text:p>-7.07672757843678E-035</text:p>
          </table:table-cell>
          <table:table-cell/>
          <table:table-cell table:formula="of:=[.F209]+[.G209]+[.H209]" office:value-type="float" office:value="0.00184172752969218" calcext:value-type="float">
            <text:p>0.0018417275</text:p>
          </table:table-cell>
          <table:table-cell table:formula="of:=[.J209]+[.K208]" office:value-type="float" office:value="0.00293772156799018" calcext:value-type="float">
            <text:p>0.0029377216</text:p>
          </table:table-cell>
          <table:table-cell table:formula="of:=MAX(0;[.E209]+[.K209])" office:value-type="float" office:value="0.0756589292463681" calcext:value-type="float">
            <text:p>0.0756589292</text:p>
          </table:table-cell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table:formula="of:=[.D210]" office:value-type="float" office:value="0.3035267706298" calcext:value-type="float">
            <text:p>0.3035267706</text:p>
          </table:table-cell>
          <table:table-cell office:value-type="float" office:value="0" calcext:value-type="float">
            <text:p>0</text:p>
          </table:table-cell>
          <table:table-cell table:formula="of:=0.5+0.5*SIN(-PI()/2+[.A210]/[.$D$1])" office:value-type="float" office:value="0.3035267706298" calcext:value-type="float">
            <text:p>0.3035267706</text:p>
          </table:table-cell>
          <table:table-cell table:formula="of:=[.L209]" office:value-type="float" office:value="0.0756589292463681" calcext:value-type="float">
            <text:p>0.0756589292</text:p>
          </table:table-cell>
          <table:table-cell table:formula="of:=[.$F$1]*([.B210]-[.E210])" office:value-type="float" office:value="0.00227867841383432" calcext:value-type="float">
            <text:p>0.0022786784</text:p>
          </table:table-cell>
          <table:table-cell table:formula="of:=-[.K209]*[.$G$1]" office:value-type="float" office:value="-0.000440658235198527" calcext:value-type="float">
            <text:p>-0.0004406582</text:p>
          </table:table-cell>
          <table:table-cell table:formula="of:=-POWER([.E210];[.$H$1])" office:value-type="float" office:value="-2.32169796673714E-034" calcext:value-type="float">
            <text:p>-2.32169796673714E-034</text:p>
          </table:table-cell>
          <table:table-cell/>
          <table:table-cell table:formula="of:=[.F210]+[.G210]+[.H210]" office:value-type="float" office:value="0.00183802017863579" calcext:value-type="float">
            <text:p>0.0018380202</text:p>
          </table:table-cell>
          <table:table-cell table:formula="of:=[.J210]+[.K209]" office:value-type="float" office:value="0.00477574174662597" calcext:value-type="float">
            <text:p>0.0047757417</text:p>
          </table:table-cell>
          <table:table-cell table:formula="of:=MAX(0;[.E210]+[.K210])" office:value-type="float" office:value="0.080434670992994" calcext:value-type="float">
            <text:p>0.080434671</text:p>
          </table:table-cell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table:formula="of:=[.D211]" office:value-type="float" office:value="0.334592561025477" calcext:value-type="float">
            <text:p>0.334592561</text:p>
          </table:table-cell>
          <table:table-cell office:value-type="float" office:value="0" calcext:value-type="float">
            <text:p>0</text:p>
          </table:table-cell>
          <table:table-cell table:formula="of:=0.5+0.5*SIN(-PI()/2+[.A211]/[.$D$1])" office:value-type="float" office:value="0.334592561025477" calcext:value-type="float">
            <text:p>0.334592561</text:p>
          </table:table-cell>
          <table:table-cell table:formula="of:=[.L210]" office:value-type="float" office:value="0.080434670992994" calcext:value-type="float">
            <text:p>0.080434671</text:p>
          </table:table-cell>
          <table:table-cell table:formula="of:=[.$F$1]*([.B211]-[.E211])" office:value-type="float" office:value="0.00254157890032482" calcext:value-type="float">
            <text:p>0.0025415789</text:p>
          </table:table-cell>
          <table:table-cell table:formula="of:=-[.K210]*[.$G$1]" office:value-type="float" office:value="-0.000716361261993895" calcext:value-type="float">
            <text:p>-0.0007163613</text:p>
          </table:table-cell>
          <table:table-cell table:formula="of:=-POWER([.E211];[.$H$1])" office:value-type="float" office:value="-1.45646043697201E-033" calcext:value-type="float">
            <text:p>-1.45646043697201E-033</text:p>
          </table:table-cell>
          <table:table-cell/>
          <table:table-cell table:formula="of:=[.F211]+[.G211]+[.H211]" office:value-type="float" office:value="0.00182521763833093" calcext:value-type="float">
            <text:p>0.0018252176</text:p>
          </table:table-cell>
          <table:table-cell table:formula="of:=[.J211]+[.K210]" office:value-type="float" office:value="0.0066009593849569" calcext:value-type="float">
            <text:p>0.0066009594</text:p>
          </table:table-cell>
          <table:table-cell table:formula="of:=MAX(0;[.E211]+[.K211])" office:value-type="float" office:value="0.0870356303779509" calcext:value-type="float">
            <text:p>0.0870356304</text:p>
          </table:table-cell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table:formula="of:=[.D212]" office:value-type="float" office:value="0.366393223359087" calcext:value-type="float">
            <text:p>0.3663932234</text:p>
          </table:table-cell>
          <table:table-cell office:value-type="float" office:value="0" calcext:value-type="float">
            <text:p>0</text:p>
          </table:table-cell>
          <table:table-cell table:formula="of:=0.5+0.5*SIN(-PI()/2+[.A212]/[.$D$1])" office:value-type="float" office:value="0.366393223359087" calcext:value-type="float">
            <text:p>0.3663932234</text:p>
          </table:table-cell>
          <table:table-cell table:formula="of:=[.L211]" office:value-type="float" office:value="0.0870356303779509" calcext:value-type="float">
            <text:p>0.0870356304</text:p>
          </table:table-cell>
          <table:table-cell table:formula="of:=[.$F$1]*([.B212]-[.E212])" office:value-type="float" office:value="0.00279357592981136" calcext:value-type="float">
            <text:p>0.0027935759</text:p>
          </table:table-cell>
          <table:table-cell table:formula="of:=-[.K211]*[.$G$1]" office:value-type="float" office:value="-0.000990143907743535" calcext:value-type="float">
            <text:p>-0.0009901439</text:p>
          </table:table-cell>
          <table:table-cell table:formula="of:=-POWER([.E212];[.$H$1])" office:value-type="float" office:value="-1.55207382454725E-032" calcext:value-type="float">
            <text:p>-1.55207382454725E-032</text:p>
          </table:table-cell>
          <table:table-cell/>
          <table:table-cell table:formula="of:=[.F212]+[.G212]+[.H212]" office:value-type="float" office:value="0.00180343202206783" calcext:value-type="float">
            <text:p>0.001803432</text:p>
          </table:table-cell>
          <table:table-cell table:formula="of:=[.J212]+[.K211]" office:value-type="float" office:value="0.00840439140702472" calcext:value-type="float">
            <text:p>0.0084043914</text:p>
          </table:table-cell>
          <table:table-cell table:formula="of:=MAX(0;[.E212]+[.K212])" office:value-type="float" office:value="0.0954400217849757" calcext:value-type="float">
            <text:p>0.0954400218</text:p>
          </table:table-cell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table:formula="of:=[.D213]" office:value-type="float" office:value="0.398787473692608" calcext:value-type="float">
            <text:p>0.3987874737</text:p>
          </table:table-cell>
          <table:table-cell office:value-type="float" office:value="0" calcext:value-type="float">
            <text:p>0</text:p>
          </table:table-cell>
          <table:table-cell table:formula="of:=0.5+0.5*SIN(-PI()/2+[.A213]/[.$D$1])" office:value-type="float" office:value="0.398787473692608" calcext:value-type="float">
            <text:p>0.3987874737</text:p>
          </table:table-cell>
          <table:table-cell table:formula="of:=[.L212]" office:value-type="float" office:value="0.0954400217849757" calcext:value-type="float">
            <text:p>0.0954400218</text:p>
          </table:table-cell>
          <table:table-cell table:formula="of:=[.$F$1]*([.B213]-[.E213])" office:value-type="float" office:value="0.00303347451907633" calcext:value-type="float">
            <text:p>0.0030334745</text:p>
          </table:table-cell>
          <table:table-cell table:formula="of:=-[.K212]*[.$G$1]" office:value-type="float" office:value="-0.00126065871105371" calcext:value-type="float">
            <text:p>-0.0012606587</text:p>
          </table:table-cell>
          <table:table-cell table:formula="of:=-POWER([.E213];[.$H$1])" office:value-type="float" office:value="-2.46556180619594E-031" calcext:value-type="float">
            <text:p>-2.46556180619594E-031</text:p>
          </table:table-cell>
          <table:table-cell/>
          <table:table-cell table:formula="of:=[.F213]+[.G213]+[.H213]" office:value-type="float" office:value="0.00177281580802262" calcext:value-type="float">
            <text:p>0.0017728158</text:p>
          </table:table-cell>
          <table:table-cell table:formula="of:=[.J213]+[.K212]" office:value-type="float" office:value="0.0101772072150473" calcext:value-type="float">
            <text:p>0.0101772072</text:p>
          </table:table-cell>
          <table:table-cell table:formula="of:=MAX(0;[.E213]+[.K213])" office:value-type="float" office:value="0.105617229000023" calcext:value-type="float">
            <text:p>0.105617229</text:p>
          </table:table-cell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table:formula="of:=[.D214]" office:value-type="float" office:value="0.431631390896083" calcext:value-type="float">
            <text:p>0.4316313909</text:p>
          </table:table-cell>
          <table:table-cell office:value-type="float" office:value="0" calcext:value-type="float">
            <text:p>0</text:p>
          </table:table-cell>
          <table:table-cell table:formula="of:=0.5+0.5*SIN(-PI()/2+[.A214]/[.$D$1])" office:value-type="float" office:value="0.431631390896083" calcext:value-type="float">
            <text:p>0.4316313909</text:p>
          </table:table-cell>
          <table:table-cell table:formula="of:=[.L213]" office:value-type="float" office:value="0.105617229000023" calcext:value-type="float">
            <text:p>0.105617229</text:p>
          </table:table-cell>
          <table:table-cell table:formula="of:=[.$F$1]*([.B214]-[.E214])" office:value-type="float" office:value="0.0032601416189606" calcext:value-type="float">
            <text:p>0.0032601416</text:p>
          </table:table-cell>
          <table:table-cell table:formula="of:=-[.K213]*[.$G$1]" office:value-type="float" office:value="-0.0015265810822571" calcext:value-type="float">
            <text:p>-0.0015265811</text:p>
          </table:table-cell>
          <table:table-cell table:formula="of:=-POWER([.E214];[.$H$1])" office:value-type="float" office:value="-5.15279745095533E-030" calcext:value-type="float">
            <text:p>-5.15279745095533E-030</text:p>
          </table:table-cell>
          <table:table-cell/>
          <table:table-cell table:formula="of:=[.F214]+[.G214]+[.H214]" office:value-type="float" office:value="0.0017335605367035" calcext:value-type="float">
            <text:p>0.0017335605</text:p>
          </table:table-cell>
          <table:table-cell table:formula="of:=[.J214]+[.K213]" office:value-type="float" office:value="0.0119107677517508" calcext:value-type="float">
            <text:p>0.0119107678</text:p>
          </table:table-cell>
          <table:table-cell table:formula="of:=MAX(0;[.E214]+[.K214])" office:value-type="float" office:value="0.117527996751774" calcext:value-type="float">
            <text:p>0.1175279968</text:p>
          </table:table-cell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table:formula="of:=[.D215]" office:value-type="float" office:value="0.464779056060216" calcext:value-type="float">
            <text:p>0.4647790561</text:p>
          </table:table-cell>
          <table:table-cell office:value-type="float" office:value="0" calcext:value-type="float">
            <text:p>0</text:p>
          </table:table-cell>
          <table:table-cell table:formula="of:=0.5+0.5*SIN(-PI()/2+[.A215]/[.$D$1])" office:value-type="float" office:value="0.464779056060216" calcext:value-type="float">
            <text:p>0.4647790561</text:p>
          </table:table-cell>
          <table:table-cell table:formula="of:=[.L214]" office:value-type="float" office:value="0.117527996751774" calcext:value-type="float">
            <text:p>0.1175279968</text:p>
          </table:table-cell>
          <table:table-cell table:formula="of:=[.$F$1]*([.B215]-[.E215])" office:value-type="float" office:value="0.00347251059308442" calcext:value-type="float">
            <text:p>0.0034725106</text:p>
          </table:table-cell>
          <table:table-cell table:formula="of:=-[.K214]*[.$G$1]" office:value-type="float" office:value="-0.00178661516276263" calcext:value-type="float">
            <text:p>-0.0017866152</text:p>
          </table:table-cell>
          <table:table-cell table:formula="of:=-POWER([.E215];[.$H$1])" office:value-type="float" office:value="-1.27127647900922E-028" calcext:value-type="float">
            <text:p>-1.27127647900922E-028</text:p>
          </table:table-cell>
          <table:table-cell/>
          <table:table-cell table:formula="of:=[.F215]+[.G215]+[.H215]" office:value-type="float" office:value="0.00168589543032179" calcext:value-type="float">
            <text:p>0.0016858954</text:p>
          </table:table-cell>
          <table:table-cell table:formula="of:=[.J215]+[.K214]" office:value-type="float" office:value="0.0135966631820726" calcext:value-type="float">
            <text:p>0.0135966632</text:p>
          </table:table-cell>
          <table:table-cell table:formula="of:=MAX(0;[.E215]+[.K215])" office:value-type="float" office:value="0.131124659933846" calcext:value-type="float">
            <text:p>0.1311246599</text:p>
          </table:table-cell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table:formula="of:=[.D216]" office:value-type="float" office:value="0.498083200784695" calcext:value-type="float">
            <text:p>0.4980832008</text:p>
          </table:table-cell>
          <table:table-cell office:value-type="float" office:value="0" calcext:value-type="float">
            <text:p>0</text:p>
          </table:table-cell>
          <table:table-cell table:formula="of:=0.5+0.5*SIN(-PI()/2+[.A216]/[.$D$1])" office:value-type="float" office:value="0.498083200784695" calcext:value-type="float">
            <text:p>0.4980832008</text:p>
          </table:table-cell>
          <table:table-cell table:formula="of:=[.L215]" office:value-type="float" office:value="0.131124659933846" calcext:value-type="float">
            <text:p>0.1311246599</text:p>
          </table:table-cell>
          <table:table-cell table:formula="of:=[.$F$1]*([.B216]-[.E216])" office:value-type="float" office:value="0.00366958540850849" calcext:value-type="float">
            <text:p>0.0036695854</text:p>
          </table:table-cell>
          <table:table-cell table:formula="of:=-[.K215]*[.$G$1]" office:value-type="float" office:value="-0.00203949947731089" calcext:value-type="float">
            <text:p>-0.0020394995</text:p>
          </table:table-cell>
          <table:table-cell table:formula="of:=-POWER([.E216];[.$H$1])" office:value-type="float" office:value="-3.39258897469042E-027" calcext:value-type="float">
            <text:p>-3.39258897469042E-027</text:p>
          </table:table-cell>
          <table:table-cell/>
          <table:table-cell table:formula="of:=[.F216]+[.G216]+[.H216]" office:value-type="float" office:value="0.00163008593119759" calcext:value-type="float">
            <text:p>0.0016300859</text:p>
          </table:table-cell>
          <table:table-cell table:formula="of:=[.J216]+[.K215]" office:value-type="float" office:value="0.0152267491132702" calcext:value-type="float">
            <text:p>0.0152267491</text:p>
          </table:table-cell>
          <table:table-cell table:formula="of:=MAX(0;[.E216]+[.K216])" office:value-type="float" office:value="0.146351409047117" calcext:value-type="float">
            <text:p>0.146351409</text:p>
          </table:table-cell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table:formula="of:=[.D217]" office:value-type="float" office:value="0.531395861462041" calcext:value-type="float">
            <text:p>0.5313958615</text:p>
          </table:table-cell>
          <table:table-cell office:value-type="float" office:value="0" calcext:value-type="float">
            <text:p>0</text:p>
          </table:table-cell>
          <table:table-cell table:formula="of:=0.5+0.5*SIN(-PI()/2+[.A217]/[.$D$1])" office:value-type="float" office:value="0.531395861462041" calcext:value-type="float">
            <text:p>0.5313958615</text:p>
          </table:table-cell>
          <table:table-cell table:formula="of:=[.L216]" office:value-type="float" office:value="0.146351409047117" calcext:value-type="float">
            <text:p>0.146351409</text:p>
          </table:table-cell>
          <table:table-cell table:formula="of:=[.$F$1]*([.B217]-[.E217])" office:value-type="float" office:value="0.00385044452414924" calcext:value-type="float">
            <text:p>0.0038504445</text:p>
          </table:table-cell>
          <table:table-cell table:formula="of:=-[.K216]*[.$G$1]" office:value-type="float" office:value="-0.00228401236699053" calcext:value-type="float">
            <text:p>-0.0022840124</text:p>
          </table:table-cell>
          <table:table-cell table:formula="of:=-POWER([.E217];[.$H$1])" office:value-type="float" office:value="-9.16024824166735E-026" calcext:value-type="float">
            <text:p>-9.16024824166735E-026</text:p>
          </table:table-cell>
          <table:table-cell/>
          <table:table-cell table:formula="of:=[.F217]+[.G217]+[.H217]" office:value-type="float" office:value="0.00156643215715871" calcext:value-type="float">
            <text:p>0.0015664322</text:p>
          </table:table-cell>
          <table:table-cell table:formula="of:=[.J217]+[.K216]" office:value-type="float" office:value="0.0167931812704289" calcext:value-type="float">
            <text:p>0.0167931813</text:p>
          </table:table-cell>
          <table:table-cell table:formula="of:=MAX(0;[.E217]+[.K217])" office:value-type="float" office:value="0.163144590317546" calcext:value-type="float">
            <text:p>0.1631445903</text:p>
          </table:table-cell>
        </table:table-row>
        <table:table-row table:style-name="ro1">
          <table:table-cell table:formula="of:=[.A217]+1" office:value-type="float" office:value="214" calcext:value-type="float">
            <text:p>214</text:p>
          </table:table-cell>
          <table:table-cell table:formula="of:=[.D218]" office:value-type="float" office:value="0.564569036650109" calcext:value-type="float">
            <text:p>0.5645690367</text:p>
          </table:table-cell>
          <table:table-cell office:value-type="float" office:value="0" calcext:value-type="float">
            <text:p>0</text:p>
          </table:table-cell>
          <table:table-cell table:formula="of:=0.5+0.5*SIN(-PI()/2+[.A218]/[.$D$1])" office:value-type="float" office:value="0.564569036650109" calcext:value-type="float">
            <text:p>0.5645690367</text:p>
          </table:table-cell>
          <table:table-cell table:formula="of:=[.L217]" office:value-type="float" office:value="0.163144590317546" calcext:value-type="float">
            <text:p>0.1631445903</text:p>
          </table:table-cell>
          <table:table-cell table:formula="of:=[.$F$1]*([.B218]-[.E218])" office:value-type="float" office:value="0.00401424446332563" calcext:value-type="float">
            <text:p>0.0040142445</text:p>
          </table:table-cell>
          <table:table-cell table:formula="of:=-[.K217]*[.$G$1]" office:value-type="float" office:value="-0.00251897719056434" calcext:value-type="float">
            <text:p>-0.0025189772</text:p>
          </table:table-cell>
          <table:table-cell table:formula="of:=-POWER([.E218];[.$H$1])" office:value-type="float" office:value="-2.38330887417386E-024" calcext:value-type="float">
            <text:p>-2.38330887417386E-024</text:p>
          </table:table-cell>
          <table:table-cell/>
          <table:table-cell table:formula="of:=[.F218]+[.G218]+[.H218]" office:value-type="float" office:value="0.00149526727276129" calcext:value-type="float">
            <text:p>0.0014952673</text:p>
          </table:table-cell>
          <table:table-cell table:formula="of:=[.J218]+[.K217]" office:value-type="float" office:value="0.0182884485431902" calcext:value-type="float">
            <text:p>0.0182884485</text:p>
          </table:table-cell>
          <table:table-cell table:formula="of:=MAX(0;[.E218]+[.K218])" office:value-type="float" office:value="0.181433038860736" calcext:value-type="float">
            <text:p>0.1814330389</text:p>
          </table:table-cell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table:formula="of:=[.D219]" office:value-type="float" office:value="0.597455344612688" calcext:value-type="float">
            <text:p>0.5974553446</text:p>
          </table:table-cell>
          <table:table-cell office:value-type="float" office:value="0" calcext:value-type="float">
            <text:p>0</text:p>
          </table:table-cell>
          <table:table-cell table:formula="of:=0.5+0.5*SIN(-PI()/2+[.A219]/[.$D$1])" office:value-type="float" office:value="0.597455344612688" calcext:value-type="float">
            <text:p>0.5974553446</text:p>
          </table:table-cell>
          <table:table-cell table:formula="of:=[.L218]" office:value-type="float" office:value="0.181433038860736" calcext:value-type="float">
            <text:p>0.1814330389</text:p>
          </table:table-cell>
          <table:table-cell table:formula="of:=[.$F$1]*([.B219]-[.E219])" office:value-type="float" office:value="0.00416022305751952" calcext:value-type="float">
            <text:p>0.0041602231</text:p>
          </table:table-cell>
          <table:table-cell table:formula="of:=-[.K218]*[.$G$1]" office:value-type="float" office:value="-0.00274326728147853" calcext:value-type="float">
            <text:p>-0.0027432673</text:p>
          </table:table-cell>
          <table:table-cell table:formula="of:=-POWER([.E219];[.$H$1])" office:value-type="float" office:value="-5.7741922787799E-023" calcext:value-type="float">
            <text:p>-5.7741922787799E-023</text:p>
          </table:table-cell>
          <table:table-cell/>
          <table:table-cell table:formula="of:=[.F219]+[.G219]+[.H219]" office:value-type="float" office:value="0.00141695577604099" calcext:value-type="float">
            <text:p>0.0014169558</text:p>
          </table:table-cell>
          <table:table-cell table:formula="of:=[.J219]+[.K218]" office:value-type="float" office:value="0.0197054043192312" calcext:value-type="float">
            <text:p>0.0197054043</text:p>
          </table:table-cell>
          <table:table-cell table:formula="of:=MAX(0;[.E219]+[.K219])" office:value-type="float" office:value="0.201138443179967" calcext:value-type="float">
            <text:p>0.2011384432</text:p>
          </table:table-cell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table:formula="of:=[.D220]" office:value-type="float" office:value="0.629908678106878" calcext:value-type="float">
            <text:p>0.6299086781</text:p>
          </table:table-cell>
          <table:table-cell office:value-type="float" office:value="0" calcext:value-type="float">
            <text:p>0</text:p>
          </table:table-cell>
          <table:table-cell table:formula="of:=0.5+0.5*SIN(-PI()/2+[.A220]/[.$D$1])" office:value-type="float" office:value="0.629908678106878" calcext:value-type="float">
            <text:p>0.6299086781</text:p>
          </table:table-cell>
          <table:table-cell table:formula="of:=[.L219]" office:value-type="float" office:value="0.201138443179967" calcext:value-type="float">
            <text:p>0.2011384432</text:p>
          </table:table-cell>
          <table:table-cell table:formula="of:=[.$F$1]*([.B220]-[.E220])" office:value-type="float" office:value="0.00428770234926911" calcext:value-type="float">
            <text:p>0.0042877023</text:p>
          </table:table-cell>
          <table:table-cell table:formula="of:=-[.K219]*[.$G$1]" office:value-type="float" office:value="-0.00295581064788468" calcext:value-type="float">
            <text:p>-0.0029558106</text:p>
          </table:table-cell>
          <table:table-cell table:formula="of:=-POWER([.E220];[.$H$1])" office:value-type="float" office:value="-1.27307072215426E-021" calcext:value-type="float">
            <text:p>-1.27307072215426E-021</text:p>
          </table:table-cell>
          <table:table-cell/>
          <table:table-cell table:formula="of:=[.F220]+[.G220]+[.H220]" office:value-type="float" office:value="0.00133189170138443" calcext:value-type="float">
            <text:p>0.0013318917</text:p>
          </table:table-cell>
          <table:table-cell table:formula="of:=[.J220]+[.K219]" office:value-type="float" office:value="0.0210372960206156" calcext:value-type="float">
            <text:p>0.021037296</text:p>
          </table:table-cell>
          <table:table-cell table:formula="of:=MAX(0;[.E220]+[.K220])" office:value-type="float" office:value="0.222175739200583" calcext:value-type="float">
            <text:p>0.2221757392</text:p>
          </table:table-cell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table:formula="of:=[.D221]" office:value-type="float" office:value="0.661784853508139" calcext:value-type="float">
            <text:p>0.6617848535</text:p>
          </table:table-cell>
          <table:table-cell office:value-type="float" office:value="0" calcext:value-type="float">
            <text:p>0</text:p>
          </table:table-cell>
          <table:table-cell table:formula="of:=0.5+0.5*SIN(-PI()/2+[.A221]/[.$D$1])" office:value-type="float" office:value="0.661784853508139" calcext:value-type="float">
            <text:p>0.6617848535</text:p>
          </table:table-cell>
          <table:table-cell table:formula="of:=[.L220]" office:value-type="float" office:value="0.222175739200583" calcext:value-type="float">
            <text:p>0.2221757392</text:p>
          </table:table-cell>
          <table:table-cell table:formula="of:=[.$F$1]*([.B221]-[.E221])" office:value-type="float" office:value="0.00439609114307556" calcext:value-type="float">
            <text:p>0.0043960911</text:p>
          </table:table-cell>
          <table:table-cell table:formula="of:=-[.K220]*[.$G$1]" office:value-type="float" office:value="-0.00315559440309234" calcext:value-type="float">
            <text:p>-0.0031555944</text:p>
          </table:table-cell>
          <table:table-cell table:formula="of:=-POWER([.E221];[.$H$1])" office:value-type="float" office:value="-2.51709156036622E-020" calcext:value-type="float">
            <text:p>-2.51709156036622E-020</text:p>
          </table:table-cell>
          <table:table-cell/>
          <table:table-cell table:formula="of:=[.F221]+[.G221]+[.H221]" office:value-type="float" office:value="0.00124049673998321" calcext:value-type="float">
            <text:p>0.0012404967</text:p>
          </table:table-cell>
          <table:table-cell table:formula="of:=[.J221]+[.K220]" office:value-type="float" office:value="0.0222777927605988" calcext:value-type="float">
            <text:p>0.0222777928</text:p>
          </table:table-cell>
          <table:table-cell table:formula="of:=MAX(0;[.E221]+[.K221])" office:value-type="float" office:value="0.244453531961182" calcext:value-type="float">
            <text:p>0.244453532</text:p>
          </table:table-cell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table:formula="of:=[.D222]" office:value-type="float" office:value="0.692942251389095" calcext:value-type="float">
            <text:p>0.6929422514</text:p>
          </table:table-cell>
          <table:table-cell office:value-type="float" office:value="0" calcext:value-type="float">
            <text:p>0</text:p>
          </table:table-cell>
          <table:table-cell table:formula="of:=0.5+0.5*SIN(-PI()/2+[.A222]/[.$D$1])" office:value-type="float" office:value="0.692942251389095" calcext:value-type="float">
            <text:p>0.6929422514</text:p>
          </table:table-cell>
          <table:table-cell table:formula="of:=[.L221]" office:value-type="float" office:value="0.244453531961182" calcext:value-type="float">
            <text:p>0.244453532</text:p>
          </table:table-cell>
          <table:table-cell table:formula="of:=[.$F$1]*([.B222]-[.E222])" office:value-type="float" office:value="0.00448488719427914" calcext:value-type="float">
            <text:p>0.0044848872</text:p>
          </table:table-cell>
          <table:table-cell table:formula="of:=-[.K221]*[.$G$1]" office:value-type="float" office:value="-0.00334166891408983" calcext:value-type="float">
            <text:p>-0.0033416689</text:p>
          </table:table-cell>
          <table:table-cell table:formula="of:=-POWER([.E222];[.$H$1])" office:value-type="float" office:value="-4.42475771435541E-019" calcext:value-type="float">
            <text:p>-4.42475771435541E-019</text:p>
          </table:table-cell>
          <table:table-cell/>
          <table:table-cell table:formula="of:=[.F222]+[.G222]+[.H222]" office:value-type="float" office:value="0.00114321828018931" calcext:value-type="float">
            <text:p>0.0011432183</text:p>
          </table:table-cell>
          <table:table-cell table:formula="of:=[.J222]+[.K221]" office:value-type="float" office:value="0.0234210110407882" calcext:value-type="float">
            <text:p>0.023421011</text:p>
          </table:table-cell>
          <table:table-cell table:formula="of:=MAX(0;[.E222]+[.K222])" office:value-type="float" office:value="0.26787454300197" calcext:value-type="float">
            <text:p>0.267874543</text:p>
          </table:table-cell>
        </table:table-row>
        <table:table-row table:style-name="ro1">
          <table:table-cell table:formula="of:=[.A222]+1" office:value-type="float" office:value="219" calcext:value-type="float">
            <text:p>219</text:p>
          </table:table-cell>
          <table:table-cell table:formula="of:=[.D223]" office:value-type="float" office:value="0.723242445706133" calcext:value-type="float">
            <text:p>0.7232424457</text:p>
          </table:table-cell>
          <table:table-cell office:value-type="float" office:value="0" calcext:value-type="float">
            <text:p>0</text:p>
          </table:table-cell>
          <table:table-cell table:formula="of:=0.5+0.5*SIN(-PI()/2+[.A223]/[.$D$1])" office:value-type="float" office:value="0.723242445706133" calcext:value-type="float">
            <text:p>0.7232424457</text:p>
          </table:table-cell>
          <table:table-cell table:formula="of:=[.L222]" office:value-type="float" office:value="0.26787454300197" calcext:value-type="float">
            <text:p>0.267874543</text:p>
          </table:table-cell>
          <table:table-cell table:formula="of:=[.$F$1]*([.B223]-[.E223])" office:value-type="float" office:value="0.00455367902704163" calcext:value-type="float">
            <text:p>0.004553679</text:p>
          </table:table-cell>
          <table:table-cell table:formula="of:=-[.K222]*[.$G$1]" office:value-type="float" office:value="-0.00351315165611822" calcext:value-type="float">
            <text:p>-0.0035131517</text:p>
          </table:table-cell>
          <table:table-cell table:formula="of:=-POWER([.E223];[.$H$1])" office:value-type="float" office:value="-6.8856238481571E-018" calcext:value-type="float">
            <text:p>-6.8856238481571E-018</text:p>
          </table:table-cell>
          <table:table-cell/>
          <table:table-cell table:formula="of:=[.F223]+[.G223]+[.H223]" office:value-type="float" office:value="0.0010405273709234" calcext:value-type="float">
            <text:p>0.0010405274</text:p>
          </table:table-cell>
          <table:table-cell table:formula="of:=[.J223]+[.K222]" office:value-type="float" office:value="0.0244615384117116" calcext:value-type="float">
            <text:p>0.0244615384</text:p>
          </table:table-cell>
          <table:table-cell table:formula="of:=MAX(0;[.E223]+[.K223])" office:value-type="float" office:value="0.292336081413681" calcext:value-type="float">
            <text:p>0.2923360814</text:p>
          </table:table-cell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table:formula="of:=[.D224]" office:value-type="float" office:value="0.752550818798428" calcext:value-type="float">
            <text:p>0.7525508188</text:p>
          </table:table-cell>
          <table:table-cell office:value-type="float" office:value="0" calcext:value-type="float">
            <text:p>0</text:p>
          </table:table-cell>
          <table:table-cell table:formula="of:=0.5+0.5*SIN(-PI()/2+[.A224]/[.$D$1])" office:value-type="float" office:value="0.752550818798428" calcext:value-type="float">
            <text:p>0.7525508188</text:p>
          </table:table-cell>
          <table:table-cell table:formula="of:=[.L223]" office:value-type="float" office:value="0.292336081413681" calcext:value-type="float">
            <text:p>0.2923360814</text:p>
          </table:table-cell>
          <table:table-cell table:formula="of:=[.$F$1]*([.B224]-[.E224])" office:value-type="float" office:value="0.00460214737384746" calcext:value-type="float">
            <text:p>0.0046021474</text:p>
          </table:table-cell>
          <table:table-cell table:formula="of:=-[.K223]*[.$G$1]" office:value-type="float" office:value="-0.00366923076175673" calcext:value-type="float">
            <text:p>-0.0036692308</text:p>
          </table:table-cell>
          <table:table-cell table:formula="of:=-POWER([.E224];[.$H$1])" office:value-type="float" office:value="-9.4726749814984E-017" calcext:value-type="float">
            <text:p>-9.4726749814984E-017</text:p>
          </table:table-cell>
          <table:table-cell/>
          <table:table-cell table:formula="of:=[.F224]+[.G224]+[.H224]" office:value-type="float" office:value="0.000932916612090634" calcext:value-type="float">
            <text:p>0.0009329166</text:p>
          </table:table-cell>
          <table:table-cell table:formula="of:=[.J224]+[.K223]" office:value-type="float" office:value="0.0253944550238022" calcext:value-type="float">
            <text:p>0.025394455</text:p>
          </table:table-cell>
          <table:table-cell table:formula="of:=MAX(0;[.E224]+[.K224])" office:value-type="float" office:value="0.317730536437483" calcext:value-type="float">
            <text:p>0.3177305364</text:p>
          </table:table-cell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table:formula="of:=[.D225]" office:value-type="float" office:value="0.780737159467103" calcext:value-type="float">
            <text:p>0.7807371595</text:p>
          </table:table-cell>
          <table:table-cell office:value-type="float" office:value="0" calcext:value-type="float">
            <text:p>0</text:p>
          </table:table-cell>
          <table:table-cell table:formula="of:=0.5+0.5*SIN(-PI()/2+[.A225]/[.$D$1])" office:value-type="float" office:value="0.780737159467103" calcext:value-type="float">
            <text:p>0.7807371595</text:p>
          </table:table-cell>
          <table:table-cell table:formula="of:=[.L224]" office:value-type="float" office:value="0.317730536437483" calcext:value-type="float">
            <text:p>0.3177305364</text:p>
          </table:table-cell>
          <table:table-cell table:formula="of:=[.$F$1]*([.B225]-[.E225])" office:value-type="float" office:value="0.00463006623029619" calcext:value-type="float">
            <text:p>0.0046300662</text:p>
          </table:table-cell>
          <table:table-cell table:formula="of:=-[.K224]*[.$G$1]" office:value-type="float" office:value="-0.00380916825357033" calcext:value-type="float">
            <text:p>-0.0038091683</text:p>
          </table:table-cell>
          <table:table-cell table:formula="of:=-POWER([.E225];[.$H$1])" office:value-type="float" office:value="-1.15283905259842E-015" calcext:value-type="float">
            <text:p>-1.15283905259842E-015</text:p>
          </table:table-cell>
          <table:table-cell/>
          <table:table-cell table:formula="of:=[.F225]+[.G225]+[.H225]" office:value-type="float" office:value="0.000820897976724712" calcext:value-type="float">
            <text:p>0.000820898</text:p>
          </table:table-cell>
          <table:table-cell table:formula="of:=[.J225]+[.K224]" office:value-type="float" office:value="0.0262153530005269" calcext:value-type="float">
            <text:p>0.026215353</text:p>
          </table:table-cell>
          <table:table-cell table:formula="of:=MAX(0;[.E225]+[.K225])" office:value-type="float" office:value="0.34394588943801" calcext:value-type="float">
            <text:p>0.3439458894</text:p>
          </table:table-cell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table:formula="of:=[.D226]" office:value-type="float" office:value="0.80767624147736" calcext:value-type="float">
            <text:p>0.8076762415</text:p>
          </table:table-cell>
          <table:table-cell office:value-type="float" office:value="0" calcext:value-type="float">
            <text:p>0</text:p>
          </table:table-cell>
          <table:table-cell table:formula="of:=0.5+0.5*SIN(-PI()/2+[.A226]/[.$D$1])" office:value-type="float" office:value="0.80767624147736" calcext:value-type="float">
            <text:p>0.8076762415</text:p>
          </table:table-cell>
          <table:table-cell table:formula="of:=[.L225]" office:value-type="float" office:value="0.34394588943801" calcext:value-type="float">
            <text:p>0.3439458894</text:p>
          </table:table-cell>
          <table:table-cell table:formula="of:=[.$F$1]*([.B226]-[.E226])" office:value-type="float" office:value="0.0046373035203935" calcext:value-type="float">
            <text:p>0.0046373035</text:p>
          </table:table-cell>
          <table:table-cell table:formula="of:=-[.K225]*[.$G$1]" office:value-type="float" office:value="-0.00393230295007904" calcext:value-type="float">
            <text:p>-0.003932303</text:p>
          </table:table-cell>
          <table:table-cell table:formula="of:=-POWER([.E226];[.$H$1])" office:value-type="float" office:value="-0.0000000000000124366583657477" calcext:value-type="float">
            <text:p>-1.24366583657477E-014</text:p>
          </table:table-cell>
          <table:table-cell/>
          <table:table-cell table:formula="of:=[.F226]+[.G226]+[.H226]" office:value-type="float" office:value="0.000705000570302027" calcext:value-type="float">
            <text:p>0.0007050006</text:p>
          </table:table-cell>
          <table:table-cell table:formula="of:=[.J226]+[.K225]" office:value-type="float" office:value="0.0269203535708289" calcext:value-type="float">
            <text:p>0.0269203536</text:p>
          </table:table-cell>
          <table:table-cell table:formula="of:=MAX(0;[.E226]+[.K226])" office:value-type="float" office:value="0.370866243008839" calcext:value-type="float">
            <text:p>0.370866243</text:p>
          </table:table-cell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table:formula="of:=[.D227]" office:value-type="float" office:value="0.833248379913419" calcext:value-type="float">
            <text:p>0.8332483799</text:p>
          </table:table-cell>
          <table:table-cell office:value-type="float" office:value="0" calcext:value-type="float">
            <text:p>0</text:p>
          </table:table-cell>
          <table:table-cell table:formula="of:=0.5+0.5*SIN(-PI()/2+[.A227]/[.$D$1])" office:value-type="float" office:value="0.833248379913419" calcext:value-type="float">
            <text:p>0.8332483799</text:p>
          </table:table-cell>
          <table:table-cell table:formula="of:=[.L226]" office:value-type="float" office:value="0.370866243008839" calcext:value-type="float">
            <text:p>0.370866243</text:p>
          </table:table-cell>
          <table:table-cell table:formula="of:=[.$F$1]*([.B227]-[.E227])" office:value-type="float" office:value="0.0046238213690458" calcext:value-type="float">
            <text:p>0.0046238214</text:p>
          </table:table-cell>
          <table:table-cell table:formula="of:=-[.K226]*[.$G$1]" office:value-type="float" office:value="-0.00403805303562434" calcext:value-type="float">
            <text:p>-0.004038053</text:p>
          </table:table-cell>
          <table:table-cell table:formula="of:=-POWER([.E227];[.$H$1])" office:value-type="float" office:value="-0.000000000000119266683584795" calcext:value-type="float">
            <text:p>-1.19266683584795E-013</text:p>
          </table:table-cell>
          <table:table-cell/>
          <table:table-cell table:formula="of:=[.F227]+[.G227]+[.H227]" office:value-type="float" office:value="0.00058576833330219" calcext:value-type="float">
            <text:p>0.0005857683</text:p>
          </table:table-cell>
          <table:table-cell table:formula="of:=[.J227]+[.K226]" office:value-type="float" office:value="0.0275061219041311" calcext:value-type="float">
            <text:p>0.0275061219</text:p>
          </table:table-cell>
          <table:table-cell table:formula="of:=MAX(0;[.E227]+[.K227])" office:value-type="float" office:value="0.39837236491297" calcext:value-type="float">
            <text:p>0.3983723649</text:p>
          </table:table-cell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table:formula="of:=[.D228]" office:value-type="float" office:value="0.857339962914494" calcext:value-type="float">
            <text:p>0.8573399629</text:p>
          </table:table-cell>
          <table:table-cell office:value-type="float" office:value="0" calcext:value-type="float">
            <text:p>0</text:p>
          </table:table-cell>
          <table:table-cell table:formula="of:=0.5+0.5*SIN(-PI()/2+[.A228]/[.$D$1])" office:value-type="float" office:value="0.857339962914494" calcext:value-type="float">
            <text:p>0.8573399629</text:p>
          </table:table-cell>
          <table:table-cell table:formula="of:=[.L227]" office:value-type="float" office:value="0.39837236491297" calcext:value-type="float">
            <text:p>0.3983723649</text:p>
          </table:table-cell>
          <table:table-cell table:formula="of:=[.$F$1]*([.B228]-[.E228])" office:value-type="float" office:value="0.00458967598001524" calcext:value-type="float">
            <text:p>0.004589676</text:p>
          </table:table-cell>
          <table:table-cell table:formula="of:=-[.K227]*[.$G$1]" office:value-type="float" office:value="-0.00412591828561967" calcext:value-type="float">
            <text:p>-0.0041259183</text:p>
          </table:table-cell>
          <table:table-cell table:formula="of:=-POWER([.E228];[.$H$1])" office:value-type="float" office:value="-0.00000000000102017837581102" calcext:value-type="float">
            <text:p>-1.02017837581102E-012</text:p>
          </table:table-cell>
          <table:table-cell/>
          <table:table-cell table:formula="of:=[.F228]+[.G228]+[.H228]" office:value-type="float" office:value="0.000463757693375389" calcext:value-type="float">
            <text:p>0.0004637577</text:p>
          </table:table-cell>
          <table:table-cell table:formula="of:=[.J228]+[.K227]" office:value-type="float" office:value="0.0279698795975065" calcext:value-type="float">
            <text:p>0.0279698796</text:p>
          </table:table-cell>
          <table:table-cell table:formula="of:=MAX(0;[.E228]+[.K228])" office:value-type="float" office:value="0.426342244510477" calcext:value-type="float">
            <text:p>0.4263422445</text:p>
          </table:table-cell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table:formula="of:=[.D229]" office:value-type="float" office:value="0.879843956429411" calcext:value-type="float">
            <text:p>0.8798439564</text:p>
          </table:table-cell>
          <table:table-cell office:value-type="float" office:value="0" calcext:value-type="float">
            <text:p>0</text:p>
          </table:table-cell>
          <table:table-cell table:formula="of:=0.5+0.5*SIN(-PI()/2+[.A229]/[.$D$1])" office:value-type="float" office:value="0.879843956429411" calcext:value-type="float">
            <text:p>0.8798439564</text:p>
          </table:table-cell>
          <table:table-cell table:formula="of:=[.L228]" office:value-type="float" office:value="0.426342244510477" calcext:value-type="float">
            <text:p>0.4263422445</text:p>
          </table:table-cell>
          <table:table-cell table:formula="of:=[.$F$1]*([.B229]-[.E229])" office:value-type="float" office:value="0.00453501711918934" calcext:value-type="float">
            <text:p>0.0045350171</text:p>
          </table:table-cell>
          <table:table-cell table:formula="of:=-[.K228]*[.$G$1]" office:value-type="float" office:value="-0.00419548193962598" calcext:value-type="float">
            <text:p>-0.0041954819</text:p>
          </table:table-cell>
          <table:table-cell table:formula="of:=-POWER([.E229];[.$H$1])" office:value-type="float" office:value="-0.00000000000781179822841046" calcext:value-type="float">
            <text:p>-7.81179822841046E-012</text:p>
          </table:table-cell>
          <table:table-cell/>
          <table:table-cell table:formula="of:=[.F229]+[.G229]+[.H229]" office:value-type="float" office:value="0.000339535171751563" calcext:value-type="float">
            <text:p>0.0003395352</text:p>
          </table:table-cell>
          <table:table-cell table:formula="of:=[.J229]+[.K228]" office:value-type="float" office:value="0.0283094147692581" calcext:value-type="float">
            <text:p>0.0283094148</text:p>
          </table:table-cell>
          <table:table-cell table:formula="of:=MAX(0;[.E229]+[.K229])" office:value-type="float" office:value="0.454651659279735" calcext:value-type="float">
            <text:p>0.4546516593</text:p>
          </table:table-cell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table:formula="of:=[.D230]" office:value-type="float" office:value="0.900660379747337" calcext:value-type="float">
            <text:p>0.9006603797</text:p>
          </table:table-cell>
          <table:table-cell office:value-type="float" office:value="0" calcext:value-type="float">
            <text:p>0</text:p>
          </table:table-cell>
          <table:table-cell table:formula="of:=0.5+0.5*SIN(-PI()/2+[.A230]/[.$D$1])" office:value-type="float" office:value="0.900660379747337" calcext:value-type="float">
            <text:p>0.9006603797</text:p>
          </table:table-cell>
          <table:table-cell table:formula="of:=[.L229]" office:value-type="float" office:value="0.454651659279735" calcext:value-type="float">
            <text:p>0.4546516593</text:p>
          </table:table-cell>
          <table:table-cell table:formula="of:=[.$F$1]*([.B230]-[.E230])" office:value-type="float" office:value="0.00446008720467602" calcext:value-type="float">
            <text:p>0.0044600872</text:p>
          </table:table-cell>
          <table:table-cell table:formula="of:=-[.K229]*[.$G$1]" office:value-type="float" office:value="-0.00424641221538871" calcext:value-type="float">
            <text:p>-0.0042464122</text:p>
          </table:table-cell>
          <table:table-cell table:formula="of:=-POWER([.E230];[.$H$1])" office:value-type="float" office:value="-0.000000000053748136610905" calcext:value-type="float">
            <text:p>-5.3748136610905E-011</text:p>
          </table:table-cell>
          <table:table-cell/>
          <table:table-cell table:formula="of:=[.F230]+[.G230]+[.H230]" office:value-type="float" office:value="0.00021367493553917" calcext:value-type="float">
            <text:p>0.0002136749</text:p>
          </table:table-cell>
          <table:table-cell table:formula="of:=[.J230]+[.K229]" office:value-type="float" office:value="0.0285230897047972" calcext:value-type="float">
            <text:p>0.0285230897</text:p>
          </table:table-cell>
          <table:table-cell table:formula="of:=MAX(0;[.E230]+[.K230])" office:value-type="float" office:value="0.483174748984532" calcext:value-type="float">
            <text:p>0.483174749</text:p>
          </table:table-cell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table:formula="of:=[.D231]" office:value-type="float" office:value="0.919696749691945" calcext:value-type="float">
            <text:p>0.9196967497</text:p>
          </table:table-cell>
          <table:table-cell office:value-type="float" office:value="0" calcext:value-type="float">
            <text:p>0</text:p>
          </table:table-cell>
          <table:table-cell table:formula="of:=0.5+0.5*SIN(-PI()/2+[.A231]/[.$D$1])" office:value-type="float" office:value="0.919696749691945" calcext:value-type="float">
            <text:p>0.9196967497</text:p>
          </table:table-cell>
          <table:table-cell table:formula="of:=[.L230]" office:value-type="float" office:value="0.483174748984532" calcext:value-type="float">
            <text:p>0.483174749</text:p>
          </table:table-cell>
          <table:table-cell table:formula="of:=[.$F$1]*([.B231]-[.E231])" office:value-type="float" office:value="0.00436522000707413" calcext:value-type="float">
            <text:p>0.00436522</text:p>
          </table:table-cell>
          <table:table-cell table:formula="of:=-[.K230]*[.$G$1]" office:value-type="float" office:value="-0.00427846345571959" calcext:value-type="float">
            <text:p>-0.0042784635</text:p>
          </table:table-cell>
          <table:table-cell table:formula="of:=-POWER([.E231];[.$H$1])" office:value-type="float" office:value="-0.000000000333523846727741" calcext:value-type="float">
            <text:p>-3.33523846727741E-010</text:p>
          </table:table-cell>
          <table:table-cell/>
          <table:table-cell table:formula="of:=[.F231]+[.G231]+[.H231]" office:value-type="float" office:value="0.0000867562178306972" calcext:value-type="float">
            <text:p>8.67562178306972E-005</text:p>
          </table:table-cell>
          <table:table-cell table:formula="of:=[.J231]+[.K230]" office:value-type="float" office:value="0.0286098459226279" calcext:value-type="float">
            <text:p>0.0286098459</text:p>
          </table:table-cell>
          <table:table-cell table:formula="of:=MAX(0;[.E231]+[.K231])" office:value-type="float" office:value="0.51178459490716" calcext:value-type="float">
            <text:p>0.5117845949</text:p>
          </table:table-cell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table:formula="of:=[.D232]" office:value-type="float" office:value="0.93686849150554" calcext:value-type="float">
            <text:p>0.9368684915</text:p>
          </table:table-cell>
          <table:table-cell office:value-type="float" office:value="0" calcext:value-type="float">
            <text:p>0</text:p>
          </table:table-cell>
          <table:table-cell table:formula="of:=0.5+0.5*SIN(-PI()/2+[.A232]/[.$D$1])" office:value-type="float" office:value="0.93686849150554" calcext:value-type="float">
            <text:p>0.9368684915</text:p>
          </table:table-cell>
          <table:table-cell table:formula="of:=[.L231]" office:value-type="float" office:value="0.51178459490716" calcext:value-type="float">
            <text:p>0.5117845949</text:p>
          </table:table-cell>
          <table:table-cell table:formula="of:=[.$F$1]*([.B232]-[.E232])" office:value-type="float" office:value="0.0042508389659838" calcext:value-type="float">
            <text:p>0.004250839</text:p>
          </table:table-cell>
          <table:table-cell table:formula="of:=-[.K231]*[.$G$1]" office:value-type="float" office:value="-0.00429147688839419" calcext:value-type="float">
            <text:p>-0.0042914769</text:p>
          </table:table-cell>
          <table:table-cell table:formula="of:=-POWER([.E232];[.$H$1])" office:value-type="float" office:value="-0.00000000187333857030812" calcext:value-type="float">
            <text:p>-1.87333857030812E-009</text:p>
          </table:table-cell>
          <table:table-cell/>
          <table:table-cell table:formula="of:=[.F232]+[.G232]+[.H232]" office:value-type="float" office:value="-0.0000406397957489628" calcext:value-type="float">
            <text:p>-4.06397957489628E-005</text:p>
          </table:table-cell>
          <table:table-cell table:formula="of:=[.J232]+[.K231]" office:value-type="float" office:value="0.028569206126879" calcext:value-type="float">
            <text:p>0.0285692061</text:p>
          </table:table-cell>
          <table:table-cell table:formula="of:=MAX(0;[.E232]+[.K232])" office:value-type="float" office:value="0.540353801034039" calcext:value-type="float">
            <text:p>0.540353801</text:p>
          </table:table-cell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table:formula="of:=[.D233]" office:value-type="float" office:value="0.952099314597671" calcext:value-type="float">
            <text:p>0.9520993146</text:p>
          </table:table-cell>
          <table:table-cell office:value-type="float" office:value="0" calcext:value-type="float">
            <text:p>0</text:p>
          </table:table-cell>
          <table:table-cell table:formula="of:=0.5+0.5*SIN(-PI()/2+[.A233]/[.$D$1])" office:value-type="float" office:value="0.952099314597671" calcext:value-type="float">
            <text:p>0.9520993146</text:p>
          </table:table-cell>
          <table:table-cell table:formula="of:=[.L232]" office:value-type="float" office:value="0.540353801034039" calcext:value-type="float">
            <text:p>0.540353801</text:p>
          </table:table-cell>
          <table:table-cell table:formula="of:=[.$F$1]*([.B233]-[.E233])" office:value-type="float" office:value="0.00411745513563632" calcext:value-type="float">
            <text:p>0.0041174551</text:p>
          </table:table-cell>
          <table:table-cell table:formula="of:=-[.K232]*[.$G$1]" office:value-type="float" office:value="-0.00428538091903185" calcext:value-type="float">
            <text:p>-0.0042853809</text:p>
          </table:table-cell>
          <table:table-cell table:formula="of:=-POWER([.E233];[.$H$1])" office:value-type="float" office:value="-0.00000000955754438900145" calcext:value-type="float">
            <text:p>-9.55754438900145E-009</text:p>
          </table:table-cell>
          <table:table-cell/>
          <table:table-cell table:formula="of:=[.F233]+[.G233]+[.H233]" office:value-type="float" office:value="-0.00016793534093992" calcext:value-type="float">
            <text:p>-0.0001679353</text:p>
          </table:table-cell>
          <table:table-cell table:formula="of:=[.J233]+[.K232]" office:value-type="float" office:value="0.0284012707859391" calcext:value-type="float">
            <text:p>0.0284012708</text:p>
          </table:table-cell>
          <table:table-cell table:formula="of:=MAX(0;[.E233]+[.K233])" office:value-type="float" office:value="0.568755071819978" calcext:value-type="float">
            <text:p>0.5687550718</text:p>
          </table:table-cell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table:formula="of:=[.D234]" office:value-type="float" office:value="0.965321551488861" calcext:value-type="float">
            <text:p>0.9653215515</text:p>
          </table:table-cell>
          <table:table-cell office:value-type="float" office:value="0" calcext:value-type="float">
            <text:p>0</text:p>
          </table:table-cell>
          <table:table-cell table:formula="of:=0.5+0.5*SIN(-PI()/2+[.A234]/[.$D$1])" office:value-type="float" office:value="0.965321551488861" calcext:value-type="float">
            <text:p>0.9653215515</text:p>
          </table:table-cell>
          <table:table-cell table:formula="of:=[.L233]" office:value-type="float" office:value="0.568755071819978" calcext:value-type="float">
            <text:p>0.5687550718</text:p>
          </table:table-cell>
          <table:table-cell table:formula="of:=[.$F$1]*([.B234]-[.E234])" office:value-type="float" office:value="0.00396566479668882" calcext:value-type="float">
            <text:p>0.0039656648</text:p>
          </table:table-cell>
          <table:table-cell table:formula="of:=-[.K233]*[.$G$1]" office:value-type="float" office:value="-0.00426019061789086" calcext:value-type="float">
            <text:p>-0.0042601906</text:p>
          </table:table-cell>
          <table:table-cell table:formula="of:=-POWER([.E234];[.$H$1])" office:value-type="float" office:value="-0.0000000444384061454598" calcext:value-type="float">
            <text:p>-4.44384061454598E-008</text:p>
          </table:table-cell>
          <table:table-cell/>
          <table:table-cell table:formula="of:=[.F234]+[.G234]+[.H234]" office:value-type="float" office:value="-0.000294570259608181" calcext:value-type="float">
            <text:p>-0.0002945703</text:p>
          </table:table-cell>
          <table:table-cell table:formula="of:=[.J234]+[.K233]" office:value-type="float" office:value="0.0281067005263309" calcext:value-type="float">
            <text:p>0.0281067005</text:p>
          </table:table-cell>
          <table:table-cell table:formula="of:=MAX(0;[.E234]+[.K234])" office:value-type="float" office:value="0.596861772346309" calcext:value-type="float">
            <text:p>0.5968617723</text:p>
          </table:table-cell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table:formula="of:=[.D235]" office:value-type="float" office:value="0.97647645844359" calcext:value-type="float">
            <text:p>0.9764764584</text:p>
          </table:table-cell>
          <table:table-cell office:value-type="float" office:value="0" calcext:value-type="float">
            <text:p>0</text:p>
          </table:table-cell>
          <table:table-cell table:formula="of:=0.5+0.5*SIN(-PI()/2+[.A235]/[.$D$1])" office:value-type="float" office:value="0.97647645844359" calcext:value-type="float">
            <text:p>0.9764764584</text:p>
          </table:table-cell>
          <table:table-cell table:formula="of:=[.L234]" office:value-type="float" office:value="0.596861772346309" calcext:value-type="float">
            <text:p>0.5968617723</text:p>
          </table:table-cell>
          <table:table-cell table:formula="of:=[.$F$1]*([.B235]-[.E235])" office:value-type="float" office:value="0.00379614686097281" calcext:value-type="float">
            <text:p>0.0037961469</text:p>
          </table:table-cell>
          <table:table-cell table:formula="of:=-[.K234]*[.$G$1]" office:value-type="float" office:value="-0.00421600507894963" calcext:value-type="float">
            <text:p>-0.0042160051</text:p>
          </table:table-cell>
          <table:table-cell table:formula="of:=-POWER([.E235];[.$H$1])" office:value-type="float" office:value="-0.00000018889172206135" calcext:value-type="float">
            <text:p>-1.8889172206135E-007</text:p>
          </table:table-cell>
          <table:table-cell/>
          <table:table-cell table:formula="of:=[.F235]+[.G235]+[.H235]" office:value-type="float" office:value="-0.000420047109698884" calcext:value-type="float">
            <text:p>-0.0004200471</text:p>
          </table:table-cell>
          <table:table-cell table:formula="of:=[.J235]+[.K234]" office:value-type="float" office:value="0.027686653416632" calcext:value-type="float">
            <text:p>0.0276866534</text:p>
          </table:table-cell>
          <table:table-cell table:formula="of:=MAX(0;[.E235]+[.K235])" office:value-type="float" office:value="0.624548425762941" calcext:value-type="float">
            <text:p>0.6245484258</text:p>
          </table:table-cell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table:formula="of:=[.D236]" office:value-type="float" office:value="0.985514476456883" calcext:value-type="float">
            <text:p>0.9855144765</text:p>
          </table:table-cell>
          <table:table-cell office:value-type="float" office:value="0" calcext:value-type="float">
            <text:p>0</text:p>
          </table:table-cell>
          <table:table-cell table:formula="of:=0.5+0.5*SIN(-PI()/2+[.A236]/[.$D$1])" office:value-type="float" office:value="0.985514476456883" calcext:value-type="float">
            <text:p>0.9855144765</text:p>
          </table:table-cell>
          <table:table-cell table:formula="of:=[.L235]" office:value-type="float" office:value="0.624548425762941" calcext:value-type="float">
            <text:p>0.6245484258</text:p>
          </table:table-cell>
          <table:table-cell table:formula="of:=[.$F$1]*([.B236]-[.E236])" office:value-type="float" office:value="0.00360966050693942" calcext:value-type="float">
            <text:p>0.0036096605</text:p>
          </table:table-cell>
          <table:table-cell table:formula="of:=-[.K235]*[.$G$1]" office:value-type="float" office:value="-0.0041529980124948" calcext:value-type="float">
            <text:p>-0.004152998</text:p>
          </table:table-cell>
          <table:table-cell table:formula="of:=-POWER([.E236];[.$H$1])" office:value-type="float" office:value="-0.000000736179196000458" calcext:value-type="float">
            <text:p>-7.36179196000458E-007</text:p>
          </table:table-cell>
          <table:table-cell/>
          <table:table-cell table:formula="of:=[.F236]+[.G236]+[.H236]" office:value-type="float" office:value="-0.000544073684751379" calcext:value-type="float">
            <text:p>-0.0005440737</text:p>
          </table:table-cell>
          <table:table-cell table:formula="of:=[.J236]+[.K235]" office:value-type="float" office:value="0.0271425797318806" calcext:value-type="float">
            <text:p>0.0271425797</text:p>
          </table:table-cell>
          <table:table-cell table:formula="of:=MAX(0;[.E236]+[.K236])" office:value-type="float" office:value="0.651691005494822" calcext:value-type="float">
            <text:p>0.6516910055</text:p>
          </table:table-cell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table:formula="of:=[.D237]" office:value-type="float" office:value="0.992395451434983" calcext:value-type="float">
            <text:p>0.9923954514</text:p>
          </table:table-cell>
          <table:table-cell office:value-type="float" office:value="0" calcext:value-type="float">
            <text:p>0</text:p>
          </table:table-cell>
          <table:table-cell table:formula="of:=0.5+0.5*SIN(-PI()/2+[.A237]/[.$D$1])" office:value-type="float" office:value="0.992395451434983" calcext:value-type="float">
            <text:p>0.9923954514</text:p>
          </table:table-cell>
          <table:table-cell table:formula="of:=[.L236]" office:value-type="float" office:value="0.651691005494822" calcext:value-type="float">
            <text:p>0.6516910055</text:p>
          </table:table-cell>
          <table:table-cell table:formula="of:=[.$F$1]*([.B237]-[.E237])" office:value-type="float" office:value="0.00340704445940162" calcext:value-type="float">
            <text:p>0.0034070445</text:p>
          </table:table-cell>
          <table:table-cell table:formula="of:=-[.K236]*[.$G$1]" office:value-type="float" office:value="-0.00407138695978209" calcext:value-type="float">
            <text:p>-0.004071387</text:p>
          </table:table-cell>
          <table:table-cell table:formula="of:=-POWER([.E237];[.$H$1])" office:value-type="float" office:value="-0.000002637860409662" calcext:value-type="float">
            <text:p>-2.637860409662E-006</text:p>
          </table:table-cell>
          <table:table-cell/>
          <table:table-cell table:formula="of:=[.F237]+[.G237]+[.H237]" office:value-type="float" office:value="-0.000666980360790137" calcext:value-type="float">
            <text:p>-0.0006669804</text:p>
          </table:table-cell>
          <table:table-cell table:formula="of:=[.J237]+[.K236]" office:value-type="float" office:value="0.0264755993710905" calcext:value-type="float">
            <text:p>0.0264755994</text:p>
          </table:table-cell>
          <table:table-cell table:formula="of:=MAX(0;[.E237]+[.K237])" office:value-type="float" office:value="0.678166604865912" calcext:value-type="float">
            <text:p>0.6781666049</text:p>
          </table:table-cell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table:formula="of:=[.D238]" office:value-type="float" office:value="0.997088812591908" calcext:value-type="float">
            <text:p>0.9970888126</text:p>
          </table:table-cell>
          <table:table-cell office:value-type="float" office:value="0" calcext:value-type="float">
            <text:p>0</text:p>
          </table:table-cell>
          <table:table-cell table:formula="of:=0.5+0.5*SIN(-PI()/2+[.A238]/[.$D$1])" office:value-type="float" office:value="0.997088812591908" calcext:value-type="float">
            <text:p>0.9970888126</text:p>
          </table:table-cell>
          <table:table-cell table:formula="of:=[.L237]" office:value-type="float" office:value="0.678166604865912" calcext:value-type="float">
            <text:p>0.6781666049</text:p>
          </table:table-cell>
          <table:table-cell table:formula="of:=[.$F$1]*([.B238]-[.E238])" office:value-type="float" office:value="0.00318922207725995" calcext:value-type="float">
            <text:p>0.0031892221</text:p>
          </table:table-cell>
          <table:table-cell table:formula="of:=-[.K237]*[.$G$1]" office:value-type="float" office:value="-0.00397133990566357" calcext:value-type="float">
            <text:p>-0.0039713399</text:p>
          </table:table-cell>
          <table:table-cell table:formula="of:=-POWER([.E238];[.$H$1])" office:value-type="float" office:value="-0.0000087114810608158" calcext:value-type="float">
            <text:p>-8.7114810608158E-006</text:p>
          </table:table-cell>
          <table:table-cell/>
          <table:table-cell table:formula="of:=[.F238]+[.G238]+[.H238]" office:value-type="float" office:value="-0.000790829309464434" calcext:value-type="float">
            <text:p>-0.0007908293</text:p>
          </table:table-cell>
          <table:table-cell table:formula="of:=[.J238]+[.K237]" office:value-type="float" office:value="0.025684770061626" calcext:value-type="float">
            <text:p>0.0256847701</text:p>
          </table:table-cell>
          <table:table-cell table:formula="of:=MAX(0;[.E238]+[.K238])" office:value-type="float" office:value="0.703851374927538" calcext:value-type="float">
            <text:p>0.7038513749</text:p>
          </table:table-cell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table:formula="of:=[.D239]" office:value-type="float" office:value="0.999573708269288" calcext:value-type="float">
            <text:p>0.9995737083</text:p>
          </table:table-cell>
          <table:table-cell office:value-type="float" office:value="0" calcext:value-type="float">
            <text:p>0</text:p>
          </table:table-cell>
          <table:table-cell table:formula="of:=0.5+0.5*SIN(-PI()/2+[.A239]/[.$D$1])" office:value-type="float" office:value="0.999573708269288" calcext:value-type="float">
            <text:p>0.9995737083</text:p>
          </table:table-cell>
          <table:table-cell table:formula="of:=[.L238]" office:value-type="float" office:value="0.703851374927538" calcext:value-type="float">
            <text:p>0.7038513749</text:p>
          </table:table-cell>
          <table:table-cell table:formula="of:=[.$F$1]*([.B239]-[.E239])" office:value-type="float" office:value="0.0029572233334175" calcext:value-type="float">
            <text:p>0.0029572233</text:p>
          </table:table-cell>
          <table:table-cell table:formula="of:=-[.K238]*[.$G$1]" office:value-type="float" office:value="-0.00385271550924391" calcext:value-type="float">
            <text:p>-0.0038527155</text:p>
          </table:table-cell>
          <table:table-cell table:formula="of:=-POWER([.E239];[.$H$1])" office:value-type="float" office:value="-0.0000265722848535732" calcext:value-type="float">
            <text:p>-2.65722848535732E-005</text:p>
          </table:table-cell>
          <table:table-cell/>
          <table:table-cell table:formula="of:=[.F239]+[.G239]+[.H239]" office:value-type="float" office:value="-0.000922064460679979" calcext:value-type="float">
            <text:p>-0.0009220645</text:p>
          </table:table-cell>
          <table:table-cell table:formula="of:=[.J239]+[.K238]" office:value-type="float" office:value="0.0247627056009461" calcext:value-type="float">
            <text:p>0.0247627056</text:p>
          </table:table-cell>
          <table:table-cell table:formula="of:=MAX(0;[.E239]+[.K239])" office:value-type="float" office:value="0.728614080528484" calcext:value-type="float">
            <text:p>0.7286140805</text:p>
          </table:table-cell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 table:formula="of:=[.D240]" office:value-type="float" office:value="0.999839098576095" calcext:value-type="float">
            <text:p>0.9998390986</text:p>
          </table:table-cell>
          <table:table-cell office:value-type="float" office:value="0" calcext:value-type="float">
            <text:p>0</text:p>
          </table:table-cell>
          <table:table-cell table:formula="of:=0.5+0.5*SIN(-PI()/2+[.A240]/[.$D$1])" office:value-type="float" office:value="0.999839098576095" calcext:value-type="float">
            <text:p>0.9998390986</text:p>
          </table:table-cell>
          <table:table-cell table:formula="of:=[.L239]" office:value-type="float" office:value="0.728614080528484" calcext:value-type="float">
            <text:p>0.7286140805</text:p>
          </table:table-cell>
          <table:table-cell table:formula="of:=[.$F$1]*([.B240]-[.E240])" office:value-type="float" office:value="0.00271225018047611" calcext:value-type="float">
            <text:p>0.0027122502</text:p>
          </table:table-cell>
          <table:table-cell table:formula="of:=-[.K239]*[.$G$1]" office:value-type="float" office:value="-0.00371440584014191" calcext:value-type="float">
            <text:p>-0.0037144058</text:p>
          </table:table-cell>
          <table:table-cell table:formula="of:=-POWER([.E240];[.$H$1])" office:value-type="float" office:value="-0.0000749767813692912" calcext:value-type="float">
            <text:p>-7.49767813692912E-005</text:p>
          </table:table-cell>
          <table:table-cell/>
          <table:table-cell table:formula="of:=[.F240]+[.G240]+[.H240]" office:value-type="float" office:value="-0.00107713244103509" calcext:value-type="float">
            <text:p>-0.0010771324</text:p>
          </table:table-cell>
          <table:table-cell table:formula="of:=[.J240]+[.K239]" office:value-type="float" office:value="0.023685573159911" calcext:value-type="float">
            <text:p>0.0236855732</text:p>
          </table:table-cell>
          <table:table-cell table:formula="of:=MAX(0;[.E240]+[.K240])" office:value-type="float" office:value="0.752299653688395" calcext:value-type="float">
            <text:p>0.7522996537</text:p>
          </table:table-cell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 table:formula="of:=[.D241]" office:value-type="float" office:value="0.997883804436644" calcext:value-type="float">
            <text:p>0.9978838044</text:p>
          </table:table-cell>
          <table:table-cell office:value-type="float" office:value="0" calcext:value-type="float">
            <text:p>0</text:p>
          </table:table-cell>
          <table:table-cell table:formula="of:=0.5+0.5*SIN(-PI()/2+[.A241]/[.$D$1])" office:value-type="float" office:value="0.997883804436644" calcext:value-type="float">
            <text:p>0.9978838044</text:p>
          </table:table-cell>
          <table:table-cell table:formula="of:=[.L240]" office:value-type="float" office:value="0.752299653688395" calcext:value-type="float">
            <text:p>0.7522996537</text:p>
          </table:table-cell>
          <table:table-cell table:formula="of:=[.$F$1]*([.B241]-[.E241])" office:value-type="float" office:value="0.00245584150748249" calcext:value-type="float">
            <text:p>0.0024558415</text:p>
          </table:table-cell>
          <table:table-cell table:formula="of:=-[.K240]*[.$G$1]" office:value-type="float" office:value="-0.00355283597398665" calcext:value-type="float">
            <text:p>-0.003552836</text:p>
          </table:table-cell>
          <table:table-cell table:formula="of:=-POWER([.E241];[.$H$1])" office:value-type="float" office:value="-0.000195760856693573" calcext:value-type="float">
            <text:p>-0.0001957609</text:p>
          </table:table-cell>
          <table:table-cell/>
          <table:table-cell table:formula="of:=[.F241]+[.G241]+[.H241]" office:value-type="float" office:value="-0.00129275532319773" calcext:value-type="float">
            <text:p>-0.0012927553</text:p>
          </table:table-cell>
          <table:table-cell table:formula="of:=[.J241]+[.K240]" office:value-type="float" office:value="0.0223928178367132" calcext:value-type="float">
            <text:p>0.0223928178</text:p>
          </table:table-cell>
          <table:table-cell table:formula="of:=MAX(0;[.E241]+[.K241])" office:value-type="float" office:value="0.774692471525108" calcext:value-type="float">
            <text:p>0.7746924715</text:p>
          </table:table-cell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 table:formula="of:=[.D242]" office:value-type="float" office:value="0.993716512828997" calcext:value-type="float">
            <text:p>0.9937165128</text:p>
          </table:table-cell>
          <table:table-cell office:value-type="float" office:value="0" calcext:value-type="float">
            <text:p>0</text:p>
          </table:table-cell>
          <table:table-cell table:formula="of:=0.5+0.5*SIN(-PI()/2+[.A242]/[.$D$1])" office:value-type="float" office:value="0.993716512828997" calcext:value-type="float">
            <text:p>0.9937165128</text:p>
          </table:table-cell>
          <table:table-cell table:formula="of:=[.L241]" office:value-type="float" office:value="0.774692471525108" calcext:value-type="float">
            <text:p>0.7746924715</text:p>
          </table:table-cell>
          <table:table-cell table:formula="of:=[.$F$1]*([.B242]-[.E242])" office:value-type="float" office:value="0.00219024041303889" calcext:value-type="float">
            <text:p>0.0021902404</text:p>
          </table:table-cell>
          <table:table-cell table:formula="of:=-[.K241]*[.$G$1]" office:value-type="float" office:value="-0.00335892267550699" calcext:value-type="float">
            <text:p>-0.0033589227</text:p>
          </table:table-cell>
          <table:table-cell table:formula="of:=-POWER([.E242];[.$H$1])" office:value-type="float" office:value="-0.000471932694269726" calcext:value-type="float">
            <text:p>-0.0004719327</text:p>
          </table:table-cell>
          <table:table-cell/>
          <table:table-cell table:formula="of:=[.F242]+[.G242]+[.H242]" office:value-type="float" office:value="-0.00164061495673782" calcext:value-type="float">
            <text:p>-0.001640615</text:p>
          </table:table-cell>
          <table:table-cell table:formula="of:=[.J242]+[.K241]" office:value-type="float" office:value="0.0207522028799754" calcext:value-type="float">
            <text:p>0.0207522029</text:p>
          </table:table-cell>
          <table:table-cell table:formula="of:=MAX(0;[.E242]+[.K242])" office:value-type="float" office:value="0.795444674405084" calcext:value-type="float">
            <text:p>0.7954446744</text:p>
          </table:table-cell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 table:formula="of:=[.D243]" office:value-type="float" office:value="0.987355738190465" calcext:value-type="float">
            <text:p>0.9873557382</text:p>
          </table:table-cell>
          <table:table-cell office:value-type="float" office:value="0" calcext:value-type="float">
            <text:p>0</text:p>
          </table:table-cell>
          <table:table-cell table:formula="of:=0.5+0.5*SIN(-PI()/2+[.A243]/[.$D$1])" office:value-type="float" office:value="0.987355738190465" calcext:value-type="float">
            <text:p>0.9873557382</text:p>
          </table:table-cell>
          <table:table-cell table:formula="of:=[.L242]" office:value-type="float" office:value="0.795444674405084" calcext:value-type="float">
            <text:p>0.7954446744</text:p>
          </table:table-cell>
          <table:table-cell table:formula="of:=[.$F$1]*([.B243]-[.E243])" office:value-type="float" office:value="0.00191911063785381" calcext:value-type="float">
            <text:p>0.0019191106</text:p>
          </table:table-cell>
          <table:table-cell table:formula="of:=-[.K242]*[.$G$1]" office:value-type="float" office:value="-0.00311283043199631" calcext:value-type="float">
            <text:p>-0.0031128304</text:p>
          </table:table-cell>
          <table:table-cell table:formula="of:=-POWER([.E243];[.$H$1])" office:value-type="float" office:value="-0.00104303613870753" calcext:value-type="float">
            <text:p>-0.0010430361</text:p>
          </table:table-cell>
          <table:table-cell/>
          <table:table-cell table:formula="of:=[.F243]+[.G243]+[.H243]" office:value-type="float" office:value="-0.00223675593285003" calcext:value-type="float">
            <text:p>-0.0022367559</text:p>
          </table:table-cell>
          <table:table-cell table:formula="of:=[.J243]+[.K242]" office:value-type="float" office:value="0.0185154469471254" calcext:value-type="float">
            <text:p>0.0185154469</text:p>
          </table:table-cell>
          <table:table-cell table:formula="of:=MAX(0;[.E243]+[.K243])" office:value-type="float" office:value="0.813960121352209" calcext:value-type="float">
            <text:p>0.8139601214</text:p>
          </table:table-cell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formula="of:=[.D244]" office:value-type="float" office:value="0.978829740161692" calcext:value-type="float">
            <text:p>0.9788297402</text:p>
          </table:table-cell>
          <table:table-cell office:value-type="float" office:value="0" calcext:value-type="float">
            <text:p>0</text:p>
          </table:table-cell>
          <table:table-cell table:formula="of:=0.5+0.5*SIN(-PI()/2+[.A244]/[.$D$1])" office:value-type="float" office:value="0.978829740161692" calcext:value-type="float">
            <text:p>0.9788297402</text:p>
          </table:table-cell>
          <table:table-cell table:formula="of:=[.L243]" office:value-type="float" office:value="0.813960121352209" calcext:value-type="float">
            <text:p>0.8139601214</text:p>
          </table:table-cell>
          <table:table-cell table:formula="of:=[.$F$1]*([.B244]-[.E244])" office:value-type="float" office:value="0.00164869618809483" calcext:value-type="float">
            <text:p>0.0016486962</text:p>
          </table:table-cell>
          <table:table-cell table:formula="of:=-[.K243]*[.$G$1]" office:value-type="float" office:value="-0.00277731704206881" calcext:value-type="float">
            <text:p>-0.002777317</text:p>
          </table:table-cell>
          <table:table-cell table:formula="of:=-POWER([.E244];[.$H$1])" office:value-type="float" office:value="-0.00208014608528541" calcext:value-type="float">
            <text:p>-0.0020801461</text:p>
          </table:table-cell>
          <table:table-cell/>
          <table:table-cell table:formula="of:=[.F244]+[.G244]+[.H244]" office:value-type="float" office:value="-0.00320876693925938" calcext:value-type="float">
            <text:p>-0.0032087669</text:p>
          </table:table-cell>
          <table:table-cell table:formula="of:=[.J244]+[.K243]" office:value-type="float" office:value="0.015306680007866" calcext:value-type="float">
            <text:p>0.01530668</text:p>
          </table:table-cell>
          <table:table-cell table:formula="of:=MAX(0;[.E244]+[.K244])" office:value-type="float" office:value="0.829266801360075" calcext:value-type="float">
            <text:p>0.8292668014</text:p>
          </table:table-cell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formula="of:=[.D245]" office:value-type="float" office:value="0.968176398034765" calcext:value-type="float">
            <text:p>0.968176398</text:p>
          </table:table-cell>
          <table:table-cell office:value-type="float" office:value="0" calcext:value-type="float">
            <text:p>0</text:p>
          </table:table-cell>
          <table:table-cell table:formula="of:=0.5+0.5*SIN(-PI()/2+[.A245]/[.$D$1])" office:value-type="float" office:value="0.968176398034765" calcext:value-type="float">
            <text:p>0.968176398</text:p>
          </table:table-cell>
          <table:table-cell table:formula="of:=[.L244]" office:value-type="float" office:value="0.829266801360075" calcext:value-type="float">
            <text:p>0.8292668014</text:p>
          </table:table-cell>
          <table:table-cell table:formula="of:=[.$F$1]*([.B245]-[.E245])" office:value-type="float" office:value="0.0013890959667469" calcext:value-type="float">
            <text:p>0.001389096</text:p>
          </table:table-cell>
          <table:table-cell table:formula="of:=-[.K244]*[.$G$1]" office:value-type="float" office:value="-0.0022960020011799" calcext:value-type="float">
            <text:p>-0.002296002</text:p>
          </table:table-cell>
          <table:table-cell table:formula="of:=-POWER([.E245];[.$H$1])" office:value-type="float" office:value="-0.00363771255622702" calcext:value-type="float">
            <text:p>-0.0036377126</text:p>
          </table:table-cell>
          <table:table-cell/>
          <table:table-cell table:formula="of:=[.F245]+[.G245]+[.H245]" office:value-type="float" office:value="-0.00454461859066001" calcext:value-type="float">
            <text:p>-0.0045446186</text:p>
          </table:table-cell>
          <table:table-cell table:formula="of:=[.J245]+[.K244]" office:value-type="float" office:value="0.010762061417206" calcext:value-type="float">
            <text:p>0.0107620614</text:p>
          </table:table-cell>
          <table:table-cell table:formula="of:=MAX(0;[.E245]+[.K245])" office:value-type="float" office:value="0.840028862777281" calcext:value-type="float">
            <text:p>0.8400288628</text:p>
          </table:table-cell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formula="of:=[.D246]" office:value-type="float" office:value="0.955443042463148" calcext:value-type="float">
            <text:p>0.9554430425</text:p>
          </table:table-cell>
          <table:table-cell office:value-type="float" office:value="0" calcext:value-type="float">
            <text:p>0</text:p>
          </table:table-cell>
          <table:table-cell table:formula="of:=0.5+0.5*SIN(-PI()/2+[.A246]/[.$D$1])" office:value-type="float" office:value="0.955443042463148" calcext:value-type="float">
            <text:p>0.9554430425</text:p>
          </table:table-cell>
          <table:table-cell table:formula="of:=[.L245]" office:value-type="float" office:value="0.840028862777281" calcext:value-type="float">
            <text:p>0.8400288628</text:p>
          </table:table-cell>
          <table:table-cell table:formula="of:=[.$F$1]*([.B246]-[.E246])" office:value-type="float" office:value="0.00115414179685866" calcext:value-type="float">
            <text:p>0.0011541418</text:p>
          </table:table-cell>
          <table:table-cell table:formula="of:=-[.K245]*[.$G$1]" office:value-type="float" office:value="-0.0016143092125809" calcext:value-type="float">
            <text:p>-0.0016143092</text:p>
          </table:table-cell>
          <table:table-cell table:formula="of:=-POWER([.E246];[.$H$1])" office:value-type="float" office:value="-0.0053558234293823" calcext:value-type="float">
            <text:p>-0.0053558234</text:p>
          </table:table-cell>
          <table:table-cell/>
          <table:table-cell table:formula="of:=[.F246]+[.G246]+[.H246]" office:value-type="float" office:value="-0.00581599084510454" calcext:value-type="float">
            <text:p>-0.0058159908</text:p>
          </table:table-cell>
          <table:table-cell table:formula="of:=[.J246]+[.K245]" office:value-type="float" office:value="0.00494607057210146" calcext:value-type="float">
            <text:p>0.0049460706</text:p>
          </table:table-cell>
          <table:table-cell table:formula="of:=MAX(0;[.E246]+[.K246])" office:value-type="float" office:value="0.844974933349383" calcext:value-type="float">
            <text:p>0.8449749333</text:p>
          </table:table-cell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formula="of:=[.D247]" office:value-type="float" office:value="0.940686245181117" calcext:value-type="float">
            <text:p>0.9406862452</text:p>
          </table:table-cell>
          <table:table-cell office:value-type="float" office:value="0" calcext:value-type="float">
            <text:p>0</text:p>
          </table:table-cell>
          <table:table-cell table:formula="of:=0.5+0.5*SIN(-PI()/2+[.A247]/[.$D$1])" office:value-type="float" office:value="0.940686245181117" calcext:value-type="float">
            <text:p>0.9406862452</text:p>
          </table:table-cell>
          <table:table-cell table:formula="of:=[.L246]" office:value-type="float" office:value="0.844974933349383" calcext:value-type="float">
            <text:p>0.8449749333</text:p>
          </table:table-cell>
          <table:table-cell table:formula="of:=[.$F$1]*([.B247]-[.E247])" office:value-type="float" office:value="0.000957113118317345" calcext:value-type="float">
            <text:p>0.0009571131</text:p>
          </table:table-cell>
          <table:table-cell table:formula="of:=-[.K246]*[.$G$1]" office:value-type="float" office:value="-0.000741910585815219" calcext:value-type="float">
            <text:p>-0.0007419106</text:p>
          </table:table-cell>
          <table:table-cell table:formula="of:=-POWER([.E247];[.$H$1])" office:value-type="float" office:value="-0.00638726252511482" calcext:value-type="float">
            <text:p>-0.0063872625</text:p>
          </table:table-cell>
          <table:table-cell/>
          <table:table-cell table:formula="of:=[.F247]+[.G247]+[.H247]" office:value-type="float" office:value="-0.0061720599926127" calcext:value-type="float">
            <text:p>-0.00617206</text:p>
          </table:table-cell>
          <table:table-cell table:formula="of:=[.J247]+[.K246]" office:value-type="float" office:value="-0.00122598942051124" calcext:value-type="float">
            <text:p>-0.0012259894</text:p>
          </table:table-cell>
          <table:table-cell table:formula="of:=MAX(0;[.E247]+[.K247])" office:value-type="float" office:value="0.843748943928872" calcext:value-type="float">
            <text:p>0.8437489439</text:p>
          </table:table-cell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formula="of:=[.D248]" office:value-type="float" office:value="0.923971567666946" calcext:value-type="float">
            <text:p>0.9239715677</text:p>
          </table:table-cell>
          <table:table-cell office:value-type="float" office:value="0" calcext:value-type="float">
            <text:p>0</text:p>
          </table:table-cell>
          <table:table-cell table:formula="of:=0.5+0.5*SIN(-PI()/2+[.A248]/[.$D$1])" office:value-type="float" office:value="0.923971567666946" calcext:value-type="float">
            <text:p>0.9239715677</text:p>
          </table:table-cell>
          <table:table-cell table:formula="of:=[.L247]" office:value-type="float" office:value="0.843748943928872" calcext:value-type="float">
            <text:p>0.8437489439</text:p>
          </table:table-cell>
          <table:table-cell table:formula="of:=[.$F$1]*([.B248]-[.E248])" office:value-type="float" office:value="0.000802226237380745" calcext:value-type="float">
            <text:p>0.0008022262</text:p>
          </table:table-cell>
          <table:table-cell table:formula="of:=-[.K247]*[.$G$1]" office:value-type="float" office:value="0.000183898413076686" calcext:value-type="float">
            <text:p>0.0001838984</text:p>
          </table:table-cell>
          <table:table-cell table:formula="of:=-POWER([.E248];[.$H$1])" office:value-type="float" office:value="-0.00611501135410956" calcext:value-type="float">
            <text:p>-0.0061150114</text:p>
          </table:table-cell>
          <table:table-cell/>
          <table:table-cell table:formula="of:=[.F248]+[.G248]+[.H248]" office:value-type="float" office:value="-0.00512888670365213" calcext:value-type="float">
            <text:p>-0.0051288867</text:p>
          </table:table-cell>
          <table:table-cell table:formula="of:=[.J248]+[.K247]" office:value-type="float" office:value="-0.00635487612416337" calcext:value-type="float">
            <text:p>-0.0063548761</text:p>
          </table:table-cell>
          <table:table-cell table:formula="of:=MAX(0;[.E248]+[.K248])" office:value-type="float" office:value="0.837394067804708" calcext:value-type="float">
            <text:p>0.8373940678</text:p>
          </table:table-cell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formula="of:=[.D249]" office:value-type="float" office:value="0.905373269866456" calcext:value-type="float">
            <text:p>0.9053732699</text:p>
          </table:table-cell>
          <table:table-cell office:value-type="float" office:value="0" calcext:value-type="float">
            <text:p>0</text:p>
          </table:table-cell>
          <table:table-cell table:formula="of:=0.5+0.5*SIN(-PI()/2+[.A249]/[.$D$1])" office:value-type="float" office:value="0.905373269866456" calcext:value-type="float">
            <text:p>0.9053732699</text:p>
          </table:table-cell>
          <table:table-cell table:formula="of:=[.L248]" office:value-type="float" office:value="0.837394067804708" calcext:value-type="float">
            <text:p>0.8373940678</text:p>
          </table:table-cell>
          <table:table-cell table:formula="of:=[.$F$1]*([.B249]-[.E249])" office:value-type="float" office:value="0.000679792020617479" calcext:value-type="float">
            <text:p>0.000679792</text:p>
          </table:table-cell>
          <table:table-cell table:formula="of:=-[.K248]*[.$G$1]" office:value-type="float" office:value="0.000953231418624505" calcext:value-type="float">
            <text:p>0.0009532314</text:p>
          </table:table-cell>
          <table:table-cell table:formula="of:=-POWER([.E249];[.$H$1])" office:value-type="float" office:value="-0.00487412204254006" calcext:value-type="float">
            <text:p>-0.004874122</text:p>
          </table:table-cell>
          <table:table-cell/>
          <table:table-cell table:formula="of:=[.F249]+[.G249]+[.H249]" office:value-type="float" office:value="-0.00324109860329807" calcext:value-type="float">
            <text:p>-0.0032410986</text:p>
          </table:table-cell>
          <table:table-cell table:formula="of:=[.J249]+[.K248]" office:value-type="float" office:value="-0.00959597472746144" calcext:value-type="float">
            <text:p>-0.0095959747</text:p>
          </table:table-cell>
          <table:table-cell table:formula="of:=MAX(0;[.E249]+[.K249])" office:value-type="float" office:value="0.827798093077247" calcext:value-type="float">
            <text:p>0.8277980931</text:p>
          </table:table-cell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formula="of:=[.D250]" office:value-type="float" office:value="0.884973980271036" calcext:value-type="float">
            <text:p>0.8849739803</text:p>
          </table:table-cell>
          <table:table-cell office:value-type="float" office:value="0" calcext:value-type="float">
            <text:p>0</text:p>
          </table:table-cell>
          <table:table-cell table:formula="of:=0.5+0.5*SIN(-PI()/2+[.A250]/[.$D$1])" office:value-type="float" office:value="0.884973980271036" calcext:value-type="float">
            <text:p>0.8849739803</text:p>
          </table:table-cell>
          <table:table-cell table:formula="of:=[.L249]" office:value-type="float" office:value="0.827798093077247" calcext:value-type="float">
            <text:p>0.8277980931</text:p>
          </table:table-cell>
          <table:table-cell table:formula="of:=[.$F$1]*([.B250]-[.E250])" office:value-type="float" office:value="0.000571758871937892" calcext:value-type="float">
            <text:p>0.0005717589</text:p>
          </table:table-cell>
          <table:table-cell table:formula="of:=-[.K249]*[.$G$1]" office:value-type="float" office:value="0.00143939620911922" calcext:value-type="float">
            <text:p>0.0014393962</text:p>
          </table:table-cell>
          <table:table-cell table:formula="of:=-POWER([.E250];[.$H$1])" office:value-type="float" office:value="-0.00344931334493517" calcext:value-type="float">
            <text:p>-0.0034493133</text:p>
          </table:table-cell>
          <table:table-cell/>
          <table:table-cell table:formula="of:=[.F250]+[.G250]+[.H250]" office:value-type="float" office:value="-0.00143815826387806" calcext:value-type="float">
            <text:p>-0.0014381583</text:p>
          </table:table-cell>
          <table:table-cell table:formula="of:=[.J250]+[.K249]" office:value-type="float" office:value="-0.0110341329913395" calcext:value-type="float">
            <text:p>-0.011034133</text:p>
          </table:table-cell>
          <table:table-cell table:formula="of:=MAX(0;[.E250]+[.K250])" office:value-type="float" office:value="0.816763960085907" calcext:value-type="float">
            <text:p>0.8167639601</text:p>
          </table:table-cell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formula="of:=[.D251]" office:value-type="float" office:value="0.862864328815895" calcext:value-type="float">
            <text:p>0.8628643288</text:p>
          </table:table-cell>
          <table:table-cell office:value-type="float" office:value="0" calcext:value-type="float">
            <text:p>0</text:p>
          </table:table-cell>
          <table:table-cell table:formula="of:=0.5+0.5*SIN(-PI()/2+[.A251]/[.$D$1])" office:value-type="float" office:value="0.862864328815895" calcext:value-type="float">
            <text:p>0.8628643288</text:p>
          </table:table-cell>
          <table:table-cell table:formula="of:=[.L250]" office:value-type="float" office:value="0.816763960085907" calcext:value-type="float">
            <text:p>0.8167639601</text:p>
          </table:table-cell>
          <table:table-cell table:formula="of:=[.$F$1]*([.B251]-[.E251])" office:value-type="float" office:value="0.000461003687299879" calcext:value-type="float">
            <text:p>0.0004610037</text:p>
          </table:table-cell>
          <table:table-cell table:formula="of:=-[.K250]*[.$G$1]" office:value-type="float" office:value="0.00165511994870093" calcext:value-type="float">
            <text:p>0.0016551199</text:p>
          </table:table-cell>
          <table:table-cell table:formula="of:=-POWER([.E251];[.$H$1])" office:value-type="float" office:value="-0.00230620008850167" calcext:value-type="float">
            <text:p>-0.0023062001</text:p>
          </table:table-cell>
          <table:table-cell/>
          <table:table-cell table:formula="of:=[.F251]+[.G251]+[.H251]" office:value-type="float" office:value="-0.000190076452500869" calcext:value-type="float">
            <text:p>-0.0001900765</text:p>
          </table:table-cell>
          <table:table-cell table:formula="of:=[.J251]+[.K250]" office:value-type="float" office:value="-0.0112242094438404" calcext:value-type="float">
            <text:p>-0.0112242094</text:p>
          </table:table-cell>
          <table:table-cell table:formula="of:=MAX(0;[.E251]+[.K251])" office:value-type="float" office:value="0.805539750642067" calcext:value-type="float">
            <text:p>0.8055397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4-24T10:21:17.238491338</meta:creation-date>
    <dc:date>2016-04-24T11:00:50.374279748</dc:date>
    <dc:creator>Douglas Kelley</dc:creator>
    <meta:editing-duration>PT8M51S</meta:editing-duration>
    <meta:editing-cycles>2</meta:editing-cycles>
    <meta:generator>LibreOffice/4.4.6.3$Linux_X86_64 LibreOffice_project/40m0$Build-3</meta:generator>
    <meta:document-statistic meta:table-count="1" meta:cell-count="27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111cm" svg:height="9cm" xlink:href=".." xlink:type="simple" chart:class="chart:scatter" chart:style-name="ch1">
        <chart:legend svg:x="16.214cm" svg:y="0.739cm" style:legend-expansion="custom" chartooo:width="2.642cm" chartooo:height="1.096cm" style:legend-expansion-aspect-ratio="2.41058394160584" chart:style-name="ch2"/>
        <chart:plot-area chart:style-name="ch3" table:cell-range-address="Sheet1.A3:Sheet1.B251 Sheet1.L3:Sheet1.L251" svg:x="0.462cm" svg:y="0.18cm" svg:width="22.187cm" svg:height="8.64cm">
          <chartooo:coordinate-region svg:x="1.189cm" svg:y="0.38cm" svg:width="21.1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251" chart:class="chart:scatter">
            <chart:domain table:cell-range-address="Sheet1.A3:Sheet1.A251"/>
            <chart:data-point chart:repeated="249"/>
          </chart:series>
          <chart:series chart:style-name="ch8" chart:values-cell-range-address="Sheet1.L3:Sheet1.L251" chart:class="chart:scatter"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251</svg:desc>
                </draw:g>
              </table:table-cell>
              <table:table-cell office:value-type="float" office:value="0">
                <text:p>0</text:p>
                <draw:g>
                  <svg:desc>Sheet1.B3:Sheet1.B251</svg:desc>
                </draw:g>
              </table:table-cell>
              <table:table-cell office:value-type="float" office:value="0">
                <text:p>0</text:p>
                <draw:g>
                  <svg:desc>Sheet1.L3:Sheet1.L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11069964943883">
                <text:p>0.00111069964943883</text:p>
              </table:table-cell>
              <table:table-cell office:value-type="float" office:value="0.0000111069964943883">
                <text:p>0.0000111069964943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443786398291035">
                <text:p>0.00443786398291035</text:p>
              </table:table-cell>
              <table:table-cell office:value-type="float" office:value="0.0000537085168843897">
                <text:p>0.0000537085168843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443786398291035">
                <text:p>0.00443786398291035</text:p>
              </table:table-cell>
              <table:table-cell office:value-type="float" office:value="0.000133758479271365">
                <text:p>0.000133758479271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0996671107937919">
                <text:p>0.00996671107937919</text:p>
              </table:table-cell>
              <table:table-cell office:value-type="float" office:value="0.000300130473301371">
                <text:p>0.000300130473301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176726773847181">
                <text:p>0.0176726773847181</text:p>
              </table:table-cell>
              <table:table-cell office:value-type="float" office:value="0.000615272137341044">
                <text:p>0.00061527213734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75215268426311">
                <text:p>0.0275215268426311</text:p>
              </table:table-cell>
              <table:table-cell office:value-type="float" office:value="0.00115220509882767">
                <text:p>0.00115220509882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394695029985574">
                <text:p>0.0394695029985574</text:p>
              </table:table-cell>
              <table:table-cell office:value-type="float" office:value="0.00199177109508859">
                <text:p>0.00199177109508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534635234007854">
                <text:p>0.0534635234007854</text:p>
              </table:table-cell>
              <table:table-cell office:value-type="float" office:value="0.00322011971496735">
                <text:p>0.00322011971496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694414154350949">
                <text:p>0.0694414154350949</text:p>
              </table:table-cell>
              <table:table-cell office:value-type="float" office:value="0.00492642899906557">
                <text:p>0.00492642899906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0873321925451608">
                <text:p>0.0873321925451608</text:p>
              </table:table-cell>
              <table:table-cell office:value-type="float" office:value="0.00720084952601001">
                <text:p>0.00720084952601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107056369611526">
                <text:p>0.107056369611526</text:p>
              </table:table-cell>
              <table:table-cell office:value-type="float" office:value="0.0101326621747679">
                <text:p>0.0101326621747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.128526316087978">
                <text:p>0.128526316087978</text:p>
              </table:table-cell>
              <table:table-cell office:value-type="float" office:value="0.0138086394653443">
                <text:p>0.013808639465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151646645326417">
                <text:p>0.151646645326417</text:p>
              </table:table-cell>
              <table:table-cell office:value-type="float" office:value="0.0183116002209449">
                <text:p>0.0183116002209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0.176314638360524">
                <text:p>0.176314638360524</text:p>
              </table:table-cell>
              <table:table-cell office:value-type="float" office:value="0.0237191472446012">
                <text:p>0.0237191472446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.202420700265436">
                <text:p>0.202420700265436</text:p>
              </table:table-cell>
              <table:table-cell office:value-type="float" office:value="0.0301025777449174">
                <text:p>0.03010257774491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.22984884706593">
                <text:p>0.22984884706593</text:p>
              </table:table-cell>
              <table:table-cell office:value-type="float" office:value="0.0375259563633963">
                <text:p>0.03752595636339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0.258477221029862">
                <text:p>0.258477221029862</text:p>
              </table:table-cell>
              <table:table-cell office:value-type="float" office:value="0.0460453408357681">
                <text:p>0.0460453408357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0.288178632057528">
                <text:p>0.288178632057528</text:p>
              </table:table-cell>
              <table:table-cell office:value-type="float" office:value="0.0557081505495016">
                <text:p>0.0557081505495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.318821122761663">
                <text:p>0.318821122761663</text:p>
              </table:table-cell>
              <table:table-cell office:value-type="float" office:value="0.0665526685282968">
                <text:p>0.0665526685282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0.350268554727536">
                <text:p>0.350268554727536</text:p>
              </table:table-cell>
              <table:table-cell office:value-type="float" office:value="0.0786076676722651">
                <text:p>0.0786076676722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382381213348505">
                <text:p>0.382381213348505</text:p>
              </table:table-cell>
              <table:table-cell office:value-type="float" office:value="0.0918921524014005">
                <text:p>0.09189215240140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0.415016428549879">
                <text:p>0.415016428549879</text:p>
              </table:table-cell>
              <table:table-cell office:value-type="float" office:value="0.10641520718265">
                <text:p>0.106415207182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0.448029208643325">
                <text:p>0.448029208643325</text:p>
              </table:table-cell>
              <table:table-cell office:value-type="float" office:value="0.12217594376132">
                <text:p>0.12217594376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0.481272884495733">
                <text:p>0.481272884495733</text:p>
              </table:table-cell>
              <table:table-cell office:value-type="float" office:value="0.139163539260532">
                <text:p>0.139163539260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0.514599761150644">
                <text:p>0.514599761150644</text:p>
              </table:table-cell>
              <table:table-cell office:value-type="float" office:value="0.157357357653765">
                <text:p>0.157357357653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0.547861774007188">
                <text:p>0.547861774007188</text:p>
              </table:table-cell>
              <table:table-cell office:value-type="float" office:value="0.176727147451546">
                <text:p>0.176727147451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.580911146641286">
                <text:p>0.580911146641286</text:p>
              </table:table-cell>
              <table:table-cell office:value-type="float" office:value="0.197233308771558">
                <text:p>0.1972333087715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0.613601047346544">
                <text:p>0.613601047346544</text:p>
              </table:table-cell>
              <table:table-cell office:value-type="float" office:value="0.218827223279318">
                <text:p>0.218827223279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645786241477946">
                <text:p>0.645786241477946</text:p>
              </table:table-cell>
              <table:table-cell office:value-type="float" office:value="0.2414516407929">
                <text:p>0.24145164079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.677323736700139">
                <text:p>0.677323736700139</text:p>
              </table:table-cell>
              <table:table-cell office:value-type="float" office:value="0.265041116638517">
                <text:p>0.2650411166385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.708073418273571">
                <text:p>0.708073418273571</text:p>
              </table:table-cell>
              <table:table-cell office:value-type="float" office:value="0.289522494123642">
                <text:p>0.289522494123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.737898671556068">
                <text:p>0.737898671556068</text:p>
              </table:table-cell>
              <table:table-cell office:value-type="float" office:value="0.314815426760323">
                <text:p>0.314815426760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0.766666988954167">
                <text:p>0.766666988954167</text:p>
              </table:table-cell>
              <table:table-cell office:value-type="float" office:value="0.340832935123439">
                <text:p>0.340832935123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.794250558627673">
                <text:p>0.794250558627673</text:p>
              </table:table-cell>
              <table:table-cell office:value-type="float" office:value="0.36748199346712">
                <text:p>0.367481993467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0.820526832331919">
                <text:p>0.820526832331919</text:p>
              </table:table-cell>
              <table:table-cell office:value-type="float" office:value="0.394664141447807">
                <text:p>0.3946641414478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0.845379069874938">
                <text:p>0.845379069874938</text:p>
              </table:table-cell>
              <table:table-cell office:value-type="float" office:value="0.422276116514891">
                <text:p>0.422276116514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0.868696857770623">
                <text:p>0.868696857770623</text:p>
              </table:table-cell>
              <table:table-cell office:value-type="float" office:value="0.45021050272861">
                <text:p>0.450210502728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0.890376599783607">
                <text:p>0.890376599783607</text:p>
              </table:table-cell>
              <table:table-cell office:value-type="float" office:value="0.478356391940784">
                <text:p>0.478356391940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.910321977186477">
                <text:p>0.910321977186477</text:p>
              </table:table-cell>
              <table:table-cell office:value-type="float" office:value="0.506600053376673">
                <text:p>0.506600053376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0.928444376684474">
                <text:p>0.928444376684474</text:p>
              </table:table-cell>
              <table:table-cell office:value-type="float" office:value="0.53482560745001">
                <text:p>0.53482560745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944663284106521">
                <text:p>0.944663284106521</text:p>
              </table:table-cell>
              <table:table-cell office:value-type="float" office:value="0.562915698158448">
                <text:p>0.5629156981584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0.958906642113466">
                <text:p>0.958906642113466</text:p>
              </table:table-cell>
              <table:table-cell office:value-type="float" office:value="0.590752152093924">
                <text:p>0.590752152093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0.971111170334329">
                <text:p>0.971111170334329</text:p>
              </table:table-cell>
              <table:table-cell office:value-type="float" office:value="0.618216589395">
                <text:p>0.6182165893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0.981222646508244">
                <text:p>0.981222646508244</text:p>
              </table:table-cell>
              <table:table-cell office:value-type="float" office:value="0.645190879396969">
                <text:p>0.6451908793969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0.989196147383044">
                <text:p>0.989196147383044</text:p>
              </table:table-cell>
              <table:table-cell office:value-type="float" office:value="0.671557125828787">
                <text:p>0.6715571258287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0.994996248300223">
                <text:p>0.994996248300223</text:p>
              </table:table-cell>
              <table:table-cell office:value-type="float" office:value="0.697196332870926">
                <text:p>0.697196332870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0.99859718057956">
                <text:p>0.99859718057956</text:p>
              </table:table-cell>
              <table:table-cell office:value-type="float" office:value="0.721983684695688">
                <text:p>0.721983684695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0.999982946004172">
                <text:p>0.999982946004172</text:p>
              </table:table-cell>
              <table:table-cell office:value-type="float" office:value="0.745775933361353">
                <text:p>0.74577593336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0.999147387897377">
                <text:p>0.999147387897377</text:p>
              </table:table-cell>
              <table:table-cell office:value-type="float" office:value="0.768382311491133">
                <text:p>0.7683823114911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0.996094218475557">
                <text:p>0.996094218475557</text:p>
              </table:table-cell>
              <table:table-cell office:value-type="float" office:value="0.789505601754067">
                <text:p>0.7895056017540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.990837002355539">
                <text:p>0.990837002355539</text:p>
              </table:table-cell>
              <table:table-cell office:value-type="float" office:value="0.808640690478751">
                <text:p>0.808640690478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0.983399096289731">
                <text:p>0.983399096289731</text:p>
              </table:table-cell>
              <table:table-cell office:value-type="float" office:value="0.824944392427151">
                <text:p>0.824944392427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0.973813545396769">
                <text:p>0.973813545396769</text:p>
              </table:table-cell>
              <table:table-cell office:value-type="float" office:value="0.837181374877384">
                <text:p>0.837181374877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0.962122936348722">
                <text:p>0.962122936348722</text:p>
              </table:table-cell>
              <table:table-cell office:value-type="float" office:value="0.843995106980909">
                <text:p>0.8439951069809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0.948379208167073">
                <text:p>0.948379208167073</text:p>
              </table:table-cell>
              <table:table-cell office:value-type="float" office:value="0.844661860409441">
                <text:p>0.8446618604094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0.932643421468118">
                <text:p>0.932643421468118</text:p>
              </table:table-cell>
              <table:table-cell office:value-type="float" office:value="0.83979177043021">
                <text:p>0.839791770430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0.914985487182936">
                <text:p>0.914985487182936</text:p>
              </table:table-cell>
              <table:table-cell office:value-type="float" office:value="0.831093471906348">
                <text:p>0.831093471906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0.895483855957208">
                <text:p>0.895483855957208</text:p>
              </table:table-cell>
              <table:table-cell office:value-type="float" office:value="0.82045788164534">
                <text:p>0.820457881645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0.874225169610799">
                <text:p>0.874225169610799</text:p>
              </table:table-cell>
              <table:table-cell office:value-type="float" office:value="0.809314787181032">
                <text:p>0.809314787181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0.851303876205599">
                <text:p>0.851303876205599</text:p>
              </table:table-cell>
              <table:table-cell office:value-type="float" office:value="0.798511087451739">
                <text:p>0.7985110874517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0.826821810431806">
                <text:p>0.826821810431806</text:p>
              </table:table-cell>
              <table:table-cell office:value-type="float" office:value="0.788440395993858">
                <text:p>0.788440395993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0.800887741176911">
                <text:p>0.800887741176911</text:p>
              </table:table-cell>
              <table:table-cell office:value-type="float" office:value="0.779204825850804">
                <text:p>0.779204825850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0.773616888287433">
                <text:p>0.773616888287433</text:p>
              </table:table-cell>
              <table:table-cell office:value-type="float" office:value="0.770736954187364">
                <text:p>0.770736954187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0.74513041067035">
                <text:p>0.74513041067035</text:p>
              </table:table-cell>
              <table:table-cell office:value-type="float" office:value="0.762878449129092">
                <text:p>0.762878449129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0.715554868008473">
                <text:p>0.715554868008473</text:p>
              </table:table-cell>
              <table:table-cell office:value-type="float" office:value="0.755427865195181">
                <text:p>0.755427865195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0.685021658481269">
                <text:p>0.685021658481269</text:p>
              </table:table-cell>
              <table:table-cell office:value-type="float" office:value="0.748169094368711">
                <text:p>0.748169094368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0.65366643498921">
                <text:p>0.65366643498921</text:p>
              </table:table-cell>
              <table:table-cell office:value-type="float" office:value="0.740888156584363">
                <text:p>0.7408881565843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0.621628502475259">
                <text:p>0.621628502475259</text:p>
              </table:table-cell>
              <table:table-cell office:value-type="float" office:value="0.733383003133768">
                <text:p>0.7333830031337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0.589050199021063">
                <text:p>0.589050199021063</text:p>
              </table:table-cell>
              <table:table-cell office:value-type="float" office:value="0.725469109278796">
                <text:p>0.725469109278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0.556076263467527">
                <text:p>0.556076263467527</text:p>
              </table:table-cell>
              <table:table-cell office:value-type="float" office:value="0.71698251922996">
                <text:p>0.716982519229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0.52285319236929">
                <text:p>0.52285319236929</text:p>
              </table:table-cell>
              <table:table-cell office:value-type="float" office:value="0.707781358945674">
                <text:p>0.707781358945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0.489528589140041">
                <text:p>0.489528589140041</text:p>
              </table:table-cell>
              <table:table-cell office:value-type="float" office:value="0.697746441827376">
                <text:p>0.697746441827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0.456250508280277">
                <text:p>0.456250508280277</text:p>
              </table:table-cell>
              <table:table-cell office:value-type="float" office:value="0.686781341844354">
                <text:p>0.6867813418443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0.423166797600978">
                <text:p>0.423166797600978</text:p>
              </table:table-cell>
              <table:table-cell office:value-type="float" office:value="0.674812139438413">
                <text:p>0.674812139438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0.390424441365557">
                <text:p>0.390424441365557</text:p>
              </table:table-cell>
              <table:table-cell office:value-type="float" office:value="0.661786933063732">
                <text:p>0.6617869330637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0.358168907268387">
                <text:p>0.358168907268387</text:p>
              </table:table-cell>
              <table:table-cell office:value-type="float" office:value="0.647675143830846">
                <text:p>0.647675143830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0.326543500151123">
                <text:p>0.326543500151123</text:p>
              </table:table-cell>
              <table:table-cell office:value-type="float" office:value="0.632466615170067">
                <text:p>0.632466615170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0.295688725328158">
                <text:p>0.295688725328158</text:p>
              </table:table-cell>
              <table:table-cell office:value-type="float" office:value="0.61617051260353">
                <text:p>0.61617051260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0.265741664349811">
                <text:p>0.265741664349811</text:p>
              </table:table-cell>
              <table:table-cell office:value-type="float" office:value="0.59881404600067">
                <text:p>0.59881404600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0.236835365976604">
                <text:p>0.236835365976604</text:p>
              </table:table-cell>
              <table:table-cell office:value-type="float" office:value="0.580441054254378">
                <text:p>0.5804410542543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0.209098255070415">
                <text:p>0.209098255070415</text:p>
              </table:table-cell>
              <table:table-cell office:value-type="float" office:value="0.561110501480004">
                <text:p>0.5611105014800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0.182653562028683">
                <text:p>0.182653562028683</text:p>
              </table:table-cell>
              <table:table-cell office:value-type="float" office:value="0.540894932616353">
                <text:p>0.540894932616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0.157618775296573">
                <text:p>0.157618775296573</text:p>
              </table:table-cell>
              <table:table-cell office:value-type="float" office:value="0.519878927660159">
                <text:p>0.519878927660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0.134105119389473">
                <text:p>0.134105119389473</text:p>
              </table:table-cell>
              <table:table-cell office:value-type="float" office:value="0.498157582365067">
                <text:p>0.4981575823650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0.112217060744875">
                <text:p>0.112217060744875</text:p>
              </table:table-cell>
              <table:table-cell office:value-type="float" office:value="0.47583503281435">
                <text:p>0.47583503281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0.0920518435990335">
                <text:p>0.0920518435990335</text:p>
              </table:table-cell>
              <table:table-cell office:value-type="float" office:value="0.453023033593375">
                <text:p>0.453023033593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0.0736990579504072">
                <text:p>0.0736990579504072</text:p>
              </table:table-cell>
              <table:table-cell office:value-type="float" office:value="0.429839594450854">
                <text:p>0.429839594450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0.0572402415293405">
                <text:p>0.0572402415293405</text:p>
              </table:table-cell>
              <table:table-cell office:value-type="float" office:value="0.406407677640514">
                <text:p>0.406407677640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0.0427485175423498">
                <text:p>0.0427485175423498</text:p>
              </table:table-cell>
              <table:table-cell office:value-type="float" office:value="0.382853956748887">
                <text:p>0.382853956748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0.0302882698004434">
                <text:p>0.0302882698004434</text:p>
              </table:table-cell>
              <table:table-cell office:value-type="float" office:value="0.359307637121209">
                <text:p>0.359307637121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0.019914856674817">
                <text:p>0.019914856674817</text:p>
              </table:table-cell>
              <table:table-cell office:value-type="float" office:value="0.335899337633173">
                <text:p>0.3358993376331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0.0116743651507589">
                <text:p>0.0116743651507589</text:p>
              </table:table-cell>
              <table:table-cell office:value-type="float" office:value="0.312760033343512">
                <text:p>0.3127600333435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0.00560340607245685">
                <text:p>0.00560340607245685</text:p>
              </table:table-cell>
              <table:table-cell office:value-type="float" office:value="0.290020058424589">
                <text:p>0.2900200584245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0.00172895148839125">
                <text:p>0.00172895148839125</text:p>
              </table:table-cell>
              <table:table-cell office:value-type="float" office:value="0.267808168674143">
                <text:p>0.267808168674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0.0000682148199551147">
                <text:p>0.0000682148199551147</text:p>
              </table:table-cell>
              <table:table-cell office:value-type="float" office:value="0.246250662847721">
                <text:p>0.246250662847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0.000628574385690195">
                <text:p>0.000628574385690195</text:p>
              </table:table-cell>
              <table:table-cell office:value-type="float" office:value="0.225470562010643">
                <text:p>0.2254705620106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0.0034075406209037">
                <text:p>0.0034075406209037</text:p>
              </table:table-cell>
              <table:table-cell office:value-type="float" office:value="0.205586846085228">
                <text:p>0.2055868460852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0.0083927671383025">
                <text:p>0.0083927671383025</text:p>
              </table:table-cell>
              <table:table-cell office:value-type="float" office:value="0.186713746759157">
                <text:p>0.1867137467591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0.0155621055805056">
                <text:p>0.0155621055805056</text:p>
              </table:table-cell>
              <table:table-cell office:value-type="float" office:value="0.16896009592021">
                <text:p>0.168960095920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0.0248837040207352">
                <text:p>0.0248837040207352</text:p>
              </table:table-cell>
              <table:table-cell office:value-type="float" office:value="0.15242872878811">
                <text:p>0.15242872878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0.0363161484745124">
                <text:p>0.0363161484745124</text:p>
              </table:table-cell>
              <table:table-cell office:value-type="float" office:value="0.137215940922689">
                <text:p>0.137215940922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0.0498086468936487">
                <text:p>0.0498086468936487</text:p>
              </table:table-cell>
              <table:table-cell office:value-type="float" office:value="0.123410998296791">
                <text:p>0.12341099829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">
                <text:p>102</text:p>
              </table:table-cell>
              <table:table-cell office:value-type="float" office:value="0.0653012548250874">
                <text:p>0.0653012548250874</text:p>
              </table:table-cell>
              <table:table-cell office:value-type="float" office:value="0.111095699630061">
                <text:p>0.111095699630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3">
                <text:p>103</text:p>
              </table:table-cell>
              <table:table-cell office:value-type="float" office:value="0.0827251417320352">
                <text:p>0.0827251417320352</text:p>
              </table:table-cell>
              <table:table-cell office:value-type="float" office:value="0.10034399018436">
                <text:p>0.100343990184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0.102002896794175">
                <text:p>0.102002896794175</text:p>
              </table:table-cell>
              <table:table-cell office:value-type="float" office:value="0.091221626221612">
                <text:p>0.0912216262216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">
                <text:p>105</text:p>
              </table:table-cell>
              <table:table-cell office:value-type="float" office:value="0.123048872828348">
                <text:p>0.123048872828348</text:p>
              </table:table-cell>
              <table:table-cell office:value-type="float" office:value="0.0837858893193437">
                <text:p>0.0837858893193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0.145769566801741">
                <text:p>0.145769566801741</text:p>
              </table:table-cell>
              <table:table-cell office:value-type="float" office:value="0.0780853497272396">
                <text:p>0.07808534972723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">
                <text:p>107</text:p>
              </table:table-cell>
              <table:table-cell office:value-type="float" office:value="0.17006403524703">
                <text:p>0.17006403524703</text:p>
              </table:table-cell>
              <table:table-cell office:value-type="float" office:value="0.0741596779291491">
                <text:p>0.07415967792914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0.195824342733873">
                <text:p>0.195824342733873</text:p>
              </table:table-cell>
              <table:table-cell office:value-type="float" office:value="0.0720395035488194">
                <text:p>0.07203950354881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0.222936041404288">
                <text:p>0.222936041404288</text:p>
              </table:table-cell>
              <table:table-cell office:value-type="float" office:value="0.0717463207040938">
                <text:p>0.07174632070409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0.251278679441442">
                <text:p>0.251278679441442</text:p>
              </table:table-cell>
              <table:table-cell office:value-type="float" office:value="0.0732924388734505">
                <text:p>0.0732924388734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0.280726336212805">
                <text:p>0.280726336212805</text:p>
              </table:table-cell>
              <table:table-cell office:value-type="float" office:value="0.0766809782907973">
                <text:p>0.07668097829079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0.311148181710166">
                <text:p>0.311148181710166</text:p>
              </table:table-cell>
              <table:table-cell office:value-type="float" office:value="0.0819059088297358">
                <text:p>0.08190590882973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0.342409057801009">
                <text:p>0.342409057801009</text:p>
              </table:table-cell>
              <table:table-cell office:value-type="float" office:value="0.0889521312775462">
                <text:p>0.0889521312775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0.374370078708872">
                <text:p>0.374370078708872</text:p>
              </table:table-cell>
              <table:table-cell office:value-type="float" office:value="0.0977955998324983">
                <text:p>0.09779559983249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0.406889248054884">
                <text:p>0.406889248054884</text:p>
              </table:table-cell>
              <table:table-cell office:value-type="float" office:value="0.108403484586431">
                <text:p>0.1084034845864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">
                <text:p>116</text:p>
              </table:table-cell>
              <table:table-cell office:value-type="float" office:value="0.439822089719074">
                <text:p>0.439822089719074</text:p>
              </table:table-cell>
              <table:table-cell office:value-type="float" office:value="0.120734372678601">
                <text:p>0.120734372678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7">
                <text:p>117</text:p>
              </table:table-cell>
              <table:table-cell office:value-type="float" office:value="0.473022289718675">
                <text:p>0.473022289718675</text:p>
              </table:table-cell>
              <table:table-cell office:value-type="float" office:value="0.134738506727346">
                <text:p>0.1347385067273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0.506342346251685">
                <text:p>0.506342346251685</text:p>
              </table:table-cell>
              <table:table-cell office:value-type="float" office:value="0.150358059064022">
                <text:p>0.1503580590640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0.539634225017662">
                <text:p>0.539634225017662</text:p>
              </table:table-cell>
              <table:table-cell office:value-type="float" office:value="0.167527440209734">
                <text:p>0.1675274402097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0">
                <text:p>120</text:p>
              </table:table-cell>
              <table:table-cell office:value-type="float" office:value="0.572750016904307">
                <text:p>0.572750016904307</text:p>
              </table:table-cell>
              <table:table-cell office:value-type="float" office:value="0.186173639950534">
                <text:p>0.1861736399505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0.605542595117863">
                <text:p>0.605542595117863</text:p>
              </table:table-cell>
              <table:table-cell office:value-type="float" office:value="0.206216599281888">
                <text:p>0.206216599281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0.637866268837825">
                <text:p>0.637866268837825</text:p>
              </table:table-cell>
              <table:table-cell office:value-type="float" office:value="0.227569611409098">
                <text:p>0.227569611409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0.669577430491917">
                <text:p>0.669577430491917</text:p>
              </table:table-cell>
              <table:table-cell office:value-type="float" office:value="0.250139749908055">
                <text:p>0.2501397499080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0.70053519377561">
                <text:p>0.70053519377561</text:p>
              </table:table-cell>
              <table:table-cell office:value-type="float" office:value="0.273828322070844">
                <text:p>0.273828322070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">
                <text:p>125</text:p>
              </table:table-cell>
              <table:table-cell office:value-type="float" office:value="0.730602019581595">
                <text:p>0.730602019581595</text:p>
              </table:table-cell>
              <table:table-cell office:value-type="float" office:value="0.298531345384321">
                <text:p>0.2985313453843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0.759644327058343">
                <text:p>0.759644327058343</text:p>
              </table:table-cell>
              <table:table-cell office:value-type="float" office:value="0.324140045017518">
                <text:p>0.3241400450175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0.787533087082921">
                <text:p>0.787533087082921</text:p>
              </table:table-cell>
              <table:table-cell office:value-type="float" office:value="0.350541370126386">
                <text:p>0.3505413701263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814144395511399">
                <text:p>0.814144395511399</text:p>
              </table:table-cell>
              <table:table-cell office:value-type="float" office:value="0.377618526722753">
                <text:p>0.377618526722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0.839360023660006">
                <text:p>0.839360023660006</text:p>
              </table:table-cell>
              <table:table-cell office:value-type="float" office:value="0.405251524798832">
                <text:p>0.405251524798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0.863067943571363">
                <text:p>0.863067943571363</text:p>
              </table:table-cell>
              <table:table-cell office:value-type="float" office:value="0.43331773734952">
                <text:p>0.43331773734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">
                <text:p>131</text:p>
              </table:table-cell>
              <table:table-cell office:value-type="float" office:value="0.88516282573213">
                <text:p>0.88516282573213</text:p>
              </table:table-cell>
              <table:table-cell office:value-type="float" office:value="0.461692468888719">
                <text:p>0.4616924688887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0.905546507030828">
                <text:p>0.905546507030828</text:p>
              </table:table-cell>
              <table:table-cell office:value-type="float" office:value="0.490249530993231">
                <text:p>0.490249530993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">
                <text:p>133</text:p>
              </table:table-cell>
              <table:table-cell office:value-type="float" office:value="0.924128426876764">
                <text:p>0.924128426876764</text:p>
              </table:table-cell>
              <table:table-cell office:value-type="float" office:value="0.518861822225061">
                <text:p>0.5188618222250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">
                <text:p>134</text:p>
              </table:table-cell>
              <table:table-cell office:value-type="float" office:value="0.940826029542504">
                <text:p>0.940826029542504</text:p>
              </table:table-cell>
              <table:table-cell office:value-type="float" office:value="0.547401909016821">
                <text:p>0.5474019090168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0.955565130942338">
                <text:p>0.955565130942338</text:p>
              </table:table-cell>
              <table:table-cell office:value-type="float" office:value="0.575742600910043">
                <text:p>0.5757426009100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0.968280248217236">
                <text:p>0.968280248217236</text:p>
              </table:table-cell>
              <table:table-cell office:value-type="float" office:value="0.603757501393396">
                <text:p>0.6037575013933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  <table:table-cell office:value-type="float" office:value="0.978914890661997">
                <text:p>0.978914890661997</text:p>
              </table:table-cell>
              <table:table-cell office:value-type="float" office:value="0.631321474087083">
                <text:p>0.6313214740870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0.987421810702082">
                <text:p>0.987421810702082</text:p>
              </table:table-cell>
              <table:table-cell office:value-type="float" office:value="0.658310836784009">
                <text:p>0.6583108367840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9">
                <text:p>139</text:p>
              </table:table-cell>
              <table:table-cell office:value-type="float" office:value="0.993763213805064">
                <text:p>0.993763213805064</text:p>
              </table:table-cell>
              <table:table-cell office:value-type="float" office:value="0.684602746692976">
                <text:p>0.684602746692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">
                <text:p>140</text:p>
              </table:table-cell>
              <table:table-cell office:value-type="float" office:value="0.997910926394129">
                <text:p>0.997910926394129</text:p>
              </table:table-cell>
              <table:table-cell office:value-type="float" office:value="0.71007238655364">
                <text:p>0.710072386553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1">
                <text:p>141</text:p>
              </table:table-cell>
              <table:table-cell office:value-type="float" office:value="0.999846521017603">
                <text:p>0.999846521017603</text:p>
              </table:table-cell>
              <table:table-cell office:value-type="float" office:value="0.734584721570916">
                <text:p>0.734584721570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0.999561398218408">
                <text:p>0.999561398218408</text:p>
              </table:table-cell>
              <table:table-cell office:value-type="float" office:value="0.757974197092211">
                <text:p>0.757974197092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">
                <text:p>143</text:p>
              </table:table-cell>
              <table:table-cell office:value-type="float" office:value="0.997056824739715">
                <text:p>0.997056824739715</text:p>
              </table:table-cell>
              <table:table-cell office:value-type="float" office:value="0.780000814215242">
                <text:p>0.7800008142152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">
                <text:p>144</text:p>
              </table:table-cell>
              <table:table-cell office:value-type="float" office:value="0.992343927897064">
                <text:p>0.992343927897064</text:p>
              </table:table-cell>
              <table:table-cell office:value-type="float" office:value="0.800267639061161">
                <text:p>0.8002676390611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0.985443646141938">
                <text:p>0.985443646141938</text:p>
              </table:table-cell>
              <table:table-cell office:value-type="float" office:value="0.818095775210545">
                <text:p>0.8180957752105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6">
                <text:p>146</text:p>
              </table:table-cell>
              <table:table-cell office:value-type="float" office:value="0.976386636036443">
                <text:p>0.976386636036443</text:p>
              </table:table-cell>
              <table:table-cell office:value-type="float" office:value="0.832410876376336">
                <text:p>0.832410876376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">
                <text:p>147</text:p>
              </table:table-cell>
              <table:table-cell office:value-type="float" office:value="0.965213136052376">
                <text:p>0.965213136052376</text:p>
              </table:table-cell>
              <table:table-cell office:value-type="float" office:value="0.841831690202245">
                <text:p>0.8418316902022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0.951972787799799">
                <text:p>0.951972787799799</text:p>
              </table:table-cell>
              <table:table-cell office:value-type="float" office:value="0.845229188608655">
                <text:p>0.84522918860865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0.936724415479361">
                <text:p>0.936724415479361</text:p>
              </table:table-cell>
              <table:table-cell office:value-type="float" office:value="0.842586841380438">
                <text:p>0.842586841380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0.919535764538226">
                <text:p>0.919535764538226</text:p>
              </table:table-cell>
              <table:table-cell office:value-type="float" office:value="0.835243010065298">
                <text:p>0.835243010065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0.900483200690692">
                <text:p>0.900483200690692</text:p>
              </table:table-cell>
              <table:table-cell office:value-type="float" office:value="0.825140984926959">
                <text:p>0.8251409849269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">
                <text:p>152</text:p>
              </table:table-cell>
              <table:table-cell office:value-type="float" office:value="0.879651370640705">
                <text:p>0.879651370640705</text:p>
              </table:table-cell>
              <table:table-cell office:value-type="float" office:value="0.813967201390922">
                <text:p>0.8139672013909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3">
                <text:p>153</text:p>
              </table:table-cell>
              <table:table-cell office:value-type="float" office:value="0.8571328260136">
                <text:p>0.8571328260136</text:p>
              </table:table-cell>
              <table:table-cell office:value-type="float" office:value="0.802820452668071">
                <text:p>0.8028204526680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4">
                <text:p>154</text:p>
              </table:table-cell>
              <table:table-cell office:value-type="float" office:value="0.833027612167868">
                <text:p>0.833027612167868</text:p>
              </table:table-cell>
              <table:table-cell office:value-type="float" office:value="0.792271995653069">
                <text:p>0.792271995653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0.807442823713784">
                <text:p>0.807442823713784</text:p>
              </table:table-cell>
              <table:table-cell office:value-type="float" office:value="0.782532329247533">
                <text:p>0.7825323292475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6">
                <text:p>156</text:p>
              </table:table-cell>
              <table:table-cell office:value-type="float" office:value="0.780492128713614">
                <text:p>0.780492128713614</text:p>
              </table:table-cell>
              <table:table-cell office:value-type="float" office:value="0.773594846387833">
                <text:p>0.7735948463878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">
                <text:p>157</text:p>
              </table:table-cell>
              <table:table-cell office:value-type="float" office:value="0.752295263677314">
                <text:p>0.752295263677314</text:p>
              </table:table-cell>
              <table:table-cell office:value-type="float" office:value="0.765332710492148">
                <text:p>0.765332710492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0.722977501597328">
                <text:p>0.722977501597328</text:p>
              </table:table-cell>
              <table:table-cell office:value-type="float" office:value="0.757558618876666">
                <text:p>0.757558618876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">
                <text:p>159</text:p>
              </table:table-cell>
              <table:table-cell office:value-type="float" office:value="0.692669095385915">
                <text:p>0.692669095385915</text:p>
              </table:table-cell>
              <table:table-cell office:value-type="float" office:value="0.750060484666107">
                <text:p>0.7500604846661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0.66150469918769">
                <text:p>0.66150469918769</text:p>
              </table:table-cell>
              <table:table-cell office:value-type="float" office:value="0.742622498077436">
                <text:p>0.7426224980774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">
                <text:p>161</text:p>
              </table:table-cell>
              <table:table-cell office:value-type="float" office:value="0.629622770138383">
                <text:p>0.629622770138383</text:p>
              </table:table-cell>
              <table:table-cell office:value-type="float" office:value="0.735037459588087">
                <text:p>0.7350374595880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0.597164953227667">
                <text:p>0.597164953227667</text:p>
              </table:table-cell>
              <table:table-cell office:value-type="float" office:value="0.727113889026538">
                <text:p>0.7271138890265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3">
                <text:p>163</text:p>
              </table:table-cell>
              <table:table-cell office:value-type="float" office:value="0.564275451999002">
                <text:p>0.564275451999002</text:p>
              </table:table-cell>
              <table:table-cell office:value-type="float" office:value="0.718679988491382">
                <text:p>0.7186799884913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0.531100387882325">
                <text:p>0.531100387882325</text:p>
              </table:table-cell>
              <table:table-cell office:value-type="float" office:value="0.709585710186295">
                <text:p>0.7095857101862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5">
                <text:p>165</text:p>
              </table:table-cell>
              <table:table-cell office:value-type="float" office:value="0.497787151005975">
                <text:p>0.497787151005975</text:p>
              </table:table-cell>
              <table:table-cell office:value-type="float" office:value="0.699703692239776">
                <text:p>0.6997036922397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0.464483745372032">
                <text:p>0.464483745372032</text:p>
              </table:table-cell>
              <table:table-cell office:value-type="float" office:value="0.688929522651313">
                <text:p>0.6889295226513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">
                <text:p>167</text:p>
              </table:table-cell>
              <table:table-cell office:value-type="float" office:value="0.431338131304348">
                <text:p>0.431338131304348</text:p>
              </table:table-cell>
              <table:table-cell office:value-type="float" office:value="0.677181593060524">
                <text:p>0.677181593060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0.398497568090625">
                <text:p>0.398497568090625</text:p>
              </table:table-cell>
              <table:table-cell office:value-type="float" office:value="0.664400672883494">
                <text:p>0.6644006728834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">
                <text:p>169</text:p>
              </table:table-cell>
              <table:table-cell office:value-type="float" office:value="0.366107959739056">
                <text:p>0.366107959739056</text:p>
              </table:table-cell>
              <table:table-cell office:value-type="float" office:value="0.650549254891959">
                <text:p>0.6505492548919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0.33431320675621">
                <text:p>0.33431320675621</text:p>
              </table:table-cell>
              <table:table-cell office:value-type="float" office:value="0.635610686436698">
                <text:p>0.6356106864366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0.303254566826055">
                <text:p>0.303254566826055</text:p>
              </table:table-cell>
              <table:table-cell office:value-type="float" office:value="0.61958809542897">
                <text:p>0.61958809542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2">
                <text:p>172</text:p>
              </table:table-cell>
              <table:table-cell office:value-type="float" office:value="0.273070027230519">
                <text:p>0.273070027230519</text:p>
              </table:table-cell>
              <table:table-cell office:value-type="float" office:value="0.602503132839038">
                <text:p>0.6025031328390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0.243893691799792">
                <text:p>0.243893691799792</text:p>
              </table:table-cell>
              <table:table-cell office:value-type="float" office:value="0.584394569743611">
                <text:p>0.5843945697436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">
                <text:p>174</text:p>
              </table:table-cell>
              <table:table-cell office:value-type="float" office:value="0.215855185116013">
                <text:p>0.215855185116013</text:p>
              </table:table-cell>
              <table:table-cell office:value-type="float" office:value="0.565316796992958">
                <text:p>0.5653167969929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5">
                <text:p>175</text:p>
              </table:table-cell>
              <table:table-cell office:value-type="float" office:value="0.189079076617361">
                <text:p>0.189079076617361</text:p>
              </table:table-cell>
              <table:table-cell office:value-type="float" office:value="0.545338275903836">
                <text:p>0.5453382759038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">
                <text:p>176</text:p>
              </table:table-cell>
              <table:table-cell office:value-type="float" office:value="0.163684327161125">
                <text:p>0.163684327161125</text:p>
              </table:table-cell>
              <table:table-cell office:value-type="float" office:value="0.524539980901998">
                <text:p>0.524539980901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7">
                <text:p>177</text:p>
              </table:table-cell>
              <table:table-cell office:value-type="float" office:value="0.139783760504581">
                <text:p>0.139783760504581</text:p>
              </table:table-cell>
              <table:table-cell office:value-type="float" office:value="0.503013864025813">
                <text:p>0.5030138640258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0.117483562051756">
                <text:p>0.117483562051756</text:p>
              </table:table-cell>
              <table:table-cell office:value-type="float" office:value="0.480861360545997">
                <text:p>0.4808613605459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">
                <text:p>179</text:p>
              </table:table-cell>
              <table:table-cell office:value-type="float" office:value="0.0968828070930659">
                <text:p>0.0968828070930659</text:p>
              </table:table-cell>
              <table:table-cell office:value-type="float" office:value="0.458191946764824">
                <text:p>0.4581919467648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0.0780730206337539">
                <text:p>0.0780730206337539</text:p>
              </table:table-cell>
              <table:table-cell office:value-type="float" office:value="0.435121755721687">
                <text:p>0.435121755721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">
                <text:p>181</text:p>
              </table:table-cell>
              <table:table-cell office:value-type="float" office:value="0.0611377707667255">
                <text:p>0.0611377707667255</text:p>
              </table:table-cell>
              <table:table-cell office:value-type="float" office:value="0.411772253471072">
                <text:p>0.4117722534710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2">
                <text:p>182</text:p>
              </table:table-cell>
              <table:table-cell office:value-type="float" office:value="0.0461522973963424">
                <text:p>0.0461522973963424</text:p>
              </table:table-cell>
              <table:table-cell office:value-type="float" office:value="0.38826897699455">
                <text:p>0.38826897699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">
                <text:p>183</text:p>
              </table:table-cell>
              <table:table-cell office:value-type="float" office:value="0.0331831779626813">
                <text:p>0.0331831779626813</text:p>
              </table:table-cell>
              <table:table-cell office:value-type="float" office:value="0.364740333998715">
                <text:p>0.3647403339987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4">
                <text:p>184</text:p>
              </table:table-cell>
              <table:table-cell office:value-type="float" office:value="0.022288031651376">
                <text:p>0.022288031651376</text:p>
              </table:table-cell>
              <table:table-cell office:value-type="float" office:value="0.341316464428709">
                <text:p>0.3413164644287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0.0135152634031812">
                <text:p>0.0135152634031812</text:p>
              </table:table-cell>
              <table:table-cell office:value-type="float" office:value="0.318128163283939">
                <text:p>0.3181281632839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">
                <text:p>186</text:p>
              </table:table-cell>
              <table:table-cell office:value-type="float" office:value="0.00690384886056816">
                <text:p>0.00690384886056816</text:p>
              </table:table-cell>
              <table:table-cell office:value-type="float" office:value="0.29530586416665">
                <text:p>0.295305864166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7">
                <text:p>187</text:p>
              </table:table-cell>
              <table:table-cell office:value-type="float" office:value="0.00248316120679593">
                <text:p>0.00248316120679593</text:p>
              </table:table-cell>
              <table:table-cell office:value-type="float" office:value="0.272978682887356">
                <text:p>0.272978682887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0.000272840666773799">
                <text:p>0.000272840666773799</text:p>
              </table:table-cell>
              <table:table-cell office:value-type="float" office:value="0.25127352037775">
                <text:p>0.251273520377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9">
                <text:p>189</text:p>
              </table:table-cell>
              <table:table-cell office:value-type="float" office:value="0.000282707249497638">
                <text:p>0.000282707249497638</text:p>
              </table:table-cell>
              <table:table-cell office:value-type="float" office:value="0.230314224113302">
                <text:p>0.2303142241133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0.00251271711972745">
                <text:p>0.00251271711972745</text:p>
              </table:table-cell>
              <table:table-cell office:value-type="float" office:value="0.210220807218586">
                <text:p>0.2102208072185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">
                <text:p>191</text:p>
              </table:table-cell>
              <table:table-cell office:value-type="float" office:value="0.00695296279273888">
                <text:p>0.00695296279273888</text:p>
              </table:table-cell>
              <table:table-cell office:value-type="float" office:value="0.191108724413818">
                <text:p>0.1911087244138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">
                <text:p>192</text:p>
              </table:table-cell>
              <table:table-cell office:value-type="float" office:value="0.0135837171512823">
                <text:p>0.0135837171512823</text:p>
              </table:table-cell>
              <table:table-cell office:value-type="float" office:value="0.173088203957141">
                <text:p>0.173088203957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">
                <text:p>193</text:p>
              </table:table-cell>
              <table:table-cell office:value-type="float" office:value="0.0223755210891913">
                <text:p>0.0223755210891913</text:p>
              </table:table-cell>
              <table:table-cell office:value-type="float" office:value="0.156263634740285">
                <text:p>0.156263634740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">
                <text:p>194</text:p>
              </table:table-cell>
              <table:table-cell office:value-type="float" office:value="0.0332893143922588">
                <text:p>0.0332893143922588</text:p>
              </table:table-cell>
              <table:table-cell office:value-type="float" office:value="0.140733007702478">
                <text:p>0.1407330077024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5">
                <text:p>195</text:p>
              </table:table-cell>
              <table:table-cell office:value-type="float" office:value="0.0462766092749019">
                <text:p>0.0462766092749019</text:p>
              </table:table-cell>
              <table:table-cell office:value-type="float" office:value="0.126587410736066">
                <text:p>0.1265874107360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6">
                <text:p>196</text:p>
              </table:table-cell>
              <table:table-cell office:value-type="float" office:value="0.0612797058016272">
                <text:p>0.0612797058016272</text:p>
              </table:table-cell>
              <table:table-cell office:value-type="float" office:value="0.113910576265271">
                <text:p>0.1139105762652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">
                <text:p>197</text:p>
              </table:table-cell>
              <table:table-cell office:value-type="float" office:value="0.0782319482362239">
                <text:p>0.0782319482362239</text:p>
              </table:table-cell>
              <table:table-cell office:value-type="float" office:value="0.102778480684805">
                <text:p>0.1027784806848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0.0970580211797746">
                <text:p>0.0970580211797746</text:p>
              </table:table-cell>
              <table:table-cell office:value-type="float" office:value="0.0932589948463589">
                <text:p>0.09325899484635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0.117674284181805">
                <text:p>0.117674284181805</text:p>
              </table:table-cell>
              <table:table-cell office:value-type="float" office:value="0.085411584777034">
                <text:p>0.0854115847770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">
                <text:p>200</text:p>
              </table:table-cell>
              <table:table-cell office:value-type="float" office:value="0.139989143337958">
                <text:p>0.139989143337958</text:p>
              </table:table-cell>
              <table:table-cell office:value-type="float" office:value="0.079287061803717">
                <text:p>0.079287061803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1">
                <text:p>201</text:p>
              </table:table-cell>
              <table:table-cell office:value-type="float" office:value="0.163903458223266">
                <text:p>0.163903458223266</text:p>
              </table:table-cell>
              <table:table-cell office:value-type="float" office:value="0.0749273812405931">
                <text:p>0.07492738124059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">
                <text:p>202</text:p>
              </table:table-cell>
              <table:table-cell office:value-type="float" office:value="0.18931098235309">
                <text:p>0.18931098235309</text:p>
              </table:table-cell>
              <table:table-cell office:value-type="float" office:value="0.0723654887730628">
                <text:p>0.0723654887730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0.216098835214853">
                <text:p>0.216098835214853</text:p>
              </table:table-cell>
              <table:table-cell office:value-type="float" office:value="0.0716252136400799">
                <text:p>0.07162521364007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4">
                <text:p>204</text:p>
              </table:table-cell>
              <table:table-cell office:value-type="float" office:value="0.244148003773425">
                <text:p>0.244148003773425</text:p>
              </table:table-cell>
              <table:table-cell office:value-type="float" office:value="0.0727212076783779">
                <text:p>0.07272120767837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0.273333871222066">
                <text:p>0.273333871222066</text:p>
              </table:table-cell>
              <table:table-cell office:value-type="float" office:value="0.0756589292463681">
                <text:p>0.0756589292463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">
                <text:p>206</text:p>
              </table:table-cell>
              <table:table-cell office:value-type="float" office:value="0.3035267706298">
                <text:p>0.3035267706298</text:p>
              </table:table-cell>
              <table:table-cell office:value-type="float" office:value="0.080434670992994">
                <text:p>0.08043467099299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">
                <text:p>207</text:p>
              </table:table-cell>
              <table:table-cell office:value-type="float" office:value="0.334592561025477">
                <text:p>0.334592561025477</text:p>
              </table:table-cell>
              <table:table-cell office:value-type="float" office:value="0.0870356303779509">
                <text:p>0.08703563037795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0.366393223359087">
                <text:p>0.366393223359087</text:p>
              </table:table-cell>
              <table:table-cell office:value-type="float" office:value="0.0954400217849757">
                <text:p>0.0954400217849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">
                <text:p>209</text:p>
              </table:table-cell>
              <table:table-cell office:value-type="float" office:value="0.398787473692608">
                <text:p>0.398787473692608</text:p>
              </table:table-cell>
              <table:table-cell office:value-type="float" office:value="0.105617229000023">
                <text:p>0.1056172290000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0.431631390896083">
                <text:p>0.431631390896083</text:p>
              </table:table-cell>
              <table:table-cell office:value-type="float" office:value="0.117527996751774">
                <text:p>0.1175279967517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">
                <text:p>211</text:p>
              </table:table-cell>
              <table:table-cell office:value-type="float" office:value="0.464779056060216">
                <text:p>0.464779056060216</text:p>
              </table:table-cell>
              <table:table-cell office:value-type="float" office:value="0.131124659933846">
                <text:p>0.1311246599338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2">
                <text:p>212</text:p>
              </table:table-cell>
              <table:table-cell office:value-type="float" office:value="0.498083200784695">
                <text:p>0.498083200784695</text:p>
              </table:table-cell>
              <table:table-cell office:value-type="float" office:value="0.146351409047117">
                <text:p>0.146351409047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">
                <text:p>213</text:p>
              </table:table-cell>
              <table:table-cell office:value-type="float" office:value="0.531395861462041">
                <text:p>0.531395861462041</text:p>
              </table:table-cell>
              <table:table-cell office:value-type="float" office:value="0.163144590317546">
                <text:p>0.1631445903175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4">
                <text:p>214</text:p>
              </table:table-cell>
              <table:table-cell office:value-type="float" office:value="0.564569036650109">
                <text:p>0.564569036650109</text:p>
              </table:table-cell>
              <table:table-cell office:value-type="float" office:value="0.181433038860736">
                <text:p>0.1814330388607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0.597455344612688">
                <text:p>0.597455344612688</text:p>
              </table:table-cell>
              <table:table-cell office:value-type="float" office:value="0.201138443179967">
                <text:p>0.2011384431799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">
                <text:p>216</text:p>
              </table:table-cell>
              <table:table-cell office:value-type="float" office:value="0.629908678106878">
                <text:p>0.629908678106878</text:p>
              </table:table-cell>
              <table:table-cell office:value-type="float" office:value="0.222175739200583">
                <text:p>0.222175739200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0.661784853508139">
                <text:p>0.661784853508139</text:p>
              </table:table-cell>
              <table:table-cell office:value-type="float" office:value="0.244453531961182">
                <text:p>0.2444535319611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0.692942251389095">
                <text:p>0.692942251389095</text:p>
              </table:table-cell>
              <table:table-cell office:value-type="float" office:value="0.26787454300197">
                <text:p>0.26787454300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0.723242445706133">
                <text:p>0.723242445706133</text:p>
              </table:table-cell>
              <table:table-cell office:value-type="float" office:value="0.292336081413681">
                <text:p>0.2923360814136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">
                <text:p>220</text:p>
              </table:table-cell>
              <table:table-cell office:value-type="float" office:value="0.752550818798428">
                <text:p>0.752550818798428</text:p>
              </table:table-cell>
              <table:table-cell office:value-type="float" office:value="0.317730536437483">
                <text:p>0.3177305364374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0.780737159467103">
                <text:p>0.780737159467103</text:p>
              </table:table-cell>
              <table:table-cell office:value-type="float" office:value="0.34394588943801">
                <text:p>0.343945889438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2">
                <text:p>222</text:p>
              </table:table-cell>
              <table:table-cell office:value-type="float" office:value="0.80767624147736">
                <text:p>0.80767624147736</text:p>
              </table:table-cell>
              <table:table-cell office:value-type="float" office:value="0.370866243008839">
                <text:p>0.37086624300883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0.833248379913419">
                <text:p>0.833248379913419</text:p>
              </table:table-cell>
              <table:table-cell office:value-type="float" office:value="0.39837236491297">
                <text:p>0.398372364912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">
                <text:p>224</text:p>
              </table:table-cell>
              <table:table-cell office:value-type="float" office:value="0.857339962914494">
                <text:p>0.857339962914494</text:p>
              </table:table-cell>
              <table:table-cell office:value-type="float" office:value="0.426342244510477">
                <text:p>0.4263422445104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0.879843956429411">
                <text:p>0.879843956429411</text:p>
              </table:table-cell>
              <table:table-cell office:value-type="float" office:value="0.454651659279735">
                <text:p>0.4546516592797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6">
                <text:p>226</text:p>
              </table:table-cell>
              <table:table-cell office:value-type="float" office:value="0.900660379747337">
                <text:p>0.900660379747337</text:p>
              </table:table-cell>
              <table:table-cell office:value-type="float" office:value="0.483174748984532">
                <text:p>0.4831747489845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0.919696749691945">
                <text:p>0.919696749691945</text:p>
              </table:table-cell>
              <table:table-cell office:value-type="float" office:value="0.51178459490716">
                <text:p>0.511784594907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0.93686849150554">
                <text:p>0.93686849150554</text:p>
              </table:table-cell>
              <table:table-cell office:value-type="float" office:value="0.540353801034039">
                <text:p>0.5403538010340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0.952099314597671">
                <text:p>0.952099314597671</text:p>
              </table:table-cell>
              <table:table-cell office:value-type="float" office:value="0.568755071819978">
                <text:p>0.5687550718199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">
                <text:p>230</text:p>
              </table:table-cell>
              <table:table-cell office:value-type="float" office:value="0.965321551488861">
                <text:p>0.965321551488861</text:p>
              </table:table-cell>
              <table:table-cell office:value-type="float" office:value="0.596861772346309">
                <text:p>0.5968617723463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0.97647645844359">
                <text:p>0.97647645844359</text:p>
              </table:table-cell>
              <table:table-cell office:value-type="float" office:value="0.624548425762941">
                <text:p>0.6245484257629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2">
                <text:p>232</text:p>
              </table:table-cell>
              <table:table-cell office:value-type="float" office:value="0.985514476456883">
                <text:p>0.985514476456883</text:p>
              </table:table-cell>
              <table:table-cell office:value-type="float" office:value="0.651691005494822">
                <text:p>0.651691005494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0.992395451434983">
                <text:p>0.992395451434983</text:p>
              </table:table-cell>
              <table:table-cell office:value-type="float" office:value="0.678166604865912">
                <text:p>0.6781666048659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4">
                <text:p>234</text:p>
              </table:table-cell>
              <table:table-cell office:value-type="float" office:value="0.997088812591908">
                <text:p>0.997088812591908</text:p>
              </table:table-cell>
              <table:table-cell office:value-type="float" office:value="0.703851374927538">
                <text:p>0.703851374927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">
                <text:p>235</text:p>
              </table:table-cell>
              <table:table-cell office:value-type="float" office:value="0.999573708269288">
                <text:p>0.999573708269288</text:p>
              </table:table-cell>
              <table:table-cell office:value-type="float" office:value="0.728614080528484">
                <text:p>0.7286140805284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0.999839098576095">
                <text:p>0.999839098576095</text:p>
              </table:table-cell>
              <table:table-cell office:value-type="float" office:value="0.752299653688395">
                <text:p>0.752299653688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0.997883804436644">
                <text:p>0.997883804436644</text:p>
              </table:table-cell>
              <table:table-cell office:value-type="float" office:value="0.774692471525108">
                <text:p>0.774692471525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0.993716512828997">
                <text:p>0.993716512828997</text:p>
              </table:table-cell>
              <table:table-cell office:value-type="float" office:value="0.795444674405084">
                <text:p>0.795444674405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0.987355738190465">
                <text:p>0.987355738190465</text:p>
              </table:table-cell>
              <table:table-cell office:value-type="float" office:value="0.813960121352209">
                <text:p>0.8139601213522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">
                <text:p>240</text:p>
              </table:table-cell>
              <table:table-cell office:value-type="float" office:value="0.978829740161692">
                <text:p>0.978829740161692</text:p>
              </table:table-cell>
              <table:table-cell office:value-type="float" office:value="0.829266801360075">
                <text:p>0.829266801360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">
                <text:p>241</text:p>
              </table:table-cell>
              <table:table-cell office:value-type="float" office:value="0.968176398034765">
                <text:p>0.968176398034765</text:p>
              </table:table-cell>
              <table:table-cell office:value-type="float" office:value="0.840028862777281">
                <text:p>0.8400288627772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0.955443042463148">
                <text:p>0.955443042463148</text:p>
              </table:table-cell>
              <table:table-cell office:value-type="float" office:value="0.844974933349383">
                <text:p>0.8449749333493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3">
                <text:p>243</text:p>
              </table:table-cell>
              <table:table-cell office:value-type="float" office:value="0.940686245181117">
                <text:p>0.940686245181117</text:p>
              </table:table-cell>
              <table:table-cell office:value-type="float" office:value="0.843748943928872">
                <text:p>0.84374894392887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4">
                <text:p>244</text:p>
              </table:table-cell>
              <table:table-cell office:value-type="float" office:value="0.923971567666946">
                <text:p>0.923971567666946</text:p>
              </table:table-cell>
              <table:table-cell office:value-type="float" office:value="0.837394067804708">
                <text:p>0.8373940678047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">
                <text:p>245</text:p>
              </table:table-cell>
              <table:table-cell office:value-type="float" office:value="0.905373269866456">
                <text:p>0.905373269866456</text:p>
              </table:table-cell>
              <table:table-cell office:value-type="float" office:value="0.827798093077247">
                <text:p>0.8277980930772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6">
                <text:p>246</text:p>
              </table:table-cell>
              <table:table-cell office:value-type="float" office:value="0.884973980271036">
                <text:p>0.884973980271036</text:p>
              </table:table-cell>
              <table:table-cell office:value-type="float" office:value="0.816763960085907">
                <text:p>0.81676396008590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7">
                <text:p>247</text:p>
              </table:table-cell>
              <table:table-cell office:value-type="float" office:value="0.862864328815895">
                <text:p>0.862864328815895</text:p>
              </table:table-cell>
              <table:table-cell office:value-type="float" office:value="0.805539750642067">
                <text:p>0.80553975064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